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ettings.xml"/>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74cm"/>
    </style:style>
    <style:style style:name="co2" style:family="table-column">
      <style:table-column-properties fo:break-before="auto" style:column-width="8.885cm"/>
    </style:style>
    <style:style style:name="co3" style:family="table-column">
      <style:table-column-properties fo:break-before="auto" style:column-width="12.13cm"/>
    </style:style>
    <style:style style:name="co4" style:family="table-column">
      <style:table-column-properties fo:break-before="auto" style:column-width="4.665cm"/>
    </style:style>
    <style:style style:name="co5" style:family="table-column">
      <style:table-column-properties fo:break-before="auto" style:column-width="20.539cm"/>
    </style:style>
    <style:style style:name="co6" style:family="table-column">
      <style:table-column-properties fo:break-before="auto" style:column-width="2.78cm"/>
    </style:style>
    <style:style style:name="co7" style:family="table-column">
      <style:table-column-properties fo:break-before="auto" style:column-width="25.172cm"/>
    </style:style>
    <style:style style:name="co8" style:family="table-column">
      <style:table-column-properties fo:break-before="auto" style:column-width="26.201cm"/>
    </style:style>
    <style:style style:name="co9" style:family="table-column">
      <style:table-column-properties fo:break-before="auto" style:column-width="17.097cm"/>
    </style:style>
    <style:style style:name="co10" style:family="table-column">
      <style:table-column-properties fo:break-before="auto" style:column-width="44.598cm"/>
    </style:style>
    <style:style style:name="co11" style:family="table-column">
      <style:table-column-properties fo:break-before="auto" style:column-width="14.796cm"/>
    </style:style>
    <style:style style:name="co12" style:family="table-column">
      <style:table-column-properties fo:break-before="auto" style:column-width="15.044cm"/>
    </style:style>
    <style:style style:name="co13" style:family="table-column">
      <style:table-column-properties fo:break-before="auto" style:column-width="17.348cm"/>
    </style:style>
    <style:style style:name="co14" style:family="table-column">
      <style:table-column-properties fo:break-before="auto" style:column-width="14.018cm"/>
    </style:style>
    <style:style style:name="co15" style:family="table-column">
      <style:table-column-properties fo:break-before="auto" style:column-width="9.523cm"/>
    </style:style>
    <style:style style:name="co16" style:family="table-column">
      <style:table-column-properties fo:break-before="auto" style:column-width="13.49cm"/>
    </style:style>
    <style:style style:name="co17" style:family="table-column">
      <style:table-column-properties fo:break-before="auto" style:column-width="9.412cm"/>
    </style:style>
    <style:style style:name="co18" style:family="table-column">
      <style:table-column-properties fo:break-before="auto" style:column-width="11.215cm"/>
    </style:style>
    <style:style style:name="co19" style:family="table-column">
      <style:table-column-properties fo:break-before="auto" style:column-width="9.883cm"/>
    </style:style>
    <style:style style:name="co20" style:family="table-column">
      <style:table-column-properties fo:break-before="auto" style:column-width="11.354cm"/>
    </style:style>
    <style:style style:name="co21" style:family="table-column">
      <style:table-column-properties fo:break-before="auto" style:column-width="7.996cm"/>
    </style:style>
    <style:style style:name="co22" style:family="table-column">
      <style:table-column-properties fo:break-before="auto" style:column-width="7.969cm"/>
    </style:style>
    <style:style style:name="co23" style:family="table-column">
      <style:table-column-properties fo:break-before="auto" style:column-width="9.661cm"/>
    </style:style>
    <style:style style:name="co24" style:family="table-column">
      <style:table-column-properties fo:break-before="auto" style:column-width="8.079cm"/>
    </style:style>
    <style:style style:name="co25" style:family="table-column">
      <style:table-column-properties fo:break-before="auto" style:column-width="3.473cm"/>
    </style:style>
    <style:style style:name="co26" style:family="table-column">
      <style:table-column-properties fo:break-before="auto" style:column-width="5.387cm"/>
    </style:style>
    <style:style style:name="co27" style:family="table-column">
      <style:table-column-properties fo:break-before="auto" style:column-width="7.773cm"/>
    </style:style>
    <style:style style:name="co28" style:family="table-column">
      <style:table-column-properties fo:break-before="auto" style:column-width="4.055cm"/>
    </style:style>
    <style:style style:name="co29" style:family="table-column">
      <style:table-column-properties fo:break-before="auto" style:column-width="9.606cm"/>
    </style:style>
    <style:style style:name="co30" style:family="table-column">
      <style:table-column-properties fo:break-before="auto" style:column-width="4.471cm"/>
    </style:style>
    <style:style style:name="co31" style:family="table-column">
      <style:table-column-properties fo:break-before="auto" style:column-width="2.695cm"/>
    </style:style>
    <style:style style:name="co32" style:family="table-column">
      <style:table-column-properties fo:break-before="auto" style:column-width="3.695cm"/>
    </style:style>
    <style:style style:name="co33" style:family="table-column">
      <style:table-column-properties fo:break-before="auto" style:column-width="2.085cm"/>
    </style:style>
    <style:style style:name="co34" style:family="table-column">
      <style:table-column-properties fo:break-before="auto" style:column-width="2.267cm"/>
    </style:style>
    <style:style style:name="co35" style:family="table-column">
      <style:table-column-properties fo:break-before="auto" style:column-width="2.775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gr1" style:family="graphic">
      <style:graphic-properties draw:ole-draw-aspect="1" style:protect="size"/>
    </style:style>
  </office:automatic-styles>
  <office:body>
    <office:spreadsheet>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column table:style-name="co10" table:default-cell-style-name="Default"/>
        <table:table-column table:style-name="co12" table:default-cell-style-name="Default"/>
        <table:table-column table:style-name="co10" table:default-cell-style-name="Default"/>
        <table:table-column table:style-name="co9" table:default-cell-style-name="Default"/>
        <table:table-column table:style-name="co13" table:default-cell-style-name="Default"/>
        <table:table-column table:style-name="co8" table:default-cell-style-name="Default"/>
        <table:table-column table:style-name="co10" table:default-cell-style-name="Default"/>
        <table:table-column table:style-name="co7" table:default-cell-style-name="Default"/>
        <table:table-column table:style-name="co9" table:default-cell-style-name="Default"/>
        <table:table-column table:style-name="co8" table:default-cell-style-name="Default"/>
        <table:table-column table:style-name="co14" table:default-cell-style-name="Default"/>
        <table:table-column table:style-name="co5" table:default-cell-style-name="Default"/>
        <table:table-column table:style-name="co15" table:default-cell-style-name="Default"/>
        <table:table-column table:style-name="co16" table:default-cell-style-name="Default"/>
        <table:table-column table:style-name="co9" table:default-cell-style-name="Default"/>
        <table:table-column table:style-name="co17" table:default-cell-style-name="Default"/>
        <table:table-column table:style-name="co18" table:default-cell-style-name="Default"/>
        <table:table-column table:style-name="co11" table:default-cell-style-name="Default"/>
        <table:table-column table:style-name="co19" table:default-cell-style-name="Default"/>
        <table:table-column table:style-name="co10" table:default-cell-style-name="Default"/>
        <table:table-column table:style-name="co20" table:default-cell-style-name="Default"/>
        <table:table-column table:style-name="co13" table:default-cell-style-name="Default"/>
        <table:table-column table:style-name="co21" table:default-cell-style-name="Default"/>
        <table:table-column table:style-name="co18"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1" table:default-cell-style-name="Default"/>
        <table:table-column table:style-name="co29" table:default-cell-style-name="Default"/>
        <table:table-column table:style-name="co30" table:default-cell-style-name="Default"/>
        <table:table-column table:style-name="co31" table:default-cell-style-name="Default"/>
        <table:table-column table:style-name="co26" table:default-cell-style-name="Default"/>
        <table:table-column table:style-name="co32" table:number-columns-repeated="2" table:default-cell-style-name="Default"/>
        <table:table-column table:style-name="co33" table:default-cell-style-name="Default"/>
        <table:table-row table:style-name="ro1">
          <table:table-cell office:value-type="string">
            <text:p>DESCRIPTION OF MUSHRA LISTENING TESTS</text:p>
          </table:table-cell>
          <table:table-cell table:number-columns-repeated="50"/>
        </table:table-row>
        <table:table-row table:style-name="ro1">
          <table:table-cell office:value-type="string">
            <text:p>NAME</text:p>
          </table:table-cell>
          <table:table-cell office:value-type="string">
            <text:p>Hörtests am 16. August 2011</text:p>
          </table:table-cell>
          <table:table-cell office:value-type="string">
            <text:p>SAMPLE PATH</text:p>
          </table:table-cell>
          <table:table-cell office:value-type="string">
            <text:p>./</text:p>
          </table:table-cell>
          <table:table-cell table:number-columns-repeated="47"/>
        </table:table-row>
        <table:table-row table:style-name="ro1">
          <table:table-cell office:value-type="string">
            <text:p>TRIAL NAME</text:p>
          </table:table-cell>
          <table:table-cell office:value-type="string">
            <text:p>TRIAL REFERENCE INDEX</text:p>
          </table:table-cell>
          <table:table-cell office:value-type="string">
            <text:p>FILE 0</text:p>
          </table:table-cell>
          <table:table-cell office:value-type="string">
            <text:p>FILE 1</text:p>
          </table:table-cell>
          <table:table-cell office:value-type="string">
            <text:p>FILE 2</text:p>
          </table:table-cell>
          <table:table-cell office:value-type="string">
            <text:p>FILE 3</text:p>
          </table:table-cell>
          <table:table-cell office:value-type="string">
            <text:p>FILE 4</text:p>
          </table:table-cell>
          <table:table-cell office:value-type="string">
            <text:p>FILE 5</text:p>
          </table:table-cell>
          <table:table-cell office:value-type="string">
            <text:p>FILE 6</text:p>
          </table:table-cell>
          <table:table-cell office:value-type="string">
            <text:p>FILE 7</text:p>
          </table:table-cell>
          <table:table-cell office:value-type="string">
            <text:p>FILE 8</text:p>
          </table:table-cell>
          <table:table-cell table:number-columns-repeated="40"/>
        </table:table-row>
        <table:table-row table:style-name="ro1">
          <table:table-cell office:value-type="string">
            <text:p>Test Nr. 0: ../reference items/die prinzen - Mein Fahrrad.wav</text:p>
          </table:table-cell>
          <table:table-cell office:value-type="float" office:value="0">
            <text:p>0</text:p>
          </table:table-cell>
          <table:table-cell office:value-type="string">
            <text:p>1-reference.wav</text:p>
          </table:table-cell>
          <table:table-cell office:value-type="string">
            <text:p>1-opus.16k.wav</text:p>
          </table:table-cell>
          <table:table-cell office:value-type="string">
            <text:p>1-opus.32k.wav</text:p>
          </table:table-cell>
          <table:table-cell office:value-type="string">
            <text:p>1-opus.64k.wav</text:p>
          </table:table-cell>
          <table:table-cell office:value-type="string">
            <text:p>1-amrwbp.12k.wav</text:p>
          </table:table-cell>
          <table:table-cell office:value-type="string">
            <text:p>1-opus.12k.wav</text:p>
          </table:table-cell>
          <table:table-cell office:value-type="string">
            <text:p>1-amrwbp.16k.wav</text:p>
          </table:table-cell>
          <table:table-cell office:value-type="string">
            <text:p>1-amrwbp.32k.wav</text:p>
          </table:table-cell>
          <table:table-cell office:value-type="string">
            <text:p>1-anchor.wav</text:p>
          </table:table-cell>
          <table:table-cell table:number-columns-repeated="40"/>
        </table:table-row>
        <table:table-row table:style-name="ro1">
          <table:table-cell office:value-type="string">
            <text:p>Test Nr. 1: ../reference items/one voice binaural.wav</text:p>
          </table:table-cell>
          <table:table-cell office:value-type="float" office:value="0">
            <text:p>0</text:p>
          </table:table-cell>
          <table:table-cell office:value-type="string">
            <text:p>2-reference.wav</text:p>
          </table:table-cell>
          <table:table-cell office:value-type="string">
            <text:p>2-opus.16k.wav</text:p>
          </table:table-cell>
          <table:table-cell office:value-type="string">
            <text:p>2-opus.32k.wav</text:p>
          </table:table-cell>
          <table:table-cell office:value-type="string">
            <text:p>2-opus.64k.wav</text:p>
          </table:table-cell>
          <table:table-cell office:value-type="string">
            <text:p>2-amrwbp.12k.wav</text:p>
          </table:table-cell>
          <table:table-cell office:value-type="string">
            <text:p>2-opus.12k.wav</text:p>
          </table:table-cell>
          <table:table-cell office:value-type="string">
            <text:p>2-amrwbp.16k.wav</text:p>
          </table:table-cell>
          <table:table-cell office:value-type="string">
            <text:p>2-amrwbp.32k.wav</text:p>
          </table:table-cell>
          <table:table-cell office:value-type="string">
            <text:p>2-anchor.wav</text:p>
          </table:table-cell>
          <table:table-cell table:number-columns-repeated="40"/>
        </table:table-row>
        <table:table-row table:style-name="ro1">
          <table:table-cell office:value-type="string">
            <text:p>Test Nr. 2: ../reference items/one voice stereo.wav</text:p>
          </table:table-cell>
          <table:table-cell office:value-type="float" office:value="0">
            <text:p>0</text:p>
          </table:table-cell>
          <table:table-cell office:value-type="string">
            <text:p>3-reference.wav</text:p>
          </table:table-cell>
          <table:table-cell office:value-type="string">
            <text:p>3-opus.16k.wav</text:p>
          </table:table-cell>
          <table:table-cell office:value-type="string">
            <text:p>3-opus.32k.wav</text:p>
          </table:table-cell>
          <table:table-cell office:value-type="string">
            <text:p>3-opus.64k.wav</text:p>
          </table:table-cell>
          <table:table-cell office:value-type="string">
            <text:p>3-amrwbp.12k.wav</text:p>
          </table:table-cell>
          <table:table-cell office:value-type="string">
            <text:p>3-opus.12k.wav</text:p>
          </table:table-cell>
          <table:table-cell office:value-type="string">
            <text:p>3-amrwbp.16k.wav</text:p>
          </table:table-cell>
          <table:table-cell office:value-type="string">
            <text:p>3-amrwbp.32k.wav</text:p>
          </table:table-cell>
          <table:table-cell office:value-type="string">
            <text:p>3-anchor.wav</text:p>
          </table:table-cell>
          <table:table-cell table:number-columns-repeated="40"/>
        </table:table-row>
        <table:table-row table:style-name="ro1">
          <table:table-cell office:value-type="string">
            <text:p>Test Nr. 3: ../reference items/two voices binaural.wav</text:p>
          </table:table-cell>
          <table:table-cell office:value-type="float" office:value="0">
            <text:p>0</text:p>
          </table:table-cell>
          <table:table-cell office:value-type="string">
            <text:p>4-reference.wav</text:p>
          </table:table-cell>
          <table:table-cell office:value-type="string">
            <text:p>4-opus.16k.wav</text:p>
          </table:table-cell>
          <table:table-cell office:value-type="string">
            <text:p>4-opus.32k.wav</text:p>
          </table:table-cell>
          <table:table-cell office:value-type="string">
            <text:p>4-opus.64k.wav</text:p>
          </table:table-cell>
          <table:table-cell office:value-type="string">
            <text:p>4-amrwbp.12k.wav</text:p>
          </table:table-cell>
          <table:table-cell office:value-type="string">
            <text:p>4-opus.12k.wav</text:p>
          </table:table-cell>
          <table:table-cell office:value-type="string">
            <text:p>4-amrwbp.16k.wav</text:p>
          </table:table-cell>
          <table:table-cell office:value-type="string">
            <text:p>4-amrwbp.32k.wav</text:p>
          </table:table-cell>
          <table:table-cell office:value-type="string">
            <text:p>4-anchor.wav</text:p>
          </table:table-cell>
          <table:table-cell table:number-columns-repeated="40"/>
        </table:table-row>
        <table:table-row table:style-name="ro1">
          <table:table-cell office:value-type="string">
            <text:p>Test Nr. 4: ../reference items/two voices stereo.wav</text:p>
          </table:table-cell>
          <table:table-cell office:value-type="float" office:value="0">
            <text:p>0</text:p>
          </table:table-cell>
          <table:table-cell office:value-type="string">
            <text:p>5-reference.wav</text:p>
          </table:table-cell>
          <table:table-cell office:value-type="string">
            <text:p>5-opus.16k.wav</text:p>
          </table:table-cell>
          <table:table-cell office:value-type="string">
            <text:p>5-opus.32k.wav</text:p>
          </table:table-cell>
          <table:table-cell office:value-type="string">
            <text:p>5-opus.64k.wav</text:p>
          </table:table-cell>
          <table:table-cell office:value-type="string">
            <text:p>5-amrwbp.12k.wav</text:p>
          </table:table-cell>
          <table:table-cell office:value-type="string">
            <text:p>5-opus.12k.wav</text:p>
          </table:table-cell>
          <table:table-cell office:value-type="string">
            <text:p>5-amrwbp.16k.wav</text:p>
          </table:table-cell>
          <table:table-cell office:value-type="string">
            <text:p>5-amrwbp.32k.wav</text:p>
          </table:table-cell>
          <table:table-cell office:value-type="string">
            <text:p>5-anchor.wav</text:p>
          </table:table-cell>
          <table:table-cell table:number-columns-repeated="40"/>
        </table:table-row>
        <table:table-row table:style-name="ro1">
          <table:table-cell table:number-columns-repeated="51"/>
        </table:table-row>
        <table:table-row table:style-name="ro1">
          <table:table-cell office:value-type="string">
            <text:p/>
          </table:table-cell>
          <table:table-cell table:number-columns-repeated="50"/>
        </table:table-row>
        <table:table-row table:style-name="ro1">
          <table:table-cell office:value-type="string">
            <text:p>RESULTS OF A MUSHRA LISTENING TEST</text:p>
          </table:table-cell>
          <table:table-cell table:number-columns-repeated="50"/>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MD.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100">
            <text:p>100</text:p>
          </table:table-cell>
          <table:table-cell/>
          <table:table-cell office:value-type="float" office:value="15">
            <text:p>15</text:p>
          </table:table-cell>
          <table:table-cell/>
          <table:table-cell office:value-type="float" office:value="60">
            <text:p>60</text:p>
          </table:table-cell>
          <table:table-cell/>
          <table:table-cell office:value-type="float" office:value="85">
            <text:p>85</text:p>
          </table:table-cell>
          <table:table-cell/>
          <table:table-cell office:value-type="float" office:value="20">
            <text:p>20</text:p>
          </table:table-cell>
          <table:table-cell/>
          <table:table-cell office:value-type="float" office:value="0">
            <text:p>0</text:p>
          </table:table-cell>
          <table:table-cell/>
          <table:table-cell office:value-type="float" office:value="30">
            <text:p>30</text:p>
          </table:table-cell>
          <table:table-cell/>
          <table:table-cell office:value-type="float" office:value="100">
            <text:p>100</text:p>
          </table:table-cell>
          <table:table-cell/>
          <table:table-cell office:value-type="float" office:value="24">
            <text:p>24</text:p>
          </table:table-cell>
          <table:table-cell table:number-columns-repeated="33"/>
        </table:table-row>
        <table:table-row table:style-name="ro1">
          <table:table-cell office:value-type="float" office:value="1">
            <text:p>1</text:p>
          </table:table-cell>
          <table:table-cell office:value-type="float" office:value="95">
            <text:p>95</text:p>
          </table:table-cell>
          <table:table-cell/>
          <table:table-cell office:value-type="float" office:value="24">
            <text:p>24</text:p>
          </table:table-cell>
          <table:table-cell/>
          <table:table-cell office:value-type="float" office:value="50">
            <text:p>50</text:p>
          </table:table-cell>
          <table:table-cell/>
          <table:table-cell office:value-type="float" office:value="95">
            <text:p>95</text:p>
          </table:table-cell>
          <table:table-cell/>
          <table:table-cell office:value-type="float" office:value="20">
            <text:p>20</text:p>
          </table:table-cell>
          <table:table-cell office:value-type="string">
            <text:p>sehr metallisch</text:p>
          </table:table-cell>
          <table:table-cell office:value-type="float" office:value="0">
            <text:p>0</text:p>
          </table:table-cell>
          <table:table-cell office:value-type="string">
            <text:p>total dumpf</text:p>
          </table:table-cell>
          <table:table-cell office:value-type="float" office:value="10">
            <text:p>10</text:p>
          </table:table-cell>
          <table:table-cell office:value-type="string">
            <text:p>rauschendes 'Echo'</text:p>
          </table:table-cell>
          <table:table-cell office:value-type="float" office:value="40">
            <text:p>40</text:p>
          </table:table-cell>
          <table:table-cell/>
          <table:table-cell office:value-type="float" office:value="24">
            <text:p>24</text:p>
          </table:table-cell>
          <table:table-cell table:number-columns-repeated="33"/>
        </table:table-row>
        <table:table-row table:style-name="ro1">
          <table:table-cell office:value-type="float" office:value="2">
            <text:p>2</text:p>
          </table:table-cell>
          <table:table-cell office:value-type="float" office:value="80">
            <text:p>80</text:p>
          </table:table-cell>
          <table:table-cell/>
          <table:table-cell office:value-type="float" office:value="50">
            <text:p>50</text:p>
          </table:table-cell>
          <table:table-cell/>
          <table:table-cell office:value-type="float" office:value="10">
            <text:p>10</text:p>
          </table:table-cell>
          <table:table-cell office:value-type="string">
            <text:p>Zischeln im Hintergrund</text:p>
          </table:table-cell>
          <table:table-cell office:value-type="float" office:value="100">
            <text:p>100</text:p>
          </table:table-cell>
          <table:table-cell/>
          <table:table-cell office:value-type="float" office:value="5">
            <text:p>5</text:p>
          </table:table-cell>
          <table:table-cell office:value-type="string">
            <text:p>seltsam, nicht so leicht zu beschreiben warum</text:p>
          </table:table-cell>
          <table:table-cell office:value-type="float" office:value="20">
            <text:p>20</text:p>
          </table:table-cell>
          <table:table-cell office:value-type="string">
            <text:p>sehr dumpf</text:p>
          </table:table-cell>
          <table:table-cell office:value-type="float" office:value="10">
            <text:p>10</text:p>
          </table:table-cell>
          <table:table-cell office:value-type="string">
            <text:p>leichtes Echo im Hintergrund</text:p>
          </table:table-cell>
          <table:table-cell office:value-type="float" office:value="90">
            <text:p>90</text:p>
          </table:table-cell>
          <table:table-cell/>
          <table:table-cell office:value-type="float" office:value="70">
            <text:p>70</text:p>
          </table:table-cell>
          <table:table-cell table:number-columns-repeated="33"/>
        </table:table-row>
        <table:table-row table:style-name="ro1">
          <table:table-cell office:value-type="float" office:value="3">
            <text:p>3</text:p>
          </table:table-cell>
          <table:table-cell office:value-type="float" office:value="95">
            <text:p>95</text:p>
          </table:table-cell>
          <table:table-cell/>
          <table:table-cell office:value-type="float" office:value="41">
            <text:p>41</text:p>
          </table:table-cell>
          <table:table-cell/>
          <table:table-cell office:value-type="float" office:value="70">
            <text:p>70</text:p>
          </table:table-cell>
          <table:table-cell/>
          <table:table-cell office:value-type="float" office:value="100">
            <text:p>100</text:p>
          </table:table-cell>
          <table:table-cell/>
          <table:table-cell office:value-type="float" office:value="0">
            <text:p>0</text:p>
          </table:table-cell>
          <table:table-cell office:value-type="string">
            <text:p>metallisch mit Nebengeraeuschen</text:p>
          </table:table-cell>
          <table:table-cell office:value-type="float" office:value="10">
            <text:p>10</text:p>
          </table:table-cell>
          <table:table-cell office:value-type="string">
            <text:p>dumpf, im Stil alter Lautsprecher</text:p>
          </table:table-cell>
          <table:table-cell office:value-type="float" office:value="0">
            <text:p>0</text:p>
          </table:table-cell>
          <table:table-cell office:value-type="string">
            <text:p>gruseliges Hauchen im Hintergrund</text:p>
          </table:table-cell>
          <table:table-cell office:value-type="float" office:value="40">
            <text:p>40</text:p>
          </table:table-cell>
          <table:table-cell/>
          <table:table-cell office:value-type="float" office:value="60">
            <text:p>60</text:p>
          </table:table-cell>
          <table:table-cell table:number-columns-repeated="33"/>
        </table:table-row>
        <table:table-row table:style-name="ro1">
          <table:table-cell office:value-type="float" office:value="4">
            <text:p>4</text:p>
          </table:table-cell>
          <table:table-cell office:value-type="float" office:value="95">
            <text:p>95</text:p>
          </table:table-cell>
          <table:table-cell/>
          <table:table-cell office:value-type="float" office:value="70">
            <text:p>70</text:p>
          </table:table-cell>
          <table:table-cell/>
          <table:table-cell office:value-type="float" office:value="80">
            <text:p>80</text:p>
          </table:table-cell>
          <table:table-cell/>
          <table:table-cell office:value-type="float" office:value="90">
            <text:p>90</text:p>
          </table:table-cell>
          <table:table-cell/>
          <table:table-cell office:value-type="float" office:value="20">
            <text:p>20</text:p>
          </table:table-cell>
          <table:table-cell office:value-type="string">
            <text:p>wie ein Schallplattenkratzen</text:p>
          </table:table-cell>
          <table:table-cell office:value-type="float" office:value="15">
            <text:p>15</text:p>
          </table:table-cell>
          <table:table-cell office:value-type="string">
            <text:p>typ altes Autoradio</text:p>
          </table:table-cell>
          <table:table-cell office:value-type="float" office:value="30">
            <text:p>30</text:p>
          </table:table-cell>
          <table:table-cell/>
          <table:table-cell office:value-type="float" office:value="95">
            <text:p>95</text:p>
          </table:table-cell>
          <table:table-cell/>
          <table:table-cell office:value-type="float" office:value="70">
            <text:p>70</text:p>
          </table:table-cell>
          <table:table-cell table:number-columns-repeated="33"/>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AM.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100">
            <text:p>100</text:p>
          </table:table-cell>
          <table:table-cell/>
          <table:table-cell office:value-type="float" office:value="28">
            <text:p>28</text:p>
          </table:table-cell>
          <table:table-cell/>
          <table:table-cell office:value-type="float" office:value="39">
            <text:p>39</text:p>
          </table:table-cell>
          <table:table-cell office:value-type="string">
            <text:p>metallic background noises</text:p>
          </table:table-cell>
          <table:table-cell office:value-type="float" office:value="100">
            <text:p>100</text:p>
          </table:table-cell>
          <table:table-cell office:value-type="string">
            <text:p>wie ref</text:p>
          </table:table-cell>
          <table:table-cell office:value-type="float" office:value="70">
            <text:p>70</text:p>
          </table:table-cell>
          <table:table-cell/>
          <table:table-cell office:value-type="float" office:value="14">
            <text:p>14</text:p>
          </table:table-cell>
          <table:table-cell/>
          <table:table-cell office:value-type="float" office:value="84">
            <text:p>84</text:p>
          </table:table-cell>
          <table:table-cell office:value-type="string">
            <text:p>minimal leiser als ref</text:p>
          </table:table-cell>
          <table:table-cell office:value-type="float" office:value="100">
            <text:p>100</text:p>
          </table:table-cell>
          <table:table-cell office:value-type="string">
            <text:p>b f e similar to ref</text:p>
          </table:table-cell>
          <table:table-cell office:value-type="float" office:value="33">
            <text:p>33</text:p>
          </table:table-cell>
          <table:table-cell office:value-type="string">
            <text:p>sounds like filtered far off</text:p>
          </table:table-cell>
          <table:table-cell table:number-columns-repeated="32"/>
        </table:table-row>
        <table:table-row table:style-name="ro1">
          <table:table-cell office:value-type="float" office:value="1">
            <text:p>1</text:p>
          </table:table-cell>
          <table:table-cell office:value-type="float" office:value="100">
            <text:p>100</text:p>
          </table:table-cell>
          <table:table-cell/>
          <table:table-cell office:value-type="float" office:value="48">
            <text:p>48</text:p>
          </table:table-cell>
          <table:table-cell office:value-type="string">
            <text:p>weiter weg, anderes gefuehl woher stimme kommt leiser gedaempfte stimme</text:p>
          </table:table-cell>
          <table:table-cell office:value-type="float" office:value="42">
            <text:p>42</text:p>
          </table:table-cell>
          <table:table-cell office:value-type="string">
            <text:p>anderes gefuehl wo die stimme herkommt sowie sicha aendernde Lautstaerke irritiert</text:p>
          </table:table-cell>
          <table:table-cell office:value-type="float" office:value="100">
            <text:p>100</text:p>
          </table:table-cell>
          <table:table-cell/>
          <table:table-cell office:value-type="float" office:value="15">
            <text:p>15</text:p>
          </table:table-cell>
          <table:table-cell office:value-type="string">
            <text:p>verzerrt unangenehm</text:p>
          </table:table-cell>
          <table:table-cell office:value-type="float" office:value="20">
            <text:p>20</text:p>
          </table:table-cell>
          <table:table-cell office:value-type="string">
            <text:p>far off filtered very difficult to listen to</text:p>
          </table:table-cell>
          <table:table-cell office:value-type="float" office:value="65">
            <text:p>65</text:p>
          </table:table-cell>
          <table:table-cell office:value-type="string">
            <text:p>echo effects but similar to ref in feeling of dtistance of the speaker and modulation</text:p>
          </table:table-cell>
          <table:table-cell office:value-type="float" office:value="91">
            <text:p>91</text:p>
          </table:table-cell>
          <table:table-cell office:value-type="string">
            <text:p>like ref</text:p>
          </table:table-cell>
          <table:table-cell office:value-type="float" office:value="45">
            <text:p>45</text:p>
          </table:table-cell>
          <table:table-cell office:value-type="string">
            <text:p>monotonere Lautstaerke, zu gedaempft</text:p>
          </table:table-cell>
          <table:table-cell table:number-columns-repeated="32"/>
        </table:table-row>
        <table:table-row table:style-name="ro1">
          <table:table-cell office:value-type="float" office:value="2">
            <text:p>2</text:p>
          </table:table-cell>
          <table:table-cell office:value-type="float" office:value="100">
            <text:p>100</text:p>
          </table:table-cell>
          <table:table-cell office:value-type="string">
            <text:p>fhi similar to ref</text:p>
          </table:table-cell>
          <table:table-cell office:value-type="float" office:value="43">
            <text:p>43</text:p>
          </table:table-cell>
          <table:table-cell/>
          <table:table-cell office:value-type="float" office:value="79">
            <text:p>79</text:p>
          </table:table-cell>
          <table:table-cell office:value-type="string">
            <text:p>metallic background sounds</text:p>
          </table:table-cell>
          <table:table-cell office:value-type="float" office:value="100">
            <text:p>100</text:p>
          </table:table-cell>
          <table:table-cell/>
          <table:table-cell office:value-type="float" office:value="94">
            <text:p>94</text:p>
          </table:table-cell>
          <table:table-cell/>
          <table:table-cell office:value-type="float" office:value="6">
            <text:p>6</text:p>
          </table:table-cell>
          <table:table-cell/>
          <table:table-cell office:value-type="float" office:value="13">
            <text:p>13</text:p>
          </table:table-cell>
          <table:table-cell/>
          <table:table-cell office:value-type="float" office:value="100">
            <text:p>100</text:p>
          </table:table-cell>
          <table:table-cell/>
          <table:table-cell office:value-type="float" office:value="22">
            <text:p>22</text:p>
          </table:table-cell>
          <table:table-cell table:number-columns-repeated="33"/>
        </table:table-row>
        <table:table-row table:style-name="ro1">
          <table:table-cell office:value-type="float" office:value="3">
            <text:p>3</text:p>
          </table:table-cell>
          <table:table-cell office:value-type="float" office:value="100">
            <text:p>100</text:p>
          </table:table-cell>
          <table:table-cell/>
          <table:table-cell office:value-type="float" office:value="53">
            <text:p>53</text:p>
          </table:table-cell>
          <table:table-cell office:value-type="string">
            <text:p>unangenehm da sehr aehnlich und beide geaempft</text:p>
          </table:table-cell>
          <table:table-cell office:value-type="float" office:value="31">
            <text:p>31</text:p>
          </table:table-cell>
          <table:table-cell office:value-type="string">
            <text:p>unangenehm kaum unterscheidbar</text:p>
          </table:table-cell>
          <table:table-cell office:value-type="float" office:value="100">
            <text:p>100</text:p>
          </table:table-cell>
          <table:table-cell/>
          <table:table-cell office:value-type="float" office:value="20">
            <text:p>20</text:p>
          </table:table-cell>
          <table:table-cell/>
          <table:table-cell office:value-type="float" office:value="22">
            <text:p>22</text:p>
          </table:table-cell>
          <table:table-cell/>
          <table:table-cell office:value-type="float" office:value="84">
            <text:p>84</text:p>
          </table:table-cell>
          <table:table-cell office:value-type="string">
            <text:p>art echo/effekt im hintergrund</text:p>
          </table:table-cell>
          <table:table-cell office:value-type="float" office:value="100">
            <text:p>100</text:p>
          </table:table-cell>
          <table:table-cell office:value-type="string">
            <text:p>ref b f and i seem similar to me</text:p>
          </table:table-cell>
          <table:table-cell office:value-type="float" office:value="48">
            <text:p>48</text:p>
          </table:table-cell>
          <table:table-cell table:number-columns-repeated="33"/>
        </table:table-row>
        <table:table-row table:style-name="ro1">
          <table:table-cell office:value-type="float" office:value="4">
            <text:p>4</text:p>
          </table:table-cell>
          <table:table-cell office:value-type="float" office:value="100">
            <text:p>100</text:p>
          </table:table-cell>
          <table:table-cell/>
          <table:table-cell office:value-type="float" office:value="26">
            <text:p>26</text:p>
          </table:table-cell>
          <table:table-cell/>
          <table:table-cell office:value-type="float" office:value="23">
            <text:p>23</text:p>
          </table:table-cell>
          <table:table-cell/>
          <table:table-cell office:value-type="float" office:value="100">
            <text:p>100</text:p>
          </table:table-cell>
          <table:table-cell office:value-type="string">
            <text:p>fhi similar to ref</text:p>
          </table:table-cell>
          <table:table-cell office:value-type="float" office:value="45">
            <text:p>45</text:p>
          </table:table-cell>
          <table:table-cell/>
          <table:table-cell office:value-type="float" office:value="16">
            <text:p>16</text:p>
          </table:table-cell>
          <table:table-cell/>
          <table:table-cell office:value-type="float" office:value="13">
            <text:p>13</text:p>
          </table:table-cell>
          <table:table-cell/>
          <table:table-cell office:value-type="float" office:value="100">
            <text:p>100</text:p>
          </table:table-cell>
          <table:table-cell/>
          <table:table-cell office:value-type="float" office:value="53">
            <text:p>53</text:p>
          </table:table-cell>
          <table:table-cell office:value-type="string">
            <text:p>leiser gedaempft</text:p>
          </table:table-cell>
          <table:table-cell table:number-columns-repeated="32"/>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RM.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93">
            <text:p>93</text:p>
          </table:table-cell>
          <table:table-cell/>
          <table:table-cell office:value-type="float" office:value="55">
            <text:p>55</text:p>
          </table:table-cell>
          <table:table-cell/>
          <table:table-cell office:value-type="float" office:value="94">
            <text:p>94</text:p>
          </table:table-cell>
          <table:table-cell/>
          <table:table-cell office:value-type="float" office:value="96">
            <text:p>96</text:p>
          </table:table-cell>
          <table:table-cell/>
          <table:table-cell office:value-type="float" office:value="64">
            <text:p>64</text:p>
          </table:table-cell>
          <table:table-cell/>
          <table:table-cell office:value-type="float" office:value="15">
            <text:p>15</text:p>
          </table:table-cell>
          <table:table-cell/>
          <table:table-cell office:value-type="float" office:value="66">
            <text:p>66</text:p>
          </table:table-cell>
          <table:table-cell/>
          <table:table-cell office:value-type="float" office:value="98">
            <text:p>98</text:p>
          </table:table-cell>
          <table:table-cell/>
          <table:table-cell office:value-type="float" office:value="14">
            <text:p>14</text:p>
          </table:table-cell>
          <table:table-cell table:number-columns-repeated="33"/>
        </table:table-row>
        <table:table-row table:style-name="ro1">
          <table:table-cell office:value-type="float" office:value="1">
            <text:p>1</text:p>
          </table:table-cell>
          <table:table-cell office:value-type="float" office:value="99">
            <text:p>99</text:p>
          </table:table-cell>
          <table:table-cell/>
          <table:table-cell office:value-type="float" office:value="5">
            <text:p>5</text:p>
          </table:table-cell>
          <table:table-cell/>
          <table:table-cell office:value-type="float" office:value="74">
            <text:p>74</text:p>
          </table:table-cell>
          <table:table-cell/>
          <table:table-cell office:value-type="float" office:value="87">
            <text:p>87</text:p>
          </table:table-cell>
          <table:table-cell/>
          <table:table-cell office:value-type="float" office:value="3">
            <text:p>3</text:p>
          </table:table-cell>
          <table:table-cell/>
          <table:table-cell office:value-type="float" office:value="4">
            <text:p>4</text:p>
          </table:table-cell>
          <table:table-cell/>
          <table:table-cell office:value-type="float" office:value="9">
            <text:p>9</text:p>
          </table:table-cell>
          <table:table-cell/>
          <table:table-cell office:value-type="float" office:value="60">
            <text:p>60</text:p>
          </table:table-cell>
          <table:table-cell/>
          <table:table-cell office:value-type="float" office:value="39">
            <text:p>39</text:p>
          </table:table-cell>
          <table:table-cell table:number-columns-repeated="33"/>
        </table:table-row>
        <table:table-row table:style-name="ro1">
          <table:table-cell office:value-type="float" office:value="2">
            <text:p>2</text:p>
          </table:table-cell>
          <table:table-cell office:value-type="float" office:value="97">
            <text:p>97</text:p>
          </table:table-cell>
          <table:table-cell/>
          <table:table-cell office:value-type="float" office:value="12">
            <text:p>12</text:p>
          </table:table-cell>
          <table:table-cell/>
          <table:table-cell office:value-type="float" office:value="76">
            <text:p>76</text:p>
          </table:table-cell>
          <table:table-cell/>
          <table:table-cell office:value-type="float" office:value="98">
            <text:p>98</text:p>
          </table:table-cell>
          <table:table-cell/>
          <table:table-cell office:value-type="float" office:value="53">
            <text:p>53</text:p>
          </table:table-cell>
          <table:table-cell/>
          <table:table-cell office:value-type="float" office:value="6">
            <text:p>6</text:p>
          </table:table-cell>
          <table:table-cell/>
          <table:table-cell office:value-type="float" office:value="86">
            <text:p>86</text:p>
          </table:table-cell>
          <table:table-cell/>
          <table:table-cell office:value-type="float" office:value="97">
            <text:p>97</text:p>
          </table:table-cell>
          <table:table-cell/>
          <table:table-cell office:value-type="float" office:value="67">
            <text:p>67</text:p>
          </table:table-cell>
          <table:table-cell table:number-columns-repeated="33"/>
        </table:table-row>
        <table:table-row table:style-name="ro1">
          <table:table-cell office:value-type="float" office:value="3">
            <text:p>3</text:p>
          </table:table-cell>
          <table:table-cell office:value-type="float" office:value="100">
            <text:p>100</text:p>
          </table:table-cell>
          <table:table-cell/>
          <table:table-cell office:value-type="float" office:value="44">
            <text:p>44</text:p>
          </table:table-cell>
          <table:table-cell/>
          <table:table-cell office:value-type="float" office:value="86">
            <text:p>86</text:p>
          </table:table-cell>
          <table:table-cell/>
          <table:table-cell office:value-type="float" office:value="100">
            <text:p>100</text:p>
          </table:table-cell>
          <table:table-cell/>
          <table:table-cell office:value-type="float" office:value="32">
            <text:p>32</text:p>
          </table:table-cell>
          <table:table-cell/>
          <table:table-cell office:value-type="float" office:value="22">
            <text:p>22</text:p>
          </table:table-cell>
          <table:table-cell/>
          <table:table-cell office:value-type="float" office:value="57">
            <text:p>57</text:p>
          </table:table-cell>
          <table:table-cell/>
          <table:table-cell office:value-type="float" office:value="98">
            <text:p>98</text:p>
          </table:table-cell>
          <table:table-cell/>
          <table:table-cell office:value-type="float" office:value="36">
            <text:p>36</text:p>
          </table:table-cell>
          <table:table-cell table:number-columns-repeated="33"/>
        </table:table-row>
        <table:table-row table:style-name="ro1">
          <table:table-cell office:value-type="float" office:value="4">
            <text:p>4</text:p>
          </table:table-cell>
          <table:table-cell office:value-type="float" office:value="99">
            <text:p>99</text:p>
          </table:table-cell>
          <table:table-cell/>
          <table:table-cell office:value-type="float" office:value="28">
            <text:p>28</text:p>
          </table:table-cell>
          <table:table-cell/>
          <table:table-cell office:value-type="float" office:value="88">
            <text:p>88</text:p>
          </table:table-cell>
          <table:table-cell/>
          <table:table-cell office:value-type="float" office:value="83">
            <text:p>83</text:p>
          </table:table-cell>
          <table:table-cell/>
          <table:table-cell office:value-type="float" office:value="23">
            <text:p>23</text:p>
          </table:table-cell>
          <table:table-cell/>
          <table:table-cell office:value-type="float" office:value="2">
            <text:p>2</text:p>
          </table:table-cell>
          <table:table-cell/>
          <table:table-cell office:value-type="float" office:value="47">
            <text:p>47</text:p>
          </table:table-cell>
          <table:table-cell/>
          <table:table-cell office:value-type="float" office:value="79">
            <text:p>79</text:p>
          </table:table-cell>
          <table:table-cell/>
          <table:table-cell office:value-type="float" office:value="45">
            <text:p>45</text:p>
          </table:table-cell>
          <table:table-cell table:number-columns-repeated="33"/>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JPM.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100">
            <text:p>100</text:p>
          </table:table-cell>
          <table:table-cell/>
          <table:table-cell office:value-type="float" office:value="50">
            <text:p>50</text:p>
          </table:table-cell>
          <table:table-cell/>
          <table:table-cell office:value-type="float" office:value="90">
            <text:p>90</text:p>
          </table:table-cell>
          <table:table-cell/>
          <table:table-cell office:value-type="float" office:value="100">
            <text:p>100</text:p>
          </table:table-cell>
          <table:table-cell/>
          <table:table-cell office:value-type="float" office:value="95">
            <text:p>95</text:p>
          </table:table-cell>
          <table:table-cell/>
          <table:table-cell office:value-type="float" office:value="30">
            <text:p>30</text:p>
          </table:table-cell>
          <table:table-cell/>
          <table:table-cell office:value-type="float" office:value="95">
            <text:p>95</text:p>
          </table:table-cell>
          <table:table-cell/>
          <table:table-cell office:value-type="float" office:value="100">
            <text:p>100</text:p>
          </table:table-cell>
          <table:table-cell/>
          <table:table-cell office:value-type="float" office:value="65">
            <text:p>65</text:p>
          </table:table-cell>
          <table:table-cell table:number-columns-repeated="33"/>
        </table:table-row>
        <table:table-row table:style-name="ro1">
          <table:table-cell office:value-type="float" office:value="1">
            <text:p>1</text:p>
          </table:table-cell>
          <table:table-cell office:value-type="float" office:value="100">
            <text:p>100</text:p>
          </table:table-cell>
          <table:table-cell/>
          <table:table-cell office:value-type="float" office:value="75">
            <text:p>75</text:p>
          </table:table-cell>
          <table:table-cell/>
          <table:table-cell office:value-type="float" office:value="75">
            <text:p>75</text:p>
          </table:table-cell>
          <table:table-cell/>
          <table:table-cell office:value-type="float" office:value="90">
            <text:p>90</text:p>
          </table:table-cell>
          <table:table-cell/>
          <table:table-cell office:value-type="float" office:value="75">
            <text:p>75</text:p>
          </table:table-cell>
          <table:table-cell/>
          <table:table-cell office:value-type="float" office:value="25">
            <text:p>25</text:p>
          </table:table-cell>
          <table:table-cell/>
          <table:table-cell office:value-type="float" office:value="75">
            <text:p>75</text:p>
          </table:table-cell>
          <table:table-cell/>
          <table:table-cell office:value-type="float" office:value="90">
            <text:p>90</text:p>
          </table:table-cell>
          <table:table-cell/>
          <table:table-cell office:value-type="float" office:value="90">
            <text:p>90</text:p>
          </table:table-cell>
          <table:table-cell table:number-columns-repeated="33"/>
        </table:table-row>
        <table:table-row table:style-name="ro1">
          <table:table-cell office:value-type="float" office:value="2">
            <text:p>2</text:p>
          </table:table-cell>
          <table:table-cell office:value-type="float" office:value="100">
            <text:p>100</text:p>
          </table:table-cell>
          <table:table-cell/>
          <table:table-cell office:value-type="float" office:value="45">
            <text:p>45</text:p>
          </table:table-cell>
          <table:table-cell/>
          <table:table-cell office:value-type="float" office:value="80">
            <text:p>80</text:p>
          </table:table-cell>
          <table:table-cell/>
          <table:table-cell office:value-type="float" office:value="100">
            <text:p>100</text:p>
          </table:table-cell>
          <table:table-cell/>
          <table:table-cell office:value-type="float" office:value="65">
            <text:p>65</text:p>
          </table:table-cell>
          <table:table-cell/>
          <table:table-cell office:value-type="float" office:value="30">
            <text:p>30</text:p>
          </table:table-cell>
          <table:table-cell/>
          <table:table-cell office:value-type="float" office:value="80">
            <text:p>80</text:p>
          </table:table-cell>
          <table:table-cell/>
          <table:table-cell office:value-type="float" office:value="100">
            <text:p>100</text:p>
          </table:table-cell>
          <table:table-cell/>
          <table:table-cell office:value-type="float" office:value="65">
            <text:p>65</text:p>
          </table:table-cell>
          <table:table-cell table:number-columns-repeated="33"/>
        </table:table-row>
        <table:table-row table:style-name="ro1">
          <table:table-cell office:value-type="float" office:value="3">
            <text:p>3</text:p>
          </table:table-cell>
          <table:table-cell office:value-type="float" office:value="100">
            <text:p>100</text:p>
          </table:table-cell>
          <table:table-cell/>
          <table:table-cell office:value-type="float" office:value="65">
            <text:p>65</text:p>
          </table:table-cell>
          <table:table-cell/>
          <table:table-cell office:value-type="float" office:value="75">
            <text:p>75</text:p>
          </table:table-cell>
          <table:table-cell/>
          <table:table-cell office:value-type="float" office:value="95">
            <text:p>95</text:p>
          </table:table-cell>
          <table:table-cell/>
          <table:table-cell office:value-type="float" office:value="50">
            <text:p>50</text:p>
          </table:table-cell>
          <table:table-cell/>
          <table:table-cell office:value-type="float" office:value="25">
            <text:p>25</text:p>
          </table:table-cell>
          <table:table-cell/>
          <table:table-cell office:value-type="float" office:value="90">
            <text:p>90</text:p>
          </table:table-cell>
          <table:table-cell/>
          <table:table-cell office:value-type="float" office:value="90">
            <text:p>90</text:p>
          </table:table-cell>
          <table:table-cell/>
          <table:table-cell office:value-type="float" office:value="50">
            <text:p>50</text:p>
          </table:table-cell>
          <table:table-cell table:number-columns-repeated="33"/>
        </table:table-row>
        <table:table-row table:style-name="ro1">
          <table:table-cell office:value-type="float" office:value="4">
            <text:p>4</text:p>
          </table:table-cell>
          <table:table-cell office:value-type="float" office:value="95">
            <text:p>95</text:p>
          </table:table-cell>
          <table:table-cell/>
          <table:table-cell office:value-type="float" office:value="35">
            <text:p>35</text:p>
          </table:table-cell>
          <table:table-cell/>
          <table:table-cell office:value-type="float" office:value="90">
            <text:p>90</text:p>
          </table:table-cell>
          <table:table-cell/>
          <table:table-cell office:value-type="float" office:value="95">
            <text:p>95</text:p>
          </table:table-cell>
          <table:table-cell/>
          <table:table-cell office:value-type="float" office:value="45">
            <text:p>45</text:p>
          </table:table-cell>
          <table:table-cell/>
          <table:table-cell office:value-type="float" office:value="25">
            <text:p>25</text:p>
          </table:table-cell>
          <table:table-cell/>
          <table:table-cell office:value-type="float" office:value="65">
            <text:p>65</text:p>
          </table:table-cell>
          <table:table-cell/>
          <table:table-cell office:value-type="float" office:value="100">
            <text:p>100</text:p>
          </table:table-cell>
          <table:table-cell/>
          <table:table-cell office:value-type="float" office:value="50">
            <text:p>50</text:p>
          </table:table-cell>
          <table:table-cell table:number-columns-repeated="33"/>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MTL.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92">
            <text:p>92</text:p>
          </table:table-cell>
          <table:table-cell/>
          <table:table-cell office:value-type="float" office:value="71">
            <text:p>71</text:p>
          </table:table-cell>
          <table:table-cell/>
          <table:table-cell office:value-type="float" office:value="100">
            <text:p>100</text:p>
          </table:table-cell>
          <table:table-cell office:value-type="string">
            <text:p>Geraeusche im Hintergrund, sonst fast besser als Ref</text:p>
          </table:table-cell>
          <table:table-cell office:value-type="float" office:value="100">
            <text:p>100</text:p>
          </table:table-cell>
          <table:table-cell/>
          <table:table-cell office:value-type="float" office:value="44">
            <text:p>44</text:p>
          </table:table-cell>
          <table:table-cell/>
          <table:table-cell office:value-type="float" office:value="0">
            <text:p>0</text:p>
          </table:table-cell>
          <table:table-cell/>
          <table:table-cell office:value-type="float" office:value="94">
            <text:p>94</text:p>
          </table:table-cell>
          <table:table-cell/>
          <table:table-cell office:value-type="float" office:value="89">
            <text:p>89</text:p>
          </table:table-cell>
          <table:table-cell/>
          <table:table-cell office:value-type="float" office:value="29">
            <text:p>29</text:p>
          </table:table-cell>
          <table:table-cell office:value-type="string">
            <text:p>sehr dumpf</text:p>
          </table:table-cell>
          <table:table-cell table:number-columns-repeated="32"/>
        </table:table-row>
        <table:table-row table:style-name="ro1">
          <table:table-cell office:value-type="float" office:value="1">
            <text:p>1</text:p>
          </table:table-cell>
          <table:table-cell office:value-type="float" office:value="100">
            <text:p>100</text:p>
          </table:table-cell>
          <table:table-cell office:value-type="string">
            <text:p>hoert sich fst noch lebendiger an als Ref</text:p>
          </table:table-cell>
          <table:table-cell office:value-type="float" office:value="25">
            <text:p>25</text:p>
          </table:table-cell>
          <table:table-cell/>
          <table:table-cell office:value-type="float" office:value="0">
            <text:p>0</text:p>
          </table:table-cell>
          <table:table-cell office:value-type="string">
            <text:p>Stimme aendert nicht Richtung, wie in Ref und Samples A-C. Dort hoert es sich so an, als ob Frau hinter einem auf und ab geht</text:p>
          </table:table-cell>
          <table:table-cell office:value-type="float" office:value="100">
            <text:p>100</text:p>
          </table:table-cell>
          <table:table-cell office:value-type="string">
            <text:p>deutlicher als Ref</text:p>
          </table:table-cell>
          <table:table-cell office:value-type="float" office:value="20">
            <text:p>20</text:p>
          </table:table-cell>
          <table:table-cell/>
          <table:table-cell office:value-type="float" office:value="3">
            <text:p>3</text:p>
          </table:table-cell>
          <table:table-cell/>
          <table:table-cell office:value-type="float" office:value="23">
            <text:p>23</text:p>
          </table:table-cell>
          <table:table-cell office:value-type="string">
            <text:p>Stimme leicht verzehrt, hoert sich kuenstlich an</text:p>
          </table:table-cell>
          <table:table-cell office:value-type="float" office:value="83">
            <text:p>83</text:p>
          </table:table-cell>
          <table:table-cell office:value-type="string">
            <text:p>lauter als ref, aber Stimme wallt und daher wirkt es seltsam</text:p>
          </table:table-cell>
          <table:table-cell office:value-type="float" office:value="62">
            <text:p>62</text:p>
          </table:table-cell>
          <table:table-cell office:value-type="string">
            <text:p>etwas dumpf</text:p>
          </table:table-cell>
          <table:table-cell table:number-columns-repeated="32"/>
        </table:table-row>
        <table:table-row table:style-name="ro1">
          <table:table-cell office:value-type="float" office:value="2">
            <text:p>2</text:p>
          </table:table-cell>
          <table:table-cell office:value-type="float" office:value="100">
            <text:p>100</text:p>
          </table:table-cell>
          <table:table-cell/>
          <table:table-cell office:value-type="float" office:value="39">
            <text:p>39</text:p>
          </table:table-cell>
          <table:table-cell/>
          <table:table-cell office:value-type="float" office:value="88">
            <text:p>88</text:p>
          </table:table-cell>
          <table:table-cell office:value-type="string">
            <text:p>am Anfang Stoergeraeusche, jedoch sehr leise</text:p>
          </table:table-cell>
          <table:table-cell office:value-type="float" office:value="100">
            <text:p>100</text:p>
          </table:table-cell>
          <table:table-cell/>
          <table:table-cell office:value-type="float" office:value="60">
            <text:p>60</text:p>
          </table:table-cell>
          <table:table-cell/>
          <table:table-cell office:value-type="float" office:value="29">
            <text:p>29</text:p>
          </table:table-cell>
          <table:table-cell office:value-type="string">
            <text:p>Stimmen sind verstaendlich, aber nicht klar, lebendigkeit der Stimmen kommt nicht mehr an</text:p>
          </table:table-cell>
          <table:table-cell office:value-type="float" office:value="64">
            <text:p>64</text:p>
          </table:table-cell>
          <table:table-cell/>
          <table:table-cell office:value-type="float" office:value="100">
            <text:p>100</text:p>
          </table:table-cell>
          <table:table-cell/>
          <table:table-cell office:value-type="float" office:value="67">
            <text:p>67</text:p>
          </table:table-cell>
          <table:table-cell table:number-columns-repeated="33"/>
        </table:table-row>
        <table:table-row table:style-name="ro1">
          <table:table-cell office:value-type="float" office:value="3">
            <text:p>3</text:p>
          </table:table-cell>
          <table:table-cell office:value-type="float" office:value="100">
            <text:p>100</text:p>
          </table:table-cell>
          <table:table-cell office:value-type="string">
            <text:p>sehr gut, gefaellt mir am besten von allen</text:p>
          </table:table-cell>
          <table:table-cell office:value-type="float" office:value="51">
            <text:p>51</text:p>
          </table:table-cell>
          <table:table-cell/>
          <table:table-cell office:value-type="float" office:value="4">
            <text:p>4</text:p>
          </table:table-cell>
          <table:table-cell office:value-type="string">
            <text:p>etwas leise, Stimmen bewegen sich nicht, sondern kommen <text:s/>nur 'von hinten'</text:p>
          </table:table-cell>
          <table:table-cell office:value-type="float" office:value="100">
            <text:p>100</text:p>
          </table:table-cell>
          <table:table-cell office:value-type="string">
            <text:p>Stimmen fast lebendiger als in Ref</text:p>
          </table:table-cell>
          <table:table-cell office:value-type="float" office:value="17">
            <text:p>17</text:p>
          </table:table-cell>
          <table:table-cell office:value-type="string">
            <text:p>Echo stoert sehr</text:p>
          </table:table-cell>
          <table:table-cell office:value-type="float" office:value="5">
            <text:p>5</text:p>
          </table:table-cell>
          <table:table-cell/>
          <table:table-cell office:value-type="float" office:value="57">
            <text:p>57</text:p>
          </table:table-cell>
          <table:table-cell/>
          <table:table-cell office:value-type="float" office:value="56">
            <text:p>56</text:p>
          </table:table-cell>
          <table:table-cell/>
          <table:table-cell office:value-type="float" office:value="19">
            <text:p>19</text:p>
          </table:table-cell>
          <table:table-cell table:number-columns-repeated="33"/>
        </table:table-row>
        <table:table-row table:style-name="ro1">
          <table:table-cell office:value-type="float" office:value="4">
            <text:p>4</text:p>
          </table:table-cell>
          <table:table-cell office:value-type="float" office:value="99">
            <text:p>99</text:p>
          </table:table-cell>
          <table:table-cell/>
          <table:table-cell office:value-type="float" office:value="17">
            <text:p>17</text:p>
          </table:table-cell>
          <table:table-cell/>
          <table:table-cell office:value-type="float" office:value="44">
            <text:p>44</text:p>
          </table:table-cell>
          <table:table-cell/>
          <table:table-cell office:value-type="float" office:value="100">
            <text:p>100</text:p>
          </table:table-cell>
          <table:table-cell/>
          <table:table-cell office:value-type="float" office:value="42">
            <text:p>42</text:p>
          </table:table-cell>
          <table:table-cell office:value-type="string">
            <text:p>Stoergeraeusche</text:p>
          </table:table-cell>
          <table:table-cell office:value-type="float" office:value="100">
            <text:p>100</text:p>
          </table:table-cell>
          <table:table-cell/>
          <table:table-cell office:value-type="float" office:value="17">
            <text:p>17</text:p>
          </table:table-cell>
          <table:table-cell/>
          <table:table-cell office:value-type="float" office:value="99">
            <text:p>99</text:p>
          </table:table-cell>
          <table:table-cell/>
          <table:table-cell office:value-type="float" office:value="68">
            <text:p>68</text:p>
          </table:table-cell>
          <table:table-cell table:number-columns-repeated="33"/>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JJ.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95">
            <text:p>95</text:p>
          </table:table-cell>
          <table:table-cell/>
          <table:table-cell office:value-type="float" office:value="19">
            <text:p>19</text:p>
          </table:table-cell>
          <table:table-cell/>
          <table:table-cell office:value-type="float" office:value="71">
            <text:p>71</text:p>
          </table:table-cell>
          <table:table-cell/>
          <table:table-cell office:value-type="float" office:value="94">
            <text:p>94</text:p>
          </table:table-cell>
          <table:table-cell/>
          <table:table-cell office:value-type="float" office:value="60">
            <text:p>60</text:p>
          </table:table-cell>
          <table:table-cell/>
          <table:table-cell office:value-type="float" office:value="3">
            <text:p>3</text:p>
          </table:table-cell>
          <table:table-cell/>
          <table:table-cell office:value-type="float" office:value="71">
            <text:p>71</text:p>
          </table:table-cell>
          <table:table-cell/>
          <table:table-cell office:value-type="float" office:value="96">
            <text:p>96</text:p>
          </table:table-cell>
          <table:table-cell/>
          <table:table-cell office:value-type="float" office:value="40">
            <text:p>40</text:p>
          </table:table-cell>
          <table:table-cell table:number-columns-repeated="33"/>
        </table:table-row>
        <table:table-row table:style-name="ro1">
          <table:table-cell office:value-type="float" office:value="1">
            <text:p>1</text:p>
          </table:table-cell>
          <table:table-cell office:value-type="float" office:value="97">
            <text:p>97</text:p>
          </table:table-cell>
          <table:table-cell/>
          <table:table-cell office:value-type="float" office:value="50">
            <text:p>50</text:p>
          </table:table-cell>
          <table:table-cell/>
          <table:table-cell office:value-type="float" office:value="19">
            <text:p>19</text:p>
          </table:table-cell>
          <table:table-cell/>
          <table:table-cell office:value-type="float" office:value="92">
            <text:p>92</text:p>
          </table:table-cell>
          <table:table-cell/>
          <table:table-cell office:value-type="float" office:value="28">
            <text:p>28</text:p>
          </table:table-cell>
          <table:table-cell/>
          <table:table-cell office:value-type="float" office:value="0">
            <text:p>0</text:p>
          </table:table-cell>
          <table:table-cell/>
          <table:table-cell office:value-type="float" office:value="27">
            <text:p>27</text:p>
          </table:table-cell>
          <table:table-cell/>
          <table:table-cell office:value-type="float" office:value="20">
            <text:p>20</text:p>
          </table:table-cell>
          <table:table-cell/>
          <table:table-cell office:value-type="float" office:value="76">
            <text:p>76</text:p>
          </table:table-cell>
          <table:table-cell table:number-columns-repeated="33"/>
        </table:table-row>
        <table:table-row table:style-name="ro1">
          <table:table-cell office:value-type="float" office:value="2">
            <text:p>2</text:p>
          </table:table-cell>
          <table:table-cell office:value-type="float" office:value="99">
            <text:p>99</text:p>
          </table:table-cell>
          <table:table-cell/>
          <table:table-cell office:value-type="float" office:value="41">
            <text:p>41</text:p>
          </table:table-cell>
          <table:table-cell/>
          <table:table-cell office:value-type="float" office:value="30">
            <text:p>30</text:p>
          </table:table-cell>
          <table:table-cell/>
          <table:table-cell office:value-type="float" office:value="77">
            <text:p>77</text:p>
          </table:table-cell>
          <table:table-cell/>
          <table:table-cell office:value-type="float" office:value="28">
            <text:p>28</text:p>
          </table:table-cell>
          <table:table-cell/>
          <table:table-cell office:value-type="float" office:value="28">
            <text:p>28</text:p>
          </table:table-cell>
          <table:table-cell/>
          <table:table-cell office:value-type="float" office:value="57">
            <text:p>57</text:p>
          </table:table-cell>
          <table:table-cell/>
          <table:table-cell office:value-type="float" office:value="73">
            <text:p>73</text:p>
          </table:table-cell>
          <table:table-cell/>
          <table:table-cell office:value-type="float" office:value="67">
            <text:p>67</text:p>
          </table:table-cell>
          <table:table-cell table:number-columns-repeated="33"/>
        </table:table-row>
        <table:table-row table:style-name="ro1">
          <table:table-cell office:value-type="float" office:value="3">
            <text:p>3</text:p>
          </table:table-cell>
          <table:table-cell office:value-type="float" office:value="95">
            <text:p>95</text:p>
          </table:table-cell>
          <table:table-cell/>
          <table:table-cell office:value-type="float" office:value="31">
            <text:p>31</text:p>
          </table:table-cell>
          <table:table-cell/>
          <table:table-cell office:value-type="float" office:value="27">
            <text:p>27</text:p>
          </table:table-cell>
          <table:table-cell/>
          <table:table-cell office:value-type="float" office:value="84">
            <text:p>84</text:p>
          </table:table-cell>
          <table:table-cell/>
          <table:table-cell office:value-type="float" office:value="2">
            <text:p>2</text:p>
          </table:table-cell>
          <table:table-cell/>
          <table:table-cell office:value-type="float" office:value="10">
            <text:p>10</text:p>
          </table:table-cell>
          <table:table-cell/>
          <table:table-cell office:value-type="float" office:value="51">
            <text:p>51</text:p>
          </table:table-cell>
          <table:table-cell/>
          <table:table-cell office:value-type="float" office:value="65">
            <text:p>65</text:p>
          </table:table-cell>
          <table:table-cell/>
          <table:table-cell office:value-type="float" office:value="27">
            <text:p>27</text:p>
          </table:table-cell>
          <table:table-cell table:number-columns-repeated="33"/>
        </table:table-row>
        <table:table-row table:style-name="ro1">
          <table:table-cell office:value-type="float" office:value="4">
            <text:p>4</text:p>
          </table:table-cell>
          <table:table-cell office:value-type="float" office:value="94">
            <text:p>94</text:p>
          </table:table-cell>
          <table:table-cell/>
          <table:table-cell office:value-type="float" office:value="25">
            <text:p>25</text:p>
          </table:table-cell>
          <table:table-cell/>
          <table:table-cell office:value-type="float" office:value="50">
            <text:p>50</text:p>
          </table:table-cell>
          <table:table-cell/>
          <table:table-cell office:value-type="float" office:value="83">
            <text:p>83</text:p>
          </table:table-cell>
          <table:table-cell/>
          <table:table-cell office:value-type="float" office:value="8">
            <text:p>8</text:p>
          </table:table-cell>
          <table:table-cell/>
          <table:table-cell office:value-type="float" office:value="38">
            <text:p>38</text:p>
          </table:table-cell>
          <table:table-cell/>
          <table:table-cell office:value-type="float" office:value="9">
            <text:p>9</text:p>
          </table:table-cell>
          <table:table-cell/>
          <table:table-cell office:value-type="float" office:value="70">
            <text:p>70</text:p>
          </table:table-cell>
          <table:table-cell/>
          <table:table-cell office:value-type="float" office:value="55">
            <text:p>55</text:p>
          </table:table-cell>
          <table:table-cell table:number-columns-repeated="33"/>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DM.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95">
            <text:p>95</text:p>
          </table:table-cell>
          <table:table-cell/>
          <table:table-cell office:value-type="float" office:value="41">
            <text:p>41</text:p>
          </table:table-cell>
          <table:table-cell/>
          <table:table-cell office:value-type="float" office:value="79">
            <text:p>79</text:p>
          </table:table-cell>
          <table:table-cell/>
          <table:table-cell office:value-type="float" office:value="100">
            <text:p>100</text:p>
          </table:table-cell>
          <table:table-cell/>
          <table:table-cell office:value-type="float" office:value="82">
            <text:p>82</text:p>
          </table:table-cell>
          <table:table-cell/>
          <table:table-cell office:value-type="float" office:value="6">
            <text:p>6</text:p>
          </table:table-cell>
          <table:table-cell/>
          <table:table-cell office:value-type="float" office:value="82">
            <text:p>82</text:p>
          </table:table-cell>
          <table:table-cell/>
          <table:table-cell office:value-type="float" office:value="90">
            <text:p>90</text:p>
          </table:table-cell>
          <table:table-cell/>
          <table:table-cell office:value-type="float" office:value="50">
            <text:p>50</text:p>
          </table:table-cell>
          <table:table-cell table:number-columns-repeated="33"/>
        </table:table-row>
        <table:table-row table:style-name="ro1">
          <table:table-cell office:value-type="float" office:value="1">
            <text:p>1</text:p>
          </table:table-cell>
          <table:table-cell office:value-type="float" office:value="97">
            <text:p>97</text:p>
          </table:table-cell>
          <table:table-cell/>
          <table:table-cell office:value-type="float" office:value="23">
            <text:p>23</text:p>
          </table:table-cell>
          <table:table-cell/>
          <table:table-cell office:value-type="float" office:value="43">
            <text:p>43</text:p>
          </table:table-cell>
          <table:table-cell/>
          <table:table-cell office:value-type="float" office:value="100">
            <text:p>100</text:p>
          </table:table-cell>
          <table:table-cell/>
          <table:table-cell office:value-type="float" office:value="94">
            <text:p>94</text:p>
          </table:table-cell>
          <table:table-cell/>
          <table:table-cell office:value-type="float" office:value="3">
            <text:p>3</text:p>
          </table:table-cell>
          <table:table-cell/>
          <table:table-cell office:value-type="float" office:value="74">
            <text:p>74</text:p>
          </table:table-cell>
          <table:table-cell/>
          <table:table-cell office:value-type="float" office:value="86">
            <text:p>86</text:p>
          </table:table-cell>
          <table:table-cell/>
          <table:table-cell office:value-type="float" office:value="55">
            <text:p>55</text:p>
          </table:table-cell>
          <table:table-cell table:number-columns-repeated="33"/>
        </table:table-row>
        <table:table-row table:style-name="ro1">
          <table:table-cell office:value-type="float" office:value="2">
            <text:p>2</text:p>
          </table:table-cell>
          <table:table-cell office:value-type="float" office:value="96">
            <text:p>96</text:p>
          </table:table-cell>
          <table:table-cell/>
          <table:table-cell office:value-type="float" office:value="50">
            <text:p>50</text:p>
          </table:table-cell>
          <table:table-cell/>
          <table:table-cell office:value-type="float" office:value="44">
            <text:p>44</text:p>
          </table:table-cell>
          <table:table-cell/>
          <table:table-cell office:value-type="float" office:value="98">
            <text:p>98</text:p>
          </table:table-cell>
          <table:table-cell/>
          <table:table-cell office:value-type="float" office:value="36">
            <text:p>36</text:p>
          </table:table-cell>
          <table:table-cell/>
          <table:table-cell office:value-type="float" office:value="26">
            <text:p>26</text:p>
          </table:table-cell>
          <table:table-cell/>
          <table:table-cell office:value-type="float" office:value="55">
            <text:p>55</text:p>
          </table:table-cell>
          <table:table-cell/>
          <table:table-cell office:value-type="float" office:value="96">
            <text:p>96</text:p>
          </table:table-cell>
          <table:table-cell/>
          <table:table-cell office:value-type="float" office:value="62">
            <text:p>62</text:p>
          </table:table-cell>
          <table:table-cell table:number-columns-repeated="33"/>
        </table:table-row>
        <table:table-row table:style-name="ro1">
          <table:table-cell office:value-type="float" office:value="3">
            <text:p>3</text:p>
          </table:table-cell>
          <table:table-cell office:value-type="float" office:value="100">
            <text:p>100</text:p>
          </table:table-cell>
          <table:table-cell/>
          <table:table-cell office:value-type="float" office:value="59">
            <text:p>59</text:p>
          </table:table-cell>
          <table:table-cell/>
          <table:table-cell office:value-type="float" office:value="63">
            <text:p>63</text:p>
          </table:table-cell>
          <table:table-cell/>
          <table:table-cell office:value-type="float" office:value="96">
            <text:p>96</text:p>
          </table:table-cell>
          <table:table-cell/>
          <table:table-cell office:value-type="float" office:value="53">
            <text:p>53</text:p>
          </table:table-cell>
          <table:table-cell/>
          <table:table-cell office:value-type="float" office:value="14">
            <text:p>14</text:p>
          </table:table-cell>
          <table:table-cell/>
          <table:table-cell office:value-type="float" office:value="45">
            <text:p>45</text:p>
          </table:table-cell>
          <table:table-cell/>
          <table:table-cell office:value-type="float" office:value="75">
            <text:p>75</text:p>
          </table:table-cell>
          <table:table-cell/>
          <table:table-cell office:value-type="float" office:value="26">
            <text:p>26</text:p>
          </table:table-cell>
          <table:table-cell table:number-columns-repeated="33"/>
        </table:table-row>
        <table:table-row table:style-name="ro1">
          <table:table-cell office:value-type="float" office:value="4">
            <text:p>4</text:p>
          </table:table-cell>
          <table:table-cell office:value-type="float" office:value="96">
            <text:p>96</text:p>
          </table:table-cell>
          <table:table-cell/>
          <table:table-cell office:value-type="float" office:value="54">
            <text:p>54</text:p>
          </table:table-cell>
          <table:table-cell/>
          <table:table-cell office:value-type="float" office:value="55">
            <text:p>55</text:p>
          </table:table-cell>
          <table:table-cell/>
          <table:table-cell office:value-type="float" office:value="95">
            <text:p>95</text:p>
          </table:table-cell>
          <table:table-cell/>
          <table:table-cell office:value-type="float" office:value="28">
            <text:p>28</text:p>
          </table:table-cell>
          <table:table-cell/>
          <table:table-cell office:value-type="float" office:value="21">
            <text:p>21</text:p>
          </table:table-cell>
          <table:table-cell/>
          <table:table-cell office:value-type="float" office:value="78">
            <text:p>78</text:p>
          </table:table-cell>
          <table:table-cell/>
          <table:table-cell office:value-type="float" office:value="91">
            <text:p>91</text:p>
          </table:table-cell>
          <table:table-cell/>
          <table:table-cell office:value-type="float" office:value="59">
            <text:p>59</text:p>
          </table:table-cell>
          <table:table-cell table:number-columns-repeated="33"/>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SH.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100">
            <text:p>100</text:p>
          </table:table-cell>
          <table:table-cell/>
          <table:table-cell office:value-type="float" office:value="14">
            <text:p>14</text:p>
          </table:table-cell>
          <table:table-cell/>
          <table:table-cell office:value-type="float" office:value="5">
            <text:p>5</text:p>
          </table:table-cell>
          <table:table-cell/>
          <table:table-cell office:value-type="float" office:value="92">
            <text:p>92</text:p>
          </table:table-cell>
          <table:table-cell/>
          <table:table-cell office:value-type="float" office:value="26">
            <text:p>26</text:p>
          </table:table-cell>
          <table:table-cell/>
          <table:table-cell office:value-type="float" office:value="10">
            <text:p>10</text:p>
          </table:table-cell>
          <table:table-cell/>
          <table:table-cell office:value-type="float" office:value="24">
            <text:p>24</text:p>
          </table:table-cell>
          <table:table-cell/>
          <table:table-cell office:value-type="float" office:value="70">
            <text:p>70</text:p>
          </table:table-cell>
          <table:table-cell/>
          <table:table-cell office:value-type="float" office:value="41">
            <text:p>41</text:p>
          </table:table-cell>
          <table:table-cell table:number-columns-repeated="33"/>
        </table:table-row>
        <table:table-row table:style-name="ro1">
          <table:table-cell office:value-type="float" office:value="1">
            <text:p>1</text:p>
          </table:table-cell>
          <table:table-cell office:value-type="float" office:value="100">
            <text:p>100</text:p>
          </table:table-cell>
          <table:table-cell/>
          <table:table-cell office:value-type="float" office:value="17">
            <text:p>17</text:p>
          </table:table-cell>
          <table:table-cell/>
          <table:table-cell office:value-type="float" office:value="39">
            <text:p>39</text:p>
          </table:table-cell>
          <table:table-cell/>
          <table:table-cell office:value-type="float" office:value="94">
            <text:p>94</text:p>
          </table:table-cell>
          <table:table-cell/>
          <table:table-cell office:value-type="float" office:value="0">
            <text:p>0</text:p>
          </table:table-cell>
          <table:table-cell/>
          <table:table-cell office:value-type="float" office:value="8">
            <text:p>8</text:p>
          </table:table-cell>
          <table:table-cell/>
          <table:table-cell office:value-type="float" office:value="28">
            <text:p>28</text:p>
          </table:table-cell>
          <table:table-cell/>
          <table:table-cell office:value-type="float" office:value="55">
            <text:p>55</text:p>
          </table:table-cell>
          <table:table-cell/>
          <table:table-cell office:value-type="float" office:value="70">
            <text:p>70</text:p>
          </table:table-cell>
          <table:table-cell table:number-columns-repeated="33"/>
        </table:table-row>
        <table:table-row table:style-name="ro1">
          <table:table-cell office:value-type="float" office:value="2">
            <text:p>2</text:p>
          </table:table-cell>
          <table:table-cell office:value-type="float" office:value="95">
            <text:p>95</text:p>
          </table:table-cell>
          <table:table-cell/>
          <table:table-cell office:value-type="float" office:value="65">
            <text:p>65</text:p>
          </table:table-cell>
          <table:table-cell/>
          <table:table-cell office:value-type="float" office:value="0">
            <text:p>0</text:p>
          </table:table-cell>
          <table:table-cell/>
          <table:table-cell office:value-type="float" office:value="100">
            <text:p>100</text:p>
          </table:table-cell>
          <table:table-cell/>
          <table:table-cell office:value-type="float" office:value="8">
            <text:p>8</text:p>
          </table:table-cell>
          <table:table-cell/>
          <table:table-cell office:value-type="float" office:value="22">
            <text:p>22</text:p>
          </table:table-cell>
          <table:table-cell/>
          <table:table-cell office:value-type="float" office:value="12">
            <text:p>12</text:p>
          </table:table-cell>
          <table:table-cell/>
          <table:table-cell office:value-type="float" office:value="51">
            <text:p>51</text:p>
          </table:table-cell>
          <table:table-cell/>
          <table:table-cell office:value-type="float" office:value="78">
            <text:p>78</text:p>
          </table:table-cell>
          <table:table-cell table:number-columns-repeated="33"/>
        </table:table-row>
        <table:table-row table:style-name="ro1">
          <table:table-cell office:value-type="float" office:value="3">
            <text:p>3</text:p>
          </table:table-cell>
          <table:table-cell office:value-type="float" office:value="93">
            <text:p>93</text:p>
          </table:table-cell>
          <table:table-cell/>
          <table:table-cell office:value-type="float" office:value="5">
            <text:p>5</text:p>
          </table:table-cell>
          <table:table-cell/>
          <table:table-cell office:value-type="float" office:value="5">
            <text:p>5</text:p>
          </table:table-cell>
          <table:table-cell/>
          <table:table-cell office:value-type="float" office:value="100">
            <text:p>100</text:p>
          </table:table-cell>
          <table:table-cell/>
          <table:table-cell office:value-type="float" office:value="0">
            <text:p>0</text:p>
          </table:table-cell>
          <table:table-cell/>
          <table:table-cell office:value-type="float" office:value="5">
            <text:p>5</text:p>
          </table:table-cell>
          <table:table-cell/>
          <table:table-cell office:value-type="float" office:value="7">
            <text:p>7</text:p>
          </table:table-cell>
          <table:table-cell/>
          <table:table-cell office:value-type="float" office:value="39">
            <text:p>39</text:p>
          </table:table-cell>
          <table:table-cell/>
          <table:table-cell office:value-type="float" office:value="22">
            <text:p>22</text:p>
          </table:table-cell>
          <table:table-cell table:number-columns-repeated="33"/>
        </table:table-row>
        <table:table-row table:style-name="ro1">
          <table:table-cell office:value-type="float" office:value="4">
            <text:p>4</text:p>
          </table:table-cell>
          <table:table-cell office:value-type="float" office:value="100">
            <text:p>100</text:p>
          </table:table-cell>
          <table:table-cell/>
          <table:table-cell office:value-type="float" office:value="13">
            <text:p>13</text:p>
          </table:table-cell>
          <table:table-cell/>
          <table:table-cell office:value-type="float" office:value="31">
            <text:p>31</text:p>
          </table:table-cell>
          <table:table-cell/>
          <table:table-cell office:value-type="float" office:value="100">
            <text:p>100</text:p>
          </table:table-cell>
          <table:table-cell/>
          <table:table-cell office:value-type="float" office:value="0">
            <text:p>0</text:p>
          </table:table-cell>
          <table:table-cell/>
          <table:table-cell office:value-type="float" office:value="12">
            <text:p>12</text:p>
          </table:table-cell>
          <table:table-cell/>
          <table:table-cell office:value-type="float" office:value="0">
            <text:p>0</text:p>
          </table:table-cell>
          <table:table-cell/>
          <table:table-cell office:value-type="float" office:value="62">
            <text:p>62</text:p>
          </table:table-cell>
          <table:table-cell/>
          <table:table-cell office:value-type="float" office:value="49">
            <text:p>49</text:p>
          </table:table-cell>
          <table:table-cell table:number-columns-repeated="33"/>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KA.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100">
            <text:p>100</text:p>
          </table:table-cell>
          <table:table-cell/>
          <table:table-cell office:value-type="float" office:value="12">
            <text:p>12</text:p>
          </table:table-cell>
          <table:table-cell office:value-type="string">
            <text:p>rauscht \</text:p>
          </table:table-cell>
          <table:table-cell office:value-type="float" office:value="62">
            <text:p>62</text:p>
          </table:table-cell>
          <table:table-cell office:value-type="string">
            <text:p>Stoergeraeusch <text:s/>eine Art Ziepen im Hintergrund</text:p>
          </table:table-cell>
          <table:table-cell office:value-type="float" office:value="100">
            <text:p>100</text:p>
          </table:table-cell>
          <table:table-cell/>
          <table:table-cell office:value-type="float" office:value="42">
            <text:p>42</text:p>
          </table:table-cell>
          <table:table-cell office:value-type="string">
            <text:p>klingt etwas mechanisch</text:p>
          </table:table-cell>
          <table:table-cell office:value-type="float" office:value="10">
            <text:p>10</text:p>
          </table:table-cell>
          <table:table-cell office:value-type="string">
            <text:p>wie aus ganz schlechten lautsprechern, rauschend</text:p>
          </table:table-cell>
          <table:table-cell office:value-type="float" office:value="77">
            <text:p>77</text:p>
          </table:table-cell>
          <table:table-cell/>
          <table:table-cell office:value-type="float" office:value="100">
            <text:p>100</text:p>
          </table:table-cell>
          <table:table-cell/>
          <table:table-cell office:value-type="float" office:value="26">
            <text:p>26</text:p>
          </table:table-cell>
          <table:table-cell office:value-type="string">
            <text:p>klingt dumpf</text:p>
          </table:table-cell>
          <table:table-cell table:number-columns-repeated="32"/>
        </table:table-row>
        <table:table-row table:style-name="ro1">
          <table:table-cell office:value-type="float" office:value="1">
            <text:p>1</text:p>
          </table:table-cell>
          <table:table-cell office:value-type="float" office:value="89">
            <text:p>89</text:p>
          </table:table-cell>
          <table:table-cell/>
          <table:table-cell office:value-type="float" office:value="12">
            <text:p>12</text:p>
          </table:table-cell>
          <table:table-cell office:value-type="string">
            <text:p>kommt immer von der gleichen stellen nicht von unterschiedlichen</text:p>
          </table:table-cell>
          <table:table-cell office:value-type="float" office:value="52">
            <text:p>52</text:p>
          </table:table-cell>
          <table:table-cell office:value-type="string">
            <text:p>links bewegt sich die stimme rechts nicht ... bleibt 'oben' stehen,</text:p>
          </table:table-cell>
          <table:table-cell office:value-type="float" office:value="100">
            <text:p>100</text:p>
          </table:table-cell>
          <table:table-cell/>
          <table:table-cell office:value-type="float" office:value="27">
            <text:p>27</text:p>
          </table:table-cell>
          <table:table-cell office:value-type="string">
            <text:p>blechern</text:p>
          </table:table-cell>
          <table:table-cell office:value-type="float" office:value="33">
            <text:p>33</text:p>
          </table:table-cell>
          <table:table-cell office:value-type="string">
            <text:p>leicht rauschend, gedaempft und die veraenderung des Standorts nicht gut hoerbar</text:p>
          </table:table-cell>
          <table:table-cell office:value-type="float" office:value="38">
            <text:p>38</text:p>
          </table:table-cell>
          <table:table-cell office:value-type="string">
            <text:p>wie durch ein Rohr gesprochen, leicht hallend rechts ist es weniger Raumveraendern</text:p>
          </table:table-cell>
          <table:table-cell office:value-type="float" office:value="66">
            <text:p>66</text:p>
          </table:table-cell>
          <table:table-cell office:value-type="string">
            <text:p>ebenfalls blechern aber weniger stark wie C</text:p>
          </table:table-cell>
          <table:table-cell office:value-type="float" office:value="28">
            <text:p>28</text:p>
          </table:table-cell>
          <table:table-cell office:value-type="string">
            <text:p>leicht blechern und gedaempft</text:p>
          </table:table-cell>
          <table:table-cell table:number-columns-repeated="32"/>
        </table:table-row>
        <table:table-row table:style-name="ro1">
          <table:table-cell office:value-type="float" office:value="2">
            <text:p>2</text:p>
          </table:table-cell>
          <table:table-cell office:value-type="float" office:value="100">
            <text:p>100</text:p>
          </table:table-cell>
          <table:table-cell/>
          <table:table-cell office:value-type="float" office:value="50">
            <text:p>50</text:p>
          </table:table-cell>
          <table:table-cell office:value-type="string">
            <text:p>belegte Stimme, gedaempft</text:p>
          </table:table-cell>
          <table:table-cell office:value-type="float" office:value="78">
            <text:p>78</text:p>
          </table:table-cell>
          <table:table-cell office:value-type="string">
            <text:p>leicht zischende Nebengeraeusche</text:p>
          </table:table-cell>
          <table:table-cell office:value-type="float" office:value="100">
            <text:p>100</text:p>
          </table:table-cell>
          <table:table-cell/>
          <table:table-cell office:value-type="float" office:value="89">
            <text:p>89</text:p>
          </table:table-cell>
          <table:table-cell/>
          <table:table-cell office:value-type="float" office:value="40">
            <text:p>40</text:p>
          </table:table-cell>
          <table:table-cell office:value-type="string">
            <text:p>rauschende Stimmen</text:p>
          </table:table-cell>
          <table:table-cell office:value-type="float" office:value="78">
            <text:p>78</text:p>
          </table:table-cell>
          <table:table-cell office:value-type="string">
            <text:p>kratzendes leichtes Nebengeraeusch</text:p>
          </table:table-cell>
          <table:table-cell office:value-type="float" office:value="100">
            <text:p>100</text:p>
          </table:table-cell>
          <table:table-cell/>
          <table:table-cell office:value-type="float" office:value="83">
            <text:p>83</text:p>
          </table:table-cell>
          <table:table-cell office:value-type="string">
            <text:p>nicht so klar und deutlich wie Original aber gut verstaendlich</text:p>
          </table:table-cell>
          <table:table-cell table:number-columns-repeated="32"/>
        </table:table-row>
        <table:table-row table:style-name="ro1">
          <table:table-cell office:value-type="float" office:value="3">
            <text:p>3</text:p>
          </table:table-cell>
          <table:table-cell office:value-type="float" office:value="100">
            <text:p>100</text:p>
          </table:table-cell>
          <table:table-cell/>
          <table:table-cell office:value-type="float" office:value="26">
            <text:p>26</text:p>
          </table:table-cell>
          <table:table-cell office:value-type="string">
            <text:p>Ortsveraenderungen nicht so deutlich vermischung der beiden Stimmen, schlechte Tonqualitaet rauschend blechern und belegt</text:p>
          </table:table-cell>
          <table:table-cell office:value-type="float" office:value="39">
            <text:p>39</text:p>
          </table:table-cell>
          <table:table-cell/>
          <table:table-cell office:value-type="float" office:value="100">
            <text:p>100</text:p>
          </table:table-cell>
          <table:table-cell/>
          <table:table-cell office:value-type="float" office:value="10">
            <text:p>10</text:p>
          </table:table-cell>
          <table:table-cell office:value-type="string">
            <text:p>blechern technisch mechanisch</text:p>
          </table:table-cell>
          <table:table-cell office:value-type="float" office:value="13">
            <text:p>13</text:p>
          </table:table-cell>
          <table:table-cell office:value-type="string">
            <text:p>rauschend, ohne Ortsveraenderung der Stimmen</text:p>
          </table:table-cell>
          <table:table-cell office:value-type="float" office:value="54">
            <text:p>54</text:p>
          </table:table-cell>
          <table:table-cell office:value-type="string">
            <text:p>zwar Ortsveraenderung aber nicht so gut gemacht wie im Original mehr vermischung der beiden Stimmen</text:p>
          </table:table-cell>
          <table:table-cell office:value-type="float" office:value="100">
            <text:p>100</text:p>
          </table:table-cell>
          <table:table-cell/>
          <table:table-cell office:value-type="float" office:value="44">
            <text:p>44</text:p>
          </table:table-cell>
          <table:table-cell office:value-type="string">
            <text:p>weniger deutliche Ortsveraenderung</text:p>
          </table:table-cell>
          <table:table-cell table:number-columns-repeated="32"/>
        </table:table-row>
        <table:table-row table:style-name="ro1">
          <table:table-cell office:value-type="float" office:value="4">
            <text:p>4</text:p>
          </table:table-cell>
          <table:table-cell office:value-type="float" office:value="100">
            <text:p>100</text:p>
          </table:table-cell>
          <table:table-cell/>
          <table:table-cell office:value-type="float" office:value="70">
            <text:p>70</text:p>
          </table:table-cell>
          <table:table-cell office:value-type="string">
            <text:p>leicht rauschende stimmen</text:p>
          </table:table-cell>
          <table:table-cell office:value-type="float" office:value="100">
            <text:p>100</text:p>
          </table:table-cell>
          <table:table-cell/>
          <table:table-cell office:value-type="float" office:value="100">
            <text:p>100</text:p>
          </table:table-cell>
          <table:table-cell/>
          <table:table-cell office:value-type="float" office:value="33">
            <text:p>33</text:p>
          </table:table-cell>
          <table:table-cell office:value-type="string">
            <text:p>rauschende stimmen nicht beide stimmen gut verstaendlich technische stimmen teilweise\</text:p>
          </table:table-cell>
          <table:table-cell office:value-type="float" office:value="37">
            <text:p>37</text:p>
          </table:table-cell>
          <table:table-cell office:value-type="string">
            <text:p>stark rauschende stimmen</text:p>
          </table:table-cell>
          <table:table-cell office:value-type="float" office:value="33">
            <text:p>33</text:p>
          </table:table-cell>
          <table:table-cell office:value-type="string">
            <text:p>rauschen in der einen Stimme starke ueberlagerung</text:p>
          </table:table-cell>
          <table:table-cell office:value-type="float" office:value="100">
            <text:p>100</text:p>
          </table:table-cell>
          <table:table-cell/>
          <table:table-cell office:value-type="float" office:value="70">
            <text:p>70</text:p>
          </table:table-cell>
          <table:table-cell office:value-type="string">
            <text:p>leicht rauschende stimmen</text:p>
          </table:table-cell>
          <table:table-cell table:number-columns-repeated="32"/>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SL.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86">
            <text:p>86</text:p>
          </table:table-cell>
          <table:table-cell/>
          <table:table-cell office:value-type="float" office:value="33">
            <text:p>33</text:p>
          </table:table-cell>
          <table:table-cell/>
          <table:table-cell office:value-type="float" office:value="85">
            <text:p>85</text:p>
          </table:table-cell>
          <table:table-cell/>
          <table:table-cell office:value-type="float" office:value="84">
            <text:p>84</text:p>
          </table:table-cell>
          <table:table-cell/>
          <table:table-cell office:value-type="float" office:value="54">
            <text:p>54</text:p>
          </table:table-cell>
          <table:table-cell/>
          <table:table-cell office:value-type="float" office:value="9">
            <text:p>9</text:p>
          </table:table-cell>
          <table:table-cell/>
          <table:table-cell office:value-type="float" office:value="54">
            <text:p>54</text:p>
          </table:table-cell>
          <table:table-cell/>
          <table:table-cell office:value-type="float" office:value="84">
            <text:p>84</text:p>
          </table:table-cell>
          <table:table-cell/>
          <table:table-cell office:value-type="float" office:value="28">
            <text:p>28</text:p>
          </table:table-cell>
          <table:table-cell table:number-columns-repeated="33"/>
        </table:table-row>
        <table:table-row table:style-name="ro1">
          <table:table-cell office:value-type="float" office:value="1">
            <text:p>1</text:p>
          </table:table-cell>
          <table:table-cell office:value-type="float" office:value="100">
            <text:p>100</text:p>
          </table:table-cell>
          <table:table-cell/>
          <table:table-cell office:value-type="float" office:value="23">
            <text:p>23</text:p>
          </table:table-cell>
          <table:table-cell/>
          <table:table-cell office:value-type="float" office:value="37">
            <text:p>37</text:p>
          </table:table-cell>
          <table:table-cell/>
          <table:table-cell office:value-type="float" office:value="100">
            <text:p>100</text:p>
          </table:table-cell>
          <table:table-cell/>
          <table:table-cell office:value-type="float" office:value="5">
            <text:p>5</text:p>
          </table:table-cell>
          <table:table-cell/>
          <table:table-cell office:value-type="float" office:value="5">
            <text:p>5</text:p>
          </table:table-cell>
          <table:table-cell/>
          <table:table-cell office:value-type="float" office:value="38">
            <text:p>38</text:p>
          </table:table-cell>
          <table:table-cell/>
          <table:table-cell office:value-type="float" office:value="58">
            <text:p>58</text:p>
          </table:table-cell>
          <table:table-cell/>
          <table:table-cell office:value-type="float" office:value="5">
            <text:p>5</text:p>
          </table:table-cell>
          <table:table-cell table:number-columns-repeated="33"/>
        </table:table-row>
        <table:table-row table:style-name="ro1">
          <table:table-cell office:value-type="float" office:value="2">
            <text:p>2</text:p>
          </table:table-cell>
          <table:table-cell office:value-type="float" office:value="92">
            <text:p>92</text:p>
          </table:table-cell>
          <table:table-cell/>
          <table:table-cell office:value-type="float" office:value="91">
            <text:p>91</text:p>
          </table:table-cell>
          <table:table-cell/>
          <table:table-cell office:value-type="float" office:value="92">
            <text:p>92</text:p>
          </table:table-cell>
          <table:table-cell/>
          <table:table-cell office:value-type="float" office:value="100">
            <text:p>100</text:p>
          </table:table-cell>
          <table:table-cell/>
          <table:table-cell office:value-type="float" office:value="18">
            <text:p>18</text:p>
          </table:table-cell>
          <table:table-cell/>
          <table:table-cell office:value-type="float" office:value="4">
            <text:p>4</text:p>
          </table:table-cell>
          <table:table-cell/>
          <table:table-cell office:value-type="float" office:value="19">
            <text:p>19</text:p>
          </table:table-cell>
          <table:table-cell/>
          <table:table-cell office:value-type="float" office:value="89">
            <text:p>89</text:p>
          </table:table-cell>
          <table:table-cell/>
          <table:table-cell office:value-type="float" office:value="33">
            <text:p>33</text:p>
          </table:table-cell>
          <table:table-cell table:number-columns-repeated="33"/>
        </table:table-row>
        <table:table-row table:style-name="ro1">
          <table:table-cell office:value-type="float" office:value="3">
            <text:p>3</text:p>
          </table:table-cell>
          <table:table-cell office:value-type="float" office:value="100">
            <text:p>100</text:p>
          </table:table-cell>
          <table:table-cell/>
          <table:table-cell office:value-type="float" office:value="33">
            <text:p>33</text:p>
          </table:table-cell>
          <table:table-cell/>
          <table:table-cell office:value-type="float" office:value="30">
            <text:p>30</text:p>
          </table:table-cell>
          <table:table-cell/>
          <table:table-cell office:value-type="float" office:value="100">
            <text:p>100</text:p>
          </table:table-cell>
          <table:table-cell/>
          <table:table-cell office:value-type="float" office:value="30">
            <text:p>30</text:p>
          </table:table-cell>
          <table:table-cell/>
          <table:table-cell office:value-type="float" office:value="7">
            <text:p>7</text:p>
          </table:table-cell>
          <table:table-cell/>
          <table:table-cell office:value-type="float" office:value="32">
            <text:p>32</text:p>
          </table:table-cell>
          <table:table-cell/>
          <table:table-cell office:value-type="float" office:value="48">
            <text:p>48</text:p>
          </table:table-cell>
          <table:table-cell/>
          <table:table-cell office:value-type="float" office:value="35">
            <text:p>35</text:p>
          </table:table-cell>
          <table:table-cell table:number-columns-repeated="33"/>
        </table:table-row>
        <table:table-row table:style-name="ro1">
          <table:table-cell office:value-type="float" office:value="4">
            <text:p>4</text:p>
          </table:table-cell>
          <table:table-cell office:value-type="float" office:value="53">
            <text:p>53</text:p>
          </table:table-cell>
          <table:table-cell/>
          <table:table-cell office:value-type="float" office:value="51">
            <text:p>51</text:p>
          </table:table-cell>
          <table:table-cell/>
          <table:table-cell office:value-type="float" office:value="32">
            <text:p>32</text:p>
          </table:table-cell>
          <table:table-cell/>
          <table:table-cell office:value-type="float" office:value="51">
            <text:p>51</text:p>
          </table:table-cell>
          <table:table-cell/>
          <table:table-cell office:value-type="float" office:value="4">
            <text:p>4</text:p>
          </table:table-cell>
          <table:table-cell/>
          <table:table-cell office:value-type="float" office:value="32">
            <text:p>32</text:p>
          </table:table-cell>
          <table:table-cell/>
          <table:table-cell office:value-type="float" office:value="4">
            <text:p>4</text:p>
          </table:table-cell>
          <table:table-cell/>
          <table:table-cell office:value-type="float" office:value="81">
            <text:p>81</text:p>
          </table:table-cell>
          <table:table-cell/>
          <table:table-cell office:value-type="float" office:value="35">
            <text:p>35</text:p>
          </table:table-cell>
          <table:table-cell table:number-columns-repeated="33"/>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DR.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100">
            <text:p>100</text:p>
          </table:table-cell>
          <table:table-cell/>
          <table:table-cell office:value-type="float" office:value="70">
            <text:p>70</text:p>
          </table:table-cell>
          <table:table-cell/>
          <table:table-cell office:value-type="float" office:value="81">
            <text:p>81</text:p>
          </table:table-cell>
          <table:table-cell/>
          <table:table-cell office:value-type="float" office:value="100">
            <text:p>100</text:p>
          </table:table-cell>
          <table:table-cell/>
          <table:table-cell office:value-type="float" office:value="95">
            <text:p>95</text:p>
          </table:table-cell>
          <table:table-cell/>
          <table:table-cell office:value-type="float" office:value="0">
            <text:p>0</text:p>
          </table:table-cell>
          <table:table-cell/>
          <table:table-cell office:value-type="float" office:value="98">
            <text:p>98</text:p>
          </table:table-cell>
          <table:table-cell/>
          <table:table-cell office:value-type="float" office:value="96">
            <text:p>96</text:p>
          </table:table-cell>
          <table:table-cell/>
          <table:table-cell office:value-type="float" office:value="60">
            <text:p>60</text:p>
          </table:table-cell>
          <table:table-cell table:number-columns-repeated="33"/>
        </table:table-row>
        <table:table-row table:style-name="ro1">
          <table:table-cell office:value-type="float" office:value="1">
            <text:p>1</text:p>
          </table:table-cell>
          <table:table-cell office:value-type="float" office:value="100">
            <text:p>100</text:p>
          </table:table-cell>
          <table:table-cell/>
          <table:table-cell office:value-type="float" office:value="17">
            <text:p>17</text:p>
          </table:table-cell>
          <table:table-cell/>
          <table:table-cell office:value-type="float" office:value="20">
            <text:p>20</text:p>
          </table:table-cell>
          <table:table-cell/>
          <table:table-cell office:value-type="float" office:value="90">
            <text:p>90</text:p>
          </table:table-cell>
          <table:table-cell/>
          <table:table-cell office:value-type="float" office:value="6">
            <text:p>6</text:p>
          </table:table-cell>
          <table:table-cell/>
          <table:table-cell office:value-type="float" office:value="14">
            <text:p>14</text:p>
          </table:table-cell>
          <table:table-cell/>
          <table:table-cell office:value-type="float" office:value="0">
            <text:p>0</text:p>
          </table:table-cell>
          <table:table-cell/>
          <table:table-cell office:value-type="float" office:value="18">
            <text:p>18</text:p>
          </table:table-cell>
          <table:table-cell/>
          <table:table-cell office:value-type="float" office:value="40">
            <text:p>40</text:p>
          </table:table-cell>
          <table:table-cell table:number-columns-repeated="33"/>
        </table:table-row>
        <table:table-row table:style-name="ro1">
          <table:table-cell office:value-type="float" office:value="2">
            <text:p>2</text:p>
          </table:table-cell>
          <table:table-cell office:value-type="float" office:value="95">
            <text:p>95</text:p>
          </table:table-cell>
          <table:table-cell/>
          <table:table-cell office:value-type="float" office:value="95">
            <text:p>95</text:p>
          </table:table-cell>
          <table:table-cell/>
          <table:table-cell office:value-type="float" office:value="58">
            <text:p>58</text:p>
          </table:table-cell>
          <table:table-cell/>
          <table:table-cell office:value-type="float" office:value="100">
            <text:p>100</text:p>
          </table:table-cell>
          <table:table-cell/>
          <table:table-cell office:value-type="float" office:value="26">
            <text:p>26</text:p>
          </table:table-cell>
          <table:table-cell/>
          <table:table-cell office:value-type="float" office:value="70">
            <text:p>70</text:p>
          </table:table-cell>
          <table:table-cell/>
          <table:table-cell office:value-type="float" office:value="83">
            <text:p>83</text:p>
          </table:table-cell>
          <table:table-cell/>
          <table:table-cell office:value-type="float" office:value="99">
            <text:p>99</text:p>
          </table:table-cell>
          <table:table-cell/>
          <table:table-cell office:value-type="float" office:value="95">
            <text:p>95</text:p>
          </table:table-cell>
          <table:table-cell table:number-columns-repeated="33"/>
        </table:table-row>
        <table:table-row table:style-name="ro1">
          <table:table-cell office:value-type="float" office:value="3">
            <text:p>3</text:p>
          </table:table-cell>
          <table:table-cell office:value-type="float" office:value="100">
            <text:p>100</text:p>
          </table:table-cell>
          <table:table-cell/>
          <table:table-cell office:value-type="float" office:value="26">
            <text:p>26</text:p>
          </table:table-cell>
          <table:table-cell/>
          <table:table-cell office:value-type="float" office:value="36">
            <text:p>36</text:p>
          </table:table-cell>
          <table:table-cell/>
          <table:table-cell office:value-type="float" office:value="99">
            <text:p>99</text:p>
          </table:table-cell>
          <table:table-cell/>
          <table:table-cell office:value-type="float" office:value="17">
            <text:p>17</text:p>
          </table:table-cell>
          <table:table-cell/>
          <table:table-cell office:value-type="float" office:value="9">
            <text:p>9</text:p>
          </table:table-cell>
          <table:table-cell/>
          <table:table-cell office:value-type="float" office:value="41">
            <text:p>41</text:p>
          </table:table-cell>
          <table:table-cell/>
          <table:table-cell office:value-type="float" office:value="39">
            <text:p>39</text:p>
          </table:table-cell>
          <table:table-cell/>
          <table:table-cell office:value-type="float" office:value="26">
            <text:p>26</text:p>
          </table:table-cell>
          <table:table-cell table:number-columns-repeated="33"/>
        </table:table-row>
        <table:table-row table:style-name="ro1">
          <table:table-cell office:value-type="float" office:value="4">
            <text:p>4</text:p>
          </table:table-cell>
          <table:table-cell office:value-type="float" office:value="99">
            <text:p>99</text:p>
          </table:table-cell>
          <table:table-cell/>
          <table:table-cell office:value-type="float" office:value="73">
            <text:p>73</text:p>
          </table:table-cell>
          <table:table-cell/>
          <table:table-cell office:value-type="float" office:value="68">
            <text:p>68</text:p>
          </table:table-cell>
          <table:table-cell/>
          <table:table-cell office:value-type="float" office:value="98">
            <text:p>98</text:p>
          </table:table-cell>
          <table:table-cell/>
          <table:table-cell office:value-type="float" office:value="35">
            <text:p>35</text:p>
          </table:table-cell>
          <table:table-cell/>
          <table:table-cell office:value-type="float" office:value="35">
            <text:p>35</text:p>
          </table:table-cell>
          <table:table-cell/>
          <table:table-cell office:value-type="float" office:value="40">
            <text:p>40</text:p>
          </table:table-cell>
          <table:table-cell/>
          <table:table-cell office:value-type="float" office:value="100">
            <text:p>100</text:p>
          </table:table-cell>
          <table:table-cell/>
          <table:table-cell office:value-type="float" office:value="81">
            <text:p>81</text:p>
          </table:table-cell>
          <table:table-cell table:number-columns-repeated="33"/>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BS.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100">
            <text:p>100</text:p>
          </table:table-cell>
          <table:table-cell/>
          <table:table-cell office:value-type="float" office:value="5">
            <text:p>5</text:p>
          </table:table-cell>
          <table:table-cell/>
          <table:table-cell office:value-type="float" office:value="42">
            <text:p>42</text:p>
          </table:table-cell>
          <table:table-cell/>
          <table:table-cell office:value-type="float" office:value="88">
            <text:p>88</text:p>
          </table:table-cell>
          <table:table-cell/>
          <table:table-cell office:value-type="float" office:value="11">
            <text:p>11</text:p>
          </table:table-cell>
          <table:table-cell/>
          <table:table-cell office:value-type="float" office:value="0">
            <text:p>0</text:p>
          </table:table-cell>
          <table:table-cell/>
          <table:table-cell office:value-type="float" office:value="40">
            <text:p>40</text:p>
          </table:table-cell>
          <table:table-cell/>
          <table:table-cell office:value-type="float" office:value="91">
            <text:p>91</text:p>
          </table:table-cell>
          <table:table-cell/>
          <table:table-cell office:value-type="float" office:value="34">
            <text:p>34</text:p>
          </table:table-cell>
          <table:table-cell table:number-columns-repeated="33"/>
        </table:table-row>
        <table:table-row table:style-name="ro1">
          <table:table-cell office:value-type="float" office:value="1">
            <text:p>1</text:p>
          </table:table-cell>
          <table:table-cell office:value-type="float" office:value="100">
            <text:p>100</text:p>
          </table:table-cell>
          <table:table-cell/>
          <table:table-cell office:value-type="float" office:value="2">
            <text:p>2</text:p>
          </table:table-cell>
          <table:table-cell/>
          <table:table-cell office:value-type="float" office:value="57">
            <text:p>57</text:p>
          </table:table-cell>
          <table:table-cell/>
          <table:table-cell office:value-type="float" office:value="62">
            <text:p>62</text:p>
          </table:table-cell>
          <table:table-cell/>
          <table:table-cell office:value-type="float" office:value="6">
            <text:p>6</text:p>
          </table:table-cell>
          <table:table-cell/>
          <table:table-cell office:value-type="float" office:value="1">
            <text:p>1</text:p>
          </table:table-cell>
          <table:table-cell/>
          <table:table-cell office:value-type="float" office:value="10">
            <text:p>10</text:p>
          </table:table-cell>
          <table:table-cell/>
          <table:table-cell office:value-type="float" office:value="16">
            <text:p>16</text:p>
          </table:table-cell>
          <table:table-cell/>
          <table:table-cell office:value-type="float" office:value="23">
            <text:p>23</text:p>
          </table:table-cell>
          <table:table-cell table:number-columns-repeated="33"/>
        </table:table-row>
        <table:table-row table:style-name="ro1">
          <table:table-cell office:value-type="float" office:value="2">
            <text:p>2</text:p>
          </table:table-cell>
          <table:table-cell office:value-type="float" office:value="100">
            <text:p>100</text:p>
          </table:table-cell>
          <table:table-cell/>
          <table:table-cell office:value-type="float" office:value="8">
            <text:p>8</text:p>
          </table:table-cell>
          <table:table-cell/>
          <table:table-cell office:value-type="float" office:value="78">
            <text:p>78</text:p>
          </table:table-cell>
          <table:table-cell/>
          <table:table-cell office:value-type="float" office:value="87">
            <text:p>87</text:p>
          </table:table-cell>
          <table:table-cell/>
          <table:table-cell office:value-type="float" office:value="55">
            <text:p>55</text:p>
          </table:table-cell>
          <table:table-cell/>
          <table:table-cell office:value-type="float" office:value="2">
            <text:p>2</text:p>
          </table:table-cell>
          <table:table-cell/>
          <table:table-cell office:value-type="float" office:value="62">
            <text:p>62</text:p>
          </table:table-cell>
          <table:table-cell/>
          <table:table-cell office:value-type="float" office:value="94">
            <text:p>94</text:p>
          </table:table-cell>
          <table:table-cell/>
          <table:table-cell office:value-type="float" office:value="32">
            <text:p>32</text:p>
          </table:table-cell>
          <table:table-cell table:number-columns-repeated="33"/>
        </table:table-row>
        <table:table-row table:style-name="ro1">
          <table:table-cell office:value-type="float" office:value="3">
            <text:p>3</text:p>
          </table:table-cell>
          <table:table-cell office:value-type="float" office:value="100">
            <text:p>100</text:p>
          </table:table-cell>
          <table:table-cell/>
          <table:table-cell office:value-type="float" office:value="30">
            <text:p>30</text:p>
          </table:table-cell>
          <table:table-cell/>
          <table:table-cell office:value-type="float" office:value="33">
            <text:p>33</text:p>
          </table:table-cell>
          <table:table-cell/>
          <table:table-cell office:value-type="float" office:value="90">
            <text:p>90</text:p>
          </table:table-cell>
          <table:table-cell/>
          <table:table-cell office:value-type="float" office:value="8">
            <text:p>8</text:p>
          </table:table-cell>
          <table:table-cell/>
          <table:table-cell office:value-type="float" office:value="0">
            <text:p>0</text:p>
          </table:table-cell>
          <table:table-cell/>
          <table:table-cell office:value-type="float" office:value="19">
            <text:p>19</text:p>
          </table:table-cell>
          <table:table-cell/>
          <table:table-cell office:value-type="float" office:value="56">
            <text:p>56</text:p>
          </table:table-cell>
          <table:table-cell/>
          <table:table-cell office:value-type="float" office:value="77">
            <text:p>77</text:p>
          </table:table-cell>
          <table:table-cell table:number-columns-repeated="33"/>
        </table:table-row>
        <table:table-row table:style-name="ro1">
          <table:table-cell office:value-type="float" office:value="4">
            <text:p>4</text:p>
          </table:table-cell>
          <table:table-cell office:value-type="float" office:value="94">
            <text:p>94</text:p>
          </table:table-cell>
          <table:table-cell/>
          <table:table-cell office:value-type="float" office:value="24">
            <text:p>24</text:p>
          </table:table-cell>
          <table:table-cell/>
          <table:table-cell office:value-type="float" office:value="63">
            <text:p>63</text:p>
          </table:table-cell>
          <table:table-cell/>
          <table:table-cell office:value-type="float" office:value="100">
            <text:p>100</text:p>
          </table:table-cell>
          <table:table-cell/>
          <table:table-cell office:value-type="float" office:value="39">
            <text:p>39</text:p>
          </table:table-cell>
          <table:table-cell/>
          <table:table-cell office:value-type="float" office:value="11">
            <text:p>11</text:p>
          </table:table-cell>
          <table:table-cell/>
          <table:table-cell office:value-type="float" office:value="46">
            <text:p>46</text:p>
          </table:table-cell>
          <table:table-cell/>
          <table:table-cell office:value-type="float" office:value="84">
            <text:p>84</text:p>
          </table:table-cell>
          <table:table-cell/>
          <table:table-cell office:value-type="float" office:value="33">
            <text:p>33</text:p>
          </table:table-cell>
          <table:table-cell table:number-columns-repeated="33"/>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UT.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100">
            <text:p>100</text:p>
          </table:table-cell>
          <table:table-cell/>
          <table:table-cell office:value-type="float" office:value="26">
            <text:p>26</text:p>
          </table:table-cell>
          <table:table-cell office:value-type="string">
            <text:p>Klingt dumpf</text:p>
          </table:table-cell>
          <table:table-cell office:value-type="float" office:value="85">
            <text:p>85</text:p>
          </table:table-cell>
          <table:table-cell office:value-type="string">
            <text:p>Sehr Hohe Töne werden stärker hervorgehoben. <text:s/>Ist etwas unangenehm wenn das 'Klirr-Geräusch' (ich denke es ist ein Becken eines Schlagzeugs) kommt.</text:p>
          </table:table-cell>
          <table:table-cell office:value-type="float" office:value="100">
            <text:p>100</text:p>
          </table:table-cell>
          <table:table-cell/>
          <table:table-cell office:value-type="float" office:value="91">
            <text:p>91</text:p>
          </table:table-cell>
          <table:table-cell office:value-type="string">
            <text:p>Etwas Rauschen vorhanden</text:p>
          </table:table-cell>
          <table:table-cell office:value-type="float" office:value="8">
            <text:p>8</text:p>
          </table:table-cell>
          <table:table-cell office:value-type="string">
            <text:p>schlechte tonqualität, klingt wie aus einem radio mit schlechten lautsprechern. Ein Eindruck von etwas Hall wird durch dieses Sample gegeben.Sound sehr dumpf</text:p>
          </table:table-cell>
          <table:table-cell office:value-type="float" office:value="93">
            <text:p>93</text:p>
          </table:table-cell>
          <table:table-cell/>
          <table:table-cell office:value-type="float" office:value="87">
            <text:p>87</text:p>
          </table:table-cell>
          <table:table-cell office:value-type="string">
            <text:p>Etwas Rauschen</text:p>
          </table:table-cell>
          <table:table-cell office:value-type="float" office:value="52">
            <text:p>52</text:p>
          </table:table-cell>
          <table:table-cell office:value-type="string">
            <text:p>Gut Versändlich aber es klingt als ob die Tiefen Töne hervorgehoben werden.</text:p>
          </table:table-cell>
          <table:table-cell table:number-columns-repeated="32"/>
        </table:table-row>
        <table:table-row table:style-name="ro1">
          <table:table-cell office:value-type="float" office:value="1">
            <text:p>1</text:p>
          </table:table-cell>
          <table:table-cell office:value-type="float" office:value="100">
            <text:p>100</text:p>
          </table:table-cell>
          <table:table-cell/>
          <table:table-cell office:value-type="float" office:value="11">
            <text:p>11</text:p>
          </table:table-cell>
          <table:table-cell office:value-type="string">
            <text:p>schlechte Qualität. Kein 3D Effekt.leichtes Rauschen</text:p>
          </table:table-cell>
          <table:table-cell office:value-type="float" office:value="80">
            <text:p>80</text:p>
          </table:table-cell>
          <table:table-cell office:value-type="string">
            <text:p>Auch Rauschen vorhanden. 3D Effekt nicht/kaum vorhanden</text:p>
          </table:table-cell>
          <table:table-cell office:value-type="float" office:value="100">
            <text:p>100</text:p>
          </table:table-cell>
          <table:table-cell/>
          <table:table-cell office:value-type="float" office:value="18">
            <text:p>18</text:p>
          </table:table-cell>
          <table:table-cell/>
          <table:table-cell office:value-type="float" office:value="5">
            <text:p>5</text:p>
          </table:table-cell>
          <table:table-cell office:value-type="string">
            <text:p>Klingt nach viel Hall und schelchte Qualität. Lange Konversationen mit dieser Qualität erfordern sicher mehr Konzentration zum Verstehen der Sprecherin.Ausserdem kommt es so vor, als ob in den ersten Sekunden die Töne links-rechts wechselnd aus dem Kopfhörer kommen.</text:p>
          </table:table-cell>
          <table:table-cell office:value-type="float" office:value="18">
            <text:p>18</text:p>
          </table:table-cell>
          <table:table-cell office:value-type="string">
            <text:p>unangenehm starkes 'Nachrauschen'</text:p>
          </table:table-cell>
          <table:table-cell office:value-type="float" office:value="26">
            <text:p>26</text:p>
          </table:table-cell>
          <table:table-cell office:value-type="string">
            <text:p>Hall vorhanden. Rauschen vorhanden.Rauschen wirkt wie Nachrauschen von dem was die Sprecherin sagt.</text:p>
          </table:table-cell>
          <table:table-cell office:value-type="float" office:value="41">
            <text:p>41</text:p>
          </table:table-cell>
          <table:table-cell office:value-type="string">
            <text:p>Kein 3D Effekt. Hall stört die Qualität</text:p>
          </table:table-cell>
          <table:table-cell table:number-columns-repeated="32"/>
        </table:table-row>
        <table:table-row table:style-name="ro1">
          <table:table-cell office:value-type="float" office:value="2">
            <text:p>2</text:p>
          </table:table-cell>
          <table:table-cell office:value-type="float" office:value="100">
            <text:p>100</text:p>
          </table:table-cell>
          <table:table-cell/>
          <table:table-cell office:value-type="float" office:value="29">
            <text:p>29</text:p>
          </table:table-cell>
          <table:table-cell/>
          <table:table-cell office:value-type="float" office:value="17">
            <text:p>17</text:p>
          </table:table-cell>
          <table:table-cell office:value-type="string">
            <text:p>Hohe Töne klirren dem Gesprochenen hinterher. Unangenehm. Sprache aber verständlich</text:p>
          </table:table-cell>
          <table:table-cell office:value-type="float" office:value="96">
            <text:p>96</text:p>
          </table:table-cell>
          <table:table-cell/>
          <table:table-cell office:value-type="float" office:value="22">
            <text:p>22</text:p>
          </table:table-cell>
          <table:table-cell office:value-type="string">
            <text:p>noch stärker 'robotisierte' Qualität</text:p>
          </table:table-cell>
          <table:table-cell office:value-type="float" office:value="20">
            <text:p>20</text:p>
          </table:table-cell>
          <table:table-cell office:value-type="string">
            <text:p>dumpfer klang, <text:s/>Frau besser verständlich als Mann.</text:p>
          </table:table-cell>
          <table:table-cell office:value-type="float" office:value="37">
            <text:p>37</text:p>
          </table:table-cell>
          <table:table-cell office:value-type="string">
            <text:p>Klingt 'Robotisiert' oder kratzig/rauschig. Mann leicht schlechter verständlich als Frau.</text:p>
          </table:table-cell>
          <table:table-cell office:value-type="float" office:value="83">
            <text:p>83</text:p>
          </table:table-cell>
          <table:table-cell office:value-type="string">
            <text:p>leichtes Rauschen</text:p>
          </table:table-cell>
          <table:table-cell office:value-type="float" office:value="56">
            <text:p>56</text:p>
          </table:table-cell>
          <table:table-cell office:value-type="string">
            <text:p>dumpf</text:p>
          </table:table-cell>
          <table:table-cell table:number-columns-repeated="32"/>
        </table:table-row>
        <table:table-row table:style-name="ro1">
          <table:table-cell office:value-type="float" office:value="3">
            <text:p>3</text:p>
          </table:table-cell>
          <table:table-cell office:value-type="float" office:value="100">
            <text:p>100</text:p>
          </table:table-cell>
          <table:table-cell/>
          <table:table-cell office:value-type="float" office:value="22">
            <text:p>22</text:p>
          </table:table-cell>
          <table:table-cell office:value-type="string">
            <text:p>3D Effekt nicht/kaum wahrnehmbar</text:p>
          </table:table-cell>
          <table:table-cell office:value-type="float" office:value="39">
            <text:p>39</text:p>
          </table:table-cell>
          <table:table-cell office:value-type="string">
            <text:p>Hohes klirrendes Rauschen.</text:p>
          </table:table-cell>
          <table:table-cell office:value-type="float" office:value="100">
            <text:p>100</text:p>
          </table:table-cell>
          <table:table-cell/>
          <table:table-cell office:value-type="float" office:value="15">
            <text:p>15</text:p>
          </table:table-cell>
          <table:table-cell office:value-type="string">
            <text:p>klingt robotisiert.</text:p>
          </table:table-cell>
          <table:table-cell office:value-type="float" office:value="20">
            <text:p>20</text:p>
          </table:table-cell>
          <table:table-cell office:value-type="string">
            <text:p>Sprecher sind schlechter auseinander zu halten</text:p>
          </table:table-cell>
          <table:table-cell office:value-type="float" office:value="62">
            <text:p>62</text:p>
          </table:table-cell>
          <table:table-cell office:value-type="string">
            <text:p>Rauschen. Wirkt als ob jemand zusätzlich flüstern würde.</text:p>
          </table:table-cell>
          <table:table-cell office:value-type="float" office:value="77">
            <text:p>77</text:p>
          </table:table-cell>
          <table:table-cell/>
          <table:table-cell office:value-type="float" office:value="70">
            <text:p>70</text:p>
          </table:table-cell>
          <table:table-cell office:value-type="string">
            <text:p>leichtes Gefühl von Hall. Personen klingen weiter entfernt</text:p>
          </table:table-cell>
          <table:table-cell table:number-columns-repeated="32"/>
        </table:table-row>
        <table:table-row table:style-name="ro1">
          <table:table-cell office:value-type="float" office:value="4">
            <text:p>4</text:p>
          </table:table-cell>
          <table:table-cell office:value-type="float" office:value="100">
            <text:p>100</text:p>
          </table:table-cell>
          <table:table-cell/>
          <table:table-cell office:value-type="float" office:value="56">
            <text:p>56</text:p>
          </table:table-cell>
          <table:table-cell office:value-type="string">
            <text:p>Sprache nicht so klar wie bei Referenz</text:p>
          </table:table-cell>
          <table:table-cell office:value-type="float" office:value="79">
            <text:p>79</text:p>
          </table:table-cell>
          <table:table-cell office:value-type="string">
            <text:p>Männlicher Sprecher hat 'nachrauschen' mit drin, klingt nicht so gut.</text:p>
          </table:table-cell>
          <table:table-cell office:value-type="float" office:value="97">
            <text:p>97</text:p>
          </table:table-cell>
          <table:table-cell/>
          <table:table-cell office:value-type="float" office:value="44">
            <text:p>44</text:p>
          </table:table-cell>
          <table:table-cell office:value-type="string">
            <text:p>'robotisiert', kratziges, rauschiges etwas das mit zur sprache kommt.</text:p>
          </table:table-cell>
          <table:table-cell office:value-type="float" office:value="47">
            <text:p>47</text:p>
          </table:table-cell>
          <table:table-cell/>
          <table:table-cell office:value-type="float" office:value="36">
            <text:p>36</text:p>
          </table:table-cell>
          <table:table-cell office:value-type="string">
            <text:p>weibliche Sprecherin klingt schlecht/kratzig</text:p>
          </table:table-cell>
          <table:table-cell office:value-type="float" office:value="88">
            <text:p>88</text:p>
          </table:table-cell>
          <table:table-cell/>
          <table:table-cell office:value-type="float" office:value="72">
            <text:p>72</text:p>
          </table:table-cell>
          <table:table-cell office:value-type="string">
            <text:p>dumpfer und leiser als Referenz</text:p>
          </table:table-cell>
          <table:table-cell table:number-columns-repeated="32"/>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CH.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100">
            <text:p>100</text:p>
          </table:table-cell>
          <table:table-cell/>
          <table:table-cell office:value-type="float" office:value="54">
            <text:p>54</text:p>
          </table:table-cell>
          <table:table-cell/>
          <table:table-cell office:value-type="float" office:value="54">
            <text:p>54</text:p>
          </table:table-cell>
          <table:table-cell/>
          <table:table-cell office:value-type="float" office:value="88">
            <text:p>88</text:p>
          </table:table-cell>
          <table:table-cell/>
          <table:table-cell office:value-type="float" office:value="17">
            <text:p>17</text:p>
          </table:table-cell>
          <table:table-cell/>
          <table:table-cell office:value-type="float" office:value="8">
            <text:p>8</text:p>
          </table:table-cell>
          <table:table-cell/>
          <table:table-cell office:value-type="float" office:value="61">
            <text:p>61</text:p>
          </table:table-cell>
          <table:table-cell/>
          <table:table-cell office:value-type="float" office:value="72">
            <text:p>72</text:p>
          </table:table-cell>
          <table:table-cell/>
          <table:table-cell office:value-type="float" office:value="37">
            <text:p>37</text:p>
          </table:table-cell>
          <table:table-cell table:number-columns-repeated="33"/>
        </table:table-row>
        <table:table-row table:style-name="ro1">
          <table:table-cell office:value-type="float" office:value="1">
            <text:p>1</text:p>
          </table:table-cell>
          <table:table-cell office:value-type="float" office:value="100">
            <text:p>100</text:p>
          </table:table-cell>
          <table:table-cell/>
          <table:table-cell office:value-type="float" office:value="10">
            <text:p>10</text:p>
          </table:table-cell>
          <table:table-cell/>
          <table:table-cell office:value-type="float" office:value="32">
            <text:p>32</text:p>
          </table:table-cell>
          <table:table-cell/>
          <table:table-cell office:value-type="float" office:value="85">
            <text:p>85</text:p>
          </table:table-cell>
          <table:table-cell/>
          <table:table-cell office:value-type="float" office:value="14">
            <text:p>14</text:p>
          </table:table-cell>
          <table:table-cell/>
          <table:table-cell office:value-type="float" office:value="8">
            <text:p>8</text:p>
          </table:table-cell>
          <table:table-cell/>
          <table:table-cell office:value-type="float" office:value="21">
            <text:p>21</text:p>
          </table:table-cell>
          <table:table-cell/>
          <table:table-cell office:value-type="float" office:value="34">
            <text:p>34</text:p>
          </table:table-cell>
          <table:table-cell/>
          <table:table-cell office:value-type="float" office:value="51">
            <text:p>51</text:p>
          </table:table-cell>
          <table:table-cell office:value-type="string">
            <text:p>Mono?</text:p>
          </table:table-cell>
          <table:table-cell table:number-columns-repeated="32"/>
        </table:table-row>
        <table:table-row table:style-name="ro1">
          <table:table-cell office:value-type="float" office:value="2">
            <text:p>2</text:p>
          </table:table-cell>
          <table:table-cell office:value-type="float" office:value="100">
            <text:p>100</text:p>
          </table:table-cell>
          <table:table-cell/>
          <table:table-cell office:value-type="float" office:value="84">
            <text:p>84</text:p>
          </table:table-cell>
          <table:table-cell/>
          <table:table-cell office:value-type="float" office:value="100">
            <text:p>100</text:p>
          </table:table-cell>
          <table:table-cell/>
          <table:table-cell office:value-type="float" office:value="100">
            <text:p>100</text:p>
          </table:table-cell>
          <table:table-cell/>
          <table:table-cell office:value-type="float" office:value="89">
            <text:p>89</text:p>
          </table:table-cell>
          <table:table-cell/>
          <table:table-cell office:value-type="float" office:value="8">
            <text:p>8</text:p>
          </table:table-cell>
          <table:table-cell/>
          <table:table-cell office:value-type="float" office:value="71">
            <text:p>71</text:p>
          </table:table-cell>
          <table:table-cell/>
          <table:table-cell office:value-type="float" office:value="91">
            <text:p>91</text:p>
          </table:table-cell>
          <table:table-cell/>
          <table:table-cell office:value-type="float" office:value="22">
            <text:p>22</text:p>
          </table:table-cell>
          <table:table-cell table:number-columns-repeated="33"/>
        </table:table-row>
        <table:table-row table:style-name="ro1">
          <table:table-cell office:value-type="float" office:value="3">
            <text:p>3</text:p>
          </table:table-cell>
          <table:table-cell office:value-type="float" office:value="89">
            <text:p>89</text:p>
          </table:table-cell>
          <table:table-cell/>
          <table:table-cell office:value-type="float" office:value="14">
            <text:p>14</text:p>
          </table:table-cell>
          <table:table-cell office:value-type="string">
            <text:p>Flackert</text:p>
          </table:table-cell>
          <table:table-cell office:value-type="float" office:value="20">
            <text:p>20</text:p>
          </table:table-cell>
          <table:table-cell office:value-type="string">
            <text:p>flackert am Anfang</text:p>
          </table:table-cell>
          <table:table-cell office:value-type="float" office:value="100">
            <text:p>100</text:p>
          </table:table-cell>
          <table:table-cell/>
          <table:table-cell office:value-type="float" office:value="16">
            <text:p>16</text:p>
          </table:table-cell>
          <table:table-cell office:value-type="string">
            <text:p>blechern, flackert am Anfang</text:p>
          </table:table-cell>
          <table:table-cell office:value-type="float" office:value="10">
            <text:p>10</text:p>
          </table:table-cell>
          <table:table-cell office:value-type="string">
            <text:p>flackert am Anfang</text:p>
          </table:table-cell>
          <table:table-cell office:value-type="float" office:value="49">
            <text:p>49</text:p>
          </table:table-cell>
          <table:table-cell/>
          <table:table-cell office:value-type="float" office:value="72">
            <text:p>72</text:p>
          </table:table-cell>
          <table:table-cell/>
          <table:table-cell office:value-type="float" office:value="28">
            <text:p>28</text:p>
          </table:table-cell>
          <table:table-cell office:value-type="string">
            <text:p>mono</text:p>
          </table:table-cell>
          <table:table-cell table:number-columns-repeated="32"/>
        </table:table-row>
        <table:table-row table:style-name="ro1">
          <table:table-cell office:value-type="float" office:value="4">
            <text:p>4</text:p>
          </table:table-cell>
          <table:table-cell office:value-type="float" office:value="100">
            <text:p>100</text:p>
          </table:table-cell>
          <table:table-cell/>
          <table:table-cell office:value-type="float" office:value="48">
            <text:p>48</text:p>
          </table:table-cell>
          <table:table-cell/>
          <table:table-cell office:value-type="float" office:value="69">
            <text:p>69</text:p>
          </table:table-cell>
          <table:table-cell/>
          <table:table-cell office:value-type="float" office:value="100">
            <text:p>100</text:p>
          </table:table-cell>
          <table:table-cell/>
          <table:table-cell office:value-type="float" office:value="43">
            <text:p>43</text:p>
          </table:table-cell>
          <table:table-cell/>
          <table:table-cell office:value-type="float" office:value="4">
            <text:p>4</text:p>
          </table:table-cell>
          <table:table-cell/>
          <table:table-cell office:value-type="float" office:value="33">
            <text:p>33</text:p>
          </table:table-cell>
          <table:table-cell/>
          <table:table-cell office:value-type="float" office:value="100">
            <text:p>100</text:p>
          </table:table-cell>
          <table:table-cell/>
          <table:table-cell office:value-type="float" office:value="14">
            <text:p>14</text:p>
          </table:table-cell>
          <table:table-cell table:number-columns-repeated="33"/>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BG.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88">
            <text:p>88</text:p>
          </table:table-cell>
          <table:table-cell/>
          <table:table-cell office:value-type="float" office:value="33">
            <text:p>33</text:p>
          </table:table-cell>
          <table:table-cell/>
          <table:table-cell office:value-type="float" office:value="11">
            <text:p>11</text:p>
          </table:table-cell>
          <table:table-cell/>
          <table:table-cell office:value-type="float" office:value="90">
            <text:p>90</text:p>
          </table:table-cell>
          <table:table-cell/>
          <table:table-cell office:value-type="float" office:value="28">
            <text:p>28</text:p>
          </table:table-cell>
          <table:table-cell/>
          <table:table-cell office:value-type="float" office:value="9">
            <text:p>9</text:p>
          </table:table-cell>
          <table:table-cell/>
          <table:table-cell office:value-type="float" office:value="57">
            <text:p>57</text:p>
          </table:table-cell>
          <table:table-cell/>
          <table:table-cell office:value-type="float" office:value="100">
            <text:p>100</text:p>
          </table:table-cell>
          <table:table-cell/>
          <table:table-cell office:value-type="float" office:value="29">
            <text:p>29</text:p>
          </table:table-cell>
          <table:table-cell table:number-columns-repeated="33"/>
        </table:table-row>
        <table:table-row table:style-name="ro1">
          <table:table-cell office:value-type="float" office:value="1">
            <text:p>1</text:p>
          </table:table-cell>
          <table:table-cell office:value-type="float" office:value="100">
            <text:p>100</text:p>
          </table:table-cell>
          <table:table-cell/>
          <table:table-cell office:value-type="float" office:value="73">
            <text:p>73</text:p>
          </table:table-cell>
          <table:table-cell/>
          <table:table-cell office:value-type="float" office:value="72">
            <text:p>72</text:p>
          </table:table-cell>
          <table:table-cell/>
          <table:table-cell office:value-type="float" office:value="100">
            <text:p>100</text:p>
          </table:table-cell>
          <table:table-cell/>
          <table:table-cell office:value-type="float" office:value="32">
            <text:p>32</text:p>
          </table:table-cell>
          <table:table-cell office:value-type="string">
            <text:p>typisches internetrauschen beim sprechen</text:p>
          </table:table-cell>
          <table:table-cell office:value-type="float" office:value="14">
            <text:p>14</text:p>
          </table:table-cell>
          <table:table-cell/>
          <table:table-cell office:value-type="float" office:value="53">
            <text:p>53</text:p>
          </table:table-cell>
          <table:table-cell office:value-type="string">
            <text:p>als ob die erste stimme, von einer flüsternden unterlegt sei</text:p>
          </table:table-cell>
          <table:table-cell office:value-type="float" office:value="56">
            <text:p>56</text:p>
          </table:table-cell>
          <table:table-cell/>
          <table:table-cell office:value-type="float" office:value="56">
            <text:p>56</text:p>
          </table:table-cell>
          <table:table-cell table:number-columns-repeated="33"/>
        </table:table-row>
        <table:table-row table:style-name="ro1">
          <table:table-cell office:value-type="float" office:value="2">
            <text:p>2</text:p>
          </table:table-cell>
          <table:table-cell office:value-type="float" office:value="100">
            <text:p>100</text:p>
          </table:table-cell>
          <table:table-cell office:value-type="string">
            <text:p>sehr gut</text:p>
          </table:table-cell>
          <table:table-cell office:value-type="float" office:value="60">
            <text:p>60</text:p>
          </table:table-cell>
          <table:table-cell/>
          <table:table-cell office:value-type="float" office:value="75">
            <text:p>75</text:p>
          </table:table-cell>
          <table:table-cell/>
          <table:table-cell office:value-type="float" office:value="100">
            <text:p>100</text:p>
          </table:table-cell>
          <table:table-cell office:value-type="string">
            <text:p>sehr gut</text:p>
          </table:table-cell>
          <table:table-cell office:value-type="float" office:value="32">
            <text:p>32</text:p>
          </table:table-cell>
          <table:table-cell office:value-type="string">
            <text:p>kratzig</text:p>
          </table:table-cell>
          <table:table-cell office:value-type="float" office:value="17">
            <text:p>17</text:p>
          </table:table-cell>
          <table:table-cell office:value-type="string">
            <text:p>klingt wie von einer überspielten mc-kassette</text:p>
          </table:table-cell>
          <table:table-cell office:value-type="float" office:value="60">
            <text:p>60</text:p>
          </table:table-cell>
          <table:table-cell/>
          <table:table-cell office:value-type="float" office:value="100">
            <text:p>100</text:p>
          </table:table-cell>
          <table:table-cell office:value-type="string">
            <text:p>sehr gut</text:p>
          </table:table-cell>
          <table:table-cell office:value-type="float" office:value="51">
            <text:p>51</text:p>
          </table:table-cell>
          <table:table-cell office:value-type="string">
            <text:p>etwas dumpf, aber ok</text:p>
          </table:table-cell>
          <table:table-cell table:number-columns-repeated="32"/>
        </table:table-row>
        <table:table-row table:style-name="ro1">
          <table:table-cell office:value-type="float" office:value="3">
            <text:p>3</text:p>
          </table:table-cell>
          <table:table-cell office:value-type="float" office:value="100">
            <text:p>100</text:p>
          </table:table-cell>
          <table:table-cell/>
          <table:table-cell office:value-type="float" office:value="46">
            <text:p>46</text:p>
          </table:table-cell>
          <table:table-cell/>
          <table:table-cell office:value-type="float" office:value="15">
            <text:p>15</text:p>
          </table:table-cell>
          <table:table-cell office:value-type="string">
            <text:p>echo. links-rechts effekt fehlt:(</text:p>
          </table:table-cell>
          <table:table-cell office:value-type="float" office:value="100">
            <text:p>100</text:p>
          </table:table-cell>
          <table:table-cell/>
          <table:table-cell office:value-type="float" office:value="27">
            <text:p>27</text:p>
          </table:table-cell>
          <table:table-cell office:value-type="string">
            <text:p>noch mehr rauschen, dadurch undeutlicher</text:p>
          </table:table-cell>
          <table:table-cell office:value-type="float" office:value="40">
            <text:p>40</text:p>
          </table:table-cell>
          <table:table-cell office:value-type="string">
            <text:p>dumpf und kein links-rechts-effekt</text:p>
          </table:table-cell>
          <table:table-cell office:value-type="float" office:value="45">
            <text:p>45</text:p>
          </table:table-cell>
          <table:table-cell office:value-type="string">
            <text:p>rauschen</text:p>
          </table:table-cell>
          <table:table-cell office:value-type="float" office:value="72">
            <text:p>72</text:p>
          </table:table-cell>
          <table:table-cell office:value-type="string">
            <text:p>gut, leichtes rauschen</text:p>
          </table:table-cell>
          <table:table-cell office:value-type="float" office:value="40">
            <text:p>40</text:p>
          </table:table-cell>
          <table:table-cell office:value-type="string">
            <text:p>ok, aber leiser und kein links-rechts-effekt</text:p>
          </table:table-cell>
          <table:table-cell table:number-columns-repeated="32"/>
        </table:table-row>
        <table:table-row table:style-name="ro1">
          <table:table-cell office:value-type="float" office:value="4">
            <text:p>4</text:p>
          </table:table-cell>
          <table:table-cell office:value-type="float" office:value="100">
            <text:p>100</text:p>
          </table:table-cell>
          <table:table-cell office:value-type="string">
            <text:p>sehr gut</text:p>
          </table:table-cell>
          <table:table-cell office:value-type="float" office:value="30">
            <text:p>30</text:p>
          </table:table-cell>
          <table:table-cell office:value-type="string">
            <text:p>dumpf und kratzig</text:p>
          </table:table-cell>
          <table:table-cell office:value-type="float" office:value="65">
            <text:p>65</text:p>
          </table:table-cell>
          <table:table-cell office:value-type="string">
            <text:p>zischlaute scheinen lauter, aber ok</text:p>
          </table:table-cell>
          <table:table-cell office:value-type="float" office:value="100">
            <text:p>100</text:p>
          </table:table-cell>
          <table:table-cell office:value-type="string">
            <text:p>sehr gut</text:p>
          </table:table-cell>
          <table:table-cell office:value-type="float" office:value="5">
            <text:p>5</text:p>
          </table:table-cell>
          <table:table-cell office:value-type="string">
            <text:p>unangenehmes kratzen</text:p>
          </table:table-cell>
          <table:table-cell office:value-type="float" office:value="20">
            <text:p>20</text:p>
          </table:table-cell>
          <table:table-cell office:value-type="string">
            <text:p>mc-kassette-qualität</text:p>
          </table:table-cell>
          <table:table-cell office:value-type="float" office:value="20">
            <text:p>20</text:p>
          </table:table-cell>
          <table:table-cell office:value-type="string">
            <text:p>kratzen</text:p>
          </table:table-cell>
          <table:table-cell office:value-type="float" office:value="100">
            <text:p>100</text:p>
          </table:table-cell>
          <table:table-cell office:value-type="string">
            <text:p>sehr gut</text:p>
          </table:table-cell>
          <table:table-cell office:value-type="float" office:value="44">
            <text:p>44</text:p>
          </table:table-cell>
          <table:table-cell office:value-type="string">
            <text:p>dumpf, aber ok</text:p>
          </table:table-cell>
          <table:table-cell table:number-columns-repeated="32"/>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PL.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100">
            <text:p>100</text:p>
          </table:table-cell>
          <table:table-cell office:value-type="string">
            <text:p>Genau gleich zur Referenz</text:p>
          </table:table-cell>
          <table:table-cell office:value-type="float" office:value="18">
            <text:p>18</text:p>
          </table:table-cell>
          <table:table-cell office:value-type="string">
            <text:p>Klingt gedämpft und leiser</text:p>
          </table:table-cell>
          <table:table-cell office:value-type="float" office:value="33">
            <text:p>33</text:p>
          </table:table-cell>
          <table:table-cell office:value-type="string">
            <text:p>Töne im Hintergrund</text:p>
          </table:table-cell>
          <table:table-cell office:value-type="float" office:value="100">
            <text:p>100</text:p>
          </table:table-cell>
          <table:table-cell/>
          <table:table-cell office:value-type="float" office:value="30">
            <text:p>30</text:p>
          </table:table-cell>
          <table:table-cell office:value-type="string">
            <text:p>Höhen (?) schlecht --&gt;'Quietschen' im hintergrund</text:p>
          </table:table-cell>
          <table:table-cell office:value-type="float" office:value="0">
            <text:p>0</text:p>
          </table:table-cell>
          <table:table-cell office:value-type="string">
            <text:p>Dumpfer Klang, unterdrückt</text:p>
          </table:table-cell>
          <table:table-cell office:value-type="float" office:value="95">
            <text:p>95</text:p>
          </table:table-cell>
          <table:table-cell office:value-type="string">
            <text:p>Sehr ähnlich zur Referenz aber etwas schlechterer Klang.</text:p>
          </table:table-cell>
          <table:table-cell office:value-type="float" office:value="100">
            <text:p>100</text:p>
          </table:table-cell>
          <table:table-cell office:value-type="string">
            <text:p>Etwas leiser als</text:p>
          </table:table-cell>
          <table:table-cell office:value-type="float" office:value="16">
            <text:p>16</text:p>
          </table:table-cell>
          <table:table-cell table:number-columns-repeated="33"/>
        </table:table-row>
        <table:table-row table:style-name="ro1">
          <table:table-cell office:value-type="float" office:value="1">
            <text:p>1</text:p>
          </table:table-cell>
          <table:table-cell office:value-type="float" office:value="100">
            <text:p>100</text:p>
          </table:table-cell>
          <table:table-cell office:value-type="string">
            <text:p>Gleich zur Referenz</text:p>
          </table:table-cell>
          <table:table-cell office:value-type="float" office:value="13">
            <text:p>13</text:p>
          </table:table-cell>
          <table:table-cell office:value-type="string">
            <text:p>Hohler Klang</text:p>
          </table:table-cell>
          <table:table-cell office:value-type="float" office:value="60">
            <text:p>60</text:p>
          </table:table-cell>
          <table:table-cell/>
          <table:table-cell office:value-type="float" office:value="100">
            <text:p>100</text:p>
          </table:table-cell>
          <table:table-cell office:value-type="string">
            <text:p>Gleich der Referenz</text:p>
          </table:table-cell>
          <table:table-cell office:value-type="float" office:value="35">
            <text:p>35</text:p>
          </table:table-cell>
          <table:table-cell office:value-type="string">
            <text:p>Stimme hallt und klingt gestört</text:p>
          </table:table-cell>
          <table:table-cell office:value-type="float" office:value="10">
            <text:p>10</text:p>
          </table:table-cell>
          <table:table-cell office:value-type="string">
            <text:p>Stimme unklar</text:p>
          </table:table-cell>
          <table:table-cell office:value-type="float" office:value="90">
            <text:p>90</text:p>
          </table:table-cell>
          <table:table-cell office:value-type="string">
            <text:p>Etwas gedämpft</text:p>
          </table:table-cell>
          <table:table-cell office:value-type="float" office:value="70">
            <text:p>70</text:p>
          </table:table-cell>
          <table:table-cell office:value-type="string">
            <text:p>Im Hintergrund leichtes Rauschen wenn Stimme erscheint</text:p>
          </table:table-cell>
          <table:table-cell office:value-type="float" office:value="15">
            <text:p>15</text:p>
          </table:table-cell>
          <table:table-cell office:value-type="string">
            <text:p>Stimme hallt</text:p>
          </table:table-cell>
          <table:table-cell table:number-columns-repeated="32"/>
        </table:table-row>
        <table:table-row table:style-name="ro1">
          <table:table-cell office:value-type="float" office:value="2">
            <text:p>2</text:p>
          </table:table-cell>
          <table:table-cell office:value-type="float" office:value="100">
            <text:p>100</text:p>
          </table:table-cell>
          <table:table-cell office:value-type="string">
            <text:p>Besser als Referenz. Der Teil mit der tiefen Stimmlage hört sich klarer an.</text:p>
          </table:table-cell>
          <table:table-cell office:value-type="float" office:value="36">
            <text:p>36</text:p>
          </table:table-cell>
          <table:table-cell office:value-type="string">
            <text:p>Dumpfe Stimme</text:p>
          </table:table-cell>
          <table:table-cell office:value-type="float" office:value="0">
            <text:p>0</text:p>
          </table:table-cell>
          <table:table-cell office:value-type="string">
            <text:p>Extrem nerviges Hintergrundgeräusch</text:p>
          </table:table-cell>
          <table:table-cell office:value-type="float" office:value="100">
            <text:p>100</text:p>
          </table:table-cell>
          <table:table-cell office:value-type="string">
            <text:p>Gleich der Referenz</text:p>
          </table:table-cell>
          <table:table-cell office:value-type="float" office:value="0">
            <text:p>0</text:p>
          </table:table-cell>
          <table:table-cell office:value-type="string">
            <text:p>Knistern im Hintergrund bei dem ersten Teil mit der höheren Stimme</text:p>
          </table:table-cell>
          <table:table-cell office:value-type="float" office:value="0">
            <text:p>0</text:p>
          </table:table-cell>
          <table:table-cell office:value-type="string">
            <text:p>Sehr gedämpfte Stimme, Verständlichkeit leidet</text:p>
          </table:table-cell>
          <table:table-cell office:value-type="float" office:value="82">
            <text:p>82</text:p>
          </table:table-cell>
          <table:table-cell office:value-type="string">
            <text:p>Ähnlich der Referenz aber etwas Hintergrundgeräusche</text:p>
          </table:table-cell>
          <table:table-cell office:value-type="float" office:value="100">
            <text:p>100</text:p>
          </table:table-cell>
          <table:table-cell office:value-type="string">
            <text:p>Ähnlich der Referenz aber nicht so klare Stimme</text:p>
          </table:table-cell>
          <table:table-cell office:value-type="float" office:value="28">
            <text:p>28</text:p>
          </table:table-cell>
          <table:table-cell office:value-type="string">
            <text:p>Gedämpfte Stimme</text:p>
          </table:table-cell>
          <table:table-cell table:number-columns-repeated="32"/>
        </table:table-row>
        <table:table-row table:style-name="ro1">
          <table:table-cell office:value-type="float" office:value="3">
            <text:p>3</text:p>
          </table:table-cell>
          <table:table-cell office:value-type="float" office:value="100">
            <text:p>100</text:p>
          </table:table-cell>
          <table:table-cell office:value-type="string">
            <text:p>Gleich der Referenz</text:p>
          </table:table-cell>
          <table:table-cell office:value-type="float" office:value="27">
            <text:p>27</text:p>
          </table:table-cell>
          <table:table-cell office:value-type="string">
            <text:p>Stimmen gedämpft und dumpf</text:p>
          </table:table-cell>
          <table:table-cell office:value-type="float" office:value="58">
            <text:p>58</text:p>
          </table:table-cell>
          <table:table-cell office:value-type="string">
            <text:p>Einzelne Stimmen unterschiedliche Lautstärke</text:p>
          </table:table-cell>
          <table:table-cell office:value-type="float" office:value="100">
            <text:p>100</text:p>
          </table:table-cell>
          <table:table-cell office:value-type="string">
            <text:p>Genau wie Referenz</text:p>
          </table:table-cell>
          <table:table-cell office:value-type="float" office:value="21">
            <text:p>21</text:p>
          </table:table-cell>
          <table:table-cell office:value-type="string">
            <text:p>Stimmen hören sich wie durch Gießkanne an ;-)</text:p>
          </table:table-cell>
          <table:table-cell office:value-type="float" office:value="14">
            <text:p>14</text:p>
          </table:table-cell>
          <table:table-cell office:value-type="string">
            <text:p>Stimmen noch gedämpfter und dumpfer, Stimmen hallen</text:p>
          </table:table-cell>
          <table:table-cell office:value-type="float" office:value="54">
            <text:p>54</text:p>
          </table:table-cell>
          <table:table-cell office:value-type="string">
            <text:p>Scheppern im Hintergrund</text:p>
          </table:table-cell>
          <table:table-cell office:value-type="float" office:value="78">
            <text:p>78</text:p>
          </table:table-cell>
          <table:table-cell office:value-type="string">
            <text:p>Stimme</text:p>
          </table:table-cell>
          <table:table-cell office:value-type="float" office:value="54">
            <text:p>54</text:p>
          </table:table-cell>
          <table:table-cell office:value-type="string">
            <text:p>Sehr gedämpft</text:p>
          </table:table-cell>
          <table:table-cell table:number-columns-repeated="32"/>
        </table:table-row>
        <table:table-row table:style-name="ro1">
          <table:table-cell office:value-type="float" office:value="4">
            <text:p>4</text:p>
          </table:table-cell>
          <table:table-cell office:value-type="float" office:value="100">
            <text:p>100</text:p>
          </table:table-cell>
          <table:table-cell office:value-type="string">
            <text:p>Genau wie Referenz</text:p>
          </table:table-cell>
          <table:table-cell office:value-type="float" office:value="43">
            <text:p>43</text:p>
          </table:table-cell>
          <table:table-cell office:value-type="string">
            <text:p>Gedämpft und Stimmen rasseln</text:p>
          </table:table-cell>
          <table:table-cell office:value-type="float" office:value="80">
            <text:p>80</text:p>
          </table:table-cell>
          <table:table-cell/>
          <table:table-cell office:value-type="float" office:value="100">
            <text:p>100</text:p>
          </table:table-cell>
          <table:table-cell office:value-type="string">
            <text:p>Genau wie Referenz</text:p>
          </table:table-cell>
          <table:table-cell office:value-type="float" office:value="20">
            <text:p>20</text:p>
          </table:table-cell>
          <table:table-cell office:value-type="string">
            <text:p>Rasseln im Hintergrund</text:p>
          </table:table-cell>
          <table:table-cell office:value-type="float" office:value="25">
            <text:p>25</text:p>
          </table:table-cell>
          <table:table-cell office:value-type="string">
            <text:p>Sehr stark gedämpft</text:p>
          </table:table-cell>
          <table:table-cell office:value-type="float" office:value="27">
            <text:p>27</text:p>
          </table:table-cell>
          <table:table-cell office:value-type="string">
            <text:p>rasseln im Hintergrund</text:p>
          </table:table-cell>
          <table:table-cell office:value-type="float" office:value="80">
            <text:p>80</text:p>
          </table:table-cell>
          <table:table-cell/>
          <table:table-cell office:value-type="float" office:value="54">
            <text:p>54</text:p>
          </table:table-cell>
          <table:table-cell office:value-type="string">
            <text:p>Gedämpfte Stimmen</text:p>
          </table:table-cell>
          <table:table-cell table:number-columns-repeated="32"/>
        </table:table-row>
        <table:table-row table:style-name="ro1">
          <table:table-cell table:number-columns-repeated="51"/>
        </table:table-row>
        <table:table-row table:style-name="ro1">
          <table:table-cell office:value-type="string">
            <text:p>TRIAL NAME</text:p>
          </table:table-cell>
          <table:table-cell office:value-type="string">
            <text:p>Hörtests am 16. August 2011</text:p>
          </table:table-cell>
          <table:table-cell office:value-type="string">
            <text:p>RESULT FILENAME</text:p>
          </table:table-cell>
          <table:table-cell office:value-type="string">
            <text:p>OL.xml</text:p>
          </table:table-cell>
          <table:table-cell table:number-columns-repeated="47"/>
        </table:table-row>
        <table:table-row table:style-name="ro1">
          <table:table-cell office:value-type="string">
            <text:p>TRIAL</text:p>
          </table:table-cell>
          <table:table-cell office:value-type="string">
            <text:p>SCORE0</text:p>
          </table:table-cell>
          <table:table-cell office:value-type="string">
            <text:p>COMMENT0</text:p>
          </table:table-cell>
          <table:table-cell office:value-type="string">
            <text:p>SCORE1</text:p>
          </table:table-cell>
          <table:table-cell office:value-type="string">
            <text:p>COMMENT1</text:p>
          </table:table-cell>
          <table:table-cell office:value-type="string">
            <text:p>SCORE2</text:p>
          </table:table-cell>
          <table:table-cell office:value-type="string">
            <text:p>COMMENT2</text:p>
          </table:table-cell>
          <table:table-cell office:value-type="string">
            <text:p>SCORE3</text:p>
          </table:table-cell>
          <table:table-cell office:value-type="string">
            <text:p>COMMENT3</text:p>
          </table:table-cell>
          <table:table-cell office:value-type="string">
            <text:p>SCORE4</text:p>
          </table:table-cell>
          <table:table-cell office:value-type="string">
            <text:p>COMMENT4</text:p>
          </table:table-cell>
          <table:table-cell office:value-type="string">
            <text:p>SCORE5</text:p>
          </table:table-cell>
          <table:table-cell office:value-type="string">
            <text:p>COMMENT5</text:p>
          </table:table-cell>
          <table:table-cell office:value-type="string">
            <text:p>SCORE6</text:p>
          </table:table-cell>
          <table:table-cell office:value-type="string">
            <text:p>COMMENT6</text:p>
          </table:table-cell>
          <table:table-cell office:value-type="string">
            <text:p>SCORE7</text:p>
          </table:table-cell>
          <table:table-cell office:value-type="string">
            <text:p>COMMENT7</text:p>
          </table:table-cell>
          <table:table-cell office:value-type="string">
            <text:p>SCORE8</text:p>
          </table:table-cell>
          <table:table-cell office:value-type="string">
            <text:p>COMMENT8</text:p>
          </table:table-cell>
          <table:table-cell table:number-columns-repeated="32"/>
        </table:table-row>
        <table:table-row table:style-name="ro1">
          <table:table-cell office:value-type="float" office:value="0">
            <text:p>0</text:p>
          </table:table-cell>
          <table:table-cell office:value-type="float" office:value="100">
            <text:p>100</text:p>
          </table:table-cell>
          <table:table-cell/>
          <table:table-cell office:value-type="float" office:value="50">
            <text:p>50</text:p>
          </table:table-cell>
          <table:table-cell/>
          <table:table-cell office:value-type="float" office:value="80">
            <text:p>80</text:p>
          </table:table-cell>
          <table:table-cell office:value-type="string">
            <text:p>Klirren bei Höhen</text:p>
          </table:table-cell>
          <table:table-cell office:value-type="float" office:value="100">
            <text:p>100</text:p>
          </table:table-cell>
          <table:table-cell/>
          <table:table-cell office:value-type="float" office:value="85">
            <text:p>85</text:p>
          </table:table-cell>
          <table:table-cell/>
          <table:table-cell office:value-type="float" office:value="25">
            <text:p>25</text:p>
          </table:table-cell>
          <table:table-cell/>
          <table:table-cell office:value-type="float" office:value="90">
            <text:p>90</text:p>
          </table:table-cell>
          <table:table-cell office:value-type="string">
            <text:p>leichte Störungen</text:p>
          </table:table-cell>
          <table:table-cell office:value-type="float" office:value="95">
            <text:p>95</text:p>
          </table:table-cell>
          <table:table-cell/>
          <table:table-cell office:value-type="float" office:value="75">
            <text:p>75</text:p>
          </table:table-cell>
          <table:table-cell table:number-columns-repeated="33"/>
        </table:table-row>
        <table:table-row table:style-name="ro1">
          <table:table-cell office:value-type="float" office:value="1">
            <text:p>1</text:p>
          </table:table-cell>
          <table:table-cell office:value-type="float" office:value="100">
            <text:p>100</text:p>
          </table:table-cell>
          <table:table-cell office:value-type="string">
            <text:p>leichtes Klirren</text:p>
          </table:table-cell>
          <table:table-cell office:value-type="float" office:value="55">
            <text:p>55</text:p>
          </table:table-cell>
          <table:table-cell office:value-type="string">
            <text:p>relativ klar, aber mit Aussetzern</text:p>
          </table:table-cell>
          <table:table-cell office:value-type="float" office:value="80">
            <text:p>80</text:p>
          </table:table-cell>
          <table:table-cell/>
          <table:table-cell office:value-type="float" office:value="100">
            <text:p>100</text:p>
          </table:table-cell>
          <table:table-cell/>
          <table:table-cell office:value-type="float" office:value="60">
            <text:p>60</text:p>
          </table:table-cell>
          <table:table-cell office:value-type="string">
            <text:p>Echo, Störgeräusche</text:p>
          </table:table-cell>
          <table:table-cell office:value-type="float" office:value="35">
            <text:p>35</text:p>
          </table:table-cell>
          <table:table-cell/>
          <table:table-cell office:value-type="float" office:value="60">
            <text:p>60</text:p>
          </table:table-cell>
          <table:table-cell office:value-type="string">
            <text:p>Echo, Störgeräusche</text:p>
          </table:table-cell>
          <table:table-cell office:value-type="float" office:value="90">
            <text:p>90</text:p>
          </table:table-cell>
          <table:table-cell/>
          <table:table-cell office:value-type="float" office:value="70">
            <text:p>70</text:p>
          </table:table-cell>
          <table:table-cell office:value-type="string">
            <text:p>dumpf</text:p>
          </table:table-cell>
          <table:table-cell table:number-columns-repeated="32"/>
        </table:table-row>
        <table:table-row table:style-name="ro1">
          <table:table-cell office:value-type="float" office:value="2">
            <text:p>2</text:p>
          </table:table-cell>
          <table:table-cell office:value-type="float" office:value="100">
            <text:p>100</text:p>
          </table:table-cell>
          <table:table-cell/>
          <table:table-cell office:value-type="float" office:value="80">
            <text:p>80</text:p>
          </table:table-cell>
          <table:table-cell/>
          <table:table-cell office:value-type="float" office:value="75">
            <text:p>75</text:p>
          </table:table-cell>
          <table:table-cell office:value-type="string">
            <text:p>Störgeräusche</text:p>
          </table:table-cell>
          <table:table-cell office:value-type="float" office:value="100">
            <text:p>100</text:p>
          </table:table-cell>
          <table:table-cell/>
          <table:table-cell office:value-type="float" office:value="70">
            <text:p>70</text:p>
          </table:table-cell>
          <table:table-cell office:value-type="string">
            <text:p>dumpf, leicht verzerrt</text:p>
          </table:table-cell>
          <table:table-cell office:value-type="float" office:value="40">
            <text:p>40</text:p>
          </table:table-cell>
          <table:table-cell office:value-type="string">
            <text:p>dumpf</text:p>
          </table:table-cell>
          <table:table-cell office:value-type="float" office:value="90">
            <text:p>90</text:p>
          </table:table-cell>
          <table:table-cell/>
          <table:table-cell office:value-type="float" office:value="95">
            <text:p>95</text:p>
          </table:table-cell>
          <table:table-cell/>
          <table:table-cell office:value-type="float" office:value="85">
            <text:p>85</text:p>
          </table:table-cell>
          <table:table-cell table:number-columns-repeated="33"/>
        </table:table-row>
        <table:table-row table:style-name="ro1">
          <table:table-cell office:value-type="float" office:value="3">
            <text:p>3</text:p>
          </table:table-cell>
          <table:table-cell office:value-type="float" office:value="100">
            <text:p>100</text:p>
          </table:table-cell>
          <table:table-cell/>
          <table:table-cell office:value-type="float" office:value="75">
            <text:p>75</text:p>
          </table:table-cell>
          <table:table-cell/>
          <table:table-cell office:value-type="float" office:value="85">
            <text:p>85</text:p>
          </table:table-cell>
          <table:table-cell office:value-type="string">
            <text:p>Störgeräusche</text:p>
          </table:table-cell>
          <table:table-cell office:value-type="float" office:value="100">
            <text:p>100</text:p>
          </table:table-cell>
          <table:table-cell/>
          <table:table-cell office:value-type="float" office:value="65">
            <text:p>65</text:p>
          </table:table-cell>
          <table:table-cell office:value-type="string">
            <text:p>Störgeräusche</text:p>
          </table:table-cell>
          <table:table-cell office:value-type="float" office:value="35">
            <text:p>35</text:p>
          </table:table-cell>
          <table:table-cell office:value-type="string">
            <text:p>sehr dumpf</text:p>
          </table:table-cell>
          <table:table-cell office:value-type="float" office:value="90">
            <text:p>90</text:p>
          </table:table-cell>
          <table:table-cell/>
          <table:table-cell office:value-type="float" office:value="95">
            <text:p>95</text:p>
          </table:table-cell>
          <table:table-cell/>
          <table:table-cell office:value-type="float" office:value="85">
            <text:p>85</text:p>
          </table:table-cell>
          <table:table-cell table:number-columns-repeated="33"/>
        </table:table-row>
        <table:table-row table:style-name="ro1">
          <table:table-cell office:value-type="float" office:value="4">
            <text:p>4</text:p>
          </table:table-cell>
          <table:table-cell office:value-type="float" office:value="100">
            <text:p>100</text:p>
          </table:table-cell>
          <table:table-cell/>
          <table:table-cell office:value-type="float" office:value="75">
            <text:p>75</text:p>
          </table:table-cell>
          <table:table-cell office:value-type="string">
            <text:p>dumpf</text:p>
          </table:table-cell>
          <table:table-cell office:value-type="float" office:value="95">
            <text:p>95</text:p>
          </table:table-cell>
          <table:table-cell office:value-type="string">
            <text:p>leichtes Klirren</text:p>
          </table:table-cell>
          <table:table-cell office:value-type="float" office:value="100">
            <text:p>100</text:p>
          </table:table-cell>
          <table:table-cell/>
          <table:table-cell office:value-type="float" office:value="70">
            <text:p>70</text:p>
          </table:table-cell>
          <table:table-cell office:value-type="string">
            <text:p>Verzerrungen</text:p>
          </table:table-cell>
          <table:table-cell office:value-type="float" office:value="40">
            <text:p>40</text:p>
          </table:table-cell>
          <table:table-cell office:value-type="string">
            <text:p>sehr dumpf</text:p>
          </table:table-cell>
          <table:table-cell office:value-type="float" office:value="80">
            <text:p>80</text:p>
          </table:table-cell>
          <table:table-cell office:value-type="string">
            <text:p>klar, aber leicht verzerrt</text:p>
          </table:table-cell>
          <table:table-cell office:value-type="float" office:value="95">
            <text:p>95</text:p>
          </table:table-cell>
          <table:table-cell/>
          <table:table-cell office:value-type="float" office:value="85">
            <text:p>85</text:p>
          </table:table-cell>
          <table:table-cell table:number-columns-repeated="33"/>
        </table:table-row>
        <table:table-row table:style-name="ro1" table:number-rows-repeated="2">
          <table:table-cell table:number-columns-repeated="51"/>
        </table:table-row>
        <table:table-row table:style-name="ro1">
          <table:table-cell office:value-type="string">
            <text:p>CRITERIA</text:p>
          </table:table-cell>
          <table:table-cell office:value-type="string">
            <text:p>MEAN</text:p>
          </table:table-cell>
          <table:table-cell office:value-type="string">
            <text:p>STD</text:p>
          </table:table-cell>
          <table:table-cell office:value-type="string">
            <text:p>COUNT</text:p>
          </table:table-cell>
          <table:table-cell office:value-type="string">
            <text:p>MIN</text:p>
          </table:table-cell>
          <table:table-cell office:value-type="string">
            <text:p>MAX</text:p>
          </table:table-cell>
          <table:table-cell office:value-type="string">
            <text:p>COMMENT</text:p>
          </table:table-cell>
          <table:table-cell table:number-columns-repeated="44"/>
        </table:table-row>
        <table:table-row table:style-name="ro1">
          <table:table-cell office:value-type="string">
            <text:p>all</text:p>
          </table:table-cell>
          <table:table-cell office:value-type="float" office:value="57.5790849673203">
            <text:p>57,5790849673</text:p>
          </table:table-cell>
          <table:table-cell office:value-type="float" office:value="33.8377802686165">
            <text:p>33,8377802686</text:p>
          </table:table-cell>
          <table:table-cell office:value-type="float" office:value="765">
            <text:p>765</text:p>
          </table:table-cell>
          <table:table-cell office:value-type="float" office:value="0">
            <text:p>0</text:p>
          </table:table-cell>
          <table:table-cell office:value-type="float" office:value="100">
            <text:p>100</text:p>
          </table:table-cell>
          <table:table-cell office:value-type="string">
            <text:p>NA</text:p>
          </table:table-cell>
          <table:table-cell table:number-columns-repeated="44"/>
        </table:table-row>
        <table:table-row table:style-name="ro1">
          <table:table-cell office:value-type="string">
            <text:p>MD.xml</text:p>
          </table:table-cell>
          <table:table-cell office:value-type="float" office:value="49.0666666666667">
            <text:p>49,0666666667</text:p>
          </table:table-cell>
          <table:table-cell office:value-type="float" office:value="35.5779553809787">
            <text:p>35,577955381</text:p>
          </table:table-cell>
          <table:table-cell office:value-type="float" office:value="45">
            <text:p>45</text:p>
          </table:table-cell>
          <table:table-cell office:value-type="float" office:value="0">
            <text:p>0</text:p>
          </table:table-cell>
          <table:table-cell office:value-type="float" office:value="100">
            <text:p>100</text:p>
          </table:table-cell>
          <table:table-cell office:value-type="string">
            <text:p>sehr metallisch</text:p>
          </table:table-cell>
          <table:table-cell office:value-type="string">
            <text:p>total dumpf</text:p>
          </table:table-cell>
          <table:table-cell office:value-type="string">
            <text:p>rauschendes 'Echo'</text:p>
          </table:table-cell>
          <table:table-cell office:value-type="string">
            <text:p>Zischeln im Hintergrund</text:p>
          </table:table-cell>
          <table:table-cell office:value-type="string">
            <text:p>seltsam, nicht so leicht zu beschreiben warum</text:p>
          </table:table-cell>
          <table:table-cell office:value-type="string">
            <text:p>sehr dumpf</text:p>
          </table:table-cell>
          <table:table-cell office:value-type="string">
            <text:p>leichtes Echo im Hintergrund</text:p>
          </table:table-cell>
          <table:table-cell office:value-type="string">
            <text:p>metallisch mit Nebengeraeuschen</text:p>
          </table:table-cell>
          <table:table-cell office:value-type="string">
            <text:p>dumpf, im Stil alter Lautsprecher</text:p>
          </table:table-cell>
          <table:table-cell office:value-type="string">
            <text:p>gruseliges Hauchen im Hintergrund</text:p>
          </table:table-cell>
          <table:table-cell office:value-type="string">
            <text:p>wie ein Schallplattenkratzen</text:p>
          </table:table-cell>
          <table:table-cell office:value-type="string">
            <text:p>typ altes Autoradio</text:p>
          </table:table-cell>
          <table:table-cell table:number-columns-repeated="33"/>
        </table:table-row>
        <table:table-row table:style-name="ro1">
          <table:table-cell office:value-type="string">
            <text:p>AM.xml</text:p>
          </table:table-cell>
          <table:table-cell office:value-type="float" office:value="59.6666666666667">
            <text:p>59,6666666667</text:p>
          </table:table-cell>
          <table:table-cell office:value-type="float" office:value="34.594403120631">
            <text:p>34,5944031206</text:p>
          </table:table-cell>
          <table:table-cell office:value-type="float" office:value="45">
            <text:p>45</text:p>
          </table:table-cell>
          <table:table-cell office:value-type="float" office:value="6">
            <text:p>6</text:p>
          </table:table-cell>
          <table:table-cell office:value-type="float" office:value="100">
            <text:p>100</text:p>
          </table:table-cell>
          <table:table-cell office:value-type="string">
            <text:p>metallic background noises</text:p>
          </table:table-cell>
          <table:table-cell office:value-type="string">
            <text:p>wie ref</text:p>
          </table:table-cell>
          <table:table-cell office:value-type="string">
            <text:p>minimal leiser als ref</text:p>
          </table:table-cell>
          <table:table-cell office:value-type="string">
            <text:p>b f e similar to ref</text:p>
          </table:table-cell>
          <table:table-cell office:value-type="string">
            <text:p>sounds like filtered far off</text:p>
          </table:table-cell>
          <table:table-cell office:value-type="string">
            <text:p>weiter weg, anderes gefuehl woher stimme kommt leiser gedaempfte stimme</text:p>
          </table:table-cell>
          <table:table-cell office:value-type="string">
            <text:p>anderes gefuehl wo die stimme herkommt sowie sicha aendernde Lautstaerke irritiert</text:p>
          </table:table-cell>
          <table:table-cell office:value-type="string">
            <text:p>verzerrt unangenehm</text:p>
          </table:table-cell>
          <table:table-cell office:value-type="string">
            <text:p>far off filtered very difficult to listen to</text:p>
          </table:table-cell>
          <table:table-cell office:value-type="string">
            <text:p>echo effects but similar to ref in feeling of dtistance of the speaker and modulation</text:p>
          </table:table-cell>
          <table:table-cell office:value-type="string">
            <text:p>like ref</text:p>
          </table:table-cell>
          <table:table-cell office:value-type="string">
            <text:p>monotonere Lautstaerke, zu gedaempft</text:p>
          </table:table-cell>
          <table:table-cell office:value-type="string">
            <text:p>fhi similar to ref</text:p>
          </table:table-cell>
          <table:table-cell office:value-type="string">
            <text:p>metallic background sounds</text:p>
          </table:table-cell>
          <table:table-cell office:value-type="string">
            <text:p>unangenehm da sehr aehnlich und beide geaempft</text:p>
          </table:table-cell>
          <table:table-cell office:value-type="string">
            <text:p>unangenehm kaum unterscheidbar</text:p>
          </table:table-cell>
          <table:table-cell office:value-type="string">
            <text:p>art echo/effekt im hintergrund</text:p>
          </table:table-cell>
          <table:table-cell office:value-type="string">
            <text:p>ref b f and i seem similar to me</text:p>
          </table:table-cell>
          <table:table-cell office:value-type="string">
            <text:p>fhi similar to ref</text:p>
          </table:table-cell>
          <table:table-cell office:value-type="string">
            <text:p>leiser gedaempft</text:p>
          </table:table-cell>
          <table:table-cell table:number-columns-repeated="25"/>
        </table:table-row>
        <table:table-row table:style-name="ro1">
          <table:table-cell office:value-type="string">
            <text:p>RM.xml</text:p>
          </table:table-cell>
          <table:table-cell office:value-type="float" office:value="58.5777777777778">
            <text:p>58,5777777778</text:p>
          </table:table-cell>
          <table:table-cell office:value-type="float" office:value="34.4360335120119">
            <text:p>34,436033512</text:p>
          </table:table-cell>
          <table:table-cell office:value-type="float" office:value="45">
            <text:p>45</text:p>
          </table:table-cell>
          <table:table-cell office:value-type="float" office:value="2">
            <text:p>2</text:p>
          </table:table-cell>
          <table:table-cell office:value-type="float" office:value="100">
            <text:p>100</text:p>
          </table:table-cell>
          <table:table-cell table:number-columns-repeated="45"/>
        </table:table-row>
        <table:table-row table:style-name="ro1">
          <table:table-cell office:value-type="string">
            <text:p>JPM.xml</text:p>
          </table:table-cell>
          <table:table-cell office:value-type="float" office:value="73.8888888888889">
            <text:p>73,8888888889</text:p>
          </table:table-cell>
          <table:table-cell office:value-type="float" office:value="24.8378580380674">
            <text:p>24,8378580381</text:p>
          </table:table-cell>
          <table:table-cell office:value-type="float" office:value="45">
            <text:p>45</text:p>
          </table:table-cell>
          <table:table-cell office:value-type="float" office:value="25">
            <text:p>25</text:p>
          </table:table-cell>
          <table:table-cell office:value-type="float" office:value="100">
            <text:p>100</text:p>
          </table:table-cell>
          <table:table-cell table:number-columns-repeated="45"/>
        </table:table-row>
        <table:table-row table:style-name="ro1">
          <table:table-cell office:value-type="string">
            <text:p>MTL.xml</text:p>
          </table:table-cell>
          <table:table-cell office:value-type="float" office:value="59.4888888888889">
            <text:p>59,4888888889</text:p>
          </table:table-cell>
          <table:table-cell office:value-type="float" office:value="35.8517288934085">
            <text:p>35,8517288934</text:p>
          </table:table-cell>
          <table:table-cell office:value-type="float" office:value="45">
            <text:p>45</text:p>
          </table:table-cell>
          <table:table-cell office:value-type="float" office:value="0">
            <text:p>0</text:p>
          </table:table-cell>
          <table:table-cell office:value-type="float" office:value="100">
            <text:p>100</text:p>
          </table:table-cell>
          <table:table-cell office:value-type="string">
            <text:p>Geraeusche im Hintergrund, sonst fast besser als Ref</text:p>
          </table:table-cell>
          <table:table-cell office:value-type="string">
            <text:p>sehr dumpf</text:p>
          </table:table-cell>
          <table:table-cell office:value-type="string">
            <text:p>hoert sich fst noch lebendiger an als Ref</text:p>
          </table:table-cell>
          <table:table-cell office:value-type="string">
            <text:p>Stimme aendert nicht Richtung, wie in Ref und Samples A-C. Dort hoert es sich so an, als ob Frau hinter einem auf und ab geht</text:p>
          </table:table-cell>
          <table:table-cell office:value-type="string">
            <text:p>deutlicher als Ref</text:p>
          </table:table-cell>
          <table:table-cell office:value-type="string">
            <text:p>Stimme leicht verzehrt, hoert sich kuenstlich an</text:p>
          </table:table-cell>
          <table:table-cell office:value-type="string">
            <text:p>lauter als ref, aber Stimme wallt und daher wirkt es seltsam</text:p>
          </table:table-cell>
          <table:table-cell office:value-type="string">
            <text:p>etwas dumpf</text:p>
          </table:table-cell>
          <table:table-cell office:value-type="string">
            <text:p>am Anfang Stoergeraeusche, jedoch sehr leise</text:p>
          </table:table-cell>
          <table:table-cell office:value-type="string">
            <text:p>Stimmen sind verstaendlich, aber nicht klar, lebendigkeit der Stimmen kommt nicht mehr an</text:p>
          </table:table-cell>
          <table:table-cell office:value-type="string">
            <text:p>sehr gut, gefaellt mir am besten von allen</text:p>
          </table:table-cell>
          <table:table-cell office:value-type="string">
            <text:p>etwas leise, Stimmen bewegen sich nicht, sondern kommen <text:s/>nur 'von hinten'</text:p>
          </table:table-cell>
          <table:table-cell office:value-type="string">
            <text:p>Stimmen fast lebendiger als in Ref</text:p>
          </table:table-cell>
          <table:table-cell office:value-type="string">
            <text:p>Echo stoert sehr</text:p>
          </table:table-cell>
          <table:table-cell office:value-type="string">
            <text:p>Stoergeraeusche</text:p>
          </table:table-cell>
          <table:table-cell table:number-columns-repeated="30"/>
        </table:table-row>
        <table:table-row table:style-name="ro1">
          <table:table-cell office:value-type="string">
            <text:p>JJ.xml</text:p>
          </table:table-cell>
          <table:table-cell office:value-type="float" office:value="50.7111111111111">
            <text:p>50,7111111111</text:p>
          </table:table-cell>
          <table:table-cell office:value-type="float" office:value="30.9579056008626">
            <text:p>30,9579056009</text:p>
          </table:table-cell>
          <table:table-cell office:value-type="float" office:value="45">
            <text:p>45</text:p>
          </table:table-cell>
          <table:table-cell office:value-type="float" office:value="0">
            <text:p>0</text:p>
          </table:table-cell>
          <table:table-cell office:value-type="float" office:value="99">
            <text:p>99</text:p>
          </table:table-cell>
          <table:table-cell table:number-columns-repeated="45"/>
        </table:table-row>
        <table:table-row table:style-name="ro1">
          <table:table-cell office:value-type="string">
            <text:p>DM.xml</text:p>
          </table:table-cell>
          <table:table-cell office:value-type="float" office:value="63.8">
            <text:p>63,8</text:p>
          </table:table-cell>
          <table:table-cell office:value-type="float" office:value="28.9800872073473">
            <text:p>28,9800872073</text:p>
          </table:table-cell>
          <table:table-cell office:value-type="float" office:value="45">
            <text:p>45</text:p>
          </table:table-cell>
          <table:table-cell office:value-type="float" office:value="3">
            <text:p>3</text:p>
          </table:table-cell>
          <table:table-cell office:value-type="float" office:value="100">
            <text:p>100</text:p>
          </table:table-cell>
          <table:table-cell table:number-columns-repeated="45"/>
        </table:table-row>
        <table:table-row table:style-name="ro1">
          <table:table-cell office:value-type="string">
            <text:p>SH.xml</text:p>
          </table:table-cell>
          <table:table-cell office:value-type="float" office:value="41.4888888888889">
            <text:p>41,4888888889</text:p>
          </table:table-cell>
          <table:table-cell office:value-type="float" office:value="36.7736455916599">
            <text:p>36,7736455917</text:p>
          </table:table-cell>
          <table:table-cell office:value-type="float" office:value="45">
            <text:p>45</text:p>
          </table:table-cell>
          <table:table-cell office:value-type="float" office:value="0">
            <text:p>0</text:p>
          </table:table-cell>
          <table:table-cell office:value-type="float" office:value="100">
            <text:p>100</text:p>
          </table:table-cell>
          <table:table-cell table:number-columns-repeated="45"/>
        </table:table-row>
        <table:table-row table:style-name="ro1">
          <table:table-cell office:value-type="string">
            <text:p>KA.xml</text:p>
          </table:table-cell>
          <table:table-cell office:value-type="float" office:value="62.6888888888889">
            <text:p>62,6888888889</text:p>
          </table:table-cell>
          <table:table-cell office:value-type="float" office:value="32.5177030262134">
            <text:p>32,5177030262</text:p>
          </table:table-cell>
          <table:table-cell office:value-type="float" office:value="45">
            <text:p>45</text:p>
          </table:table-cell>
          <table:table-cell office:value-type="float" office:value="10">
            <text:p>10</text:p>
          </table:table-cell>
          <table:table-cell office:value-type="float" office:value="100">
            <text:p>100</text:p>
          </table:table-cell>
          <table:table-cell office:value-type="string">
            <text:p>rauscht \</text:p>
          </table:table-cell>
          <table:table-cell office:value-type="string">
            <text:p>Stoergeraeusch <text:s/>eine Art Ziepen im Hintergrund</text:p>
          </table:table-cell>
          <table:table-cell office:value-type="string">
            <text:p>klingt etwas mechanisch</text:p>
          </table:table-cell>
          <table:table-cell office:value-type="string">
            <text:p>wie aus ganz schlechten lautsprechern, rauschend</text:p>
          </table:table-cell>
          <table:table-cell office:value-type="string">
            <text:p>klingt dumpf</text:p>
          </table:table-cell>
          <table:table-cell office:value-type="string">
            <text:p>kommt immer von der gleichen stellen nicht von unterschiedlichen</text:p>
          </table:table-cell>
          <table:table-cell office:value-type="string">
            <text:p>links bewegt sich die stimme rechts nicht ... bleibt 'oben' stehen,</text:p>
          </table:table-cell>
          <table:table-cell office:value-type="string">
            <text:p>blechern</text:p>
          </table:table-cell>
          <table:table-cell office:value-type="string">
            <text:p>leicht rauschend, gedaempft und die veraenderung des Standorts nicht gut hoerbar</text:p>
          </table:table-cell>
          <table:table-cell office:value-type="string">
            <text:p>wie durch ein Rohr gesprochen, leicht hallend rechts ist es weniger Raumveraendern</text:p>
          </table:table-cell>
          <table:table-cell office:value-type="string">
            <text:p>ebenfalls blechern aber weniger stark wie C</text:p>
          </table:table-cell>
          <table:table-cell office:value-type="string">
            <text:p>leicht blechern und gedaempft</text:p>
          </table:table-cell>
          <table:table-cell office:value-type="string">
            <text:p>belegte Stimme, gedaempft</text:p>
          </table:table-cell>
          <table:table-cell office:value-type="string">
            <text:p>leicht zischende Nebengeraeusche</text:p>
          </table:table-cell>
          <table:table-cell office:value-type="string">
            <text:p>rauschende Stimmen</text:p>
          </table:table-cell>
          <table:table-cell office:value-type="string">
            <text:p>kratzendes leichtes Nebengeraeusch</text:p>
          </table:table-cell>
          <table:table-cell office:value-type="string">
            <text:p>nicht so klar und deutlich wie Original aber gut verstaendlich</text:p>
          </table:table-cell>
          <table:table-cell office:value-type="string">
            <text:p>Ortsveraenderungen nicht so deutlich vermischung der beiden Stimmen, schlechte Tonqualitaet rauschend blechern und belegt</text:p>
          </table:table-cell>
          <table:table-cell office:value-type="string">
            <text:p>blechern technisch mechanisch</text:p>
          </table:table-cell>
          <table:table-cell office:value-type="string">
            <text:p>rauschend, ohne Ortsveraenderung der Stimmen</text:p>
          </table:table-cell>
          <table:table-cell office:value-type="string">
            <text:p>zwar Ortsveraenderung aber nicht so gut gemacht wie im Original mehr vermischung der beiden Stimmen</text:p>
          </table:table-cell>
          <table:table-cell office:value-type="string">
            <text:p>weniger deutliche Ortsveraenderung</text:p>
          </table:table-cell>
          <table:table-cell office:value-type="string">
            <text:p>leicht rauschende stimmen</text:p>
          </table:table-cell>
          <table:table-cell office:value-type="string">
            <text:p>rauschende stimmen nicht beide stimmen gut verstaendlich technische stimmen teilweise\</text:p>
          </table:table-cell>
          <table:table-cell office:value-type="string">
            <text:p>stark rauschende stimmen</text:p>
          </table:table-cell>
          <table:table-cell office:value-type="string">
            <text:p>rauschen in der einen Stimme starke ueberlagerung</text:p>
          </table:table-cell>
          <table:table-cell office:value-type="string">
            <text:p>leicht rauschende stimmen</text:p>
          </table:table-cell>
          <table:table-cell table:number-columns-repeated="18"/>
        </table:table-row>
        <table:table-row table:style-name="ro1">
          <table:table-cell office:value-type="string">
            <text:p>SL.xml</text:p>
          </table:table-cell>
          <table:table-cell office:value-type="float" office:value="48.5333333333333">
            <text:p>48,5333333333</text:p>
          </table:table-cell>
          <table:table-cell office:value-type="float" office:value="32.8879640874619">
            <text:p>32,8879640875</text:p>
          </table:table-cell>
          <table:table-cell office:value-type="float" office:value="45">
            <text:p>45</text:p>
          </table:table-cell>
          <table:table-cell office:value-type="float" office:value="4">
            <text:p>4</text:p>
          </table:table-cell>
          <table:table-cell office:value-type="float" office:value="100">
            <text:p>100</text:p>
          </table:table-cell>
          <table:table-cell table:number-columns-repeated="45"/>
        </table:table-row>
        <table:table-row table:style-name="ro1">
          <table:table-cell office:value-type="string">
            <text:p>DR.xml</text:p>
          </table:table-cell>
          <table:table-cell office:value-type="float" office:value="61.0666666666667">
            <text:p>61,0666666667</text:p>
          </table:table-cell>
          <table:table-cell office:value-type="float" office:value="35.269997551357">
            <text:p>35,2699975514</text:p>
          </table:table-cell>
          <table:table-cell office:value-type="float" office:value="45">
            <text:p>45</text:p>
          </table:table-cell>
          <table:table-cell office:value-type="float" office:value="0">
            <text:p>0</text:p>
          </table:table-cell>
          <table:table-cell office:value-type="float" office:value="100">
            <text:p>100</text:p>
          </table:table-cell>
          <table:table-cell table:number-columns-repeated="45"/>
        </table:table-row>
        <table:table-row table:style-name="ro1">
          <table:table-cell office:value-type="string">
            <text:p>BS.xml</text:p>
          </table:table-cell>
          <table:table-cell office:value-type="float" office:value="46.9555555555556">
            <text:p>46,9555555556</text:p>
          </table:table-cell>
          <table:table-cell office:value-type="float" office:value="35.2929013951657">
            <text:p>35,2929013952</text:p>
          </table:table-cell>
          <table:table-cell office:value-type="float" office:value="45">
            <text:p>45</text:p>
          </table:table-cell>
          <table:table-cell office:value-type="float" office:value="0">
            <text:p>0</text:p>
          </table:table-cell>
          <table:table-cell office:value-type="float" office:value="100">
            <text:p>100</text:p>
          </table:table-cell>
          <table:table-cell table:number-columns-repeated="45"/>
        </table:table-row>
        <table:table-row table:style-name="ro1">
          <table:table-cell office:value-type="string">
            <text:p>UT.xml</text:p>
          </table:table-cell>
          <table:table-cell office:value-type="float" office:value="58.3333333333333">
            <text:p>58,3333333333</text:p>
          </table:table-cell>
          <table:table-cell office:value-type="float" office:value="33.2606783946559">
            <text:p>33,2606783947</text:p>
          </table:table-cell>
          <table:table-cell office:value-type="float" office:value="45">
            <text:p>45</text:p>
          </table:table-cell>
          <table:table-cell office:value-type="float" office:value="5">
            <text:p>5</text:p>
          </table:table-cell>
          <table:table-cell office:value-type="float" office:value="100">
            <text:p>100</text:p>
          </table:table-cell>
          <table:table-cell office:value-type="string">
            <text:p>Klingt dumpf</text:p>
          </table:table-cell>
          <table:table-cell office:value-type="string">
            <text:p>Sehr Hohe Töne werden stärker hervorgehoben. <text:s/>Ist etwas unangenehm wenn das 'Klirr-Geräusch' (ich denke es ist ein Becken eines Schlagzeugs) kommt.</text:p>
          </table:table-cell>
          <table:table-cell office:value-type="string">
            <text:p>Etwas Rauschen vorhanden</text:p>
          </table:table-cell>
          <table:table-cell office:value-type="string">
            <text:p>schlechte tonqualität, klingt wie aus einem radio mit schlechten lautsprechern. Ein Eindruck von etwas Hall wird durch dieses Sample gegeben.Sound sehr dumpf</text:p>
          </table:table-cell>
          <table:table-cell office:value-type="string">
            <text:p>Etwas Rauschen</text:p>
          </table:table-cell>
          <table:table-cell office:value-type="string">
            <text:p>Gut Versändlich aber es klingt als ob die Tiefen Töne hervorgehoben werden.</text:p>
          </table:table-cell>
          <table:table-cell office:value-type="string">
            <text:p>schlechte Qualität. Kein 3D Effekt.leichtes Rauschen</text:p>
          </table:table-cell>
          <table:table-cell office:value-type="string">
            <text:p>Auch Rauschen vorhanden. 3D Effekt nicht/kaum vorhanden</text:p>
          </table:table-cell>
          <table:table-cell office:value-type="string">
            <text:p>Klingt nach viel Hall und schelchte Qualität. Lange Konversationen mit dieser Qualität erfordern sicher mehr Konzentration zum Verstehen der Sprecherin.Ausserdem kommt es so vor, als ob in den ersten Sekunden die Töne links-rechts wechselnd aus dem Kopfhörer kommen.</text:p>
          </table:table-cell>
          <table:table-cell office:value-type="string">
            <text:p>unangenehm starkes 'Nachrauschen'</text:p>
          </table:table-cell>
          <table:table-cell office:value-type="string">
            <text:p>Hall vorhanden. Rauschen vorhanden.Rauschen wirkt wie Nachrauschen von dem was die Sprecherin sagt.</text:p>
          </table:table-cell>
          <table:table-cell office:value-type="string">
            <text:p>Kein 3D Effekt. Hall stört die Qualität</text:p>
          </table:table-cell>
          <table:table-cell office:value-type="string">
            <text:p>Hohe Töne klirren dem Gesprochenen hinterher. Unangenehm. Sprache aber verständlich</text:p>
          </table:table-cell>
          <table:table-cell office:value-type="string">
            <text:p>noch stärker 'robotisierte' Qualität</text:p>
          </table:table-cell>
          <table:table-cell office:value-type="string">
            <text:p>dumpfer klang, <text:s/>Frau besser verständlich als Mann.</text:p>
          </table:table-cell>
          <table:table-cell office:value-type="string">
            <text:p>Klingt 'Robotisiert' oder kratzig/rauschig. Mann leicht schlechter verständlich als Frau.</text:p>
          </table:table-cell>
          <table:table-cell office:value-type="string">
            <text:p>leichtes Rauschen</text:p>
          </table:table-cell>
          <table:table-cell office:value-type="string">
            <text:p>dumpf</text:p>
          </table:table-cell>
          <table:table-cell office:value-type="string">
            <text:p>3D Effekt nicht/kaum wahrnehmbar</text:p>
          </table:table-cell>
          <table:table-cell office:value-type="string">
            <text:p>Hohes klirrendes Rauschen.</text:p>
          </table:table-cell>
          <table:table-cell office:value-type="string">
            <text:p>klingt robotisiert.</text:p>
          </table:table-cell>
          <table:table-cell office:value-type="string">
            <text:p>Sprecher sind schlechter auseinander zu halten</text:p>
          </table:table-cell>
          <table:table-cell office:value-type="string">
            <text:p>Rauschen. Wirkt als ob jemand zusätzlich flüstern würde.</text:p>
          </table:table-cell>
          <table:table-cell office:value-type="string">
            <text:p>leichtes Gefühl von Hall. Personen klingen weiter entfernt</text:p>
          </table:table-cell>
          <table:table-cell office:value-type="string">
            <text:p>Sprache nicht so klar wie bei Referenz</text:p>
          </table:table-cell>
          <table:table-cell office:value-type="string">
            <text:p>Männlicher Sprecher hat 'nachrauschen' mit drin, klingt nicht so gut.</text:p>
          </table:table-cell>
          <table:table-cell office:value-type="string">
            <text:p>'robotisiert', kratziges, rauschiges etwas das mit zur sprache kommt.</text:p>
          </table:table-cell>
          <table:table-cell office:value-type="string">
            <text:p>weibliche Sprecherin klingt schlecht/kratzig</text:p>
          </table:table-cell>
          <table:table-cell office:value-type="string">
            <text:p>dumpfer und leiser als Referenz</text:p>
          </table:table-cell>
          <table:table-cell table:number-columns-repeated="16"/>
        </table:table-row>
        <table:table-row table:style-name="ro1">
          <table:table-cell office:value-type="string">
            <text:p>CH.xml</text:p>
          </table:table-cell>
          <table:table-cell office:value-type="float" office:value="53.7777777777778">
            <text:p>53,7777777778</text:p>
          </table:table-cell>
          <table:table-cell office:value-type="float" office:value="34.7627601744956">
            <text:p>34,7627601745</text:p>
          </table:table-cell>
          <table:table-cell office:value-type="float" office:value="45">
            <text:p>45</text:p>
          </table:table-cell>
          <table:table-cell office:value-type="float" office:value="4">
            <text:p>4</text:p>
          </table:table-cell>
          <table:table-cell office:value-type="float" office:value="100">
            <text:p>100</text:p>
          </table:table-cell>
          <table:table-cell office:value-type="string">
            <text:p>Mono?</text:p>
          </table:table-cell>
          <table:table-cell office:value-type="string">
            <text:p>Flackert</text:p>
          </table:table-cell>
          <table:table-cell office:value-type="string">
            <text:p>flackert am Anfang</text:p>
          </table:table-cell>
          <table:table-cell office:value-type="string">
            <text:p>blechern, flackert am Anfang</text:p>
          </table:table-cell>
          <table:table-cell office:value-type="string">
            <text:p>flackert am Anfang</text:p>
          </table:table-cell>
          <table:table-cell office:value-type="string">
            <text:p>mono</text:p>
          </table:table-cell>
          <table:table-cell table:number-columns-repeated="39"/>
        </table:table-row>
        <table:table-row table:style-name="ro1">
          <table:table-cell office:value-type="string">
            <text:p>BG.xml</text:p>
          </table:table-cell>
          <table:table-cell office:value-type="float" office:value="57">
            <text:p>57</text:p>
          </table:table-cell>
          <table:table-cell office:value-type="float" office:value="31.8811714168267">
            <text:p>31,8811714168</text:p>
          </table:table-cell>
          <table:table-cell office:value-type="float" office:value="45">
            <text:p>45</text:p>
          </table:table-cell>
          <table:table-cell office:value-type="float" office:value="5">
            <text:p>5</text:p>
          </table:table-cell>
          <table:table-cell office:value-type="float" office:value="100">
            <text:p>100</text:p>
          </table:table-cell>
          <table:table-cell office:value-type="string">
            <text:p>typisches internetrauschen beim sprechen</text:p>
          </table:table-cell>
          <table:table-cell office:value-type="string">
            <text:p>als ob die erste stimme, von einer flüsternden unterlegt sei</text:p>
          </table:table-cell>
          <table:table-cell table:number-columns-repeated="2" office:value-type="string">
            <text:p>sehr gut</text:p>
          </table:table-cell>
          <table:table-cell office:value-type="string">
            <text:p>kratzig</text:p>
          </table:table-cell>
          <table:table-cell office:value-type="string">
            <text:p>klingt wie von einer überspielten mc-kassette</text:p>
          </table:table-cell>
          <table:table-cell office:value-type="string">
            <text:p>sehr gut</text:p>
          </table:table-cell>
          <table:table-cell office:value-type="string">
            <text:p>etwas dumpf, aber ok</text:p>
          </table:table-cell>
          <table:table-cell office:value-type="string">
            <text:p>echo. links-rechts effekt fehlt:(</text:p>
          </table:table-cell>
          <table:table-cell office:value-type="string">
            <text:p>noch mehr rauschen, dadurch undeutlicher</text:p>
          </table:table-cell>
          <table:table-cell office:value-type="string">
            <text:p>dumpf und kein links-rechts-effekt</text:p>
          </table:table-cell>
          <table:table-cell office:value-type="string">
            <text:p>rauschen</text:p>
          </table:table-cell>
          <table:table-cell office:value-type="string">
            <text:p>gut, leichtes rauschen</text:p>
          </table:table-cell>
          <table:table-cell office:value-type="string">
            <text:p>ok, aber leiser und kein links-rechts-effekt</text:p>
          </table:table-cell>
          <table:table-cell office:value-type="string">
            <text:p>sehr gut</text:p>
          </table:table-cell>
          <table:table-cell office:value-type="string">
            <text:p>dumpf und kratzig</text:p>
          </table:table-cell>
          <table:table-cell office:value-type="string">
            <text:p>zischlaute scheinen lauter, aber ok</text:p>
          </table:table-cell>
          <table:table-cell office:value-type="string">
            <text:p>sehr gut</text:p>
          </table:table-cell>
          <table:table-cell office:value-type="string">
            <text:p>unangenehmes kratzen</text:p>
          </table:table-cell>
          <table:table-cell office:value-type="string">
            <text:p>mc-kassette-qualität</text:p>
          </table:table-cell>
          <table:table-cell office:value-type="string">
            <text:p>kratzen</text:p>
          </table:table-cell>
          <table:table-cell office:value-type="string">
            <text:p>sehr gut</text:p>
          </table:table-cell>
          <table:table-cell office:value-type="string">
            <text:p>dumpf, aber ok</text:p>
          </table:table-cell>
          <table:table-cell table:number-columns-repeated="22"/>
        </table:table-row>
        <table:table-row table:style-name="ro1">
          <table:table-cell office:value-type="string">
            <text:p>PL.xml</text:p>
          </table:table-cell>
          <table:table-cell office:value-type="float" office:value="54.8">
            <text:p>54,8</text:p>
          </table:table-cell>
          <table:table-cell office:value-type="float" office:value="36.7872260438321">
            <text:p>36,7872260438</text:p>
          </table:table-cell>
          <table:table-cell office:value-type="float" office:value="45">
            <text:p>45</text:p>
          </table:table-cell>
          <table:table-cell office:value-type="float" office:value="0">
            <text:p>0</text:p>
          </table:table-cell>
          <table:table-cell office:value-type="float" office:value="100">
            <text:p>100</text:p>
          </table:table-cell>
          <table:table-cell office:value-type="string">
            <text:p>Genau gleich zur Referenz</text:p>
          </table:table-cell>
          <table:table-cell office:value-type="string">
            <text:p>Klingt gedämpft und leiser</text:p>
          </table:table-cell>
          <table:table-cell office:value-type="string">
            <text:p>Töne im Hintergrund</text:p>
          </table:table-cell>
          <table:table-cell office:value-type="string">
            <text:p>Höhen (?) schlecht --&gt;'Quietschen' im hintergrund</text:p>
          </table:table-cell>
          <table:table-cell office:value-type="string">
            <text:p>Dumpfer Klang, unterdrückt</text:p>
          </table:table-cell>
          <table:table-cell office:value-type="string">
            <text:p>Sehr ähnlich zur Referenz aber etwas schlechterer Klang.</text:p>
          </table:table-cell>
          <table:table-cell office:value-type="string">
            <text:p>Etwas leiser als</text:p>
          </table:table-cell>
          <table:table-cell office:value-type="string">
            <text:p>Gleich zur Referenz</text:p>
          </table:table-cell>
          <table:table-cell office:value-type="string">
            <text:p>Hohler Klang</text:p>
          </table:table-cell>
          <table:table-cell office:value-type="string">
            <text:p>Gleich der Referenz</text:p>
          </table:table-cell>
          <table:table-cell office:value-type="string">
            <text:p>Stimme hallt und klingt gestört</text:p>
          </table:table-cell>
          <table:table-cell office:value-type="string">
            <text:p>Stimme unklar</text:p>
          </table:table-cell>
          <table:table-cell office:value-type="string">
            <text:p>Etwas gedämpft</text:p>
          </table:table-cell>
          <table:table-cell office:value-type="string">
            <text:p>Im Hintergrund leichtes Rauschen wenn Stimme erscheint</text:p>
          </table:table-cell>
          <table:table-cell office:value-type="string">
            <text:p>Stimme hallt</text:p>
          </table:table-cell>
          <table:table-cell office:value-type="string">
            <text:p>Besser als Referenz. Der Teil mit der tiefen Stimmlage hört sich klarer an.</text:p>
          </table:table-cell>
          <table:table-cell office:value-type="string">
            <text:p>Dumpfe Stimme</text:p>
          </table:table-cell>
          <table:table-cell office:value-type="string">
            <text:p>Extrem nerviges Hintergrundgeräusch</text:p>
          </table:table-cell>
          <table:table-cell office:value-type="string">
            <text:p>Gleich der Referenz</text:p>
          </table:table-cell>
          <table:table-cell office:value-type="string">
            <text:p>Knistern im Hintergrund bei dem ersten Teil mit der höheren Stimme</text:p>
          </table:table-cell>
          <table:table-cell office:value-type="string">
            <text:p>Sehr gedämpfte Stimme, Verständlichkeit leidet</text:p>
          </table:table-cell>
          <table:table-cell office:value-type="string">
            <text:p>Ähnlich der Referenz aber etwas Hintergrundgeräusche</text:p>
          </table:table-cell>
          <table:table-cell office:value-type="string">
            <text:p>Ähnlich der Referenz aber nicht so klare Stimme</text:p>
          </table:table-cell>
          <table:table-cell office:value-type="string">
            <text:p>Gedämpfte Stimme</text:p>
          </table:table-cell>
          <table:table-cell office:value-type="string">
            <text:p>Gleich der Referenz</text:p>
          </table:table-cell>
          <table:table-cell office:value-type="string">
            <text:p>Stimmen gedämpft und dumpf</text:p>
          </table:table-cell>
          <table:table-cell office:value-type="string">
            <text:p>Einzelne Stimmen unterschiedliche Lautstärke</text:p>
          </table:table-cell>
          <table:table-cell office:value-type="string">
            <text:p>Genau wie Referenz</text:p>
          </table:table-cell>
          <table:table-cell office:value-type="string">
            <text:p>Stimmen hören sich wie durch Gießkanne an ;-)</text:p>
          </table:table-cell>
          <table:table-cell office:value-type="string">
            <text:p>Stimmen noch gedämpfter und dumpfer, Stimmen hallen</text:p>
          </table:table-cell>
          <table:table-cell office:value-type="string">
            <text:p>Scheppern im Hintergrund</text:p>
          </table:table-cell>
          <table:table-cell office:value-type="string">
            <text:p>Stimme</text:p>
          </table:table-cell>
          <table:table-cell office:value-type="string">
            <text:p>Sehr gedämpft</text:p>
          </table:table-cell>
          <table:table-cell office:value-type="string">
            <text:p>Genau wie Referenz</text:p>
          </table:table-cell>
          <table:table-cell office:value-type="string">
            <text:p>Gedämpft und Stimmen rasseln</text:p>
          </table:table-cell>
          <table:table-cell office:value-type="string">
            <text:p>Genau wie Referenz</text:p>
          </table:table-cell>
          <table:table-cell office:value-type="string">
            <text:p>Rasseln im Hintergrund</text:p>
          </table:table-cell>
          <table:table-cell office:value-type="string">
            <text:p>Sehr stark gedämpft</text:p>
          </table:table-cell>
          <table:table-cell office:value-type="string">
            <text:p>rasseln im Hintergrund</text:p>
          </table:table-cell>
          <table:table-cell office:value-type="string">
            <text:p>Gedämpfte Stimmen</text:p>
          </table:table-cell>
          <table:table-cell table:number-columns-repeated="5"/>
        </table:table-row>
        <table:table-row table:style-name="ro1">
          <table:table-cell office:value-type="string">
            <text:p>OL.xml</text:p>
          </table:table-cell>
          <table:table-cell office:value-type="float" office:value="79">
            <text:p>79</text:p>
          </table:table-cell>
          <table:table-cell office:value-type="float" office:value="20.6870622722161">
            <text:p>20,6870622722</text:p>
          </table:table-cell>
          <table:table-cell office:value-type="float" office:value="45">
            <text:p>45</text:p>
          </table:table-cell>
          <table:table-cell office:value-type="float" office:value="25">
            <text:p>25</text:p>
          </table:table-cell>
          <table:table-cell office:value-type="float" office:value="100">
            <text:p>100</text:p>
          </table:table-cell>
          <table:table-cell office:value-type="string">
            <text:p>Klirren bei Höhen</text:p>
          </table:table-cell>
          <table:table-cell office:value-type="string">
            <text:p>leichte Störungen</text:p>
          </table:table-cell>
          <table:table-cell office:value-type="string">
            <text:p>leichtes Klirren</text:p>
          </table:table-cell>
          <table:table-cell office:value-type="string">
            <text:p>relativ klar, aber mit Aussetzern</text:p>
          </table:table-cell>
          <table:table-cell table:number-columns-repeated="2" office:value-type="string">
            <text:p>Echo, Störgeräusche</text:p>
          </table:table-cell>
          <table:table-cell office:value-type="string">
            <text:p>dumpf</text:p>
          </table:table-cell>
          <table:table-cell office:value-type="string">
            <text:p>Störgeräusche</text:p>
          </table:table-cell>
          <table:table-cell office:value-type="string">
            <text:p>dumpf, leicht verzerrt</text:p>
          </table:table-cell>
          <table:table-cell office:value-type="string">
            <text:p>dumpf</text:p>
          </table:table-cell>
          <table:table-cell table:number-columns-repeated="2" office:value-type="string">
            <text:p>Störgeräusche</text:p>
          </table:table-cell>
          <table:table-cell office:value-type="string">
            <text:p>sehr dumpf</text:p>
          </table:table-cell>
          <table:table-cell office:value-type="string">
            <text:p>dumpf</text:p>
          </table:table-cell>
          <table:table-cell office:value-type="string">
            <text:p>leichtes Klirren</text:p>
          </table:table-cell>
          <table:table-cell office:value-type="string">
            <text:p>Verzerrungen</text:p>
          </table:table-cell>
          <table:table-cell office:value-type="string">
            <text:p>sehr dumpf</text:p>
          </table:table-cell>
          <table:table-cell office:value-type="string">
            <text:p>klar, aber leicht verzerrt</text:p>
          </table:table-cell>
          <table:table-cell table:number-columns-repeated="27"/>
        </table:table-row>
        <table:table-row table:style-name="ro1">
          <table:table-cell office:value-type="string">
            <text:p>Test Nr. 0: ../reference items/die prinzen - Mein Fahrrad.wav</text:p>
          </table:table-cell>
          <table:table-cell office:value-type="float" office:value="61.5947712418301">
            <text:p>61,5947712418</text:p>
          </table:table-cell>
          <table:table-cell office:value-type="float" office:value="34.2633834605462">
            <text:p>34,2633834605</text:p>
          </table:table-cell>
          <table:table-cell office:value-type="float" office:value="153">
            <text:p>153</text:p>
          </table:table-cell>
          <table:table-cell office:value-type="float" office:value="0">
            <text:p>0</text:p>
          </table:table-cell>
          <table:table-cell office:value-type="float" office:value="100">
            <text:p>100</text:p>
          </table:table-cell>
          <table:table-cell office:value-type="string">
            <text:p>metallic background noises</text:p>
          </table:table-cell>
          <table:table-cell office:value-type="string">
            <text:p>wie ref</text:p>
          </table:table-cell>
          <table:table-cell office:value-type="string">
            <text:p>minimal leiser als ref</text:p>
          </table:table-cell>
          <table:table-cell office:value-type="string">
            <text:p>b f e similar to ref</text:p>
          </table:table-cell>
          <table:table-cell office:value-type="string">
            <text:p>sounds like filtered far off</text:p>
          </table:table-cell>
          <table:table-cell office:value-type="string">
            <text:p>Geraeusche im Hintergrund, sonst fast besser als Ref</text:p>
          </table:table-cell>
          <table:table-cell office:value-type="string">
            <text:p>sehr dumpf</text:p>
          </table:table-cell>
          <table:table-cell office:value-type="string">
            <text:p>rauscht \</text:p>
          </table:table-cell>
          <table:table-cell office:value-type="string">
            <text:p>Stoergeraeusch <text:s/>eine Art Ziepen im Hintergrund</text:p>
          </table:table-cell>
          <table:table-cell office:value-type="string">
            <text:p>klingt etwas mechanisch</text:p>
          </table:table-cell>
          <table:table-cell office:value-type="string">
            <text:p>wie aus ganz schlechten lautsprechern, rauschend</text:p>
          </table:table-cell>
          <table:table-cell office:value-type="string">
            <text:p>klingt dumpf</text:p>
          </table:table-cell>
          <table:table-cell office:value-type="string">
            <text:p>Klingt dumpf</text:p>
          </table:table-cell>
          <table:table-cell office:value-type="string">
            <text:p>Sehr Hohe Töne werden stärker hervorgehoben. <text:s/>Ist etwas unangenehm wenn das 'Klirr-Geräusch' (ich denke es ist ein Becken eines Schlagzeugs) kommt.</text:p>
          </table:table-cell>
          <table:table-cell office:value-type="string">
            <text:p>Etwas Rauschen vorhanden</text:p>
          </table:table-cell>
          <table:table-cell office:value-type="string">
            <text:p>schlechte tonqualität, klingt wie aus einem radio mit schlechten lautsprechern. Ein Eindruck von etwas Hall wird durch dieses Sample gegeben.Sound sehr dumpf</text:p>
          </table:table-cell>
          <table:table-cell office:value-type="string">
            <text:p>Etwas Rauschen</text:p>
          </table:table-cell>
          <table:table-cell office:value-type="string">
            <text:p>Gut Versändlich aber es klingt als ob die Tiefen Töne hervorgehoben werden.</text:p>
          </table:table-cell>
          <table:table-cell office:value-type="string">
            <text:p>Genau gleich zur Referenz</text:p>
          </table:table-cell>
          <table:table-cell office:value-type="string">
            <text:p>Klingt gedämpft und leiser</text:p>
          </table:table-cell>
          <table:table-cell office:value-type="string">
            <text:p>Töne im Hintergrund</text:p>
          </table:table-cell>
          <table:table-cell office:value-type="string">
            <text:p>Höhen (?) schlecht --&gt;'Quietschen' im hintergrund</text:p>
          </table:table-cell>
          <table:table-cell office:value-type="string">
            <text:p>Dumpfer Klang, unterdrückt</text:p>
          </table:table-cell>
          <table:table-cell office:value-type="string">
            <text:p>Sehr ähnlich zur Referenz aber etwas schlechterer Klang.</text:p>
          </table:table-cell>
          <table:table-cell office:value-type="string">
            <text:p>Etwas leiser als</text:p>
          </table:table-cell>
          <table:table-cell office:value-type="string">
            <text:p>Klirren bei Höhen</text:p>
          </table:table-cell>
          <table:table-cell office:value-type="string">
            <text:p>leichte Störungen</text:p>
          </table:table-cell>
          <table:table-cell table:number-columns-repeated="18"/>
        </table:table-row>
        <table:table-row table:style-name="ro1">
          <table:table-cell office:value-type="string">
            <text:p>Test Nr. 1: ../reference items/one voice binaural.wav</text:p>
          </table:table-cell>
          <table:table-cell office:value-type="float" office:value="49.8104575163399">
            <text:p>49,8104575163</text:p>
          </table:table-cell>
          <table:table-cell office:value-type="float" office:value="34.6853813499948">
            <text:p>34,68538135</text:p>
          </table:table-cell>
          <table:table-cell office:value-type="float" office:value="153">
            <text:p>153</text:p>
          </table:table-cell>
          <table:table-cell office:value-type="float" office:value="0">
            <text:p>0</text:p>
          </table:table-cell>
          <table:table-cell office:value-type="float" office:value="100">
            <text:p>100</text:p>
          </table:table-cell>
          <table:table-cell office:value-type="string">
            <text:p>sehr metallisch</text:p>
          </table:table-cell>
          <table:table-cell office:value-type="string">
            <text:p>total dumpf</text:p>
          </table:table-cell>
          <table:table-cell office:value-type="string">
            <text:p>rauschendes 'Echo'</text:p>
          </table:table-cell>
          <table:table-cell office:value-type="string">
            <text:p>weiter weg, anderes gefuehl woher stimme kommt leiser gedaempfte stimme</text:p>
          </table:table-cell>
          <table:table-cell office:value-type="string">
            <text:p>anderes gefuehl wo die stimme herkommt sowie sicha aendernde Lautstaerke irritiert</text:p>
          </table:table-cell>
          <table:table-cell office:value-type="string">
            <text:p>verzerrt unangenehm</text:p>
          </table:table-cell>
          <table:table-cell office:value-type="string">
            <text:p>far off filtered very difficult to listen to</text:p>
          </table:table-cell>
          <table:table-cell office:value-type="string">
            <text:p>echo effects but similar to ref in feeling of dtistance of the speaker and modulation</text:p>
          </table:table-cell>
          <table:table-cell office:value-type="string">
            <text:p>like ref</text:p>
          </table:table-cell>
          <table:table-cell office:value-type="string">
            <text:p>monotonere Lautstaerke, zu gedaempft</text:p>
          </table:table-cell>
          <table:table-cell office:value-type="string">
            <text:p>hoert sich fst noch lebendiger an als Ref</text:p>
          </table:table-cell>
          <table:table-cell office:value-type="string">
            <text:p>Stimme aendert nicht Richtung, wie in Ref und Samples A-C. Dort hoert es sich so an, als ob Frau hinter einem auf und ab geht</text:p>
          </table:table-cell>
          <table:table-cell office:value-type="string">
            <text:p>deutlicher als Ref</text:p>
          </table:table-cell>
          <table:table-cell office:value-type="string">
            <text:p>Stimme leicht verzehrt, hoert sich kuenstlich an</text:p>
          </table:table-cell>
          <table:table-cell office:value-type="string">
            <text:p>lauter als ref, aber Stimme wallt und daher wirkt es seltsam</text:p>
          </table:table-cell>
          <table:table-cell office:value-type="string">
            <text:p>etwas dumpf</text:p>
          </table:table-cell>
          <table:table-cell office:value-type="string">
            <text:p>kommt immer von der gleichen stellen nicht von unterschiedlichen</text:p>
          </table:table-cell>
          <table:table-cell office:value-type="string">
            <text:p>links bewegt sich die stimme rechts nicht ... bleibt 'oben' stehen,</text:p>
          </table:table-cell>
          <table:table-cell office:value-type="string">
            <text:p>blechern</text:p>
          </table:table-cell>
          <table:table-cell office:value-type="string">
            <text:p>leicht rauschend, gedaempft und die veraenderung des Standorts nicht gut hoerbar</text:p>
          </table:table-cell>
          <table:table-cell office:value-type="string">
            <text:p>wie durch ein Rohr gesprochen, leicht hallend rechts ist es weniger Raumveraendern</text:p>
          </table:table-cell>
          <table:table-cell office:value-type="string">
            <text:p>ebenfalls blechern aber weniger stark wie C</text:p>
          </table:table-cell>
          <table:table-cell office:value-type="string">
            <text:p>leicht blechern und gedaempft</text:p>
          </table:table-cell>
          <table:table-cell office:value-type="string">
            <text:p>schlechte Qualität. Kein 3D Effekt.leichtes Rauschen</text:p>
          </table:table-cell>
          <table:table-cell office:value-type="string">
            <text:p>Auch Rauschen vorhanden. 3D Effekt nicht/kaum vorhanden</text:p>
          </table:table-cell>
          <table:table-cell office:value-type="string">
            <text:p>Klingt nach viel Hall und schelchte Qualität. Lange Konversationen mit dieser Qualität erfordern sicher mehr Konzentration zum Verstehen der Sprecherin.Ausserdem kommt es so vor, als ob in den ersten Sekunden die Töne links-rechts wechselnd aus dem Kopfhörer kommen.</text:p>
          </table:table-cell>
          <table:table-cell office:value-type="string">
            <text:p>unangenehm starkes 'Nachrauschen'</text:p>
          </table:table-cell>
          <table:table-cell office:value-type="string">
            <text:p>Hall vorhanden. Rauschen vorhanden.Rauschen wirkt wie Nachrauschen von dem was die Sprecherin sagt.</text:p>
          </table:table-cell>
          <table:table-cell office:value-type="string">
            <text:p>Kein 3D Effekt. Hall stört die Qualität</text:p>
          </table:table-cell>
          <table:table-cell office:value-type="string">
            <text:p>Mono?</text:p>
          </table:table-cell>
          <table:table-cell office:value-type="string">
            <text:p>typisches internetrauschen beim sprechen</text:p>
          </table:table-cell>
          <table:table-cell office:value-type="string">
            <text:p>als ob die erste stimme, von einer flüsternden unterlegt sei</text:p>
          </table:table-cell>
          <table:table-cell office:value-type="string">
            <text:p>Gleich zur Referenz</text:p>
          </table:table-cell>
          <table:table-cell office:value-type="string">
            <text:p>Hohler Klang</text:p>
          </table:table-cell>
          <table:table-cell office:value-type="string">
            <text:p>Gleich der Referenz</text:p>
          </table:table-cell>
          <table:table-cell office:value-type="string">
            <text:p>Stimme hallt und klingt gestört</text:p>
          </table:table-cell>
          <table:table-cell office:value-type="string">
            <text:p>Stimme unklar</text:p>
          </table:table-cell>
          <table:table-cell office:value-type="string">
            <text:p>Etwas gedämpft</text:p>
          </table:table-cell>
          <table:table-cell office:value-type="string">
            <text:p>Im Hintergrund leichtes Rauschen wenn Stimme erscheint</text:p>
          </table:table-cell>
          <table:table-cell office:value-type="string">
            <text:p>Stimme hallt</text:p>
          </table:table-cell>
          <table:table-cell office:value-type="string">
            <text:p>leichtes Klirren</text:p>
          </table:table-cell>
          <table:table-cell office:value-type="string">
            <text:p>relativ klar, aber mit Aussetzern</text:p>
          </table:table-cell>
          <table:table-cell table:number-columns-repeated="2" office:value-type="string">
            <text:p>Echo, Störgeräusche</text:p>
          </table:table-cell>
          <table:table-cell office:value-type="string">
            <text:p>dumpf</text:p>
          </table:table-cell>
        </table:table-row>
        <table:table-row table:style-name="ro1">
          <table:table-cell office:value-type="string">
            <text:p>Test Nr. 2: ../reference items/one voice stereo.wav</text:p>
          </table:table-cell>
          <table:table-cell office:value-type="float" office:value="63.9607843137255">
            <text:p>63,9607843137</text:p>
          </table:table-cell>
          <table:table-cell office:value-type="float" office:value="33.0157224015558">
            <text:p>33,0157224016</text:p>
          </table:table-cell>
          <table:table-cell office:value-type="float" office:value="153">
            <text:p>153</text:p>
          </table:table-cell>
          <table:table-cell office:value-type="float" office:value="0">
            <text:p>0</text:p>
          </table:table-cell>
          <table:table-cell office:value-type="float" office:value="100">
            <text:p>100</text:p>
          </table:table-cell>
          <table:table-cell office:value-type="string">
            <text:p>Zischeln im Hintergrund</text:p>
          </table:table-cell>
          <table:table-cell office:value-type="string">
            <text:p>seltsam, nicht so leicht zu beschreiben warum</text:p>
          </table:table-cell>
          <table:table-cell office:value-type="string">
            <text:p>sehr dumpf</text:p>
          </table:table-cell>
          <table:table-cell office:value-type="string">
            <text:p>leichtes Echo im Hintergrund</text:p>
          </table:table-cell>
          <table:table-cell office:value-type="string">
            <text:p>fhi similar to ref</text:p>
          </table:table-cell>
          <table:table-cell office:value-type="string">
            <text:p>metallic background sounds</text:p>
          </table:table-cell>
          <table:table-cell office:value-type="string">
            <text:p>am Anfang Stoergeraeusche, jedoch sehr leise</text:p>
          </table:table-cell>
          <table:table-cell office:value-type="string">
            <text:p>Stimmen sind verstaendlich, aber nicht klar, lebendigkeit der Stimmen kommt nicht mehr an</text:p>
          </table:table-cell>
          <table:table-cell office:value-type="string">
            <text:p>belegte Stimme, gedaempft</text:p>
          </table:table-cell>
          <table:table-cell office:value-type="string">
            <text:p>leicht zischende Nebengeraeusche</text:p>
          </table:table-cell>
          <table:table-cell office:value-type="string">
            <text:p>rauschende Stimmen</text:p>
          </table:table-cell>
          <table:table-cell office:value-type="string">
            <text:p>kratzendes leichtes Nebengeraeusch</text:p>
          </table:table-cell>
          <table:table-cell office:value-type="string">
            <text:p>nicht so klar und deutlich wie Original aber gut verstaendlich</text:p>
          </table:table-cell>
          <table:table-cell office:value-type="string">
            <text:p>Hohe Töne klirren dem Gesprochenen hinterher. Unangenehm. Sprache aber verständlich</text:p>
          </table:table-cell>
          <table:table-cell office:value-type="string">
            <text:p>noch stärker 'robotisierte' Qualität</text:p>
          </table:table-cell>
          <table:table-cell office:value-type="string">
            <text:p>dumpfer klang, <text:s/>Frau besser verständlich als Mann.</text:p>
          </table:table-cell>
          <table:table-cell office:value-type="string">
            <text:p>Klingt 'Robotisiert' oder kratzig/rauschig. Mann leicht schlechter verständlich als Frau.</text:p>
          </table:table-cell>
          <table:table-cell office:value-type="string">
            <text:p>leichtes Rauschen</text:p>
          </table:table-cell>
          <table:table-cell office:value-type="string">
            <text:p>dumpf</text:p>
          </table:table-cell>
          <table:table-cell table:number-columns-repeated="2" office:value-type="string">
            <text:p>sehr gut</text:p>
          </table:table-cell>
          <table:table-cell office:value-type="string">
            <text:p>kratzig</text:p>
          </table:table-cell>
          <table:table-cell office:value-type="string">
            <text:p>klingt wie von einer überspielten mc-kassette</text:p>
          </table:table-cell>
          <table:table-cell office:value-type="string">
            <text:p>sehr gut</text:p>
          </table:table-cell>
          <table:table-cell office:value-type="string">
            <text:p>etwas dumpf, aber ok</text:p>
          </table:table-cell>
          <table:table-cell office:value-type="string">
            <text:p>Besser als Referenz. Der Teil mit der tiefen Stimmlage hört sich klarer an.</text:p>
          </table:table-cell>
          <table:table-cell office:value-type="string">
            <text:p>Dumpfe Stimme</text:p>
          </table:table-cell>
          <table:table-cell office:value-type="string">
            <text:p>Extrem nerviges Hintergrundgeräusch</text:p>
          </table:table-cell>
          <table:table-cell office:value-type="string">
            <text:p>Gleich der Referenz</text:p>
          </table:table-cell>
          <table:table-cell office:value-type="string">
            <text:p>Knistern im Hintergrund bei dem ersten Teil mit der höheren Stimme</text:p>
          </table:table-cell>
          <table:table-cell office:value-type="string">
            <text:p>Sehr gedämpfte Stimme, Verständlichkeit leidet</text:p>
          </table:table-cell>
          <table:table-cell office:value-type="string">
            <text:p>Ähnlich der Referenz aber etwas Hintergrundgeräusche</text:p>
          </table:table-cell>
          <table:table-cell office:value-type="string">
            <text:p>Ähnlich der Referenz aber nicht so klare Stimme</text:p>
          </table:table-cell>
          <table:table-cell office:value-type="string">
            <text:p>Gedämpfte Stimme</text:p>
          </table:table-cell>
          <table:table-cell office:value-type="string">
            <text:p>Störgeräusche</text:p>
          </table:table-cell>
          <table:table-cell office:value-type="string">
            <text:p>dumpf, leicht verzerrt</text:p>
          </table:table-cell>
          <table:table-cell office:value-type="string">
            <text:p>dumpf</text:p>
          </table:table-cell>
          <table:table-cell table:number-columns-repeated="8"/>
        </table:table-row>
        <table:table-row table:style-name="ro1">
          <table:table-cell office:value-type="string">
            <text:p>Test Nr. 3: ../reference items/two voices binaural.wav</text:p>
          </table:table-cell>
          <table:table-cell office:value-type="float" office:value="53.124183006536">
            <text:p>53,1241830065</text:p>
          </table:table-cell>
          <table:table-cell office:value-type="float" office:value="33.4847412738521">
            <text:p>33,4847412739</text:p>
          </table:table-cell>
          <table:table-cell office:value-type="float" office:value="153">
            <text:p>153</text:p>
          </table:table-cell>
          <table:table-cell office:value-type="float" office:value="0">
            <text:p>0</text:p>
          </table:table-cell>
          <table:table-cell office:value-type="float" office:value="100">
            <text:p>100</text:p>
          </table:table-cell>
          <table:table-cell office:value-type="string">
            <text:p>metallisch mit Nebengeraeuschen</text:p>
          </table:table-cell>
          <table:table-cell office:value-type="string">
            <text:p>dumpf, im Stil alter Lautsprecher</text:p>
          </table:table-cell>
          <table:table-cell office:value-type="string">
            <text:p>gruseliges Hauchen im Hintergrund</text:p>
          </table:table-cell>
          <table:table-cell office:value-type="string">
            <text:p>unangenehm da sehr aehnlich und beide geaempft</text:p>
          </table:table-cell>
          <table:table-cell office:value-type="string">
            <text:p>unangenehm kaum unterscheidbar</text:p>
          </table:table-cell>
          <table:table-cell office:value-type="string">
            <text:p>art echo/effekt im hintergrund</text:p>
          </table:table-cell>
          <table:table-cell office:value-type="string">
            <text:p>ref b f and i seem similar to me</text:p>
          </table:table-cell>
          <table:table-cell office:value-type="string">
            <text:p>sehr gut, gefaellt mir am besten von allen</text:p>
          </table:table-cell>
          <table:table-cell office:value-type="string">
            <text:p>etwas leise, Stimmen bewegen sich nicht, sondern kommen <text:s/>nur 'von hinten'</text:p>
          </table:table-cell>
          <table:table-cell office:value-type="string">
            <text:p>Stimmen fast lebendiger als in Ref</text:p>
          </table:table-cell>
          <table:table-cell office:value-type="string">
            <text:p>Echo stoert sehr</text:p>
          </table:table-cell>
          <table:table-cell office:value-type="string">
            <text:p>Ortsveraenderungen nicht so deutlich vermischung der beiden Stimmen, schlechte Tonqualitaet rauschend blechern und belegt</text:p>
          </table:table-cell>
          <table:table-cell office:value-type="string">
            <text:p>blechern technisch mechanisch</text:p>
          </table:table-cell>
          <table:table-cell office:value-type="string">
            <text:p>rauschend, ohne Ortsveraenderung der Stimmen</text:p>
          </table:table-cell>
          <table:table-cell office:value-type="string">
            <text:p>zwar Ortsveraenderung aber nicht so gut gemacht wie im Original mehr vermischung der beiden Stimmen</text:p>
          </table:table-cell>
          <table:table-cell office:value-type="string">
            <text:p>weniger deutliche Ortsveraenderung</text:p>
          </table:table-cell>
          <table:table-cell office:value-type="string">
            <text:p>3D Effekt nicht/kaum wahrnehmbar</text:p>
          </table:table-cell>
          <table:table-cell office:value-type="string">
            <text:p>Hohes klirrendes Rauschen.</text:p>
          </table:table-cell>
          <table:table-cell office:value-type="string">
            <text:p>klingt robotisiert.</text:p>
          </table:table-cell>
          <table:table-cell office:value-type="string">
            <text:p>Sprecher sind schlechter auseinander zu halten</text:p>
          </table:table-cell>
          <table:table-cell office:value-type="string">
            <text:p>Rauschen. Wirkt als ob jemand zusätzlich flüstern würde.</text:p>
          </table:table-cell>
          <table:table-cell office:value-type="string">
            <text:p>leichtes Gefühl von Hall. Personen klingen weiter entfernt</text:p>
          </table:table-cell>
          <table:table-cell office:value-type="string">
            <text:p>Flackert</text:p>
          </table:table-cell>
          <table:table-cell office:value-type="string">
            <text:p>flackert am Anfang</text:p>
          </table:table-cell>
          <table:table-cell office:value-type="string">
            <text:p>blechern, flackert am Anfang</text:p>
          </table:table-cell>
          <table:table-cell office:value-type="string">
            <text:p>flackert am Anfang</text:p>
          </table:table-cell>
          <table:table-cell office:value-type="string">
            <text:p>mono</text:p>
          </table:table-cell>
          <table:table-cell office:value-type="string">
            <text:p>echo. links-rechts effekt fehlt:(</text:p>
          </table:table-cell>
          <table:table-cell office:value-type="string">
            <text:p>noch mehr rauschen, dadurch undeutlicher</text:p>
          </table:table-cell>
          <table:table-cell office:value-type="string">
            <text:p>dumpf und kein links-rechts-effekt</text:p>
          </table:table-cell>
          <table:table-cell office:value-type="string">
            <text:p>rauschen</text:p>
          </table:table-cell>
          <table:table-cell office:value-type="string">
            <text:p>gut, leichtes rauschen</text:p>
          </table:table-cell>
          <table:table-cell office:value-type="string">
            <text:p>ok, aber leiser und kein links-rechts-effekt</text:p>
          </table:table-cell>
          <table:table-cell office:value-type="string">
            <text:p>Gleich der Referenz</text:p>
          </table:table-cell>
          <table:table-cell office:value-type="string">
            <text:p>Stimmen gedämpft und dumpf</text:p>
          </table:table-cell>
          <table:table-cell office:value-type="string">
            <text:p>Einzelne Stimmen unterschiedliche Lautstärke</text:p>
          </table:table-cell>
          <table:table-cell office:value-type="string">
            <text:p>Genau wie Referenz</text:p>
          </table:table-cell>
          <table:table-cell office:value-type="string">
            <text:p>Stimmen hören sich wie durch Gießkanne an ;-)</text:p>
          </table:table-cell>
          <table:table-cell office:value-type="string">
            <text:p>Stimmen noch gedämpfter und dumpfer, Stimmen hallen</text:p>
          </table:table-cell>
          <table:table-cell office:value-type="string">
            <text:p>Scheppern im Hintergrund</text:p>
          </table:table-cell>
          <table:table-cell office:value-type="string">
            <text:p>Stimme</text:p>
          </table:table-cell>
          <table:table-cell office:value-type="string">
            <text:p>Sehr gedämpft</text:p>
          </table:table-cell>
          <table:table-cell table:number-columns-repeated="2" office:value-type="string">
            <text:p>Störgeräusche</text:p>
          </table:table-cell>
          <table:table-cell office:value-type="string">
            <text:p>sehr dumpf</text:p>
          </table:table-cell>
        </table:table-row>
        <table:table-row table:style-name="ro1">
          <table:table-cell office:value-type="string">
            <text:p>Test Nr. 4: ../reference items/two voices stereo.wav</text:p>
          </table:table-cell>
          <table:table-cell office:value-type="float" office:value="59.4052287581699">
            <text:p>59,4052287582</text:p>
          </table:table-cell>
          <table:table-cell office:value-type="float" office:value="32.0231080028849">
            <text:p>32,0231080029</text:p>
          </table:table-cell>
          <table:table-cell office:value-type="float" office:value="153">
            <text:p>153</text:p>
          </table:table-cell>
          <table:table-cell office:value-type="float" office:value="0">
            <text:p>0</text:p>
          </table:table-cell>
          <table:table-cell office:value-type="float" office:value="100">
            <text:p>100</text:p>
          </table:table-cell>
          <table:table-cell office:value-type="string">
            <text:p>wie ein Schallplattenkratzen</text:p>
          </table:table-cell>
          <table:table-cell office:value-type="string">
            <text:p>typ altes Autoradio</text:p>
          </table:table-cell>
          <table:table-cell office:value-type="string">
            <text:p>fhi similar to ref</text:p>
          </table:table-cell>
          <table:table-cell office:value-type="string">
            <text:p>leiser gedaempft</text:p>
          </table:table-cell>
          <table:table-cell office:value-type="string">
            <text:p>Stoergeraeusche</text:p>
          </table:table-cell>
          <table:table-cell office:value-type="string">
            <text:p>leicht rauschende stimmen</text:p>
          </table:table-cell>
          <table:table-cell office:value-type="string">
            <text:p>rauschende stimmen nicht beide stimmen gut verstaendlich technische stimmen teilweise\</text:p>
          </table:table-cell>
          <table:table-cell office:value-type="string">
            <text:p>stark rauschende stimmen</text:p>
          </table:table-cell>
          <table:table-cell office:value-type="string">
            <text:p>rauschen in der einen Stimme starke ueberlagerung</text:p>
          </table:table-cell>
          <table:table-cell office:value-type="string">
            <text:p>leicht rauschende stimmen</text:p>
          </table:table-cell>
          <table:table-cell office:value-type="string">
            <text:p>Sprache nicht so klar wie bei Referenz</text:p>
          </table:table-cell>
          <table:table-cell office:value-type="string">
            <text:p>Männlicher Sprecher hat 'nachrauschen' mit drin, klingt nicht so gut.</text:p>
          </table:table-cell>
          <table:table-cell office:value-type="string">
            <text:p>'robotisiert', kratziges, rauschiges etwas das mit zur sprache kommt.</text:p>
          </table:table-cell>
          <table:table-cell office:value-type="string">
            <text:p>weibliche Sprecherin klingt schlecht/kratzig</text:p>
          </table:table-cell>
          <table:table-cell office:value-type="string">
            <text:p>dumpfer und leiser als Referenz</text:p>
          </table:table-cell>
          <table:table-cell office:value-type="string">
            <text:p>sehr gut</text:p>
          </table:table-cell>
          <table:table-cell office:value-type="string">
            <text:p>dumpf und kratzig</text:p>
          </table:table-cell>
          <table:table-cell office:value-type="string">
            <text:p>zischlaute scheinen lauter, aber ok</text:p>
          </table:table-cell>
          <table:table-cell office:value-type="string">
            <text:p>sehr gut</text:p>
          </table:table-cell>
          <table:table-cell office:value-type="string">
            <text:p>unangenehmes kratzen</text:p>
          </table:table-cell>
          <table:table-cell office:value-type="string">
            <text:p>mc-kassette-qualität</text:p>
          </table:table-cell>
          <table:table-cell office:value-type="string">
            <text:p>kratzen</text:p>
          </table:table-cell>
          <table:table-cell office:value-type="string">
            <text:p>sehr gut</text:p>
          </table:table-cell>
          <table:table-cell office:value-type="string">
            <text:p>dumpf, aber ok</text:p>
          </table:table-cell>
          <table:table-cell office:value-type="string">
            <text:p>Genau wie Referenz</text:p>
          </table:table-cell>
          <table:table-cell office:value-type="string">
            <text:p>Gedämpft und Stimmen rasseln</text:p>
          </table:table-cell>
          <table:table-cell office:value-type="string">
            <text:p>Genau wie Referenz</text:p>
          </table:table-cell>
          <table:table-cell office:value-type="string">
            <text:p>Rasseln im Hintergrund</text:p>
          </table:table-cell>
          <table:table-cell office:value-type="string">
            <text:p>Sehr stark gedämpft</text:p>
          </table:table-cell>
          <table:table-cell office:value-type="string">
            <text:p>rasseln im Hintergrund</text:p>
          </table:table-cell>
          <table:table-cell office:value-type="string">
            <text:p>Gedämpfte Stimmen</text:p>
          </table:table-cell>
          <table:table-cell office:value-type="string">
            <text:p>dumpf</text:p>
          </table:table-cell>
          <table:table-cell office:value-type="string">
            <text:p>leichtes Klirren</text:p>
          </table:table-cell>
          <table:table-cell office:value-type="string">
            <text:p>Verzerrungen</text:p>
          </table:table-cell>
          <table:table-cell office:value-type="string">
            <text:p>sehr dumpf</text:p>
          </table:table-cell>
          <table:table-cell office:value-type="string">
            <text:p>klar, aber leicht verzerrt</text:p>
          </table:table-cell>
          <table:table-cell table:number-columns-repeated="9"/>
        </table:table-row>
        <table:table-row table:style-name="ro1">
          <table:table-cell office:value-type="string">
            <text:p>1-reference.wav</text:p>
          </table:table-cell>
          <table:table-cell office:value-type="float" office:value="97.3647058823529">
            <text:p>97,3647058824</text:p>
          </table:table-cell>
          <table:table-cell office:value-type="float" office:value="6.16025482393365">
            <text:p>6,1602548239</text:p>
          </table:table-cell>
          <table:table-cell office:value-type="float" office:value="85">
            <text:p>85</text:p>
          </table:table-cell>
          <table:table-cell office:value-type="float" office:value="53">
            <text:p>53</text:p>
          </table:table-cell>
          <table:table-cell office:value-type="float" office:value="100">
            <text:p>100</text:p>
          </table:table-cell>
          <table:table-cell office:value-type="string">
            <text:p>fhi similar to ref</text:p>
          </table:table-cell>
          <table:table-cell office:value-type="string">
            <text:p>hoert sich fst noch lebendiger an als Ref</text:p>
          </table:table-cell>
          <table:table-cell office:value-type="string">
            <text:p>sehr gut, gefaellt mir am besten von allen</text:p>
          </table:table-cell>
          <table:table-cell table:number-columns-repeated="2" office:value-type="string">
            <text:p>sehr gut</text:p>
          </table:table-cell>
          <table:table-cell office:value-type="string">
            <text:p>Genau gleich zur Referenz</text:p>
          </table:table-cell>
          <table:table-cell office:value-type="string">
            <text:p>Gleich zur Referenz</text:p>
          </table:table-cell>
          <table:table-cell office:value-type="string">
            <text:p>Besser als Referenz. Der Teil mit der tiefen Stimmlage hört sich klarer an.</text:p>
          </table:table-cell>
          <table:table-cell office:value-type="string">
            <text:p>Gleich der Referenz</text:p>
          </table:table-cell>
          <table:table-cell office:value-type="string">
            <text:p>Genau wie Referenz</text:p>
          </table:table-cell>
          <table:table-cell office:value-type="string">
            <text:p>leichtes Klirren</text:p>
          </table:table-cell>
          <table:table-cell table:number-columns-repeated="34"/>
        </table:table-row>
        <table:table-row table:style-name="ro1">
          <table:table-cell office:value-type="string">
            <text:p>1-opus.16k.wav</text:p>
          </table:table-cell>
          <table:table-cell office:value-type="float" office:value="39.3058823529412">
            <text:p>39,3058823529</text:p>
          </table:table-cell>
          <table:table-cell office:value-type="float" office:value="22.5884628840075">
            <text:p>22,588462884</text:p>
          </table:table-cell>
          <table:table-cell office:value-type="float" office:value="85">
            <text:p>85</text:p>
          </table:table-cell>
          <table:table-cell office:value-type="float" office:value="2">
            <text:p>2</text:p>
          </table:table-cell>
          <table:table-cell office:value-type="float" office:value="95">
            <text:p>95</text:p>
          </table:table-cell>
          <table:table-cell office:value-type="string">
            <text:p>weiter weg, anderes gefuehl woher stimme kommt leiser gedaempfte stimme</text:p>
          </table:table-cell>
          <table:table-cell office:value-type="string">
            <text:p>unangenehm da sehr aehnlich und beide geaempft</text:p>
          </table:table-cell>
          <table:table-cell office:value-type="string">
            <text:p>rauscht \</text:p>
          </table:table-cell>
          <table:table-cell office:value-type="string">
            <text:p>kommt immer von der gleichen stellen nicht von unterschiedlichen</text:p>
          </table:table-cell>
          <table:table-cell office:value-type="string">
            <text:p>belegte Stimme, gedaempft</text:p>
          </table:table-cell>
          <table:table-cell office:value-type="string">
            <text:p>Ortsveraenderungen nicht so deutlich vermischung der beiden Stimmen, schlechte Tonqualitaet rauschend blechern und belegt</text:p>
          </table:table-cell>
          <table:table-cell office:value-type="string">
            <text:p>leicht rauschende stimmen</text:p>
          </table:table-cell>
          <table:table-cell office:value-type="string">
            <text:p>Klingt dumpf</text:p>
          </table:table-cell>
          <table:table-cell office:value-type="string">
            <text:p>schlechte Qualität. Kein 3D Effekt.leichtes Rauschen</text:p>
          </table:table-cell>
          <table:table-cell office:value-type="string">
            <text:p>3D Effekt nicht/kaum wahrnehmbar</text:p>
          </table:table-cell>
          <table:table-cell office:value-type="string">
            <text:p>Sprache nicht so klar wie bei Referenz</text:p>
          </table:table-cell>
          <table:table-cell office:value-type="string">
            <text:p>Flackert</text:p>
          </table:table-cell>
          <table:table-cell office:value-type="string">
            <text:p>dumpf und kratzig</text:p>
          </table:table-cell>
          <table:table-cell office:value-type="string">
            <text:p>Klingt gedämpft und leiser</text:p>
          </table:table-cell>
          <table:table-cell office:value-type="string">
            <text:p>Hohler Klang</text:p>
          </table:table-cell>
          <table:table-cell office:value-type="string">
            <text:p>Dumpfe Stimme</text:p>
          </table:table-cell>
          <table:table-cell office:value-type="string">
            <text:p>Stimmen gedämpft und dumpf</text:p>
          </table:table-cell>
          <table:table-cell office:value-type="string">
            <text:p>Gedämpft und Stimmen rasseln</text:p>
          </table:table-cell>
          <table:table-cell office:value-type="string">
            <text:p>relativ klar, aber mit Aussetzern</text:p>
          </table:table-cell>
          <table:table-cell office:value-type="string">
            <text:p>dumpf</text:p>
          </table:table-cell>
          <table:table-cell table:number-columns-repeated="25"/>
        </table:table-row>
        <table:table-row table:style-name="ro1">
          <table:table-cell office:value-type="string">
            <text:p>1-opus.32k.wav</text:p>
          </table:table-cell>
          <table:table-cell office:value-type="float" office:value="55.4235294117647">
            <text:p>55,4235294118</text:p>
          </table:table-cell>
          <table:table-cell office:value-type="float" office:value="28.0502849788546">
            <text:p>28,0502849789</text:p>
          </table:table-cell>
          <table:table-cell office:value-type="float" office:value="85">
            <text:p>85</text:p>
          </table:table-cell>
          <table:table-cell office:value-type="float" office:value="0">
            <text:p>0</text:p>
          </table:table-cell>
          <table:table-cell office:value-type="float" office:value="100">
            <text:p>100</text:p>
          </table:table-cell>
          <table:table-cell office:value-type="string">
            <text:p>Zischeln im Hintergrund</text:p>
          </table:table-cell>
          <table:table-cell office:value-type="string">
            <text:p>metallic background noises</text:p>
          </table:table-cell>
          <table:table-cell office:value-type="string">
            <text:p>anderes gefuehl wo die stimme herkommt sowie sicha aendernde Lautstaerke irritiert</text:p>
          </table:table-cell>
          <table:table-cell office:value-type="string">
            <text:p>metallic background sounds</text:p>
          </table:table-cell>
          <table:table-cell office:value-type="string">
            <text:p>unangenehm kaum unterscheidbar</text:p>
          </table:table-cell>
          <table:table-cell office:value-type="string">
            <text:p>Geraeusche im Hintergrund, sonst fast besser als Ref</text:p>
          </table:table-cell>
          <table:table-cell office:value-type="string">
            <text:p>Stimme aendert nicht Richtung, wie in Ref und Samples A-C. Dort hoert es sich so an, als ob Frau hinter einem auf und ab geht</text:p>
          </table:table-cell>
          <table:table-cell office:value-type="string">
            <text:p>am Anfang Stoergeraeusche, jedoch sehr leise</text:p>
          </table:table-cell>
          <table:table-cell office:value-type="string">
            <text:p>etwas leise, Stimmen bewegen sich nicht, sondern kommen <text:s/>nur 'von hinten'</text:p>
          </table:table-cell>
          <table:table-cell office:value-type="string">
            <text:p>Stoergeraeusch <text:s/>eine Art Ziepen im Hintergrund</text:p>
          </table:table-cell>
          <table:table-cell office:value-type="string">
            <text:p>links bewegt sich die stimme rechts nicht ... bleibt 'oben' stehen,</text:p>
          </table:table-cell>
          <table:table-cell office:value-type="string">
            <text:p>leicht zischende Nebengeraeusche</text:p>
          </table:table-cell>
          <table:table-cell office:value-type="string">
            <text:p>Sehr Hohe Töne werden stärker hervorgehoben. <text:s/>Ist etwas unangenehm wenn das 'Klirr-Geräusch' (ich denke es ist ein Becken eines Schlagzeugs) kommt.</text:p>
          </table:table-cell>
          <table:table-cell office:value-type="string">
            <text:p>Auch Rauschen vorhanden. 3D Effekt nicht/kaum vorhanden</text:p>
          </table:table-cell>
          <table:table-cell office:value-type="string">
            <text:p>Hohe Töne klirren dem Gesprochenen hinterher. Unangenehm. Sprache aber verständlich</text:p>
          </table:table-cell>
          <table:table-cell office:value-type="string">
            <text:p>Hohes klirrendes Rauschen.</text:p>
          </table:table-cell>
          <table:table-cell office:value-type="string">
            <text:p>Männlicher Sprecher hat 'nachrauschen' mit drin, klingt nicht so gut.</text:p>
          </table:table-cell>
          <table:table-cell office:value-type="string">
            <text:p>flackert am Anfang</text:p>
          </table:table-cell>
          <table:table-cell office:value-type="string">
            <text:p>echo. links-rechts effekt fehlt:(</text:p>
          </table:table-cell>
          <table:table-cell office:value-type="string">
            <text:p>zischlaute scheinen lauter, aber ok</text:p>
          </table:table-cell>
          <table:table-cell office:value-type="string">
            <text:p>Töne im Hintergrund</text:p>
          </table:table-cell>
          <table:table-cell office:value-type="string">
            <text:p>Extrem nerviges Hintergrundgeräusch</text:p>
          </table:table-cell>
          <table:table-cell office:value-type="string">
            <text:p>Einzelne Stimmen unterschiedliche Lautstärke</text:p>
          </table:table-cell>
          <table:table-cell office:value-type="string">
            <text:p>Klirren bei Höhen</text:p>
          </table:table-cell>
          <table:table-cell table:number-columns-repeated="2" office:value-type="string">
            <text:p>Störgeräusche</text:p>
          </table:table-cell>
          <table:table-cell office:value-type="string">
            <text:p>leichtes Klirren</text:p>
          </table:table-cell>
          <table:table-cell table:number-columns-repeated="18"/>
        </table:table-row>
        <table:table-row table:style-name="ro1">
          <table:table-cell office:value-type="string">
            <text:p>1-opus.64k.wav</text:p>
          </table:table-cell>
          <table:table-cell office:value-type="float" office:value="95.5764705882353">
            <text:p>95,5764705882</text:p>
          </table:table-cell>
          <table:table-cell office:value-type="float" office:value="8.27125900272726">
            <text:p>8,2712590027</text:p>
          </table:table-cell>
          <table:table-cell office:value-type="float" office:value="85">
            <text:p>85</text:p>
          </table:table-cell>
          <table:table-cell office:value-type="float" office:value="51">
            <text:p>51</text:p>
          </table:table-cell>
          <table:table-cell office:value-type="float" office:value="100">
            <text:p>100</text:p>
          </table:table-cell>
          <table:table-cell office:value-type="string">
            <text:p>wie ref</text:p>
          </table:table-cell>
          <table:table-cell office:value-type="string">
            <text:p>fhi similar to ref</text:p>
          </table:table-cell>
          <table:table-cell office:value-type="string">
            <text:p>deutlicher als Ref</text:p>
          </table:table-cell>
          <table:table-cell office:value-type="string">
            <text:p>Stimmen fast lebendiger als in Ref</text:p>
          </table:table-cell>
          <table:table-cell table:number-columns-repeated="2" office:value-type="string">
            <text:p>sehr gut</text:p>
          </table:table-cell>
          <table:table-cell table:number-columns-repeated="2" office:value-type="string">
            <text:p>Gleich der Referenz</text:p>
          </table:table-cell>
          <table:table-cell table:number-columns-repeated="2" office:value-type="string">
            <text:p>Genau wie Referenz</text:p>
          </table:table-cell>
          <table:table-cell table:number-columns-repeated="35"/>
        </table:table-row>
        <table:table-row table:style-name="ro1">
          <table:table-cell office:value-type="string">
            <text:p>1-amrwbp.12k.wav</text:p>
          </table:table-cell>
          <table:table-cell office:value-type="float" office:value="35.4">
            <text:p>35,4</text:p>
          </table:table-cell>
          <table:table-cell office:value-type="float" office:value="27.2419494442635">
            <text:p>27,2419494443</text:p>
          </table:table-cell>
          <table:table-cell office:value-type="float" office:value="85">
            <text:p>85</text:p>
          </table:table-cell>
          <table:table-cell office:value-type="float" office:value="0">
            <text:p>0</text:p>
          </table:table-cell>
          <table:table-cell office:value-type="float" office:value="95">
            <text:p>95</text:p>
          </table:table-cell>
          <table:table-cell office:value-type="string">
            <text:p>sehr metallisch</text:p>
          </table:table-cell>
          <table:table-cell office:value-type="string">
            <text:p>seltsam, nicht so leicht zu beschreiben warum</text:p>
          </table:table-cell>
          <table:table-cell office:value-type="string">
            <text:p>metallisch mit Nebengeraeuschen</text:p>
          </table:table-cell>
          <table:table-cell office:value-type="string">
            <text:p>wie ein Schallplattenkratzen</text:p>
          </table:table-cell>
          <table:table-cell office:value-type="string">
            <text:p>verzerrt unangenehm</text:p>
          </table:table-cell>
          <table:table-cell office:value-type="string">
            <text:p>Echo stoert sehr</text:p>
          </table:table-cell>
          <table:table-cell office:value-type="string">
            <text:p>Stoergeraeusche</text:p>
          </table:table-cell>
          <table:table-cell office:value-type="string">
            <text:p>klingt etwas mechanisch</text:p>
          </table:table-cell>
          <table:table-cell office:value-type="string">
            <text:p>blechern</text:p>
          </table:table-cell>
          <table:table-cell office:value-type="string">
            <text:p>blechern technisch mechanisch</text:p>
          </table:table-cell>
          <table:table-cell office:value-type="string">
            <text:p>rauschende stimmen nicht beide stimmen gut verstaendlich technische stimmen teilweise\</text:p>
          </table:table-cell>
          <table:table-cell office:value-type="string">
            <text:p>Etwas Rauschen vorhanden</text:p>
          </table:table-cell>
          <table:table-cell office:value-type="string">
            <text:p>noch stärker 'robotisierte' Qualität</text:p>
          </table:table-cell>
          <table:table-cell office:value-type="string">
            <text:p>klingt robotisiert.</text:p>
          </table:table-cell>
          <table:table-cell office:value-type="string">
            <text:p>'robotisiert', kratziges, rauschiges etwas das mit zur sprache kommt.</text:p>
          </table:table-cell>
          <table:table-cell office:value-type="string">
            <text:p>blechern, flackert am Anfang</text:p>
          </table:table-cell>
          <table:table-cell office:value-type="string">
            <text:p>typisches internetrauschen beim sprechen</text:p>
          </table:table-cell>
          <table:table-cell office:value-type="string">
            <text:p>kratzig</text:p>
          </table:table-cell>
          <table:table-cell office:value-type="string">
            <text:p>noch mehr rauschen, dadurch undeutlicher</text:p>
          </table:table-cell>
          <table:table-cell office:value-type="string">
            <text:p>unangenehmes kratzen</text:p>
          </table:table-cell>
          <table:table-cell office:value-type="string">
            <text:p>Höhen (?) schlecht --&gt;'Quietschen' im hintergrund</text:p>
          </table:table-cell>
          <table:table-cell office:value-type="string">
            <text:p>Stimme hallt und klingt gestört</text:p>
          </table:table-cell>
          <table:table-cell office:value-type="string">
            <text:p>Knistern im Hintergrund bei dem ersten Teil mit der höheren Stimme</text:p>
          </table:table-cell>
          <table:table-cell office:value-type="string">
            <text:p>Stimmen hören sich wie durch Gießkanne an ;-)</text:p>
          </table:table-cell>
          <table:table-cell office:value-type="string">
            <text:p>Rasseln im Hintergrund</text:p>
          </table:table-cell>
          <table:table-cell office:value-type="string">
            <text:p>Echo, Störgeräusche</text:p>
          </table:table-cell>
          <table:table-cell office:value-type="string">
            <text:p>dumpf, leicht verzerrt</text:p>
          </table:table-cell>
          <table:table-cell office:value-type="string">
            <text:p>Störgeräusche</text:p>
          </table:table-cell>
          <table:table-cell office:value-type="string">
            <text:p>Verzerrungen</text:p>
          </table:table-cell>
          <table:table-cell table:number-columns-repeated="16"/>
        </table:table-row>
        <table:table-row table:style-name="ro1">
          <table:table-cell office:value-type="string">
            <text:p>1-opus.12k.wav</text:p>
          </table:table-cell>
          <table:table-cell office:value-type="float" office:value="16.9882352941176">
            <text:p>16,9882352941</text:p>
          </table:table-cell>
          <table:table-cell office:value-type="float" office:value="16.4066581415153">
            <text:p>16,4066581415</text:p>
          </table:table-cell>
          <table:table-cell office:value-type="float" office:value="85">
            <text:p>85</text:p>
          </table:table-cell>
          <table:table-cell office:value-type="float" office:value="0">
            <text:p>0</text:p>
          </table:table-cell>
          <table:table-cell office:value-type="float" office:value="100">
            <text:p>100</text:p>
          </table:table-cell>
          <table:table-cell office:value-type="string">
            <text:p>total dumpf</text:p>
          </table:table-cell>
          <table:table-cell office:value-type="string">
            <text:p>sehr dumpf</text:p>
          </table:table-cell>
          <table:table-cell office:value-type="string">
            <text:p>dumpf, im Stil alter Lautsprecher</text:p>
          </table:table-cell>
          <table:table-cell office:value-type="string">
            <text:p>typ altes Autoradio</text:p>
          </table:table-cell>
          <table:table-cell office:value-type="string">
            <text:p>far off filtered very difficult to listen to</text:p>
          </table:table-cell>
          <table:table-cell office:value-type="string">
            <text:p>Stimmen sind verstaendlich, aber nicht klar, lebendigkeit der Stimmen kommt nicht mehr an</text:p>
          </table:table-cell>
          <table:table-cell office:value-type="string">
            <text:p>wie aus ganz schlechten lautsprechern, rauschend</text:p>
          </table:table-cell>
          <table:table-cell office:value-type="string">
            <text:p>leicht rauschend, gedaempft und die veraenderung des Standorts nicht gut hoerbar</text:p>
          </table:table-cell>
          <table:table-cell office:value-type="string">
            <text:p>rauschende Stimmen</text:p>
          </table:table-cell>
          <table:table-cell office:value-type="string">
            <text:p>rauschend, ohne Ortsveraenderung der Stimmen</text:p>
          </table:table-cell>
          <table:table-cell office:value-type="string">
            <text:p>stark rauschende stimmen</text:p>
          </table:table-cell>
          <table:table-cell office:value-type="string">
            <text:p>schlechte tonqualität, klingt wie aus einem radio mit schlechten lautsprechern. Ein Eindruck von etwas Hall wird durch dieses Sample gegeben.Sound sehr dumpf</text:p>
          </table:table-cell>
          <table:table-cell office:value-type="string">
            <text:p>Klingt nach viel Hall und schelchte Qualität. Lange Konversationen mit dieser Qualität erfordern sicher mehr Konzentration zum Verstehen der Sprecherin.Ausserdem kommt es so vor, als ob in den ersten Sekunden die Töne links-rechts wechselnd aus dem Kopfhörer kommen.</text:p>
          </table:table-cell>
          <table:table-cell office:value-type="string">
            <text:p>dumpfer klang, <text:s/>Frau besser verständlich als Mann.</text:p>
          </table:table-cell>
          <table:table-cell office:value-type="string">
            <text:p>Sprecher sind schlechter auseinander zu halten</text:p>
          </table:table-cell>
          <table:table-cell office:value-type="string">
            <text:p>flackert am Anfang</text:p>
          </table:table-cell>
          <table:table-cell office:value-type="string">
            <text:p>klingt wie von einer überspielten mc-kassette</text:p>
          </table:table-cell>
          <table:table-cell office:value-type="string">
            <text:p>dumpf und kein links-rechts-effekt</text:p>
          </table:table-cell>
          <table:table-cell office:value-type="string">
            <text:p>mc-kassette-qualität</text:p>
          </table:table-cell>
          <table:table-cell office:value-type="string">
            <text:p>Dumpfer Klang, unterdrückt</text:p>
          </table:table-cell>
          <table:table-cell office:value-type="string">
            <text:p>Stimme unklar</text:p>
          </table:table-cell>
          <table:table-cell office:value-type="string">
            <text:p>Sehr gedämpfte Stimme, Verständlichkeit leidet</text:p>
          </table:table-cell>
          <table:table-cell office:value-type="string">
            <text:p>Stimmen noch gedämpfter und dumpfer, Stimmen hallen</text:p>
          </table:table-cell>
          <table:table-cell office:value-type="string">
            <text:p>Sehr stark gedämpft</text:p>
          </table:table-cell>
          <table:table-cell office:value-type="string">
            <text:p>dumpf</text:p>
          </table:table-cell>
          <table:table-cell table:number-columns-repeated="2" office:value-type="string">
            <text:p>sehr dumpf</text:p>
          </table:table-cell>
          <table:table-cell table:number-columns-repeated="18"/>
        </table:table-row>
        <table:table-row table:style-name="ro1">
          <table:table-cell office:value-type="string">
            <text:p>1-amrwbp.16k.wav</text:p>
          </table:table-cell>
          <table:table-cell office:value-type="float" office:value="49.6941176470588">
            <text:p>49,6941176471</text:p>
          </table:table-cell>
          <table:table-cell office:value-type="float" office:value="28.470964126972">
            <text:p>28,470964127</text:p>
          </table:table-cell>
          <table:table-cell office:value-type="float" office:value="85">
            <text:p>85</text:p>
          </table:table-cell>
          <table:table-cell office:value-type="float" office:value="0">
            <text:p>0</text:p>
          </table:table-cell>
          <table:table-cell office:value-type="float" office:value="98">
            <text:p>98</text:p>
          </table:table-cell>
          <table:table-cell office:value-type="string">
            <text:p>rauschendes 'Echo'</text:p>
          </table:table-cell>
          <table:table-cell office:value-type="string">
            <text:p>leichtes Echo im Hintergrund</text:p>
          </table:table-cell>
          <table:table-cell office:value-type="string">
            <text:p>gruseliges Hauchen im Hintergrund</text:p>
          </table:table-cell>
          <table:table-cell office:value-type="string">
            <text:p>minimal leiser als ref</text:p>
          </table:table-cell>
          <table:table-cell office:value-type="string">
            <text:p>echo effects but similar to ref in feeling of dtistance of the speaker and modulation</text:p>
          </table:table-cell>
          <table:table-cell office:value-type="string">
            <text:p>art echo/effekt im hintergrund</text:p>
          </table:table-cell>
          <table:table-cell office:value-type="string">
            <text:p>Stimme leicht verzehrt, hoert sich kuenstlich an</text:p>
          </table:table-cell>
          <table:table-cell office:value-type="string">
            <text:p>wie durch ein Rohr gesprochen, leicht hallend rechts ist es weniger Raumveraendern</text:p>
          </table:table-cell>
          <table:table-cell office:value-type="string">
            <text:p>kratzendes leichtes Nebengeraeusch</text:p>
          </table:table-cell>
          <table:table-cell office:value-type="string">
            <text:p>zwar Ortsveraenderung aber nicht so gut gemacht wie im Original mehr vermischung der beiden Stimmen</text:p>
          </table:table-cell>
          <table:table-cell office:value-type="string">
            <text:p>rauschen in der einen Stimme starke ueberlagerung</text:p>
          </table:table-cell>
          <table:table-cell office:value-type="string">
            <text:p>unangenehm starkes 'Nachrauschen'</text:p>
          </table:table-cell>
          <table:table-cell office:value-type="string">
            <text:p>Klingt 'Robotisiert' oder kratzig/rauschig. Mann leicht schlechter verständlich als Frau.</text:p>
          </table:table-cell>
          <table:table-cell office:value-type="string">
            <text:p>Rauschen. Wirkt als ob jemand zusätzlich flüstern würde.</text:p>
          </table:table-cell>
          <table:table-cell office:value-type="string">
            <text:p>weibliche Sprecherin klingt schlecht/kratzig</text:p>
          </table:table-cell>
          <table:table-cell office:value-type="string">
            <text:p>als ob die erste stimme, von einer flüsternden unterlegt sei</text:p>
          </table:table-cell>
          <table:table-cell office:value-type="string">
            <text:p>rauschen</text:p>
          </table:table-cell>
          <table:table-cell office:value-type="string">
            <text:p>kratzen</text:p>
          </table:table-cell>
          <table:table-cell office:value-type="string">
            <text:p>Sehr ähnlich zur Referenz aber etwas schlechterer Klang.</text:p>
          </table:table-cell>
          <table:table-cell office:value-type="string">
            <text:p>Etwas gedämpft</text:p>
          </table:table-cell>
          <table:table-cell office:value-type="string">
            <text:p>Ähnlich der Referenz aber etwas Hintergrundgeräusche</text:p>
          </table:table-cell>
          <table:table-cell office:value-type="string">
            <text:p>Scheppern im Hintergrund</text:p>
          </table:table-cell>
          <table:table-cell office:value-type="string">
            <text:p>rasseln im Hintergrund</text:p>
          </table:table-cell>
          <table:table-cell office:value-type="string">
            <text:p>leichte Störungen</text:p>
          </table:table-cell>
          <table:table-cell office:value-type="string">
            <text:p>Echo, Störgeräusche</text:p>
          </table:table-cell>
          <table:table-cell office:value-type="string">
            <text:p>klar, aber leicht verzerrt</text:p>
          </table:table-cell>
          <table:table-cell table:number-columns-repeated="19"/>
        </table:table-row>
        <table:table-row table:style-name="ro1">
          <table:table-cell office:value-type="string">
            <text:p>1-amrwbp.32k.wav</text:p>
          </table:table-cell>
          <table:table-cell office:value-type="float" office:value="80.1058823529412">
            <text:p>80,1058823529</text:p>
          </table:table-cell>
          <table:table-cell office:value-type="float" office:value="22.5341135727546">
            <text:p>22,5341135728</text:p>
          </table:table-cell>
          <table:table-cell office:value-type="float" office:value="85">
            <text:p>85</text:p>
          </table:table-cell>
          <table:table-cell office:value-type="float" office:value="16">
            <text:p>16</text:p>
          </table:table-cell>
          <table:table-cell office:value-type="float" office:value="100">
            <text:p>100</text:p>
          </table:table-cell>
          <table:table-cell office:value-type="string">
            <text:p>b f e similar to ref</text:p>
          </table:table-cell>
          <table:table-cell office:value-type="string">
            <text:p>like ref</text:p>
          </table:table-cell>
          <table:table-cell office:value-type="string">
            <text:p>ref b f and i seem similar to me</text:p>
          </table:table-cell>
          <table:table-cell office:value-type="string">
            <text:p>lauter als ref, aber Stimme wallt und daher wirkt es seltsam</text:p>
          </table:table-cell>
          <table:table-cell office:value-type="string">
            <text:p>ebenfalls blechern aber weniger stark wie C</text:p>
          </table:table-cell>
          <table:table-cell office:value-type="string">
            <text:p>Etwas Rauschen</text:p>
          </table:table-cell>
          <table:table-cell office:value-type="string">
            <text:p>Hall vorhanden. Rauschen vorhanden.Rauschen wirkt wie Nachrauschen von dem was die Sprecherin sagt.</text:p>
          </table:table-cell>
          <table:table-cell office:value-type="string">
            <text:p>leichtes Rauschen</text:p>
          </table:table-cell>
          <table:table-cell office:value-type="string">
            <text:p>sehr gut</text:p>
          </table:table-cell>
          <table:table-cell office:value-type="string">
            <text:p>gut, leichtes rauschen</text:p>
          </table:table-cell>
          <table:table-cell office:value-type="string">
            <text:p>sehr gut</text:p>
          </table:table-cell>
          <table:table-cell office:value-type="string">
            <text:p>Etwas leiser als</text:p>
          </table:table-cell>
          <table:table-cell office:value-type="string">
            <text:p>Im Hintergrund leichtes Rauschen wenn Stimme erscheint</text:p>
          </table:table-cell>
          <table:table-cell office:value-type="string">
            <text:p>Ähnlich der Referenz aber nicht so klare Stimme</text:p>
          </table:table-cell>
          <table:table-cell office:value-type="string">
            <text:p>Stimme</text:p>
          </table:table-cell>
          <table:table-cell table:number-columns-repeated="30"/>
        </table:table-row>
        <table:table-row table:style-name="ro1">
          <table:table-cell office:value-type="string">
            <text:p>1-anchor.wav</text:p>
          </table:table-cell>
          <table:table-cell office:value-type="float" office:value="48.3529411764706">
            <text:p>48,3529411765</text:p>
          </table:table-cell>
          <table:table-cell office:value-type="float" office:value="21.1669699354088">
            <text:p>21,1669699354</text:p>
          </table:table-cell>
          <table:table-cell office:value-type="float" office:value="85">
            <text:p>85</text:p>
          </table:table-cell>
          <table:table-cell office:value-type="float" office:value="5">
            <text:p>5</text:p>
          </table:table-cell>
          <table:table-cell office:value-type="float" office:value="95">
            <text:p>95</text:p>
          </table:table-cell>
          <table:table-cell office:value-type="string">
            <text:p>sounds like filtered far off</text:p>
          </table:table-cell>
          <table:table-cell office:value-type="string">
            <text:p>monotonere Lautstaerke, zu gedaempft</text:p>
          </table:table-cell>
          <table:table-cell office:value-type="string">
            <text:p>leiser gedaempft</text:p>
          </table:table-cell>
          <table:table-cell office:value-type="string">
            <text:p>sehr dumpf</text:p>
          </table:table-cell>
          <table:table-cell office:value-type="string">
            <text:p>etwas dumpf</text:p>
          </table:table-cell>
          <table:table-cell office:value-type="string">
            <text:p>klingt dumpf</text:p>
          </table:table-cell>
          <table:table-cell office:value-type="string">
            <text:p>leicht blechern und gedaempft</text:p>
          </table:table-cell>
          <table:table-cell office:value-type="string">
            <text:p>nicht so klar und deutlich wie Original aber gut verstaendlich</text:p>
          </table:table-cell>
          <table:table-cell office:value-type="string">
            <text:p>weniger deutliche Ortsveraenderung</text:p>
          </table:table-cell>
          <table:table-cell office:value-type="string">
            <text:p>leicht rauschende stimmen</text:p>
          </table:table-cell>
          <table:table-cell office:value-type="string">
            <text:p>Gut Versändlich aber es klingt als ob die Tiefen Töne hervorgehoben werden.</text:p>
          </table:table-cell>
          <table:table-cell office:value-type="string">
            <text:p>Kein 3D Effekt. Hall stört die Qualität</text:p>
          </table:table-cell>
          <table:table-cell office:value-type="string">
            <text:p>dumpf</text:p>
          </table:table-cell>
          <table:table-cell office:value-type="string">
            <text:p>leichtes Gefühl von Hall. Personen klingen weiter entfernt</text:p>
          </table:table-cell>
          <table:table-cell office:value-type="string">
            <text:p>dumpfer und leiser als Referenz</text:p>
          </table:table-cell>
          <table:table-cell office:value-type="string">
            <text:p>Mono?</text:p>
          </table:table-cell>
          <table:table-cell office:value-type="string">
            <text:p>mono</text:p>
          </table:table-cell>
          <table:table-cell office:value-type="string">
            <text:p>etwas dumpf, aber ok</text:p>
          </table:table-cell>
          <table:table-cell office:value-type="string">
            <text:p>ok, aber leiser und kein links-rechts-effekt</text:p>
          </table:table-cell>
          <table:table-cell office:value-type="string">
            <text:p>dumpf, aber ok</text:p>
          </table:table-cell>
          <table:table-cell office:value-type="string">
            <text:p>Stimme hallt</text:p>
          </table:table-cell>
          <table:table-cell office:value-type="string">
            <text:p>Gedämpfte Stimme</text:p>
          </table:table-cell>
          <table:table-cell office:value-type="string">
            <text:p>Sehr gedämpft</text:p>
          </table:table-cell>
          <table:table-cell office:value-type="string">
            <text:p>Gedämpfte Stimmen</text:p>
          </table:table-cell>
          <table:table-cell office:value-type="string">
            <text:p>dumpf</text:p>
          </table:table-cell>
          <table:table-cell table:number-columns-repeated="20"/>
        </table:table-row>
        <table:table-row table:style-name="ro1">
          <table:table-cell office:value-type="string">
            <text:p>Test Nr. 0: ../reference items/die prinzen - Mein Fahrrad.wav+1-reference.wav</text:p>
          </table:table-cell>
          <table:table-cell office:value-type="float" office:value="97">
            <text:p>97</text:p>
          </table:table-cell>
          <table:table-cell office:value-type="float" office:value="4.67707173346743">
            <text:p>4,6770717335</text:p>
          </table:table-cell>
          <table:table-cell office:value-type="float" office:value="17">
            <text:p>17</text:p>
          </table:table-cell>
          <table:table-cell office:value-type="float" office:value="86">
            <text:p>86</text:p>
          </table:table-cell>
          <table:table-cell office:value-type="float" office:value="100">
            <text:p>100</text:p>
          </table:table-cell>
          <table:table-cell office:value-type="string">
            <text:p>Genau gleich zur Referenz</text:p>
          </table:table-cell>
          <table:table-cell table:number-columns-repeated="44"/>
        </table:table-row>
        <table:table-row table:style-name="ro1">
          <table:table-cell office:value-type="string">
            <text:p>Test Nr. 1: ../reference items/one voice binaural.wav+2-reference.wav</text:p>
          </table:table-cell>
          <table:table-cell office:value-type="float" office:value="98.6470588235294">
            <text:p>98,6470588235</text:p>
          </table:table-cell>
          <table:table-cell office:value-type="float" office:value="2.89268855199163">
            <text:p>2,892688552</text:p>
          </table:table-cell>
          <table:table-cell office:value-type="float" office:value="17">
            <text:p>17</text:p>
          </table:table-cell>
          <table:table-cell office:value-type="float" office:value="89">
            <text:p>89</text:p>
          </table:table-cell>
          <table:table-cell office:value-type="float" office:value="100">
            <text:p>100</text:p>
          </table:table-cell>
          <table:table-cell office:value-type="string">
            <text:p>hoert sich fst noch lebendiger an als Ref</text:p>
          </table:table-cell>
          <table:table-cell office:value-type="string">
            <text:p>Gleich zur Referenz</text:p>
          </table:table-cell>
          <table:table-cell office:value-type="string">
            <text:p>leichtes Klirren</text:p>
          </table:table-cell>
          <table:table-cell table:number-columns-repeated="42"/>
        </table:table-row>
        <table:table-row table:style-name="ro1">
          <table:table-cell office:value-type="string">
            <text:p>Test Nr. 2: ../reference items/one voice stereo.wav+3-reference.wav</text:p>
          </table:table-cell>
          <table:table-cell office:value-type="float" office:value="97.2941176470588">
            <text:p>97,2941176471</text:p>
          </table:table-cell>
          <table:table-cell office:value-type="float" office:value="5.09613463669218">
            <text:p>5,0961346367</text:p>
          </table:table-cell>
          <table:table-cell office:value-type="float" office:value="17">
            <text:p>17</text:p>
          </table:table-cell>
          <table:table-cell office:value-type="float" office:value="80">
            <text:p>80</text:p>
          </table:table-cell>
          <table:table-cell office:value-type="float" office:value="100">
            <text:p>100</text:p>
          </table:table-cell>
          <table:table-cell office:value-type="string">
            <text:p>fhi similar to ref</text:p>
          </table:table-cell>
          <table:table-cell office:value-type="string">
            <text:p>sehr gut</text:p>
          </table:table-cell>
          <table:table-cell office:value-type="string">
            <text:p>Besser als Referenz. Der Teil mit der tiefen Stimmlage hört sich klarer an.</text:p>
          </table:table-cell>
          <table:table-cell table:number-columns-repeated="42"/>
        </table:table-row>
        <table:table-row table:style-name="ro1">
          <table:table-cell office:value-type="string">
            <text:p>Test Nr. 3: ../reference items/two voices binaural.wav+4-reference.wav</text:p>
          </table:table-cell>
          <table:table-cell office:value-type="float" office:value="98.3529411764706">
            <text:p>98,3529411765</text:p>
          </table:table-cell>
          <table:table-cell office:value-type="float" office:value="3.2966114509938">
            <text:p>3,296611451</text:p>
          </table:table-cell>
          <table:table-cell office:value-type="float" office:value="17">
            <text:p>17</text:p>
          </table:table-cell>
          <table:table-cell office:value-type="float" office:value="89">
            <text:p>89</text:p>
          </table:table-cell>
          <table:table-cell office:value-type="float" office:value="100">
            <text:p>100</text:p>
          </table:table-cell>
          <table:table-cell office:value-type="string">
            <text:p>sehr gut, gefaellt mir am besten von allen</text:p>
          </table:table-cell>
          <table:table-cell office:value-type="string">
            <text:p>Gleich der Referenz</text:p>
          </table:table-cell>
          <table:table-cell table:number-columns-repeated="43"/>
        </table:table-row>
        <table:table-row table:style-name="ro1">
          <table:table-cell office:value-type="string">
            <text:p>Test Nr. 4: ../reference items/two voices stereo.wav+5-reference.wav</text:p>
          </table:table-cell>
          <table:table-cell office:value-type="float" office:value="95.5294117647059">
            <text:p>95,5294117647</text:p>
          </table:table-cell>
          <table:table-cell office:value-type="float" office:value="11.2089118955567">
            <text:p>11,2089118956</text:p>
          </table:table-cell>
          <table:table-cell office:value-type="float" office:value="17">
            <text:p>17</text:p>
          </table:table-cell>
          <table:table-cell office:value-type="float" office:value="53">
            <text:p>53</text:p>
          </table:table-cell>
          <table:table-cell office:value-type="float" office:value="100">
            <text:p>100</text:p>
          </table:table-cell>
          <table:table-cell office:value-type="string">
            <text:p>sehr gut</text:p>
          </table:table-cell>
          <table:table-cell office:value-type="string">
            <text:p>Genau wie Referenz</text:p>
          </table:table-cell>
          <table:table-cell table:number-columns-repeated="43"/>
        </table:table-row>
        <table:table-row table:style-name="ro1">
          <table:table-cell office:value-type="string">
            <text:p>Test Nr. 0: ../reference items/die prinzen - Mein Fahrrad.wav+1-opus.16k.wav</text:p>
          </table:table-cell>
          <table:table-cell office:value-type="float" office:value="34.9411764705882">
            <text:p>34,9411764706</text:p>
          </table:table-cell>
          <table:table-cell office:value-type="float" office:value="20.4953366288386">
            <text:p>20,4953366288</text:p>
          </table:table-cell>
          <table:table-cell office:value-type="float" office:value="17">
            <text:p>17</text:p>
          </table:table-cell>
          <table:table-cell office:value-type="float" office:value="5">
            <text:p>5</text:p>
          </table:table-cell>
          <table:table-cell office:value-type="float" office:value="71">
            <text:p>71</text:p>
          </table:table-cell>
          <table:table-cell office:value-type="string">
            <text:p>rauscht \</text:p>
          </table:table-cell>
          <table:table-cell office:value-type="string">
            <text:p>Klingt dumpf</text:p>
          </table:table-cell>
          <table:table-cell office:value-type="string">
            <text:p>Klingt gedämpft und leiser</text:p>
          </table:table-cell>
          <table:table-cell table:number-columns-repeated="42"/>
        </table:table-row>
        <table:table-row table:style-name="ro1">
          <table:table-cell office:value-type="string">
            <text:p>Test Nr. 1: ../reference items/one voice binaural.wav+2-opus.16k.wav</text:p>
          </table:table-cell>
          <table:table-cell office:value-type="float" office:value="28.4117647058823">
            <text:p>28,4117647059</text:p>
          </table:table-cell>
          <table:table-cell office:value-type="float" office:value="22.9947244589096">
            <text:p>22,9947244589</text:p>
          </table:table-cell>
          <table:table-cell office:value-type="float" office:value="17">
            <text:p>17</text:p>
          </table:table-cell>
          <table:table-cell office:value-type="float" office:value="2">
            <text:p>2</text:p>
          </table:table-cell>
          <table:table-cell office:value-type="float" office:value="75">
            <text:p>75</text:p>
          </table:table-cell>
          <table:table-cell office:value-type="string">
            <text:p>weiter weg, anderes gefuehl woher stimme kommt leiser gedaempfte stimme</text:p>
          </table:table-cell>
          <table:table-cell office:value-type="string">
            <text:p>kommt immer von der gleichen stellen nicht von unterschiedlichen</text:p>
          </table:table-cell>
          <table:table-cell office:value-type="string">
            <text:p>schlechte Qualität. Kein 3D Effekt.leichtes Rauschen</text:p>
          </table:table-cell>
          <table:table-cell office:value-type="string">
            <text:p>Hohler Klang</text:p>
          </table:table-cell>
          <table:table-cell office:value-type="string">
            <text:p>relativ klar, aber mit Aussetzern</text:p>
          </table:table-cell>
          <table:table-cell table:number-columns-repeated="40"/>
        </table:table-row>
        <table:table-row table:style-name="ro1">
          <table:table-cell office:value-type="string">
            <text:p>Test Nr. 2: ../reference items/one voice stereo.wav+3-opus.16k.wav</text:p>
          </table:table-cell>
          <table:table-cell office:value-type="float" office:value="51.6470588235294">
            <text:p>51,6470588235</text:p>
          </table:table-cell>
          <table:table-cell office:value-type="float" office:value="25.2015405691562">
            <text:p>25,2015405692</text:p>
          </table:table-cell>
          <table:table-cell office:value-type="float" office:value="17">
            <text:p>17</text:p>
          </table:table-cell>
          <table:table-cell office:value-type="float" office:value="8">
            <text:p>8</text:p>
          </table:table-cell>
          <table:table-cell office:value-type="float" office:value="95">
            <text:p>95</text:p>
          </table:table-cell>
          <table:table-cell office:value-type="string">
            <text:p>belegte Stimme, gedaempft</text:p>
          </table:table-cell>
          <table:table-cell office:value-type="string">
            <text:p>Dumpfe Stimme</text:p>
          </table:table-cell>
          <table:table-cell table:number-columns-repeated="43"/>
        </table:table-row>
        <table:table-row table:style-name="ro1">
          <table:table-cell office:value-type="string">
            <text:p>Test Nr. 3: ../reference items/two voices binaural.wav+4-opus.16k.wav</text:p>
          </table:table-cell>
          <table:table-cell office:value-type="float" office:value="38.1176470588235">
            <text:p>38,1176470588</text:p>
          </table:table-cell>
          <table:table-cell office:value-type="float" office:value="18.5569473275549">
            <text:p>18,5569473276</text:p>
          </table:table-cell>
          <table:table-cell office:value-type="float" office:value="17">
            <text:p>17</text:p>
          </table:table-cell>
          <table:table-cell office:value-type="float" office:value="5">
            <text:p>5</text:p>
          </table:table-cell>
          <table:table-cell office:value-type="float" office:value="75">
            <text:p>75</text:p>
          </table:table-cell>
          <table:table-cell office:value-type="string">
            <text:p>unangenehm da sehr aehnlich und beide geaempft</text:p>
          </table:table-cell>
          <table:table-cell office:value-type="string">
            <text:p>Ortsveraenderungen nicht so deutlich vermischung der beiden Stimmen, schlechte Tonqualitaet rauschend blechern und belegt</text:p>
          </table:table-cell>
          <table:table-cell office:value-type="string">
            <text:p>3D Effekt nicht/kaum wahrnehmbar</text:p>
          </table:table-cell>
          <table:table-cell office:value-type="string">
            <text:p>Flackert</text:p>
          </table:table-cell>
          <table:table-cell office:value-type="string">
            <text:p>Stimmen gedämpft und dumpf</text:p>
          </table:table-cell>
          <table:table-cell table:number-columns-repeated="40"/>
        </table:table-row>
        <table:table-row table:style-name="ro1">
          <table:table-cell office:value-type="string">
            <text:p>Test Nr. 4: ../reference items/two voices stereo.wav+5-opus.16k.wav</text:p>
          </table:table-cell>
          <table:table-cell office:value-type="float" office:value="43.4117647058824">
            <text:p>43,4117647059</text:p>
          </table:table-cell>
          <table:table-cell office:value-type="float" office:value="20.5641035044365">
            <text:p>20,5641035044</text:p>
          </table:table-cell>
          <table:table-cell office:value-type="float" office:value="17">
            <text:p>17</text:p>
          </table:table-cell>
          <table:table-cell office:value-type="float" office:value="13">
            <text:p>13</text:p>
          </table:table-cell>
          <table:table-cell office:value-type="float" office:value="75">
            <text:p>75</text:p>
          </table:table-cell>
          <table:table-cell office:value-type="string">
            <text:p>leicht rauschende stimmen</text:p>
          </table:table-cell>
          <table:table-cell office:value-type="string">
            <text:p>Sprache nicht so klar wie bei Referenz</text:p>
          </table:table-cell>
          <table:table-cell office:value-type="string">
            <text:p>dumpf und kratzig</text:p>
          </table:table-cell>
          <table:table-cell office:value-type="string">
            <text:p>Gedämpft und Stimmen rasseln</text:p>
          </table:table-cell>
          <table:table-cell office:value-type="string">
            <text:p>dumpf</text:p>
          </table:table-cell>
          <table:table-cell table:number-columns-repeated="40"/>
        </table:table-row>
        <table:table-row table:style-name="ro1">
          <table:table-cell office:value-type="string">
            <text:p>Test Nr. 0: ../reference items/die prinzen - Mein Fahrrad.wav+1-opus.32k.wav</text:p>
          </table:table-cell>
          <table:table-cell office:value-type="float" office:value="63">
            <text:p>63</text:p>
          </table:table-cell>
          <table:table-cell office:value-type="float" office:value="28.5438259523842">
            <text:p>28,5438259524</text:p>
          </table:table-cell>
          <table:table-cell office:value-type="float" office:value="17">
            <text:p>17</text:p>
          </table:table-cell>
          <table:table-cell office:value-type="float" office:value="5">
            <text:p>5</text:p>
          </table:table-cell>
          <table:table-cell office:value-type="float" office:value="100">
            <text:p>100</text:p>
          </table:table-cell>
          <table:table-cell office:value-type="string">
            <text:p>metallic background noises</text:p>
          </table:table-cell>
          <table:table-cell office:value-type="string">
            <text:p>Geraeusche im Hintergrund, sonst fast besser als Ref</text:p>
          </table:table-cell>
          <table:table-cell office:value-type="string">
            <text:p>Stoergeraeusch <text:s/>eine Art Ziepen im Hintergrund</text:p>
          </table:table-cell>
          <table:table-cell office:value-type="string">
            <text:p>Sehr Hohe Töne werden stärker hervorgehoben. <text:s/>Ist etwas unangenehm wenn das 'Klirr-Geräusch' (ich denke es ist ein Becken eines Schlagzeugs) kommt.</text:p>
          </table:table-cell>
          <table:table-cell office:value-type="string">
            <text:p>Töne im Hintergrund</text:p>
          </table:table-cell>
          <table:table-cell office:value-type="string">
            <text:p>Klirren bei Höhen</text:p>
          </table:table-cell>
          <table:table-cell table:number-columns-repeated="39"/>
        </table:table-row>
        <table:table-row table:style-name="ro1">
          <table:table-cell office:value-type="string">
            <text:p>Test Nr. 1: ../reference items/one voice binaural.wav+2-opus.32k.wav</text:p>
          </table:table-cell>
          <table:table-cell office:value-type="float" office:value="48.9411764705882">
            <text:p>48,9411764706</text:p>
          </table:table-cell>
          <table:table-cell office:value-type="float" office:value="23.3277479309386">
            <text:p>23,3277479309</text:p>
          </table:table-cell>
          <table:table-cell office:value-type="float" office:value="17">
            <text:p>17</text:p>
          </table:table-cell>
          <table:table-cell office:value-type="float" office:value="0">
            <text:p>0</text:p>
          </table:table-cell>
          <table:table-cell office:value-type="float" office:value="80">
            <text:p>80</text:p>
          </table:table-cell>
          <table:table-cell office:value-type="string">
            <text:p>anderes gefuehl wo die stimme herkommt sowie sicha aendernde Lautstaerke irritiert</text:p>
          </table:table-cell>
          <table:table-cell office:value-type="string">
            <text:p>Stimme aendert nicht Richtung, wie in Ref und Samples A-C. Dort hoert es sich so an, als ob Frau hinter einem auf und ab geht</text:p>
          </table:table-cell>
          <table:table-cell office:value-type="string">
            <text:p>links bewegt sich die stimme rechts nicht ... bleibt 'oben' stehen,</text:p>
          </table:table-cell>
          <table:table-cell office:value-type="string">
            <text:p>Auch Rauschen vorhanden. 3D Effekt nicht/kaum vorhanden</text:p>
          </table:table-cell>
          <table:table-cell table:number-columns-repeated="41"/>
        </table:table-row>
        <table:table-row table:style-name="ro1">
          <table:table-cell office:value-type="string">
            <text:p>Test Nr. 2: ../reference items/one voice stereo.wav+3-opus.32k.wav</text:p>
          </table:table-cell>
          <table:table-cell office:value-type="float" office:value="57.6470588235294">
            <text:p>57,6470588235</text:p>
          </table:table-cell>
          <table:table-cell office:value-type="float" office:value="33.6692388844598">
            <text:p>33,6692388845</text:p>
          </table:table-cell>
          <table:table-cell office:value-type="float" office:value="17">
            <text:p>17</text:p>
          </table:table-cell>
          <table:table-cell office:value-type="float" office:value="0">
            <text:p>0</text:p>
          </table:table-cell>
          <table:table-cell office:value-type="float" office:value="100">
            <text:p>100</text:p>
          </table:table-cell>
          <table:table-cell office:value-type="string">
            <text:p>Zischeln im Hintergrund</text:p>
          </table:table-cell>
          <table:table-cell office:value-type="string">
            <text:p>metallic background sounds</text:p>
          </table:table-cell>
          <table:table-cell office:value-type="string">
            <text:p>am Anfang Stoergeraeusche, jedoch sehr leise</text:p>
          </table:table-cell>
          <table:table-cell office:value-type="string">
            <text:p>leicht zischende Nebengeraeusche</text:p>
          </table:table-cell>
          <table:table-cell office:value-type="string">
            <text:p>Hohe Töne klirren dem Gesprochenen hinterher. Unangenehm. Sprache aber verständlich</text:p>
          </table:table-cell>
          <table:table-cell office:value-type="string">
            <text:p>Extrem nerviges Hintergrundgeräusch</text:p>
          </table:table-cell>
          <table:table-cell office:value-type="string">
            <text:p>Störgeräusche</text:p>
          </table:table-cell>
          <table:table-cell table:number-columns-repeated="38"/>
        </table:table-row>
        <table:table-row table:style-name="ro1">
          <table:table-cell office:value-type="string">
            <text:p>Test Nr. 3: ../reference items/two voices binaural.wav+4-opus.32k.wav</text:p>
          </table:table-cell>
          <table:table-cell office:value-type="float" office:value="42.1176470588235">
            <text:p>42,1176470588</text:p>
          </table:table-cell>
          <table:table-cell office:value-type="float" office:value="26.2270908435848">
            <text:p>26,2270908436</text:p>
          </table:table-cell>
          <table:table-cell office:value-type="float" office:value="17">
            <text:p>17</text:p>
          </table:table-cell>
          <table:table-cell office:value-type="float" office:value="4">
            <text:p>4</text:p>
          </table:table-cell>
          <table:table-cell office:value-type="float" office:value="86">
            <text:p>86</text:p>
          </table:table-cell>
          <table:table-cell office:value-type="string">
            <text:p>unangenehm kaum unterscheidbar</text:p>
          </table:table-cell>
          <table:table-cell office:value-type="string">
            <text:p>etwas leise, Stimmen bewegen sich nicht, sondern kommen <text:s/>nur 'von hinten'</text:p>
          </table:table-cell>
          <table:table-cell office:value-type="string">
            <text:p>Hohes klirrendes Rauschen.</text:p>
          </table:table-cell>
          <table:table-cell office:value-type="string">
            <text:p>flackert am Anfang</text:p>
          </table:table-cell>
          <table:table-cell office:value-type="string">
            <text:p>echo. links-rechts effekt fehlt:(</text:p>
          </table:table-cell>
          <table:table-cell office:value-type="string">
            <text:p>Einzelne Stimmen unterschiedliche Lautstärke</text:p>
          </table:table-cell>
          <table:table-cell office:value-type="string">
            <text:p>Störgeräusche</text:p>
          </table:table-cell>
          <table:table-cell table:number-columns-repeated="38"/>
        </table:table-row>
        <table:table-row table:style-name="ro1">
          <table:table-cell office:value-type="string">
            <text:p>Test Nr. 4: ../reference items/two voices stereo.wav+5-opus.32k.wav</text:p>
          </table:table-cell>
          <table:table-cell office:value-type="float" office:value="65.4117647058824">
            <text:p>65,4117647059</text:p>
          </table:table-cell>
          <table:table-cell office:value-type="float" office:value="23.3534227243284">
            <text:p>23,3534227243</text:p>
          </table:table-cell>
          <table:table-cell office:value-type="float" office:value="17">
            <text:p>17</text:p>
          </table:table-cell>
          <table:table-cell office:value-type="float" office:value="23">
            <text:p>23</text:p>
          </table:table-cell>
          <table:table-cell office:value-type="float" office:value="100">
            <text:p>100</text:p>
          </table:table-cell>
          <table:table-cell office:value-type="string">
            <text:p>Männlicher Sprecher hat 'nachrauschen' mit drin, klingt nicht so gut.</text:p>
          </table:table-cell>
          <table:table-cell office:value-type="string">
            <text:p>zischlaute scheinen lauter, aber ok</text:p>
          </table:table-cell>
          <table:table-cell office:value-type="string">
            <text:p>leichtes Klirren</text:p>
          </table:table-cell>
          <table:table-cell table:number-columns-repeated="42"/>
        </table:table-row>
        <table:table-row table:style-name="ro1">
          <table:table-cell office:value-type="string">
            <text:p>Test Nr. 0: ../reference items/die prinzen - Mein Fahrrad.wav+1-opus.64k.wav</text:p>
          </table:table-cell>
          <table:table-cell office:value-type="float" office:value="95.1176470588235">
            <text:p>95,1176470588</text:p>
          </table:table-cell>
          <table:table-cell office:value-type="float" office:value="6.01957590845459">
            <text:p>6,0195759085</text:p>
          </table:table-cell>
          <table:table-cell office:value-type="float" office:value="17">
            <text:p>17</text:p>
          </table:table-cell>
          <table:table-cell office:value-type="float" office:value="84">
            <text:p>84</text:p>
          </table:table-cell>
          <table:table-cell office:value-type="float" office:value="100">
            <text:p>100</text:p>
          </table:table-cell>
          <table:table-cell office:value-type="string">
            <text:p>wie ref</text:p>
          </table:table-cell>
          <table:table-cell table:number-columns-repeated="44"/>
        </table:table-row>
        <table:table-row table:style-name="ro1">
          <table:table-cell office:value-type="string">
            <text:p>Test Nr. 1: ../reference items/one voice binaural.wav+2-opus.64k.wav</text:p>
          </table:table-cell>
          <table:table-cell office:value-type="float" office:value="93.8235294117647">
            <text:p>93,8235294118</text:p>
          </table:table-cell>
          <table:table-cell office:value-type="float" office:value="9.72904989013348">
            <text:p>9,7290498901</text:p>
          </table:table-cell>
          <table:table-cell office:value-type="float" office:value="17">
            <text:p>17</text:p>
          </table:table-cell>
          <table:table-cell office:value-type="float" office:value="62">
            <text:p>62</text:p>
          </table:table-cell>
          <table:table-cell office:value-type="float" office:value="100">
            <text:p>100</text:p>
          </table:table-cell>
          <table:table-cell office:value-type="string">
            <text:p>deutlicher als Ref</text:p>
          </table:table-cell>
          <table:table-cell office:value-type="string">
            <text:p>Gleich der Referenz</text:p>
          </table:table-cell>
          <table:table-cell table:number-columns-repeated="43"/>
        </table:table-row>
        <table:table-row table:style-name="ro1">
          <table:table-cell office:value-type="string">
            <text:p>Test Nr. 2: ../reference items/one voice stereo.wav+3-opus.64k.wav</text:p>
          </table:table-cell>
          <table:table-cell office:value-type="float" office:value="97.4117647058823">
            <text:p>97,4117647059</text:p>
          </table:table-cell>
          <table:table-cell office:value-type="float" office:value="6.16501037640462">
            <text:p>6,1650103764</text:p>
          </table:table-cell>
          <table:table-cell office:value-type="float" office:value="17">
            <text:p>17</text:p>
          </table:table-cell>
          <table:table-cell office:value-type="float" office:value="77">
            <text:p>77</text:p>
          </table:table-cell>
          <table:table-cell office:value-type="float" office:value="100">
            <text:p>100</text:p>
          </table:table-cell>
          <table:table-cell office:value-type="string">
            <text:p>sehr gut</text:p>
          </table:table-cell>
          <table:table-cell office:value-type="string">
            <text:p>Gleich der Referenz</text:p>
          </table:table-cell>
          <table:table-cell table:number-columns-repeated="43"/>
        </table:table-row>
        <table:table-row table:style-name="ro1">
          <table:table-cell office:value-type="string">
            <text:p>Test Nr. 3: ../reference items/two voices binaural.wav+4-opus.64k.wav</text:p>
          </table:table-cell>
          <table:table-cell office:value-type="float" office:value="97.8823529411765">
            <text:p>97,8823529412</text:p>
          </table:table-cell>
          <table:table-cell office:value-type="float" office:value="4.48445025813052">
            <text:p>4,4844502581</text:p>
          </table:table-cell>
          <table:table-cell office:value-type="float" office:value="17">
            <text:p>17</text:p>
          </table:table-cell>
          <table:table-cell office:value-type="float" office:value="84">
            <text:p>84</text:p>
          </table:table-cell>
          <table:table-cell office:value-type="float" office:value="100">
            <text:p>100</text:p>
          </table:table-cell>
          <table:table-cell office:value-type="string">
            <text:p>Stimmen fast lebendiger als in Ref</text:p>
          </table:table-cell>
          <table:table-cell office:value-type="string">
            <text:p>Genau wie Referenz</text:p>
          </table:table-cell>
          <table:table-cell table:number-columns-repeated="43"/>
        </table:table-row>
        <table:table-row table:style-name="ro1">
          <table:table-cell office:value-type="string">
            <text:p>Test Nr. 4: ../reference items/two voices stereo.wav+5-opus.64k.wav</text:p>
          </table:table-cell>
          <table:table-cell office:value-type="float" office:value="93.6470588235294">
            <text:p>93,6470588235</text:p>
          </table:table-cell>
          <table:table-cell office:value-type="float" office:value="12.3892149492542">
            <text:p>12,3892149493</text:p>
          </table:table-cell>
          <table:table-cell office:value-type="float" office:value="17">
            <text:p>17</text:p>
          </table:table-cell>
          <table:table-cell office:value-type="float" office:value="51">
            <text:p>51</text:p>
          </table:table-cell>
          <table:table-cell office:value-type="float" office:value="100">
            <text:p>100</text:p>
          </table:table-cell>
          <table:table-cell office:value-type="string">
            <text:p>fhi similar to ref</text:p>
          </table:table-cell>
          <table:table-cell office:value-type="string">
            <text:p>sehr gut</text:p>
          </table:table-cell>
          <table:table-cell office:value-type="string">
            <text:p>Genau wie Referenz</text:p>
          </table:table-cell>
          <table:table-cell table:number-columns-repeated="42"/>
        </table:table-row>
        <table:table-row table:style-name="ro1">
          <table:table-cell office:value-type="string">
            <text:p>Test Nr. 0: ../reference items/die prinzen - Mein Fahrrad.wav+1-amrwbp.12k.wav</text:p>
          </table:table-cell>
          <table:table-cell office:value-type="float" office:value="53.7647058823529">
            <text:p>53,7647058824</text:p>
          </table:table-cell>
          <table:table-cell office:value-type="float" office:value="29.0700219551102">
            <text:p>29,0700219551</text:p>
          </table:table-cell>
          <table:table-cell office:value-type="float" office:value="17">
            <text:p>17</text:p>
          </table:table-cell>
          <table:table-cell office:value-type="float" office:value="11">
            <text:p>11</text:p>
          </table:table-cell>
          <table:table-cell office:value-type="float" office:value="95">
            <text:p>95</text:p>
          </table:table-cell>
          <table:table-cell office:value-type="string">
            <text:p>klingt etwas mechanisch</text:p>
          </table:table-cell>
          <table:table-cell office:value-type="string">
            <text:p>Etwas Rauschen vorhanden</text:p>
          </table:table-cell>
          <table:table-cell office:value-type="string">
            <text:p>Höhen (?) schlecht --&gt;'Quietschen' im hintergrund</text:p>
          </table:table-cell>
          <table:table-cell table:number-columns-repeated="42"/>
        </table:table-row>
        <table:table-row table:style-name="ro1">
          <table:table-cell office:value-type="string">
            <text:p>Test Nr. 1: ../reference items/one voice binaural.wav+2-amrwbp.12k.wav</text:p>
          </table:table-cell>
          <table:table-cell office:value-type="float" office:value="26.9411764705882">
            <text:p>26,9411764706</text:p>
          </table:table-cell>
          <table:table-cell office:value-type="float" office:value="26.3805576804095">
            <text:p>26,3805576804</text:p>
          </table:table-cell>
          <table:table-cell office:value-type="float" office:value="17">
            <text:p>17</text:p>
          </table:table-cell>
          <table:table-cell office:value-type="float" office:value="0">
            <text:p>0</text:p>
          </table:table-cell>
          <table:table-cell office:value-type="float" office:value="94">
            <text:p>94</text:p>
          </table:table-cell>
          <table:table-cell office:value-type="string">
            <text:p>sehr metallisch</text:p>
          </table:table-cell>
          <table:table-cell office:value-type="string">
            <text:p>verzerrt unangenehm</text:p>
          </table:table-cell>
          <table:table-cell office:value-type="string">
            <text:p>blechern</text:p>
          </table:table-cell>
          <table:table-cell office:value-type="string">
            <text:p>typisches internetrauschen beim sprechen</text:p>
          </table:table-cell>
          <table:table-cell office:value-type="string">
            <text:p>Stimme hallt und klingt gestört</text:p>
          </table:table-cell>
          <table:table-cell office:value-type="string">
            <text:p>Echo, Störgeräusche</text:p>
          </table:table-cell>
          <table:table-cell table:number-columns-repeated="39"/>
        </table:table-row>
        <table:table-row table:style-name="ro1">
          <table:table-cell office:value-type="string">
            <text:p>Test Nr. 2: ../reference items/one voice stereo.wav+3-amrwbp.12k.wav</text:p>
          </table:table-cell>
          <table:table-cell office:value-type="float" office:value="44.1176470588235">
            <text:p>44,1176470588</text:p>
          </table:table-cell>
          <table:table-cell office:value-type="float" office:value="30.4402742122611">
            <text:p>30,4402742123</text:p>
          </table:table-cell>
          <table:table-cell office:value-type="float" office:value="17">
            <text:p>17</text:p>
          </table:table-cell>
          <table:table-cell office:value-type="float" office:value="0">
            <text:p>0</text:p>
          </table:table-cell>
          <table:table-cell office:value-type="float" office:value="94">
            <text:p>94</text:p>
          </table:table-cell>
          <table:table-cell office:value-type="string">
            <text:p>seltsam, nicht so leicht zu beschreiben warum</text:p>
          </table:table-cell>
          <table:table-cell office:value-type="string">
            <text:p>noch stärker 'robotisierte' Qualität</text:p>
          </table:table-cell>
          <table:table-cell office:value-type="string">
            <text:p>kratzig</text:p>
          </table:table-cell>
          <table:table-cell office:value-type="string">
            <text:p>Knistern im Hintergrund bei dem ersten Teil mit der höheren Stimme</text:p>
          </table:table-cell>
          <table:table-cell office:value-type="string">
            <text:p>dumpf, leicht verzerrt</text:p>
          </table:table-cell>
          <table:table-cell table:number-columns-repeated="40"/>
        </table:table-row>
        <table:table-row table:style-name="ro1">
          <table:table-cell office:value-type="string">
            <text:p>Test Nr. 3: ../reference items/two voices binaural.wav+4-amrwbp.12k.wav</text:p>
          </table:table-cell>
          <table:table-cell office:value-type="float" office:value="22.5294117647059">
            <text:p>22,5294117647</text:p>
          </table:table-cell>
          <table:table-cell office:value-type="float" office:value="18.7520587105084">
            <text:p>18,7520587105</text:p>
          </table:table-cell>
          <table:table-cell office:value-type="float" office:value="17">
            <text:p>17</text:p>
          </table:table-cell>
          <table:table-cell office:value-type="float" office:value="0">
            <text:p>0</text:p>
          </table:table-cell>
          <table:table-cell office:value-type="float" office:value="65">
            <text:p>65</text:p>
          </table:table-cell>
          <table:table-cell office:value-type="string">
            <text:p>metallisch mit Nebengeraeuschen</text:p>
          </table:table-cell>
          <table:table-cell office:value-type="string">
            <text:p>Echo stoert sehr</text:p>
          </table:table-cell>
          <table:table-cell office:value-type="string">
            <text:p>blechern technisch mechanisch</text:p>
          </table:table-cell>
          <table:table-cell office:value-type="string">
            <text:p>klingt robotisiert.</text:p>
          </table:table-cell>
          <table:table-cell office:value-type="string">
            <text:p>blechern, flackert am Anfang</text:p>
          </table:table-cell>
          <table:table-cell office:value-type="string">
            <text:p>noch mehr rauschen, dadurch undeutlicher</text:p>
          </table:table-cell>
          <table:table-cell office:value-type="string">
            <text:p>Stimmen hören sich wie durch Gießkanne an ;-)</text:p>
          </table:table-cell>
          <table:table-cell office:value-type="string">
            <text:p>Störgeräusche</text:p>
          </table:table-cell>
          <table:table-cell table:number-columns-repeated="37"/>
        </table:table-row>
        <table:table-row table:style-name="ro1">
          <table:table-cell office:value-type="string">
            <text:p>Test Nr. 4: ../reference items/two voices stereo.wav+5-amrwbp.12k.wav</text:p>
          </table:table-cell>
          <table:table-cell office:value-type="float" office:value="29.6470588235294">
            <text:p>29,6470588235</text:p>
          </table:table-cell>
          <table:table-cell office:value-type="float" office:value="18.7247869696513">
            <text:p>18,7247869697</text:p>
          </table:table-cell>
          <table:table-cell office:value-type="float" office:value="17">
            <text:p>17</text:p>
          </table:table-cell>
          <table:table-cell office:value-type="float" office:value="0">
            <text:p>0</text:p>
          </table:table-cell>
          <table:table-cell office:value-type="float" office:value="70">
            <text:p>70</text:p>
          </table:table-cell>
          <table:table-cell office:value-type="string">
            <text:p>wie ein Schallplattenkratzen</text:p>
          </table:table-cell>
          <table:table-cell office:value-type="string">
            <text:p>Stoergeraeusche</text:p>
          </table:table-cell>
          <table:table-cell office:value-type="string">
            <text:p>rauschende stimmen nicht beide stimmen gut verstaendlich technische stimmen teilweise\</text:p>
          </table:table-cell>
          <table:table-cell office:value-type="string">
            <text:p>'robotisiert', kratziges, rauschiges etwas das mit zur sprache kommt.</text:p>
          </table:table-cell>
          <table:table-cell office:value-type="string">
            <text:p>unangenehmes kratzen</text:p>
          </table:table-cell>
          <table:table-cell office:value-type="string">
            <text:p>Rasseln im Hintergrund</text:p>
          </table:table-cell>
          <table:table-cell office:value-type="string">
            <text:p>Verzerrungen</text:p>
          </table:table-cell>
          <table:table-cell table:number-columns-repeated="38"/>
        </table:table-row>
        <table:table-row table:style-name="ro1">
          <table:table-cell office:value-type="string">
            <text:p>Test Nr. 0: ../reference items/die prinzen - Mein Fahrrad.wav+1-opus.12k.wav</text:p>
          </table:table-cell>
          <table:table-cell office:value-type="float" office:value="8.64705882352941">
            <text:p>8,6470588235</text:p>
          </table:table-cell>
          <table:table-cell office:value-type="float" office:value="8.69584079079324">
            <text:p>8,6958407908</text:p>
          </table:table-cell>
          <table:table-cell office:value-type="float" office:value="17">
            <text:p>17</text:p>
          </table:table-cell>
          <table:table-cell office:value-type="float" office:value="0">
            <text:p>0</text:p>
          </table:table-cell>
          <table:table-cell office:value-type="float" office:value="30">
            <text:p>30</text:p>
          </table:table-cell>
          <table:table-cell office:value-type="string">
            <text:p>wie aus ganz schlechten lautsprechern, rauschend</text:p>
          </table:table-cell>
          <table:table-cell office:value-type="string">
            <text:p>schlechte tonqualität, klingt wie aus einem radio mit schlechten lautsprechern. Ein Eindruck von etwas Hall wird durch dieses Sample gegeben.Sound sehr dumpf</text:p>
          </table:table-cell>
          <table:table-cell office:value-type="string">
            <text:p>Dumpfer Klang, unterdrückt</text:p>
          </table:table-cell>
          <table:table-cell table:number-columns-repeated="42"/>
        </table:table-row>
        <table:table-row table:style-name="ro1">
          <table:table-cell office:value-type="string">
            <text:p>Test Nr. 1: ../reference items/one voice binaural.wav+2-opus.12k.wav</text:p>
          </table:table-cell>
          <table:table-cell office:value-type="float" office:value="11.0588235294118">
            <text:p>11,0588235294</text:p>
          </table:table-cell>
          <table:table-cell office:value-type="float" office:value="11.0819142538377">
            <text:p>11,0819142538</text:p>
          </table:table-cell>
          <table:table-cell office:value-type="float" office:value="17">
            <text:p>17</text:p>
          </table:table-cell>
          <table:table-cell office:value-type="float" office:value="0">
            <text:p>0</text:p>
          </table:table-cell>
          <table:table-cell office:value-type="float" office:value="35">
            <text:p>35</text:p>
          </table:table-cell>
          <table:table-cell office:value-type="string">
            <text:p>total dumpf</text:p>
          </table:table-cell>
          <table:table-cell office:value-type="string">
            <text:p>far off filtered very difficult to listen to</text:p>
          </table:table-cell>
          <table:table-cell office:value-type="string">
            <text:p>leicht rauschend, gedaempft und die veraenderung des Standorts nicht gut hoerbar</text:p>
          </table:table-cell>
          <table:table-cell office:value-type="string">
            <text:p>Klingt nach viel Hall und schelchte Qualität. Lange Konversationen mit dieser Qualität erfordern sicher mehr Konzentration zum Verstehen der Sprecherin.Ausserdem kommt es so vor, als ob in den ersten Sekunden die Töne links-rechts wechselnd aus dem Kopfhörer kommen.</text:p>
          </table:table-cell>
          <table:table-cell office:value-type="string">
            <text:p>Stimme unklar</text:p>
          </table:table-cell>
          <table:table-cell table:number-columns-repeated="40"/>
        </table:table-row>
        <table:table-row table:style-name="ro1">
          <table:table-cell office:value-type="string">
            <text:p>Test Nr. 2: ../reference items/one voice stereo.wav+3-opus.12k.wav</text:p>
          </table:table-cell>
          <table:table-cell office:value-type="float" office:value="21.6470588235294">
            <text:p>21,6470588235</text:p>
          </table:table-cell>
          <table:table-cell office:value-type="float" office:value="17.7902402192557">
            <text:p>17,7902402193</text:p>
          </table:table-cell>
          <table:table-cell office:value-type="float" office:value="17">
            <text:p>17</text:p>
          </table:table-cell>
          <table:table-cell office:value-type="float" office:value="0">
            <text:p>0</text:p>
          </table:table-cell>
          <table:table-cell office:value-type="float" office:value="70">
            <text:p>70</text:p>
          </table:table-cell>
          <table:table-cell office:value-type="string">
            <text:p>sehr dumpf</text:p>
          </table:table-cell>
          <table:table-cell office:value-type="string">
            <text:p>Stimmen sind verstaendlich, aber nicht klar, lebendigkeit der Stimmen kommt nicht mehr an</text:p>
          </table:table-cell>
          <table:table-cell office:value-type="string">
            <text:p>rauschende Stimmen</text:p>
          </table:table-cell>
          <table:table-cell office:value-type="string">
            <text:p>dumpfer klang, <text:s/>Frau besser verständlich als Mann.</text:p>
          </table:table-cell>
          <table:table-cell office:value-type="string">
            <text:p>klingt wie von einer überspielten mc-kassette</text:p>
          </table:table-cell>
          <table:table-cell office:value-type="string">
            <text:p>Sehr gedämpfte Stimme, Verständlichkeit leidet</text:p>
          </table:table-cell>
          <table:table-cell office:value-type="string">
            <text:p>dumpf</text:p>
          </table:table-cell>
          <table:table-cell table:number-columns-repeated="38"/>
        </table:table-row>
        <table:table-row table:style-name="ro1">
          <table:table-cell office:value-type="string">
            <text:p>Test Nr. 3: ../reference items/two voices binaural.wav+4-opus.12k.wav</text:p>
          </table:table-cell>
          <table:table-cell office:value-type="float" office:value="15.3529411764706">
            <text:p>15,3529411765</text:p>
          </table:table-cell>
          <table:table-cell office:value-type="float" office:value="10.7583756700918">
            <text:p>10,7583756701</text:p>
          </table:table-cell>
          <table:table-cell office:value-type="float" office:value="17">
            <text:p>17</text:p>
          </table:table-cell>
          <table:table-cell office:value-type="float" office:value="0">
            <text:p>0</text:p>
          </table:table-cell>
          <table:table-cell office:value-type="float" office:value="40">
            <text:p>40</text:p>
          </table:table-cell>
          <table:table-cell office:value-type="string">
            <text:p>dumpf, im Stil alter Lautsprecher</text:p>
          </table:table-cell>
          <table:table-cell office:value-type="string">
            <text:p>rauschend, ohne Ortsveraenderung der Stimmen</text:p>
          </table:table-cell>
          <table:table-cell office:value-type="string">
            <text:p>Sprecher sind schlechter auseinander zu halten</text:p>
          </table:table-cell>
          <table:table-cell office:value-type="string">
            <text:p>flackert am Anfang</text:p>
          </table:table-cell>
          <table:table-cell office:value-type="string">
            <text:p>dumpf und kein links-rechts-effekt</text:p>
          </table:table-cell>
          <table:table-cell office:value-type="string">
            <text:p>Stimmen noch gedämpfter und dumpfer, Stimmen hallen</text:p>
          </table:table-cell>
          <table:table-cell office:value-type="string">
            <text:p>sehr dumpf</text:p>
          </table:table-cell>
          <table:table-cell table:number-columns-repeated="38"/>
        </table:table-row>
        <table:table-row table:style-name="ro1">
          <table:table-cell office:value-type="string">
            <text:p>Test Nr. 4: ../reference items/two voices stereo.wav+5-opus.12k.wav</text:p>
          </table:table-cell>
          <table:table-cell office:value-type="float" office:value="28.2352941176471">
            <text:p>28,2352941176</text:p>
          </table:table-cell>
          <table:table-cell office:value-type="float" office:value="22.6040079736004">
            <text:p>22,6040079736</text:p>
          </table:table-cell>
          <table:table-cell office:value-type="float" office:value="17">
            <text:p>17</text:p>
          </table:table-cell>
          <table:table-cell office:value-type="float" office:value="2">
            <text:p>2</text:p>
          </table:table-cell>
          <table:table-cell office:value-type="float" office:value="100">
            <text:p>100</text:p>
          </table:table-cell>
          <table:table-cell office:value-type="string">
            <text:p>typ altes Autoradio</text:p>
          </table:table-cell>
          <table:table-cell office:value-type="string">
            <text:p>stark rauschende stimmen</text:p>
          </table:table-cell>
          <table:table-cell office:value-type="string">
            <text:p>mc-kassette-qualität</text:p>
          </table:table-cell>
          <table:table-cell office:value-type="string">
            <text:p>Sehr stark gedämpft</text:p>
          </table:table-cell>
          <table:table-cell office:value-type="string">
            <text:p>sehr dumpf</text:p>
          </table:table-cell>
          <table:table-cell table:number-columns-repeated="40"/>
        </table:table-row>
        <table:table-row table:style-name="ro1">
          <table:table-cell office:value-type="string">
            <text:p>Test Nr. 0: ../reference items/die prinzen - Mein Fahrrad.wav+1-amrwbp.16k.wav</text:p>
          </table:table-cell>
          <table:table-cell office:value-type="float" office:value="71.2352941176471">
            <text:p>71,2352941176</text:p>
          </table:table-cell>
          <table:table-cell office:value-type="float" office:value="23.7711206397719">
            <text:p>23,7711206398</text:p>
          </table:table-cell>
          <table:table-cell office:value-type="float" office:value="17">
            <text:p>17</text:p>
          </table:table-cell>
          <table:table-cell office:value-type="float" office:value="24">
            <text:p>24</text:p>
          </table:table-cell>
          <table:table-cell office:value-type="float" office:value="98">
            <text:p>98</text:p>
          </table:table-cell>
          <table:table-cell office:value-type="string">
            <text:p>minimal leiser als ref</text:p>
          </table:table-cell>
          <table:table-cell office:value-type="string">
            <text:p>Sehr ähnlich zur Referenz aber etwas schlechterer Klang.</text:p>
          </table:table-cell>
          <table:table-cell office:value-type="string">
            <text:p>leichte Störungen</text:p>
          </table:table-cell>
          <table:table-cell table:number-columns-repeated="42"/>
        </table:table-row>
        <table:table-row table:style-name="ro1">
          <table:table-cell office:value-type="string">
            <text:p>Test Nr. 1: ../reference items/one voice binaural.wav+2-amrwbp.16k.wav</text:p>
          </table:table-cell>
          <table:table-cell office:value-type="float" office:value="37.5882352941176">
            <text:p>37,5882352941</text:p>
          </table:table-cell>
          <table:table-cell office:value-type="float" office:value="27.1478793451934">
            <text:p>27,1478793452</text:p>
          </table:table-cell>
          <table:table-cell office:value-type="float" office:value="17">
            <text:p>17</text:p>
          </table:table-cell>
          <table:table-cell office:value-type="float" office:value="0">
            <text:p>0</text:p>
          </table:table-cell>
          <table:table-cell office:value-type="float" office:value="90">
            <text:p>90</text:p>
          </table:table-cell>
          <table:table-cell office:value-type="string">
            <text:p>rauschendes 'Echo'</text:p>
          </table:table-cell>
          <table:table-cell office:value-type="string">
            <text:p>echo effects but similar to ref in feeling of dtistance of the speaker and modulation</text:p>
          </table:table-cell>
          <table:table-cell office:value-type="string">
            <text:p>Stimme leicht verzehrt, hoert sich kuenstlich an</text:p>
          </table:table-cell>
          <table:table-cell office:value-type="string">
            <text:p>wie durch ein Rohr gesprochen, leicht hallend rechts ist es weniger Raumveraendern</text:p>
          </table:table-cell>
          <table:table-cell office:value-type="string">
            <text:p>unangenehm starkes 'Nachrauschen'</text:p>
          </table:table-cell>
          <table:table-cell office:value-type="string">
            <text:p>als ob die erste stimme, von einer flüsternden unterlegt sei</text:p>
          </table:table-cell>
          <table:table-cell office:value-type="string">
            <text:p>Etwas gedämpft</text:p>
          </table:table-cell>
          <table:table-cell office:value-type="string">
            <text:p>Echo, Störgeräusche</text:p>
          </table:table-cell>
          <table:table-cell table:number-columns-repeated="37"/>
        </table:table-row>
        <table:table-row table:style-name="ro1">
          <table:table-cell office:value-type="string">
            <text:p>Test Nr. 2: ../reference items/one voice stereo.wav+3-amrwbp.16k.wav</text:p>
          </table:table-cell>
          <table:table-cell office:value-type="float" office:value="56.4117647058824">
            <text:p>56,4117647059</text:p>
          </table:table-cell>
          <table:table-cell office:value-type="float" office:value="27.9420355905073">
            <text:p>27,9420355905</text:p>
          </table:table-cell>
          <table:table-cell office:value-type="float" office:value="17">
            <text:p>17</text:p>
          </table:table-cell>
          <table:table-cell office:value-type="float" office:value="10">
            <text:p>10</text:p>
          </table:table-cell>
          <table:table-cell office:value-type="float" office:value="90">
            <text:p>90</text:p>
          </table:table-cell>
          <table:table-cell office:value-type="string">
            <text:p>leichtes Echo im Hintergrund</text:p>
          </table:table-cell>
          <table:table-cell office:value-type="string">
            <text:p>kratzendes leichtes Nebengeraeusch</text:p>
          </table:table-cell>
          <table:table-cell office:value-type="string">
            <text:p>Klingt 'Robotisiert' oder kratzig/rauschig. Mann leicht schlechter verständlich als Frau.</text:p>
          </table:table-cell>
          <table:table-cell office:value-type="string">
            <text:p>Ähnlich der Referenz aber etwas Hintergrundgeräusche</text:p>
          </table:table-cell>
          <table:table-cell table:number-columns-repeated="41"/>
        </table:table-row>
        <table:table-row table:style-name="ro1">
          <table:table-cell office:value-type="string">
            <text:p>Test Nr. 3: ../reference items/two voices binaural.wav+4-amrwbp.16k.wav</text:p>
          </table:table-cell>
          <table:table-cell office:value-type="float" office:value="49.2352941176471">
            <text:p>49,2352941176</text:p>
          </table:table-cell>
          <table:table-cell office:value-type="float" office:value="25.4792302958819">
            <text:p>25,4792302959</text:p>
          </table:table-cell>
          <table:table-cell office:value-type="float" office:value="17">
            <text:p>17</text:p>
          </table:table-cell>
          <table:table-cell office:value-type="float" office:value="0">
            <text:p>0</text:p>
          </table:table-cell>
          <table:table-cell office:value-type="float" office:value="90">
            <text:p>90</text:p>
          </table:table-cell>
          <table:table-cell office:value-type="string">
            <text:p>gruseliges Hauchen im Hintergrund</text:p>
          </table:table-cell>
          <table:table-cell office:value-type="string">
            <text:p>art echo/effekt im hintergrund</text:p>
          </table:table-cell>
          <table:table-cell office:value-type="string">
            <text:p>zwar Ortsveraenderung aber nicht so gut gemacht wie im Original mehr vermischung der beiden Stimmen</text:p>
          </table:table-cell>
          <table:table-cell office:value-type="string">
            <text:p>Rauschen. Wirkt als ob jemand zusätzlich flüstern würde.</text:p>
          </table:table-cell>
          <table:table-cell office:value-type="string">
            <text:p>rauschen</text:p>
          </table:table-cell>
          <table:table-cell office:value-type="string">
            <text:p>Scheppern im Hintergrund</text:p>
          </table:table-cell>
          <table:table-cell table:number-columns-repeated="39"/>
        </table:table-row>
        <table:table-row table:style-name="ro1">
          <table:table-cell office:value-type="string">
            <text:p>Test Nr. 4: ../reference items/two voices stereo.wav+5-amrwbp.16k.wav</text:p>
          </table:table-cell>
          <table:table-cell office:value-type="float" office:value="34">
            <text:p>34</text:p>
          </table:table-cell>
          <table:table-cell office:value-type="float" office:value="23.7697286480094">
            <text:p>23,769728648</text:p>
          </table:table-cell>
          <table:table-cell office:value-type="float" office:value="17">
            <text:p>17</text:p>
          </table:table-cell>
          <table:table-cell office:value-type="float" office:value="0">
            <text:p>0</text:p>
          </table:table-cell>
          <table:table-cell office:value-type="float" office:value="80">
            <text:p>80</text:p>
          </table:table-cell>
          <table:table-cell office:value-type="string">
            <text:p>rauschen in der einen Stimme starke ueberlagerung</text:p>
          </table:table-cell>
          <table:table-cell office:value-type="string">
            <text:p>weibliche Sprecherin klingt schlecht/kratzig</text:p>
          </table:table-cell>
          <table:table-cell office:value-type="string">
            <text:p>kratzen</text:p>
          </table:table-cell>
          <table:table-cell office:value-type="string">
            <text:p>rasseln im Hintergrund</text:p>
          </table:table-cell>
          <table:table-cell office:value-type="string">
            <text:p>klar, aber leicht verzerrt</text:p>
          </table:table-cell>
          <table:table-cell table:number-columns-repeated="40"/>
        </table:table-row>
        <table:table-row table:style-name="ro1">
          <table:table-cell office:value-type="string">
            <text:p>Test Nr. 0: ../reference items/die prinzen - Mein Fahrrad.wav+1-amrwbp.32k.wav</text:p>
          </table:table-cell>
          <table:table-cell office:value-type="float" office:value="92.2352941176471">
            <text:p>92,2352941176</text:p>
          </table:table-cell>
          <table:table-cell office:value-type="float" office:value="9.51005659660274">
            <text:p>9,5100565966</text:p>
          </table:table-cell>
          <table:table-cell office:value-type="float" office:value="17">
            <text:p>17</text:p>
          </table:table-cell>
          <table:table-cell office:value-type="float" office:value="70">
            <text:p>70</text:p>
          </table:table-cell>
          <table:table-cell office:value-type="float" office:value="100">
            <text:p>100</text:p>
          </table:table-cell>
          <table:table-cell office:value-type="string">
            <text:p>b f e similar to ref</text:p>
          </table:table-cell>
          <table:table-cell office:value-type="string">
            <text:p>Etwas Rauschen</text:p>
          </table:table-cell>
          <table:table-cell office:value-type="string">
            <text:p>Etwas leiser als</text:p>
          </table:table-cell>
          <table:table-cell table:number-columns-repeated="42"/>
        </table:table-row>
        <table:table-row table:style-name="ro1">
          <table:table-cell office:value-type="string">
            <text:p>Test Nr. 1: ../reference items/one voice binaural.wav+2-amrwbp.32k.wav</text:p>
          </table:table-cell>
          <table:table-cell office:value-type="float" office:value="56.4117647058824">
            <text:p>56,4117647059</text:p>
          </table:table-cell>
          <table:table-cell office:value-type="float" office:value="26.762984753969">
            <text:p>26,762984754</text:p>
          </table:table-cell>
          <table:table-cell office:value-type="float" office:value="17">
            <text:p>17</text:p>
          </table:table-cell>
          <table:table-cell office:value-type="float" office:value="16">
            <text:p>16</text:p>
          </table:table-cell>
          <table:table-cell office:value-type="float" office:value="91">
            <text:p>91</text:p>
          </table:table-cell>
          <table:table-cell office:value-type="string">
            <text:p>like ref</text:p>
          </table:table-cell>
          <table:table-cell office:value-type="string">
            <text:p>lauter als ref, aber Stimme wallt und daher wirkt es seltsam</text:p>
          </table:table-cell>
          <table:table-cell office:value-type="string">
            <text:p>ebenfalls blechern aber weniger stark wie C</text:p>
          </table:table-cell>
          <table:table-cell office:value-type="string">
            <text:p>Hall vorhanden. Rauschen vorhanden.Rauschen wirkt wie Nachrauschen von dem was die Sprecherin sagt.</text:p>
          </table:table-cell>
          <table:table-cell office:value-type="string">
            <text:p>Im Hintergrund leichtes Rauschen wenn Stimme erscheint</text:p>
          </table:table-cell>
          <table:table-cell table:number-columns-repeated="40"/>
        </table:table-row>
        <table:table-row table:style-name="ro1">
          <table:table-cell office:value-type="string">
            <text:p>Test Nr. 2: ../reference items/one voice stereo.wav+3-amrwbp.32k.wav</text:p>
          </table:table-cell>
          <table:table-cell office:value-type="float" office:value="91.6470588235294">
            <text:p>91,6470588235</text:p>
          </table:table-cell>
          <table:table-cell office:value-type="float" office:value="12.8010799176797">
            <text:p>12,8010799177</text:p>
          </table:table-cell>
          <table:table-cell office:value-type="float" office:value="17">
            <text:p>17</text:p>
          </table:table-cell>
          <table:table-cell office:value-type="float" office:value="51">
            <text:p>51</text:p>
          </table:table-cell>
          <table:table-cell office:value-type="float" office:value="100">
            <text:p>100</text:p>
          </table:table-cell>
          <table:table-cell office:value-type="string">
            <text:p>leichtes Rauschen</text:p>
          </table:table-cell>
          <table:table-cell office:value-type="string">
            <text:p>sehr gut</text:p>
          </table:table-cell>
          <table:table-cell office:value-type="string">
            <text:p>Ähnlich der Referenz aber nicht so klare Stimme</text:p>
          </table:table-cell>
          <table:table-cell table:number-columns-repeated="42"/>
        </table:table-row>
        <table:table-row table:style-name="ro1">
          <table:table-cell office:value-type="string">
            <text:p>Test Nr. 3: ../reference items/two voices binaural.wav+4-amrwbp.32k.wav</text:p>
          </table:table-cell>
          <table:table-cell office:value-type="float" office:value="70.5882352941177">
            <text:p>70,5882352941</text:p>
          </table:table-cell>
          <table:table-cell office:value-type="float" office:value="21.6103529110743">
            <text:p>21,6103529111</text:p>
          </table:table-cell>
          <table:table-cell office:value-type="float" office:value="17">
            <text:p>17</text:p>
          </table:table-cell>
          <table:table-cell office:value-type="float" office:value="39">
            <text:p>39</text:p>
          </table:table-cell>
          <table:table-cell office:value-type="float" office:value="100">
            <text:p>100</text:p>
          </table:table-cell>
          <table:table-cell office:value-type="string">
            <text:p>ref b f and i seem similar to me</text:p>
          </table:table-cell>
          <table:table-cell office:value-type="string">
            <text:p>gut, leichtes rauschen</text:p>
          </table:table-cell>
          <table:table-cell office:value-type="string">
            <text:p>Stimme</text:p>
          </table:table-cell>
          <table:table-cell table:number-columns-repeated="42"/>
        </table:table-row>
        <table:table-row table:style-name="ro1">
          <table:table-cell office:value-type="string">
            <text:p>Test Nr. 4: ../reference items/two voices stereo.wav+5-amrwbp.32k.wav</text:p>
          </table:table-cell>
          <table:table-cell office:value-type="float" office:value="89.6470588235294">
            <text:p>89,6470588235</text:p>
          </table:table-cell>
          <table:table-cell office:value-type="float" office:value="11.8740324683245">
            <text:p>11,8740324683</text:p>
          </table:table-cell>
          <table:table-cell office:value-type="float" office:value="17">
            <text:p>17</text:p>
          </table:table-cell>
          <table:table-cell office:value-type="float" office:value="62">
            <text:p>62</text:p>
          </table:table-cell>
          <table:table-cell office:value-type="float" office:value="100">
            <text:p>100</text:p>
          </table:table-cell>
          <table:table-cell office:value-type="string">
            <text:p>sehr gut</text:p>
          </table:table-cell>
          <table:table-cell table:number-columns-repeated="44"/>
        </table:table-row>
        <table:table-row table:style-name="ro1">
          <table:table-cell office:value-type="string">
            <text:p>Test Nr. 0: ../reference items/die prinzen - Mein Fahrrad.wav+1-anchor.wav</text:p>
          </table:table-cell>
          <table:table-cell office:value-type="float" office:value="38.4117647058824">
            <text:p>38,4117647059</text:p>
          </table:table-cell>
          <table:table-cell office:value-type="float" office:value="17.0222605120817">
            <text:p>17,0222605121</text:p>
          </table:table-cell>
          <table:table-cell office:value-type="float" office:value="17">
            <text:p>17</text:p>
          </table:table-cell>
          <table:table-cell office:value-type="float" office:value="14">
            <text:p>14</text:p>
          </table:table-cell>
          <table:table-cell office:value-type="float" office:value="75">
            <text:p>75</text:p>
          </table:table-cell>
          <table:table-cell office:value-type="string">
            <text:p>sounds like filtered far off</text:p>
          </table:table-cell>
          <table:table-cell office:value-type="string">
            <text:p>sehr dumpf</text:p>
          </table:table-cell>
          <table:table-cell office:value-type="string">
            <text:p>klingt dumpf</text:p>
          </table:table-cell>
          <table:table-cell office:value-type="string">
            <text:p>Gut Versändlich aber es klingt als ob die Tiefen Töne hervorgehoben werden.</text:p>
          </table:table-cell>
          <table:table-cell table:number-columns-repeated="41"/>
        </table:table-row>
        <table:table-row table:style-name="ro1">
          <table:table-cell office:value-type="string">
            <text:p>Test Nr. 1: ../reference items/one voice binaural.wav+2-anchor.wav</text:p>
          </table:table-cell>
          <table:table-cell office:value-type="float" office:value="46.4705882352941">
            <text:p>46,4705882353</text:p>
          </table:table-cell>
          <table:table-cell office:value-type="float" office:value="23.097937264664">
            <text:p>23,0979372647</text:p>
          </table:table-cell>
          <table:table-cell office:value-type="float" office:value="17">
            <text:p>17</text:p>
          </table:table-cell>
          <table:table-cell office:value-type="float" office:value="5">
            <text:p>5</text:p>
          </table:table-cell>
          <table:table-cell office:value-type="float" office:value="90">
            <text:p>90</text:p>
          </table:table-cell>
          <table:table-cell office:value-type="string">
            <text:p>monotonere Lautstaerke, zu gedaempft</text:p>
          </table:table-cell>
          <table:table-cell office:value-type="string">
            <text:p>etwas dumpf</text:p>
          </table:table-cell>
          <table:table-cell office:value-type="string">
            <text:p>leicht blechern und gedaempft</text:p>
          </table:table-cell>
          <table:table-cell office:value-type="string">
            <text:p>Kein 3D Effekt. Hall stört die Qualität</text:p>
          </table:table-cell>
          <table:table-cell office:value-type="string">
            <text:p>Mono?</text:p>
          </table:table-cell>
          <table:table-cell office:value-type="string">
            <text:p>Stimme hallt</text:p>
          </table:table-cell>
          <table:table-cell office:value-type="string">
            <text:p>dumpf</text:p>
          </table:table-cell>
          <table:table-cell table:number-columns-repeated="38"/>
        </table:table-row>
        <table:table-row table:style-name="ro1">
          <table:table-cell office:value-type="string">
            <text:p>Test Nr. 2: ../reference items/one voice stereo.wav+3-anchor.wav</text:p>
          </table:table-cell>
          <table:table-cell office:value-type="float" office:value="57.8235294117647">
            <text:p>57,8235294118</text:p>
          </table:table-cell>
          <table:table-cell office:value-type="float" office:value="22.9407805395698">
            <text:p>22,9407805396</text:p>
          </table:table-cell>
          <table:table-cell office:value-type="float" office:value="17">
            <text:p>17</text:p>
          </table:table-cell>
          <table:table-cell office:value-type="float" office:value="22">
            <text:p>22</text:p>
          </table:table-cell>
          <table:table-cell office:value-type="float" office:value="95">
            <text:p>95</text:p>
          </table:table-cell>
          <table:table-cell office:value-type="string">
            <text:p>nicht so klar und deutlich wie Original aber gut verstaendlich</text:p>
          </table:table-cell>
          <table:table-cell office:value-type="string">
            <text:p>dumpf</text:p>
          </table:table-cell>
          <table:table-cell office:value-type="string">
            <text:p>etwas dumpf, aber ok</text:p>
          </table:table-cell>
          <table:table-cell office:value-type="string">
            <text:p>Gedämpfte Stimme</text:p>
          </table:table-cell>
          <table:table-cell table:number-columns-repeated="41"/>
        </table:table-row>
        <table:table-row table:style-name="ro1">
          <table:table-cell office:value-type="string">
            <text:p>Test Nr. 3: ../reference items/two voices binaural.wav+4-anchor.wav</text:p>
          </table:table-cell>
          <table:table-cell office:value-type="float" office:value="43.9411764705882">
            <text:p>43,9411764706</text:p>
          </table:table-cell>
          <table:table-cell office:value-type="float" office:value="19.8697967661829">
            <text:p>19,8697967662</text:p>
          </table:table-cell>
          <table:table-cell office:value-type="float" office:value="17">
            <text:p>17</text:p>
          </table:table-cell>
          <table:table-cell office:value-type="float" office:value="19">
            <text:p>19</text:p>
          </table:table-cell>
          <table:table-cell office:value-type="float" office:value="85">
            <text:p>85</text:p>
          </table:table-cell>
          <table:table-cell office:value-type="string">
            <text:p>weniger deutliche Ortsveraenderung</text:p>
          </table:table-cell>
          <table:table-cell office:value-type="string">
            <text:p>leichtes Gefühl von Hall. Personen klingen weiter entfernt</text:p>
          </table:table-cell>
          <table:table-cell office:value-type="string">
            <text:p>mono</text:p>
          </table:table-cell>
          <table:table-cell office:value-type="string">
            <text:p>ok, aber leiser und kein links-rechts-effekt</text:p>
          </table:table-cell>
          <table:table-cell office:value-type="string">
            <text:p>Sehr gedämpft</text:p>
          </table:table-cell>
          <table:table-cell table:number-columns-repeated="40"/>
        </table:table-row>
        <table:table-row table:style-name="ro1">
          <table:table-cell office:value-type="string">
            <text:p>Test Nr. 4: ../reference items/two voices stereo.wav+5-anchor.wav</text:p>
          </table:table-cell>
          <table:table-cell office:value-type="float" office:value="55.1176470588235">
            <text:p>55,1176470588</text:p>
          </table:table-cell>
          <table:table-cell office:value-type="float" office:value="18.2889391195238">
            <text:p>18,2889391195</text:p>
          </table:table-cell>
          <table:table-cell office:value-type="float" office:value="17">
            <text:p>17</text:p>
          </table:table-cell>
          <table:table-cell office:value-type="float" office:value="14">
            <text:p>14</text:p>
          </table:table-cell>
          <table:table-cell office:value-type="float" office:value="85">
            <text:p>85</text:p>
          </table:table-cell>
          <table:table-cell office:value-type="string">
            <text:p>leiser gedaempft</text:p>
          </table:table-cell>
          <table:table-cell office:value-type="string">
            <text:p>leicht rauschende stimmen</text:p>
          </table:table-cell>
          <table:table-cell office:value-type="string">
            <text:p>dumpfer und leiser als Referenz</text:p>
          </table:table-cell>
          <table:table-cell office:value-type="string">
            <text:p>dumpf, aber ok</text:p>
          </table:table-cell>
          <table:table-cell office:value-type="string">
            <text:p>Gedämpfte Stimmen</text:p>
          </table:table-cell>
          <table:table-cell table:number-columns-repeated="40"/>
        </table:table-row>
        <table:table-row table:style-name="ro1">
          <table:table-cell table:number-columns-repeated="51"/>
        </table:table-row>
        <table:table-row table:style-name="ro1">
          <table:table-cell office:value-type="string">
            <text:p>CONDITION</text:p>
          </table:table-cell>
          <table:table-cell office:value-type="string">
            <text:p>Correlation (R) between own ratings and mean scores</text:p>
          </table:table-cell>
          <table:table-cell office:value-type="string">
            <text:p>Correctly identified reference items [%]</text:p>
          </table:table-cell>
          <table:table-cell office:value-type="string">
            <text:p>Number of comments given</text:p>
          </table:table-cell>
          <table:table-cell table:number-columns-repeated="47"/>
        </table:table-row>
        <table:table-row table:style-name="ro1">
          <table:table-cell office:value-type="string">
            <text:p>MD.xml</text:p>
          </table:table-cell>
          <table:table-cell office:value-type="float" office:value="0.857336401395415">
            <text:p>0,8573364014</text:p>
          </table:table-cell>
          <table:table-cell office:value-type="float" office:value="20">
            <text:p>20</text:p>
          </table:table-cell>
          <table:table-cell office:value-type="float" office:value="12">
            <text:p>12</text:p>
          </table:table-cell>
          <table:table-cell table:number-columns-repeated="47"/>
        </table:table-row>
        <table:table-row table:style-name="ro1">
          <table:table-cell office:value-type="string">
            <text:p>AM.xml</text:p>
          </table:table-cell>
          <table:table-cell office:value-type="float" office:value="0.837519152310633">
            <text:p>0,8375191523</text:p>
          </table:table-cell>
          <table:table-cell office:value-type="float" office:value="100">
            <text:p>100</text:p>
          </table:table-cell>
          <table:table-cell office:value-type="float" office:value="20">
            <text:p>20</text:p>
          </table:table-cell>
          <table:table-cell table:number-columns-repeated="47"/>
        </table:table-row>
        <table:table-row table:style-name="ro1">
          <table:table-cell office:value-type="string">
            <text:p>RM.xml</text:p>
          </table:table-cell>
          <table:table-cell office:value-type="float" office:value="0.867500644631091">
            <text:p>0,8675006446</text:p>
          </table:table-cell>
          <table:table-cell office:value-type="float" office:value="20">
            <text:p>20</text:p>
          </table:table-cell>
          <table:table-cell office:value-type="float" office:value="0">
            <text:p>0</text:p>
          </table:table-cell>
          <table:table-cell table:number-columns-repeated="47"/>
        </table:table-row>
        <table:table-row table:style-name="ro1">
          <table:table-cell office:value-type="string">
            <text:p>JPM.xml</text:p>
          </table:table-cell>
          <table:table-cell office:value-type="float" office:value="0.831359892670735">
            <text:p>0,8313598927</text:p>
          </table:table-cell>
          <table:table-cell office:value-type="float" office:value="80">
            <text:p>80</text:p>
          </table:table-cell>
          <table:table-cell office:value-type="float" office:value="0">
            <text:p>0</text:p>
          </table:table-cell>
          <table:table-cell table:number-columns-repeated="47"/>
        </table:table-row>
        <table:table-row table:style-name="ro1">
          <table:table-cell office:value-type="string">
            <text:p>MTL.xml</text:p>
          </table:table-cell>
          <table:table-cell office:value-type="float" office:value="0.82247274645326">
            <text:p>0,8224727465</text:p>
          </table:table-cell>
          <table:table-cell office:value-type="float" office:value="60">
            <text:p>60</text:p>
          </table:table-cell>
          <table:table-cell office:value-type="float" office:value="15">
            <text:p>15</text:p>
          </table:table-cell>
          <table:table-cell table:number-columns-repeated="47"/>
        </table:table-row>
        <table:table-row table:style-name="ro1">
          <table:table-cell office:value-type="string">
            <text:p>JJ.xml</text:p>
          </table:table-cell>
          <table:table-cell office:value-type="float" office:value="0.904868989198746">
            <text:p>0,9048689892</text:p>
          </table:table-cell>
          <table:table-cell table:number-columns-repeated="2" office:value-type="float" office:value="0">
            <text:p>0</text:p>
          </table:table-cell>
          <table:table-cell table:number-columns-repeated="47"/>
        </table:table-row>
        <table:table-row table:style-name="ro1">
          <table:table-cell office:value-type="string">
            <text:p>DM.xml</text:p>
          </table:table-cell>
          <table:table-cell office:value-type="float" office:value="0.842692526093646">
            <text:p>0,8426925261</text:p>
          </table:table-cell>
          <table:table-cell office:value-type="float" office:value="20">
            <text:p>20</text:p>
          </table:table-cell>
          <table:table-cell office:value-type="float" office:value="0">
            <text:p>0</text:p>
          </table:table-cell>
          <table:table-cell table:number-columns-repeated="47"/>
        </table:table-row>
        <table:table-row table:style-name="ro1">
          <table:table-cell office:value-type="string">
            <text:p>SH.xml</text:p>
          </table:table-cell>
          <table:table-cell office:value-type="float" office:value="0.840840340793954">
            <text:p>0,8408403408</text:p>
          </table:table-cell>
          <table:table-cell office:value-type="float" office:value="60">
            <text:p>60</text:p>
          </table:table-cell>
          <table:table-cell office:value-type="float" office:value="0">
            <text:p>0</text:p>
          </table:table-cell>
          <table:table-cell table:number-columns-repeated="47"/>
        </table:table-row>
        <table:table-row table:style-name="ro1">
          <table:table-cell office:value-type="string">
            <text:p>KA.xml</text:p>
          </table:table-cell>
          <table:table-cell office:value-type="float" office:value="0.903232721452038">
            <text:p>0,9032327215</text:p>
          </table:table-cell>
          <table:table-cell office:value-type="float" office:value="80">
            <text:p>80</text:p>
          </table:table-cell>
          <table:table-cell office:value-type="float" office:value="27">
            <text:p>27</text:p>
          </table:table-cell>
          <table:table-cell table:number-columns-repeated="47"/>
        </table:table-row>
        <table:table-row table:style-name="ro1">
          <table:table-cell office:value-type="string">
            <text:p>SL.xml</text:p>
          </table:table-cell>
          <table:table-cell office:value-type="float" office:value="0.842671970225411">
            <text:p>0,8426719702</text:p>
          </table:table-cell>
          <table:table-cell office:value-type="float" office:value="40">
            <text:p>40</text:p>
          </table:table-cell>
          <table:table-cell office:value-type="float" office:value="0">
            <text:p>0</text:p>
          </table:table-cell>
          <table:table-cell table:number-columns-repeated="47"/>
        </table:table-row>
        <table:table-row table:style-name="ro1">
          <table:table-cell office:value-type="string">
            <text:p>DR.xml</text:p>
          </table:table-cell>
          <table:table-cell office:value-type="float" office:value="0.813614220394439">
            <text:p>0,8136142204</text:p>
          </table:table-cell>
          <table:table-cell office:value-type="float" office:value="60">
            <text:p>60</text:p>
          </table:table-cell>
          <table:table-cell office:value-type="float" office:value="0">
            <text:p>0</text:p>
          </table:table-cell>
          <table:table-cell table:number-columns-repeated="47"/>
        </table:table-row>
        <table:table-row table:style-name="ro1">
          <table:table-cell office:value-type="string">
            <text:p>BS.xml</text:p>
          </table:table-cell>
          <table:table-cell office:value-type="float" office:value="0.883234549550698">
            <text:p>0,8832345496</text:p>
          </table:table-cell>
          <table:table-cell office:value-type="float" office:value="80">
            <text:p>80</text:p>
          </table:table-cell>
          <table:table-cell office:value-type="float" office:value="0">
            <text:p>0</text:p>
          </table:table-cell>
          <table:table-cell table:number-columns-repeated="47"/>
        </table:table-row>
        <table:table-row table:style-name="ro1">
          <table:table-cell office:value-type="string">
            <text:p>UT.xml</text:p>
          </table:table-cell>
          <table:table-cell office:value-type="float" office:value="0.880681637645544">
            <text:p>0,8806816376</text:p>
          </table:table-cell>
          <table:table-cell office:value-type="float" office:value="100">
            <text:p>100</text:p>
          </table:table-cell>
          <table:table-cell office:value-type="float" office:value="29">
            <text:p>29</text:p>
          </table:table-cell>
          <table:table-cell table:number-columns-repeated="47"/>
        </table:table-row>
        <table:table-row table:style-name="ro1">
          <table:table-cell office:value-type="string">
            <text:p>CH.xml</text:p>
          </table:table-cell>
          <table:table-cell office:value-type="float" office:value="0.858740497169604">
            <text:p>0,8587404972</text:p>
          </table:table-cell>
          <table:table-cell office:value-type="float" office:value="80">
            <text:p>80</text:p>
          </table:table-cell>
          <table:table-cell office:value-type="float" office:value="6">
            <text:p>6</text:p>
          </table:table-cell>
          <table:table-cell table:number-columns-repeated="47"/>
        </table:table-row>
        <table:table-row table:style-name="ro1">
          <table:table-cell office:value-type="string">
            <text:p>BG.xml</text:p>
          </table:table-cell>
          <table:table-cell office:value-type="float" office:value="0.878205505790891">
            <text:p>0,8782055058</text:p>
          </table:table-cell>
          <table:table-cell office:value-type="float" office:value="80">
            <text:p>80</text:p>
          </table:table-cell>
          <table:table-cell office:value-type="float" office:value="23">
            <text:p>23</text:p>
          </table:table-cell>
          <table:table-cell table:number-columns-repeated="47"/>
        </table:table-row>
        <table:table-row table:style-name="ro1">
          <table:table-cell office:value-type="string">
            <text:p>PL.xml</text:p>
          </table:table-cell>
          <table:table-cell office:value-type="float" office:value="0.863809332455053">
            <text:p>0,8638093325</text:p>
          </table:table-cell>
          <table:table-cell office:value-type="float" office:value="100">
            <text:p>100</text:p>
          </table:table-cell>
          <table:table-cell office:value-type="float" office:value="40">
            <text:p>40</text:p>
          </table:table-cell>
          <table:table-cell table:number-columns-repeated="47"/>
        </table:table-row>
        <table:table-row table:style-name="ro1">
          <table:table-cell office:value-type="string">
            <text:p>OL.xml</text:p>
          </table:table-cell>
          <table:table-cell office:value-type="float" office:value="0.880634006361336">
            <text:p>0,8806340064</text:p>
          </table:table-cell>
          <table:table-cell office:value-type="float" office:value="100">
            <text:p>100</text:p>
          </table:table-cell>
          <table:table-cell office:value-type="float" office:value="18">
            <text:p>18</text:p>
          </table:table-cell>
          <table:table-cell table:number-columns-repeated="47"/>
        </table:table-row>
      </table:table>
      <table:table table:name="Tabelle2" table:style-name="ta1">
        <table:table-column table:style-name="co34" table:number-columns-repeated="5" table:default-cell-style-name="Default"/>
        <table:table-row table:style-name="ro1">
          <table:table-cell table:formula="of:=[Tabelle1.A149]" office:value-type="string" office:string-value="CRITERIA">
            <text:p>CRITERIA</text:p>
          </table:table-cell>
          <table:table-cell table:formula="of:=[Tabelle1.B149]" office:value-type="string" office:string-value="MEAN">
            <text:p>MEAN</text:p>
          </table:table-cell>
          <table:table-cell table:formula="of:=[Tabelle1.C149]" office:value-type="string" office:string-value="STD">
            <text:p>STD</text:p>
          </table:table-cell>
          <table:table-cell office:value-type="string">
            <text:p>COUNT</text:p>
          </table:table-cell>
          <table:table-cell office:value-type="string">
            <text:p>CI 95%</text:p>
          </table:table-cell>
        </table:table-row>
        <table:table-row table:style-name="ro1">
          <table:table-cell table:formula="of:=SUBSTITUTE(SUBSTITUTE([Tabelle1.A$178];&quot;1-&quot;;&quot;&quot;);&quot;.wav&quot;;&quot;&quot;)" office:value-type="string" office:string-value="opus.12k">
            <text:p>opus.12k</text:p>
          </table:table-cell>
          <table:table-cell table:formula="of:=[Tabelle1.B$178]" office:value-type="float" office:value="16.9882352941176">
            <text:p>16,9882352941</text:p>
          </table:table-cell>
          <table:table-cell table:formula="of:=[Tabelle1.C$178]" office:value-type="float" office:value="16.4066581415153">
            <text:p>16,4066581415</text:p>
          </table:table-cell>
          <table:table-cell table:formula="of:=[Tabelle1.D180]" office:value-type="float" office:value="85">
            <text:p>85</text:p>
          </table:table-cell>
          <table:table-cell table:formula="of:=[.C2]/SQRT([.D2])*1.96" office:value-type="float" office:value="3.48792178467483">
            <text:p>3,4879217847</text:p>
          </table:table-cell>
        </table:table-row>
        <table:table-row table:style-name="ro1">
          <table:table-cell table:formula="of:=SUBSTITUTE(SUBSTITUTE([Tabelle1.A$177];&quot;1-&quot;;&quot;&quot;);&quot;.wav&quot;;&quot;&quot;)" office:value-type="string" office:string-value="amrwbp.12k">
            <text:p>amrwbp.12k</text:p>
          </table:table-cell>
          <table:table-cell table:formula="of:=[Tabelle1.B$177]" office:value-type="float" office:value="35.4">
            <text:p>35,4</text:p>
          </table:table-cell>
          <table:table-cell table:formula="of:=[Tabelle1.C$177]" office:value-type="float" office:value="27.2419494442635">
            <text:p>27,2419494443</text:p>
          </table:table-cell>
          <table:table-cell table:formula="of:=[Tabelle1.D179]" office:value-type="float" office:value="85">
            <text:p>85</text:p>
          </table:table-cell>
          <table:table-cell table:formula="of:=[.C3]/SQRT([.D3])*1.96" office:value-type="float" office:value="5.79141639352044">
            <text:p>5,7914163935</text:p>
          </table:table-cell>
        </table:table-row>
        <table:table-row table:style-name="ro1">
          <table:table-cell table:formula="of:=SUBSTITUTE(SUBSTITUTE([Tabelle1.A$174];&quot;1-&quot;;&quot;&quot;);&quot;.wav&quot;;&quot;&quot;)" office:value-type="string" office:string-value="opus.16k">
            <text:p>opus.16k</text:p>
          </table:table-cell>
          <table:table-cell table:formula="of:=[Tabelle1.B$174]" office:value-type="float" office:value="39.3058823529412">
            <text:p>39,3058823529</text:p>
          </table:table-cell>
          <table:table-cell table:formula="of:=[Tabelle1.C$174]" office:value-type="float" office:value="22.5884628840075">
            <text:p>22,588462884</text:p>
          </table:table-cell>
          <table:table-cell table:formula="of:=[Tabelle1.D178]" office:value-type="float" office:value="85">
            <text:p>85</text:p>
          </table:table-cell>
          <table:table-cell table:formula="of:=[.C4]/SQRT([.D4])*1.96" office:value-type="float" office:value="4.80212308295052">
            <text:p>4,802123083</text:p>
          </table:table-cell>
        </table:table-row>
        <table:table-row table:style-name="ro1">
          <table:table-cell table:formula="of:=SUBSTITUTE(SUBSTITUTE([Tabelle1.A$181];&quot;1-&quot;;&quot;&quot;);&quot;.wav&quot;;&quot;&quot;)" office:value-type="string" office:string-value="anchor">
            <text:p>anchor</text:p>
          </table:table-cell>
          <table:table-cell table:formula="of:=[Tabelle1.B181]" office:value-type="float" office:value="48.3529411764706">
            <text:p>48,3529411765</text:p>
          </table:table-cell>
          <table:table-cell table:formula="of:=[Tabelle1.C181]" office:value-type="float" office:value="21.1669699354088">
            <text:p>21,1669699354</text:p>
          </table:table-cell>
          <table:table-cell table:formula="of:=[Tabelle1.D181]" office:value-type="float" office:value="85">
            <text:p>85</text:p>
          </table:table-cell>
          <table:table-cell table:formula="of:=[.C5]/SQRT([.D5])*1.96" office:value-type="float" office:value="4.49992526914751">
            <text:p>4,4999252691</text:p>
          </table:table-cell>
        </table:table-row>
        <table:table-row table:style-name="ro1">
          <table:table-cell table:formula="of:=SUBSTITUTE(SUBSTITUTE([Tabelle1.A$179];&quot;1-&quot;;&quot;&quot;);&quot;.wav&quot;;&quot;&quot;)" office:value-type="string" office:string-value="amrwbp.16k">
            <text:p>amrwbp.16k</text:p>
          </table:table-cell>
          <table:table-cell table:formula="of:=[Tabelle1.B$179]" office:value-type="float" office:value="49.6941176470588">
            <text:p>49,6941176471</text:p>
          </table:table-cell>
          <table:table-cell table:formula="of:=[Tabelle1.C$179]" office:value-type="float" office:value="28.470964126972">
            <text:p>28,470964127</text:p>
          </table:table-cell>
          <table:table-cell table:formula="of:=[Tabelle1.D177]" office:value-type="float" office:value="85">
            <text:p>85</text:p>
          </table:table-cell>
          <table:table-cell table:formula="of:=[.C6]/SQRT([.D6])*1.96" office:value-type="float" office:value="6.05269489695053">
            <text:p>6,052694897</text:p>
          </table:table-cell>
        </table:table-row>
        <table:table-row table:style-name="ro1">
          <table:table-cell table:formula="of:=SUBSTITUTE(SUBSTITUTE([Tabelle1.A$175];&quot;1-&quot;;&quot;&quot;);&quot;.wav&quot;;&quot;&quot;)" office:value-type="string" office:string-value="opus.32k">
            <text:p>opus.32k</text:p>
          </table:table-cell>
          <table:table-cell table:formula="of:=[Tabelle1.B$175]" office:value-type="float" office:value="55.4235294117647">
            <text:p>55,4235294118</text:p>
          </table:table-cell>
          <table:table-cell table:formula="of:=[Tabelle1.C$175]" office:value-type="float" office:value="28.0502849788546">
            <text:p>28,0502849789</text:p>
          </table:table-cell>
          <table:table-cell table:formula="of:=[Tabelle1.D$176]" office:value-type="float" office:value="85">
            <text:p>85</text:p>
          </table:table-cell>
          <table:table-cell table:formula="of:=[.C7]/SQRT([.D7])*1.96" office:value-type="float" office:value="5.96326193915858">
            <text:p>5,9632619392</text:p>
          </table:table-cell>
        </table:table-row>
        <table:table-row table:style-name="ro1">
          <table:table-cell table:formula="of:=SUBSTITUTE(SUBSTITUTE([Tabelle1.A$180];&quot;1-&quot;;&quot;&quot;);&quot;.wav&quot;;&quot;&quot;)" office:value-type="string" office:string-value="amrwbp.32k">
            <text:p>amrwbp.32k</text:p>
          </table:table-cell>
          <table:table-cell table:formula="of:=[Tabelle1.B$180]" office:value-type="float" office:value="80.1058823529412">
            <text:p>80,1058823529</text:p>
          </table:table-cell>
          <table:table-cell table:formula="of:=[Tabelle1.C$180]" office:value-type="float" office:value="22.5341135727546">
            <text:p>22,5341135728</text:p>
          </table:table-cell>
          <table:table-cell table:formula="of:=[Tabelle1.D175]" office:value-type="float" office:value="85">
            <text:p>85</text:p>
          </table:table-cell>
          <table:table-cell table:formula="of:=[.C8]/SQRT([.D8])*1.96" office:value-type="float" office:value="4.79056886239775">
            <text:p>4,7905688624</text:p>
          </table:table-cell>
        </table:table-row>
        <table:table-row table:style-name="ro1">
          <table:table-cell table:formula="of:=SUBSTITUTE(SUBSTITUTE([Tabelle1.A$176];&quot;1-&quot;;&quot;&quot;);&quot;.wav&quot;;&quot;&quot;)" office:value-type="string" office:string-value="opus.64k">
            <text:p>opus.64k</text:p>
          </table:table-cell>
          <table:table-cell table:formula="of:=[Tabelle1.B$176]" office:value-type="float" office:value="95.5764705882353">
            <text:p>95,5764705882</text:p>
          </table:table-cell>
          <table:table-cell table:formula="of:=[Tabelle1.C$176]" office:value-type="float" office:value="8.27125900272726">
            <text:p>8,2712590027</text:p>
          </table:table-cell>
          <table:table-cell table:formula="of:=[Tabelle1.D174]" office:value-type="float" office:value="85">
            <text:p>85</text:p>
          </table:table-cell>
          <table:table-cell table:formula="of:=[.C9]/SQRT([.D9])*1.96" office:value-type="float" office:value="1.75840224215434">
            <text:p>1,7584022422</text:p>
          </table:table-cell>
        </table:table-row>
        <table:table-row table:style-name="ro1">
          <table:table-cell table:formula="of:=SUBSTITUTE(SUBSTITUTE([Tabelle1.A173];&quot;1-&quot;;&quot;&quot;);&quot;.wav&quot;;&quot;&quot;)" office:value-type="string" office:string-value="reference">
            <text:p>reference</text:p>
          </table:table-cell>
          <table:table-cell table:formula="of:=[Tabelle1.B173]" office:value-type="float" office:value="97.3647058823529">
            <text:p>97,3647058824</text:p>
          </table:table-cell>
          <table:table-cell table:formula="of:=[Tabelle1.C173]" office:value-type="float" office:value="6.16025482393365">
            <text:p>6,1602548239</text:p>
          </table:table-cell>
          <table:table-cell table:formula="of:=[Tabelle1.D173]" office:value-type="float" office:value="85">
            <text:p>85</text:p>
          </table:table-cell>
          <table:table-cell table:formula="of:=[.C10]/SQRT([.D10])*1.96" office:value-type="float" office:value="1.3096199612508">
            <text:p>1,3096199613</text:p>
          </table:table-cell>
        </table:table-row>
        <table:table-row table:style-name="ro1" table:number-rows-repeated="2">
          <table:table-cell table:number-columns-repeated="5"/>
        </table:table-row>
        <table:table-row table:style-name="ro1">
          <table:table-cell>
            <draw:frame table:end-cell-address="Tabelle2.H36" table:end-x="1.362cm" table:end-y="0.144cm" draw:z-index="0" draw:style-name="gr1" svg:width="16cm" svg:height="11cm" svg:x="1.168cm" svg:y="0.097cm">
              <draw:object draw:notify-on-update-of-ranges="Tabelle2.A2:Tabelle2.A10 Tabelle2.B1:Tabelle2.B1 Tabelle2.B2:Tabelle2.B10 Tabelle2.E2:Tabelle2.E10 Tabelle2.E2:Tabelle2.E10" xlink:href="./Object 1" xlink:type="simple" xlink:show="embed" xlink:actuate="onLoad"/>
              <draw:image xlink:href="./ObjectReplacements/Object 1" xlink:type="simple" xlink:show="embed" xlink:actuate="onLoad"/>
            </draw:frame>
          </table:table-cell>
          <table:table-cell table:number-columns-repeated="4"/>
        </table:table-row>
      </table:table>
      <table:table table:name="Tabelle3" table:style-name="ta1">
        <table:shapes>
          <draw:frame draw:z-index="0" draw:style-name="gr1" svg:width="16cm" svg:height="11cm" svg:x="0.768cm" svg:y="6.106cm">
            <draw:object draw:notify-on-update-of-ranges="Tabelle3.C3:Tabelle3.C3 Tabelle3.C4:Tabelle3.C12 Tabelle3.D3:Tabelle3.D3 Tabelle3.D4:Tabelle3.D12 Tabelle3.J4:Tabelle3.N12 Tabelle3.J4:Tabelle3.N12 Tabelle3.E3:Tabelle3.E3 Tabelle3.E4:Tabelle3.E12 Tabelle3.J4:Tabelle3.N12 Tabelle3.J4:Tabelle3.N12 Tabelle3.F3:Tabelle3.F3 Tabelle3.F4:Tabelle3.F12 Tabelle3.J4:Tabelle3.N12 Tabelle3.J4:Tabelle3.N12 Tabelle3.G3:Tabelle3.G3 Tabelle3.G4:Tabelle3.G12 Tabelle3.J4:Tabelle3.N12 Tabelle3.J4:Tabelle3.N12 Tabelle3.H3:Tabelle3.H3 Tabelle3.H4:Tabelle3.H12 Tabelle3.J4:Tabelle3.N12 Tabelle3.J4:Tabelle3.N12" xlink:href="./Object 2" xlink:type="simple" xlink:show="embed" xlink:actuate="onLoad"/>
            <draw:image xlink:href="./ObjectReplacements/Object 2" xlink:type="simple" xlink:show="embed" xlink:actuate="onLoad"/>
          </draw:frame>
        </table:shapes>
        <table:table-column table:style-name="co34" table:default-cell-style-name="Default"/>
        <table:table-column table:style-name="co35" table:default-cell-style-name="Default"/>
        <table:table-column table:style-name="co34" table:number-columns-repeated="12" table:default-cell-style-name="Default"/>
        <table:table-row table:style-name="ro1">
          <table:table-cell table:number-columns-repeated="3"/>
          <table:table-cell office:value-type="float" office:value="2">
            <text:p>2</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0">
            <text:p>0</text:p>
          </table:table-cell>
          <table:table-cell/>
          <table:table-cell office:value-type="string">
            <text:p>CI 95%</text:p>
          </table:table-cell>
          <table:table-cell table:number-columns-repeated="4"/>
        </table:table-row>
        <table:table-row table:style-name="ro1">
          <table:table-cell table:number-columns-repeated="3"/>
          <table:table-cell table:formula="of:=RIGHT(LEFT(INDIRECT(CONCATENATE(&quot;Tabelle1.A&quot;;[.$A4]+[.D$1]));50);20)" office:value-type="string" office:string-value="/one voice stereo.wa">
            <text:p>/one voice stereo.wa</text:p>
          </table:table-cell>
          <table:table-cell table:formula="of:=RIGHT(LEFT(INDIRECT(CONCATENATE(&quot;Tabelle1.A&quot;;[.$A4]+[.E$1]));50);20)" office:value-type="string" office:string-value="/two voices stereo.w">
            <text:p>/two voices stereo.w</text:p>
          </table:table-cell>
          <table:table-cell table:formula="of:=RIGHT(LEFT(INDIRECT(CONCATENATE(&quot;Tabelle1.A&quot;;[.$A4]+[.F$1]));50);20)" office:value-type="string" office:string-value="/one voice binaural.">
            <text:p>/one voice binaural.</text:p>
          </table:table-cell>
          <table:table-cell table:formula="of:=RIGHT(LEFT(INDIRECT(CONCATENATE(&quot;Tabelle1.A&quot;;[.$A4]+[.G$1]));50);20)" office:value-type="string" office:string-value="/two voices binaural">
            <text:p>/two voices binaural</text:p>
          </table:table-cell>
          <table:table-cell table:formula="of:=RIGHT(LEFT(INDIRECT(CONCATENATE(&quot;Tabelle1.A&quot;;[.$A4]+[.H$1]));50);20)" office:value-type="string" office:string-value="/die prinzen - Mein ">
            <text:p>/die prinzen - Mein </text:p>
          </table:table-cell>
          <table:table-cell table:number-columns-repeated="6"/>
        </table:table-row>
        <table:table-row table:style-name="ro1">
          <table:table-cell table:number-columns-repeated="2"/>
          <table:table-cell/>
          <table:table-cell office:value-type="string">
            <text:p>one voice stereo</text:p>
          </table:table-cell>
          <table:table-cell office:value-type="string">
            <text:p>two voices stereo</text:p>
          </table:table-cell>
          <table:table-cell office:value-type="string">
            <text:p>one voice binaural</text:p>
          </table:table-cell>
          <table:table-cell office:value-type="string">
            <text:p>two voices binaural</text:p>
          </table:table-cell>
          <table:table-cell office:value-type="string">
            <text:p>acappella</text:p>
          </table:table-cell>
          <table:table-cell table:number-columns-repeated="6"/>
        </table:table-row>
        <table:table-row table:style-name="ro1">
          <table:table-cell office:value-type="float" office:value="207">
            <text:p>207</text:p>
          </table:table-cell>
          <table:table-cell table:formula="of:=RIGHT(INDIRECT(CONCATENATE(&quot;Tabelle1.A&quot;;[.$A4]));16)" office:value-type="string" office:string-value="v+1-opus.12k.wav">
            <text:p>v+1-opus.12k.wav</text:p>
          </table:table-cell>
          <table:table-cell office:value-type="string">
            <text:p>opus.12k</text:p>
          </table:table-cell>
          <table:table-cell table:formula="of:=INDIRECT(CONCATENATE(&quot;Tabelle1.B&quot;;[.$A4]+[.D$1]))" office:value-type="float" office:value="21.6470588235294">
            <text:p>21,6470588235</text:p>
          </table:table-cell>
          <table:table-cell table:formula="of:=INDIRECT(CONCATENATE(&quot;Tabelle1.B&quot;;[.$A4]+[.E$1]))" office:value-type="float" office:value="28.2352941176471">
            <text:p>28,2352941176</text:p>
          </table:table-cell>
          <table:table-cell table:formula="of:=INDIRECT(CONCATENATE(&quot;Tabelle1.B&quot;;[.$A4]+[.F$1]))" office:value-type="float" office:value="11.0588235294118">
            <text:p>11,0588235294</text:p>
          </table:table-cell>
          <table:table-cell table:formula="of:=INDIRECT(CONCATENATE(&quot;Tabelle1.B&quot;;[.$A4]+[.G$1]))" office:value-type="float" office:value="15.3529411764706">
            <text:p>15,3529411765</text:p>
          </table:table-cell>
          <table:table-cell table:formula="of:=INDIRECT(CONCATENATE(&quot;Tabelle1.B&quot;;[.$A4]+[.H$1]))" office:value-type="float" office:value="8.64705882352941">
            <text:p>8,6470588235</text:p>
          </table:table-cell>
          <table:table-cell/>
          <table:table-cell table:formula="of:=INDIRECT(CONCATENATE(&quot;Tabelle1.C&quot;;[.$A4]+[.D$1]))/SQRT(INDIRECT(CONCATENATE(&quot;Tabelle1.D&quot;;[.$A4]+[.D$1])))*1.96" office:value-type="float" office:value="8.45694338100244">
            <text:p>8,456943381</text:p>
          </table:table-cell>
          <table:table-cell table:formula="of:=INDIRECT(CONCATENATE(&quot;Tabelle1.C&quot;;[.$A4]+[.E$1]))/SQRT(INDIRECT(CONCATENATE(&quot;Tabelle1.D&quot;;[.$A4]+[.E$1])))*1.96" office:value-type="float" office:value="10.7452633163187">
            <text:p>10,7452633163</text:p>
          </table:table-cell>
          <table:table-cell table:formula="of:=INDIRECT(CONCATENATE(&quot;Tabelle1.C&quot;;[.$A4]+[.F$1]))/SQRT(INDIRECT(CONCATENATE(&quot;Tabelle1.D&quot;;[.$A4]+[.F$1])))*1.96" office:value-type="float" office:value="5.26800764030102">
            <text:p>5,2680076403</text:p>
          </table:table-cell>
          <table:table-cell table:formula="of:=INDIRECT(CONCATENATE(&quot;Tabelle1.C&quot;;[.$A4]+[.G$1]))/SQRT(INDIRECT(CONCATENATE(&quot;Tabelle1.D&quot;;[.$A4]+[.G$1])))*1.96" office:value-type="float" office:value="5.11420716034194">
            <text:p>5,1142071603</text:p>
          </table:table-cell>
          <table:table-cell table:formula="of:=INDIRECT(CONCATENATE(&quot;Tabelle1.C&quot;;[.$A4]+[.H$1]))/SQRT(INDIRECT(CONCATENATE(&quot;Tabelle1.D&quot;;[.$A4]+[.H$1])))*1.96" office:value-type="float" office:value="4.1337403155665">
            <text:p>4,1337403156</text:p>
          </table:table-cell>
        </table:table-row>
        <table:table-row table:style-name="ro1">
          <table:table-cell office:value-type="float" office:value="202">
            <text:p>202</text:p>
          </table:table-cell>
          <table:table-cell table:formula="of:=RIGHT(INDIRECT(CONCATENATE(&quot;Tabelle1.A&quot;;[.$A5]));16)" office:value-type="string" office:string-value="1-amrwbp.12k.wav">
            <text:p>1-amrwbp.12k.wav</text:p>
          </table:table-cell>
          <table:table-cell office:value-type="string">
            <text:p>amrwbp.12k</text:p>
          </table:table-cell>
          <table:table-cell table:formula="of:=INDIRECT(CONCATENATE(&quot;Tabelle1.B&quot;;[.$A5]+[.D$1]))" office:value-type="float" office:value="44.1176470588235">
            <text:p>44,1176470588</text:p>
          </table:table-cell>
          <table:table-cell table:formula="of:=INDIRECT(CONCATENATE(&quot;Tabelle1.B&quot;;[.$A5]+[.E$1]))" office:value-type="float" office:value="29.6470588235294">
            <text:p>29,6470588235</text:p>
          </table:table-cell>
          <table:table-cell table:formula="of:=INDIRECT(CONCATENATE(&quot;Tabelle1.B&quot;;[.$A5]+[.F$1]))" office:value-type="float" office:value="26.9411764705882">
            <text:p>26,9411764706</text:p>
          </table:table-cell>
          <table:table-cell table:formula="of:=INDIRECT(CONCATENATE(&quot;Tabelle1.B&quot;;[.$A5]+[.G$1]))" office:value-type="float" office:value="22.5294117647059">
            <text:p>22,5294117647</text:p>
          </table:table-cell>
          <table:table-cell table:formula="of:=INDIRECT(CONCATENATE(&quot;Tabelle1.B&quot;;[.$A5]+[.H$1]))" office:value-type="float" office:value="53.7647058823529">
            <text:p>53,7647058824</text:p>
          </table:table-cell>
          <table:table-cell/>
          <table:table-cell table:formula="of:=INDIRECT(CONCATENATE(&quot;Tabelle1.C&quot;;[.$A5]+[.D$1]))/SQRT(INDIRECT(CONCATENATE(&quot;Tabelle1.D&quot;;[.$A5]+[.D$1])))*1.96" office:value-type="float" office:value="14.4703878274023">
            <text:p>14,4703878274</text:p>
          </table:table-cell>
          <table:table-cell table:formula="of:=INDIRECT(CONCATENATE(&quot;Tabelle1.C&quot;;[.$A5]+[.E$1]))/SQRT(INDIRECT(CONCATENATE(&quot;Tabelle1.D&quot;;[.$A5]+[.E$1])))*1.96" office:value-type="float" office:value="8.90119870625887">
            <text:p>8,9011987063</text:p>
          </table:table-cell>
          <table:table-cell table:formula="of:=INDIRECT(CONCATENATE(&quot;Tabelle1.C&quot;;[.$A5]+[.F$1]))/SQRT(INDIRECT(CONCATENATE(&quot;Tabelle1.D&quot;;[.$A5]+[.F$1])))*1.96" office:value-type="float" office:value="12.5405210898173">
            <text:p>12,5405210898</text:p>
          </table:table-cell>
          <table:table-cell table:formula="of:=INDIRECT(CONCATENATE(&quot;Tabelle1.C&quot;;[.$A5]+[.G$1]))/SQRT(INDIRECT(CONCATENATE(&quot;Tabelle1.D&quot;;[.$A5]+[.G$1])))*1.96" office:value-type="float" office:value="8.91416286893947">
            <text:p>8,9141628689</text:p>
          </table:table-cell>
          <table:table-cell table:formula="of:=INDIRECT(CONCATENATE(&quot;Tabelle1.C&quot;;[.$A5]+[.H$1]))/SQRT(INDIRECT(CONCATENATE(&quot;Tabelle1.D&quot;;[.$A5]+[.H$1])))*1.96" office:value-type="float" office:value="13.819011251617">
            <text:p>13,8190112516</text:p>
          </table:table-cell>
        </table:table-row>
        <table:table-row table:style-name="ro1">
          <table:table-cell office:value-type="float" office:value="187">
            <text:p>187</text:p>
          </table:table-cell>
          <table:table-cell table:formula="of:=RIGHT(INDIRECT(CONCATENATE(&quot;Tabelle1.A&quot;;[.$A6]));16)" office:value-type="string" office:string-value="v+1-opus.16k.wav">
            <text:p>v+1-opus.16k.wav</text:p>
          </table:table-cell>
          <table:table-cell office:value-type="string">
            <text:p>opus.16k</text:p>
          </table:table-cell>
          <table:table-cell table:formula="of:=INDIRECT(CONCATENATE(&quot;Tabelle1.B&quot;;[.$A6]+[.D$1]))" office:value-type="float" office:value="51.6470588235294">
            <text:p>51,6470588235</text:p>
          </table:table-cell>
          <table:table-cell table:formula="of:=INDIRECT(CONCATENATE(&quot;Tabelle1.B&quot;;[.$A6]+[.E$1]))" office:value-type="float" office:value="43.4117647058824">
            <text:p>43,4117647059</text:p>
          </table:table-cell>
          <table:table-cell table:formula="of:=INDIRECT(CONCATENATE(&quot;Tabelle1.B&quot;;[.$A6]+[.F$1]))" office:value-type="float" office:value="28.4117647058823">
            <text:p>28,4117647059</text:p>
          </table:table-cell>
          <table:table-cell table:formula="of:=INDIRECT(CONCATENATE(&quot;Tabelle1.B&quot;;[.$A6]+[.G$1]))" office:value-type="float" office:value="38.1176470588235">
            <text:p>38,1176470588</text:p>
          </table:table-cell>
          <table:table-cell table:formula="of:=INDIRECT(CONCATENATE(&quot;Tabelle1.B&quot;;[.$A6]+[.H$1]))" office:value-type="float" office:value="34.9411764705882">
            <text:p>34,9411764706</text:p>
          </table:table-cell>
          <table:table-cell/>
          <table:table-cell table:formula="of:=INDIRECT(CONCATENATE(&quot;Tabelle1.C&quot;;[.$A6]+[.D$1]))/SQRT(INDIRECT(CONCATENATE(&quot;Tabelle1.D&quot;;[.$A6]+[.D$1])))*1.96" office:value-type="float" office:value="11.9800519318848">
            <text:p>11,9800519319</text:p>
          </table:table-cell>
          <table:table-cell table:formula="of:=INDIRECT(CONCATENATE(&quot;Tabelle1.C&quot;;[.$A6]+[.E$1]))/SQRT(INDIRECT(CONCATENATE(&quot;Tabelle1.D&quot;;[.$A6]+[.E$1])))*1.96" office:value-type="float" office:value="9.77555428565028">
            <text:p>9,7755542857</text:p>
          </table:table-cell>
          <table:table-cell table:formula="of:=INDIRECT(CONCATENATE(&quot;Tabelle1.C&quot;;[.$A6]+[.F$1]))/SQRT(INDIRECT(CONCATENATE(&quot;Tabelle1.D&quot;;[.$A6]+[.F$1])))*1.96" office:value-type="float" office:value="10.9309981435926">
            <text:p>10,9309981436</text:p>
          </table:table-cell>
          <table:table-cell table:formula="of:=INDIRECT(CONCATENATE(&quot;Tabelle1.C&quot;;[.$A6]+[.G$1]))/SQRT(INDIRECT(CONCATENATE(&quot;Tabelle1.D&quot;;[.$A6]+[.G$1])))*1.96" office:value-type="float" office:value="8.82141280495548">
            <text:p>8,821412805</text:p>
          </table:table-cell>
          <table:table-cell table:formula="of:=INDIRECT(CONCATENATE(&quot;Tabelle1.C&quot;;[.$A6]+[.H$1]))/SQRT(INDIRECT(CONCATENATE(&quot;Tabelle1.D&quot;;[.$A6]+[.H$1])))*1.96" office:value-type="float" office:value="9.74286458802661">
            <text:p>9,742864588</text:p>
          </table:table-cell>
        </table:table-row>
        <table:table-row table:style-name="ro1">
          <table:table-cell office:value-type="float" office:value="222">
            <text:p>222</text:p>
          </table:table-cell>
          <table:table-cell table:formula="of:=RIGHT(INDIRECT(CONCATENATE(&quot;Tabelle1.A&quot;;[.$A7]));16)" office:value-type="string" office:string-value="wav+1-anchor.wav">
            <text:p>wav+1-anchor.wav</text:p>
          </table:table-cell>
          <table:table-cell office:value-type="string">
            <text:p>anchor</text:p>
          </table:table-cell>
          <table:table-cell table:formula="of:=INDIRECT(CONCATENATE(&quot;Tabelle1.B&quot;;[.$A7]+[.D$1]))" office:value-type="float" office:value="57.8235294117647">
            <text:p>57,8235294118</text:p>
          </table:table-cell>
          <table:table-cell table:formula="of:=INDIRECT(CONCATENATE(&quot;Tabelle1.B&quot;;[.$A7]+[.E$1]))" office:value-type="float" office:value="55.1176470588235">
            <text:p>55,1176470588</text:p>
          </table:table-cell>
          <table:table-cell table:formula="of:=INDIRECT(CONCATENATE(&quot;Tabelle1.B&quot;;[.$A7]+[.F$1]))" office:value-type="float" office:value="46.4705882352941">
            <text:p>46,4705882353</text:p>
          </table:table-cell>
          <table:table-cell table:formula="of:=INDIRECT(CONCATENATE(&quot;Tabelle1.B&quot;;[.$A7]+[.G$1]))" office:value-type="float" office:value="43.9411764705882">
            <text:p>43,9411764706</text:p>
          </table:table-cell>
          <table:table-cell table:formula="of:=INDIRECT(CONCATENATE(&quot;Tabelle1.B&quot;;[.$A7]+[.H$1]))" office:value-type="float" office:value="38.4117647058824">
            <text:p>38,4117647059</text:p>
          </table:table-cell>
          <table:table-cell/>
          <table:table-cell table:formula="of:=INDIRECT(CONCATENATE(&quot;Tabelle1.C&quot;;[.$A7]+[.D$1]))/SQRT(INDIRECT(CONCATENATE(&quot;Tabelle1.D&quot;;[.$A7]+[.D$1])))*1.96" office:value-type="float" office:value="10.9053548320924">
            <text:p>10,9053548321</text:p>
          </table:table-cell>
          <table:table-cell table:formula="of:=INDIRECT(CONCATENATE(&quot;Tabelle1.C&quot;;[.$A7]+[.E$1]))/SQRT(INDIRECT(CONCATENATE(&quot;Tabelle1.D&quot;;[.$A7]+[.E$1])))*1.96" office:value-type="float" office:value="8.69400978998607">
            <text:p>8,69400979</text:p>
          </table:table-cell>
          <table:table-cell table:formula="of:=INDIRECT(CONCATENATE(&quot;Tabelle1.C&quot;;[.$A7]+[.F$1]))/SQRT(INDIRECT(CONCATENATE(&quot;Tabelle1.D&quot;;[.$A7]+[.F$1])))*1.96" office:value-type="float" office:value="10.9800623970092">
            <text:p>10,980062397</text:p>
          </table:table-cell>
          <table:table-cell table:formula="of:=INDIRECT(CONCATENATE(&quot;Tabelle1.C&quot;;[.$A7]+[.G$1]))/SQRT(INDIRECT(CONCATENATE(&quot;Tabelle1.D&quot;;[.$A7]+[.G$1])))*1.96" office:value-type="float" office:value="9.4455018129409">
            <text:p>9,4455018129</text:p>
          </table:table-cell>
          <table:table-cell table:formula="of:=INDIRECT(CONCATENATE(&quot;Tabelle1.C&quot;;[.$A7]+[.H$1]))/SQRT(INDIRECT(CONCATENATE(&quot;Tabelle1.D&quot;;[.$A7]+[.H$1])))*1.96" office:value-type="float" office:value="8.0918690019449">
            <text:p>8,0918690019</text:p>
          </table:table-cell>
        </table:table-row>
        <table:table-row table:style-name="ro1">
          <table:table-cell office:value-type="float" office:value="212">
            <text:p>212</text:p>
          </table:table-cell>
          <table:table-cell table:formula="of:=RIGHT(INDIRECT(CONCATENATE(&quot;Tabelle1.A&quot;;[.$A8]));16)" office:value-type="string" office:string-value="1-amrwbp.16k.wav">
            <text:p>1-amrwbp.16k.wav</text:p>
          </table:table-cell>
          <table:table-cell office:value-type="string">
            <text:p>amrwbp.16k</text:p>
          </table:table-cell>
          <table:table-cell table:formula="of:=INDIRECT(CONCATENATE(&quot;Tabelle1.B&quot;;[.$A8]+[.D$1]))" office:value-type="float" office:value="56.4117647058824">
            <text:p>56,4117647059</text:p>
          </table:table-cell>
          <table:table-cell table:formula="of:=INDIRECT(CONCATENATE(&quot;Tabelle1.B&quot;;[.$A8]+[.E$1]))" office:value-type="float" office:value="34">
            <text:p>34</text:p>
          </table:table-cell>
          <table:table-cell table:formula="of:=INDIRECT(CONCATENATE(&quot;Tabelle1.B&quot;;[.$A8]+[.F$1]))" office:value-type="float" office:value="37.5882352941176">
            <text:p>37,5882352941</text:p>
          </table:table-cell>
          <table:table-cell table:formula="of:=INDIRECT(CONCATENATE(&quot;Tabelle1.B&quot;;[.$A8]+[.G$1]))" office:value-type="float" office:value="49.2352941176471">
            <text:p>49,2352941176</text:p>
          </table:table-cell>
          <table:table-cell table:formula="of:=INDIRECT(CONCATENATE(&quot;Tabelle1.B&quot;;[.$A8]+[.H$1]))" office:value-type="float" office:value="71.2352941176471">
            <text:p>71,2352941176</text:p>
          </table:table-cell>
          <table:table-cell/>
          <table:table-cell table:formula="of:=INDIRECT(CONCATENATE(&quot;Tabelle1.C&quot;;[.$A8]+[.D$1]))/SQRT(INDIRECT(CONCATENATE(&quot;Tabelle1.D&quot;;[.$A8]+[.D$1])))*1.96" office:value-type="float" office:value="13.2828005707931">
            <text:p>13,2828005708</text:p>
          </table:table-cell>
          <table:table-cell table:formula="of:=INDIRECT(CONCATENATE(&quot;Tabelle1.C&quot;;[.$A8]+[.E$1]))/SQRT(INDIRECT(CONCATENATE(&quot;Tabelle1.D&quot;;[.$A8]+[.E$1])))*1.96" office:value-type="float" office:value="11.2994117493944">
            <text:p>11,2994117494</text:p>
          </table:table-cell>
          <table:table-cell table:formula="of:=INDIRECT(CONCATENATE(&quot;Tabelle1.C&quot;;[.$A8]+[.F$1]))/SQRT(INDIRECT(CONCATENATE(&quot;Tabelle1.D&quot;;[.$A8]+[.F$1])))*1.96" office:value-type="float" office:value="12.905282655379">
            <text:p>12,9052826554</text:p>
          </table:table-cell>
          <table:table-cell table:formula="of:=INDIRECT(CONCATENATE(&quot;Tabelle1.C&quot;;[.$A8]+[.G$1]))/SQRT(INDIRECT(CONCATENATE(&quot;Tabelle1.D&quot;;[.$A8]+[.G$1])))*1.96" office:value-type="float" office:value="12.1120572487025">
            <text:p>12,1120572487</text:p>
          </table:table-cell>
          <table:table-cell table:formula="of:=INDIRECT(CONCATENATE(&quot;Tabelle1.C&quot;;[.$A8]+[.H$1]))/SQRT(INDIRECT(CONCATENATE(&quot;Tabelle1.D&quot;;[.$A8]+[.H$1])))*1.96" office:value-type="float" office:value="11.300073460275">
            <text:p>11,3000734603</text:p>
          </table:table-cell>
        </table:table-row>
        <table:table-row table:style-name="ro1">
          <table:table-cell office:value-type="float" office:value="192">
            <text:p>192</text:p>
          </table:table-cell>
          <table:table-cell table:formula="of:=RIGHT(INDIRECT(CONCATENATE(&quot;Tabelle1.A&quot;;[.$A9]));16)" office:value-type="string" office:string-value="v+1-opus.32k.wav">
            <text:p>v+1-opus.32k.wav</text:p>
          </table:table-cell>
          <table:table-cell office:value-type="string">
            <text:p>opus.32k</text:p>
          </table:table-cell>
          <table:table-cell table:formula="of:=INDIRECT(CONCATENATE(&quot;Tabelle1.B&quot;;[.$A9]+[.D$1]))" office:value-type="float" office:value="57.6470588235294">
            <text:p>57,6470588235</text:p>
          </table:table-cell>
          <table:table-cell table:formula="of:=INDIRECT(CONCATENATE(&quot;Tabelle1.B&quot;;[.$A9]+[.E$1]))" office:value-type="float" office:value="65.4117647058824">
            <text:p>65,4117647059</text:p>
          </table:table-cell>
          <table:table-cell table:formula="of:=INDIRECT(CONCATENATE(&quot;Tabelle1.B&quot;;[.$A9]+[.F$1]))" office:value-type="float" office:value="48.9411764705882">
            <text:p>48,9411764706</text:p>
          </table:table-cell>
          <table:table-cell table:formula="of:=INDIRECT(CONCATENATE(&quot;Tabelle1.B&quot;;[.$A9]+[.G$1]))" office:value-type="float" office:value="42.1176470588235">
            <text:p>42,1176470588</text:p>
          </table:table-cell>
          <table:table-cell table:formula="of:=INDIRECT(CONCATENATE(&quot;Tabelle1.B&quot;;[.$A9]+[.H$1]))" office:value-type="float" office:value="63">
            <text:p>63</text:p>
          </table:table-cell>
          <table:table-cell/>
          <table:table-cell table:formula="of:=INDIRECT(CONCATENATE(&quot;Tabelle1.C&quot;;[.$A9]+[.D$1]))/SQRT(INDIRECT(CONCATENATE(&quot;Tabelle1.D&quot;;[.$A9]+[.D$1])))*1.96" office:value-type="float" office:value="16.0053401987865">
            <text:p>16,0053401988</text:p>
          </table:table-cell>
          <table:table-cell table:formula="of:=INDIRECT(CONCATENATE(&quot;Tabelle1.C&quot;;[.$A9]+[.E$1]))/SQRT(INDIRECT(CONCATENATE(&quot;Tabelle1.D&quot;;[.$A9]+[.E$1])))*1.96" office:value-type="float" office:value="11.1015124752781">
            <text:p>11,1015124753</text:p>
          </table:table-cell>
          <table:table-cell table:formula="of:=INDIRECT(CONCATENATE(&quot;Tabelle1.C&quot;;[.$A9]+[.F$1]))/SQRT(INDIRECT(CONCATENATE(&quot;Tabelle1.D&quot;;[.$A9]+[.F$1])))*1.96" office:value-type="float" office:value="11.0893074532356">
            <text:p>11,0893074532</text:p>
          </table:table-cell>
          <table:table-cell table:formula="of:=INDIRECT(CONCATENATE(&quot;Tabelle1.C&quot;;[.$A9]+[.G$1]))/SQRT(INDIRECT(CONCATENATE(&quot;Tabelle1.D&quot;;[.$A9]+[.G$1])))*1.96" office:value-type="float" office:value="12.4675675864417">
            <text:p>12,4675675864</text:p>
          </table:table-cell>
          <table:table-cell table:formula="of:=INDIRECT(CONCATENATE(&quot;Tabelle1.C&quot;;[.$A9]+[.H$1]))/SQRT(INDIRECT(CONCATENATE(&quot;Tabelle1.D&quot;;[.$A9]+[.H$1])))*1.96" office:value-type="float" office:value="13.568873549848">
            <text:p>13,5688735498</text:p>
          </table:table-cell>
        </table:table-row>
        <table:table-row table:style-name="ro1">
          <table:table-cell office:value-type="float" office:value="217">
            <text:p>217</text:p>
          </table:table-cell>
          <table:table-cell table:formula="of:=RIGHT(INDIRECT(CONCATENATE(&quot;Tabelle1.A&quot;;[.$A10]));16)" office:value-type="string" office:string-value="1-amrwbp.32k.wav">
            <text:p>1-amrwbp.32k.wav</text:p>
          </table:table-cell>
          <table:table-cell office:value-type="string">
            <text:p>amrwbp.32k</text:p>
          </table:table-cell>
          <table:table-cell table:formula="of:=INDIRECT(CONCATENATE(&quot;Tabelle1.B&quot;;[.$A10]+[.D$1]))" office:value-type="float" office:value="91.6470588235294">
            <text:p>91,6470588235</text:p>
          </table:table-cell>
          <table:table-cell table:formula="of:=INDIRECT(CONCATENATE(&quot;Tabelle1.B&quot;;[.$A10]+[.E$1]))" office:value-type="float" office:value="89.6470588235294">
            <text:p>89,6470588235</text:p>
          </table:table-cell>
          <table:table-cell table:formula="of:=INDIRECT(CONCATENATE(&quot;Tabelle1.B&quot;;[.$A10]+[.F$1]))" office:value-type="float" office:value="56.4117647058824">
            <text:p>56,4117647059</text:p>
          </table:table-cell>
          <table:table-cell table:formula="of:=INDIRECT(CONCATENATE(&quot;Tabelle1.B&quot;;[.$A10]+[.G$1]))" office:value-type="float" office:value="70.5882352941177">
            <text:p>70,5882352941</text:p>
          </table:table-cell>
          <table:table-cell table:formula="of:=INDIRECT(CONCATENATE(&quot;Tabelle1.B&quot;;[.$A10]+[.H$1]))" office:value-type="float" office:value="92.2352941176471">
            <text:p>92,2352941176</text:p>
          </table:table-cell>
          <table:table-cell/>
          <table:table-cell table:formula="of:=INDIRECT(CONCATENATE(&quot;Tabelle1.C&quot;;[.$A10]+[.D$1]))/SQRT(INDIRECT(CONCATENATE(&quot;Tabelle1.D&quot;;[.$A10]+[.D$1])))*1.96" office:value-type="float" office:value="6.08524712119003">
            <text:p>6,0852471212</text:p>
          </table:table-cell>
          <table:table-cell table:formula="of:=INDIRECT(CONCATENATE(&quot;Tabelle1.C&quot;;[.$A10]+[.E$1]))/SQRT(INDIRECT(CONCATENATE(&quot;Tabelle1.D&quot;;[.$A10]+[.E$1])))*1.96" office:value-type="float" office:value="5.6445567373573">
            <text:p>5,6445567374</text:p>
          </table:table-cell>
          <table:table-cell table:formula="of:=INDIRECT(CONCATENATE(&quot;Tabelle1.C&quot;;[.$A10]+[.F$1]))/SQRT(INDIRECT(CONCATENATE(&quot;Tabelle1.D&quot;;[.$A10]+[.F$1])))*1.96" office:value-type="float" office:value="12.7223153808778">
            <text:p>12,7223153809</text:p>
          </table:table-cell>
          <table:table-cell table:formula="of:=INDIRECT(CONCATENATE(&quot;Tabelle1.C&quot;;[.$A10]+[.G$1]))/SQRT(INDIRECT(CONCATENATE(&quot;Tabelle1.D&quot;;[.$A10]+[.G$1])))*1.96" office:value-type="float" office:value="10.2729096830646">
            <text:p>10,2729096831</text:p>
          </table:table-cell>
          <table:table-cell table:formula="of:=INDIRECT(CONCATENATE(&quot;Tabelle1.C&quot;;[.$A10]+[.H$1]))/SQRT(INDIRECT(CONCATENATE(&quot;Tabelle1.D&quot;;[.$A10]+[.H$1])))*1.96" office:value-type="float" office:value="4.52079394074438">
            <text:p>4,5207939407</text:p>
          </table:table-cell>
        </table:table-row>
        <table:table-row table:style-name="ro1">
          <table:table-cell office:value-type="float" office:value="197">
            <text:p>197</text:p>
          </table:table-cell>
          <table:table-cell table:formula="of:=RIGHT(INDIRECT(CONCATENATE(&quot;Tabelle1.A&quot;;[.$A11]));16)" office:value-type="string" office:string-value="v+1-opus.64k.wav">
            <text:p>v+1-opus.64k.wav</text:p>
          </table:table-cell>
          <table:table-cell office:value-type="string">
            <text:p>opus.64k</text:p>
          </table:table-cell>
          <table:table-cell table:formula="of:=INDIRECT(CONCATENATE(&quot;Tabelle1.B&quot;;[.$A11]+[.D$1]))" office:value-type="float" office:value="97.4117647058823">
            <text:p>97,4117647059</text:p>
          </table:table-cell>
          <table:table-cell table:formula="of:=INDIRECT(CONCATENATE(&quot;Tabelle1.B&quot;;[.$A11]+[.E$1]))" office:value-type="float" office:value="93.6470588235294">
            <text:p>93,6470588235</text:p>
          </table:table-cell>
          <table:table-cell table:formula="of:=INDIRECT(CONCATENATE(&quot;Tabelle1.B&quot;;[.$A11]+[.F$1]))" office:value-type="float" office:value="93.8235294117647">
            <text:p>93,8235294118</text:p>
          </table:table-cell>
          <table:table-cell table:formula="of:=INDIRECT(CONCATENATE(&quot;Tabelle1.B&quot;;[.$A11]+[.G$1]))" office:value-type="float" office:value="97.8823529411765">
            <text:p>97,8823529412</text:p>
          </table:table-cell>
          <table:table-cell table:formula="of:=INDIRECT(CONCATENATE(&quot;Tabelle1.B&quot;;[.$A11]+[.H$1]))" office:value-type="float" office:value="95.1176470588235">
            <text:p>95,1176470588</text:p>
          </table:table-cell>
          <table:table-cell/>
          <table:table-cell table:formula="of:=INDIRECT(CONCATENATE(&quot;Tabelle1.C&quot;;[.$A11]+[.D$1]))/SQRT(INDIRECT(CONCATENATE(&quot;Tabelle1.D&quot;;[.$A11]+[.D$1])))*1.96" office:value-type="float" office:value="2.93065990419367">
            <text:p>2,9306599042</text:p>
          </table:table-cell>
          <table:table-cell table:formula="of:=INDIRECT(CONCATENATE(&quot;Tabelle1.C&quot;;[.$A11]+[.E$1]))/SQRT(INDIRECT(CONCATENATE(&quot;Tabelle1.D&quot;;[.$A11]+[.E$1])))*1.96" office:value-type="float" office:value="5.88945894319662">
            <text:p>5,8894589432</text:p>
          </table:table-cell>
          <table:table-cell table:formula="of:=INDIRECT(CONCATENATE(&quot;Tabelle1.C&quot;;[.$A11]+[.F$1]))/SQRT(INDIRECT(CONCATENATE(&quot;Tabelle1.D&quot;;[.$A11]+[.F$1])))*1.96" office:value-type="float" office:value="4.62489674438185">
            <text:p>4,6248967444</text:p>
          </table:table-cell>
          <table:table-cell table:formula="of:=INDIRECT(CONCATENATE(&quot;Tabelle1.C&quot;;[.$A11]+[.G$1]))/SQRT(INDIRECT(CONCATENATE(&quot;Tabelle1.D&quot;;[.$A11]+[.G$1])))*1.96" office:value-type="float" office:value="2.13177233474806">
            <text:p>2,1317723347</text:p>
          </table:table-cell>
          <table:table-cell table:formula="of:=INDIRECT(CONCATENATE(&quot;Tabelle1.C&quot;;[.$A11]+[.H$1]))/SQRT(INDIRECT(CONCATENATE(&quot;Tabelle1.D&quot;;[.$A11]+[.H$1])))*1.96" office:value-type="float" office:value="2.86152474660494">
            <text:p>2,8615247466</text:p>
          </table:table-cell>
        </table:table-row>
        <table:table-row table:style-name="ro1">
          <table:table-cell office:value-type="float" office:value="182">
            <text:p>182</text:p>
          </table:table-cell>
          <table:table-cell table:formula="of:=RIGHT(INDIRECT(CONCATENATE(&quot;Tabelle1.A&quot;;[.$A12]));16)" office:value-type="string" office:string-value="+1-reference.wav">
            <text:p>+1-reference.wav</text:p>
          </table:table-cell>
          <table:table-cell office:value-type="string">
            <text:p>reference</text:p>
          </table:table-cell>
          <table:table-cell table:formula="of:=INDIRECT(CONCATENATE(&quot;Tabelle1.B&quot;;[.$A12]+[.D$1]))" office:value-type="float" office:value="97.2941176470588">
            <text:p>97,2941176471</text:p>
          </table:table-cell>
          <table:table-cell table:formula="of:=INDIRECT(CONCATENATE(&quot;Tabelle1.B&quot;;[.$A12]+[.E$1]))" office:value-type="float" office:value="95.5294117647059">
            <text:p>95,5294117647</text:p>
          </table:table-cell>
          <table:table-cell table:formula="of:=INDIRECT(CONCATENATE(&quot;Tabelle1.B&quot;;[.$A12]+[.F$1]))" office:value-type="float" office:value="98.6470588235294">
            <text:p>98,6470588235</text:p>
          </table:table-cell>
          <table:table-cell table:formula="of:=INDIRECT(CONCATENATE(&quot;Tabelle1.B&quot;;[.$A12]+[.G$1]))" office:value-type="float" office:value="98.3529411764706">
            <text:p>98,3529411765</text:p>
          </table:table-cell>
          <table:table-cell table:formula="of:=INDIRECT(CONCATENATE(&quot;Tabelle1.B&quot;;[.$A12]+[.H$1]))" office:value-type="float" office:value="97">
            <text:p>97</text:p>
          </table:table-cell>
          <table:table-cell/>
          <table:table-cell table:formula="of:=INDIRECT(CONCATENATE(&quot;Tabelle1.C&quot;;[.$A12]+[.D$1]))/SQRT(INDIRECT(CONCATENATE(&quot;Tabelle1.D&quot;;[.$A12]+[.D$1])))*1.96" office:value-type="float" office:value="2.42254863078371">
            <text:p>2,4225486308</text:p>
          </table:table-cell>
          <table:table-cell table:formula="of:=INDIRECT(CONCATENATE(&quot;Tabelle1.C&quot;;[.$A12]+[.E$1]))/SQRT(INDIRECT(CONCATENATE(&quot;Tabelle1.D&quot;;[.$A12]+[.E$1])))*1.96" office:value-type="float" office:value="5.32837848702944">
            <text:p>5,328378487</text:p>
          </table:table-cell>
          <table:table-cell table:formula="of:=INDIRECT(CONCATENATE(&quot;Tabelle1.C&quot;;[.$A12]+[.F$1]))/SQRT(INDIRECT(CONCATENATE(&quot;Tabelle1.D&quot;;[.$A12]+[.F$1])))*1.96" office:value-type="float" office:value="1.37509685094576">
            <text:p>1,3750968509</text:p>
          </table:table-cell>
          <table:table-cell table:formula="of:=INDIRECT(CONCATENATE(&quot;Tabelle1.C&quot;;[.$A12]+[.G$1]))/SQRT(INDIRECT(CONCATENATE(&quot;Tabelle1.D&quot;;[.$A12]+[.G$1])))*1.96" office:value-type="float" office:value="1.56710960878668">
            <text:p>1,5671096088</text:p>
          </table:table-cell>
          <table:table-cell table:formula="of:=INDIRECT(CONCATENATE(&quot;Tabelle1.C&quot;;[.$A12]+[.H$1]))/SQRT(INDIRECT(CONCATENATE(&quot;Tabelle1.D&quot;;[.$A12]+[.H$1])))*1.96" office:value-type="float" office:value="2.22333877178392">
            <text:p>2,2233387718</text:p>
          </table:table-cell>
        </table:table-row>
      </table:table>
      <table:database-ranges>
        <table:database-range table:name="__Anonymous_Sheet_DB__1" table:target-range-address="Tabelle2.A2:Tabelle2.E10"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8">28.08.2011</text:date>, <text:time>22:48:4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8-28T22:48:41.22</dc:date>
    <meta:generator>LibreOffice/3.4$Win32 LibreOffice_project/340m1$Build-203</meta:generator>
    <meta:editing-duration>PT23M56S</meta:editing-duration>
    <meta:editing-cycles>3</meta:editing-cycles>
    <meta:document-statistic meta:table-count="3" meta:cell-count="2990"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error-upper-indicator="true" chart:error-lower-indicator="true" chart:error-category="cell-range" chart:error-upper-range="Tabelle2.E2:Tabelle2.E10" chart:error-lower-range="Tabelle2.E2:Tabelle2.E10"/>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fo:font-weight="bold" style:font-size-asian="9pt" style:font-size-complex="9pt"/>
    </style:style>
    <style:style style:name="ch5" style:family="chart" style:data-style-name="N0">
      <style:chart-properties chart:display-label="true" chart:logarithmic="false" chart:minimum="0" chart:maximum="100" chart:interval-major="20"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fo:font-weight="bold" style:font-size-asian="9pt" style:font-size-complex="9pt"/>
    </style:style>
    <style:style style:name="ch7" style:family="chart">
      <style:graphic-properties svg:stroke-color="#b3b3b3"/>
    </style:style>
    <style:style style:name="ch8" style:family="chart" style:data-style-name="N0">
      <style:chart-properties chart:error-upper-indicator="true" chart:error-lower-indicator="true" chart:error-category="cell-range" chart:error-upper-range="Tabelle2.E2:Tabelle2.E10" chart:error-lower-range="Tabelle2.E2:Tabelle2.E10"/>
      <style:graphic-properties draw:stroke="none" draw:fill-color="#83caff" dr3d:edge-rounding="5%"/>
      <style:text-properties fo:font-size="10pt" style:font-size-asian="10pt" style:font-size-complex="10pt"/>
    </style:style>
    <style:style style:name="ch9" style:family="chart">
      <style:chart-properties chart:error-category="cell-rang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1cm" svg:height="11.001cm" xlink:href=".." xlink:type="simple" chart:class="chart:bar" chart:style-name="ch1">
        <chart:plot-area chart:style-name="ch2" table:cell-range-address="Tabelle2.A1:Tabelle2.B10" chart:data-source-has-labels="both" svg:x="1.358cm" svg:y="1.015cm" svg:width="14.003cm" svg:height="8.758cm">
          <chartooo:coordinate-region svg:x="2.165cm" svg:y="1.227cm" svg:width="13.196cm" svg:height="7.449cm"/>
          <chart:axis chart:dimension="x" chart:name="primary-x" chart:style-name="ch3" chartooo:axis-type="text">
            <chart:title svg:x="7.878cm" svg:y="9.994cm" chart:style-name="ch4">
              <text:p>Items</text:p>
            </chart:title>
            <chart:categories table:cell-range-address="Tabelle2.A2:Tabelle2.A10"/>
          </chart:axis>
          <chart:axis chart:dimension="y" chart:name="primary-y" chart:style-name="ch5">
            <chart:title svg:x="0.451cm" svg:y="8.15cm" chart:style-name="ch6">
              <text:p>MUSHRA  score based on 85 ratings</text:p>
            </chart:title>
            <chart:grid chart:style-name="ch7" chart:class="major"/>
          </chart:axis>
          <chart:series chart:style-name="ch8" chart:values-cell-range-address="Tabelle2.B2:Tabelle2.B10" chart:label-cell-address="Tabelle2.B1:Tabelle2.B1" chart:class="chart:bar">
            <chart:error-indicator chart:style-name="ch9" chart:dimension="y"/>
            <chart:data-point chart:repeated="9"/>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EAN</text:p>
                <draw:g>
                  <svg:desc>Tabelle2.B1:Tabelle2.B1</svg:desc>
                </draw:g>
              </table:table-cell>
              <table:table-cell office:value-type="string">
                <text:p>Spalte E</text:p>
              </table:table-cell>
              <table:table-cell office:value-type="string">
                <text:p>Spalte E</text:p>
              </table:table-cell>
            </table:table-row>
          </table:table-header-rows>
          <table:table-rows>
            <table:table-row>
              <table:table-cell office:value-type="string">
                <text:p>opus.12k</text:p>
                <draw:g>
                  <svg:desc>Tabelle2.A2:Tabelle2.A10</svg:desc>
                </draw:g>
              </table:table-cell>
              <table:table-cell office:value-type="float" office:value="16.9882352941176">
                <text:p>16.9882352941176</text:p>
                <draw:g>
                  <svg:desc>Tabelle2.B2:Tabelle2.B10</svg:desc>
                </draw:g>
              </table:table-cell>
              <table:table-cell office:value-type="float" office:value="3.48792178467483">
                <text:p>3.48792178467483</text:p>
                <draw:g>
                  <svg:desc>Tabelle2.E2:Tabelle2.E10</svg:desc>
                </draw:g>
              </table:table-cell>
              <table:table-cell office:value-type="float" office:value="3.48792178467483">
                <text:p>3.48792178467483</text:p>
                <draw:g>
                  <svg:desc>Tabelle2.E2:Tabelle2.E10</svg:desc>
                </draw:g>
              </table:table-cell>
            </table:table-row>
            <table:table-row>
              <table:table-cell office:value-type="string">
                <text:p>amrwbp.12k</text:p>
              </table:table-cell>
              <table:table-cell office:value-type="float" office:value="35.4">
                <text:p>35.4</text:p>
              </table:table-cell>
              <table:table-cell office:value-type="float" office:value="5.79141639352044">
                <text:p>5.79141639352044</text:p>
              </table:table-cell>
              <table:table-cell office:value-type="float" office:value="5.79141639352044">
                <text:p>5.79141639352044</text:p>
              </table:table-cell>
            </table:table-row>
            <table:table-row>
              <table:table-cell office:value-type="string">
                <text:p>opus.16k</text:p>
              </table:table-cell>
              <table:table-cell office:value-type="float" office:value="39.3058823529412">
                <text:p>39.3058823529412</text:p>
              </table:table-cell>
              <table:table-cell office:value-type="float" office:value="4.80212308295052">
                <text:p>4.80212308295052</text:p>
              </table:table-cell>
              <table:table-cell office:value-type="float" office:value="4.80212308295052">
                <text:p>4.80212308295052</text:p>
              </table:table-cell>
            </table:table-row>
            <table:table-row>
              <table:table-cell office:value-type="string">
                <text:p>anchor</text:p>
              </table:table-cell>
              <table:table-cell office:value-type="float" office:value="48.3529411764706">
                <text:p>48.3529411764706</text:p>
              </table:table-cell>
              <table:table-cell office:value-type="float" office:value="4.49992526914751">
                <text:p>4.49992526914751</text:p>
              </table:table-cell>
              <table:table-cell office:value-type="float" office:value="4.49992526914751">
                <text:p>4.49992526914751</text:p>
              </table:table-cell>
            </table:table-row>
            <table:table-row>
              <table:table-cell office:value-type="string">
                <text:p>amrwbp.16k</text:p>
              </table:table-cell>
              <table:table-cell office:value-type="float" office:value="49.6941176470588">
                <text:p>49.6941176470588</text:p>
              </table:table-cell>
              <table:table-cell office:value-type="float" office:value="6.05269489695053">
                <text:p>6.05269489695053</text:p>
              </table:table-cell>
              <table:table-cell office:value-type="float" office:value="6.05269489695053">
                <text:p>6.05269489695053</text:p>
              </table:table-cell>
            </table:table-row>
            <table:table-row>
              <table:table-cell office:value-type="string">
                <text:p>opus.32k</text:p>
              </table:table-cell>
              <table:table-cell office:value-type="float" office:value="55.4235294117647">
                <text:p>55.4235294117647</text:p>
              </table:table-cell>
              <table:table-cell office:value-type="float" office:value="5.96326193915858">
                <text:p>5.96326193915858</text:p>
              </table:table-cell>
              <table:table-cell office:value-type="float" office:value="5.96326193915858">
                <text:p>5.96326193915858</text:p>
              </table:table-cell>
            </table:table-row>
            <table:table-row>
              <table:table-cell office:value-type="string">
                <text:p>amrwbp.32k</text:p>
              </table:table-cell>
              <table:table-cell office:value-type="float" office:value="80.1058823529412">
                <text:p>80.1058823529412</text:p>
              </table:table-cell>
              <table:table-cell office:value-type="float" office:value="4.79056886239775">
                <text:p>4.79056886239775</text:p>
              </table:table-cell>
              <table:table-cell office:value-type="float" office:value="4.79056886239775">
                <text:p>4.79056886239775</text:p>
              </table:table-cell>
            </table:table-row>
            <table:table-row>
              <table:table-cell office:value-type="string">
                <text:p>opus.64k</text:p>
              </table:table-cell>
              <table:table-cell office:value-type="float" office:value="95.5764705882353">
                <text:p>95.5764705882353</text:p>
              </table:table-cell>
              <table:table-cell office:value-type="float" office:value="1.75840224215434">
                <text:p>1.75840224215434</text:p>
              </table:table-cell>
              <table:table-cell office:value-type="float" office:value="1.75840224215434">
                <text:p>1.75840224215434</text:p>
              </table:table-cell>
            </table:table-row>
            <table:table-row>
              <table:table-cell office:value-type="string">
                <text:p>reference</text:p>
              </table:table-cell>
              <table:table-cell office:value-type="float" office:value="97.3647058823529">
                <text:p>97.3647058823529</text:p>
              </table:table-cell>
              <table:table-cell office:value-type="float" office:value="1.3096199612508">
                <text:p>1.3096199612508</text:p>
              </table:table-cell>
              <table:table-cell office:value-type="float" office:value="1.3096199612508">
                <text:p>1.309619961250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20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error-upper-indicator="true" chart:error-lower-indicator="true" chart:error-category="cell-range" chart:error-upper-range="Tabelle3.J4:Tabelle3.N12" chart:error-lower-range="Tabelle3.J4:Tabelle3.N12"/>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fo:font-weight="bold" style:font-size-asian="9pt" style:font-size-complex="9pt"/>
    </style:style>
    <style:style style:name="ch6" style:family="chart" style:data-style-name="N0">
      <style:chart-properties chart:display-label="true" chart:logarithmic="false" chart:minimum="0" chart:maximum="100" chart:interval-major="20"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fo:font-weight="bold" style:font-size-asian="9pt" style:font-size-complex="9pt"/>
    </style:style>
    <style:style style:name="ch8" style:family="chart">
      <style:graphic-properties svg:stroke-color="#b3b3b3"/>
    </style:style>
    <style:style style:name="ch9" style:family="chart" style:data-style-name="N0">
      <style:chart-properties chart:error-upper-indicator="true" chart:error-lower-indicator="true" chart:error-category="cell-range" chart:error-upper-range="Tabelle3.J4:Tabelle3.N12" chart:error-lower-range="Tabelle3.J4:Tabelle3.N12"/>
      <style:graphic-properties draw:stroke="none" draw:fill-color="#004586" dr3d:edge-rounding="5%"/>
      <style:text-properties fo:font-size="10pt" style:font-size-asian="10pt" style:font-size-complex="10pt"/>
    </style:style>
    <style:style style:name="ch10" style:family="chart">
      <style:chart-properties chart:error-category="cell-range"/>
    </style:style>
    <style:style style:name="ch11" style:family="chart" style:data-style-name="N0">
      <style:chart-properties chart:error-upper-indicator="true" chart:error-lower-indicator="true" chart:error-category="cell-range" chart:error-upper-range="Tabelle3.J4:Tabelle3.N12" chart:error-lower-range="Tabelle3.J4:Tabelle3.N12"/>
      <style:graphic-properties draw:stroke="none" draw:fill-color="#ff420e" dr3d:edge-rounding="5%"/>
      <style:text-properties fo:font-size="10pt" style:font-size-asian="10pt" style:font-size-complex="10pt"/>
    </style:style>
    <style:style style:name="ch12" style:family="chart" style:data-style-name="N0">
      <style:chart-properties chart:error-upper-indicator="true" chart:error-lower-indicator="true" chart:error-category="cell-range" chart:error-upper-range="Tabelle3.J4:Tabelle3.N12" chart:error-lower-range="Tabelle3.J4:Tabelle3.N12"/>
      <style:graphic-properties draw:stroke="none" draw:fill-color="#83caff" dr3d:edge-rounding="5%"/>
      <style:text-properties fo:font-size="10pt" style:font-size-asian="10pt" style:font-size-complex="10pt"/>
    </style:style>
    <style:style style:name="ch13" style:family="chart" style:data-style-name="N0">
      <style:chart-properties chart:error-upper-indicator="true" chart:error-lower-indicator="true" chart:error-category="cell-range" chart:error-upper-range="Tabelle3.J4:Tabelle3.N12" chart:error-lower-range="Tabelle3.J4:Tabelle3.N12"/>
      <style:graphic-properties draw:stroke="none" draw:fill-color="#ffd320"/>
      <style:text-properties fo:font-size="10pt" style:font-size-asian="10pt" style:font-size-complex="10pt"/>
    </style:style>
    <style:style style:name="ch14" style:family="chart" style:data-style-name="N0">
      <style:chart-properties chart:error-upper-indicator="true" chart:error-lower-indicator="true" chart:error-category="cell-range" chart:error-upper-range="Tabelle3.J4:Tabelle3.N12" chart:error-lower-range="Tabelle3.J4:Tabelle3.N12"/>
      <style:graphic-properties draw:stroke="none"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001cm" svg:height="11.001cm" xlink:href=".." xlink:type="simple" chart:class="chart:bar" chart:style-name="ch1">
        <chart:legend chart:legend-position="bottom" svg:x="3.055cm" svg:y="9.668cm" style:legend-expansion="wide" chart:style-name="ch2"/>
        <chart:plot-area chart:style-name="ch3" table:cell-range-address="Tabelle3.C3:Tabelle3.H12" chart:data-source-has-labels="both" svg:x="1.358cm" svg:y="1.015cm" svg:width="14.003cm" svg:height="7.425cm">
          <chartooo:coordinate-region svg:x="2.165cm" svg:y="1.227cm" svg:width="13.196cm" svg:height="6.116cm"/>
          <chart:axis chart:dimension="x" chart:name="primary-x" chart:style-name="ch4" chartooo:axis-type="auto">
            <chartooo:date-scale/>
            <chart:title svg:x="7.878cm" svg:y="8.661cm" chart:style-name="ch5">
              <text:p>Items</text:p>
            </chart:title>
            <chart:categories table:cell-range-address="Tabelle3.C4:Tabelle3.C12"/>
          </chart:axis>
          <chart:axis chart:dimension="y" chart:name="primary-y" chart:style-name="ch6">
            <chart:title svg:x="0.451cm" svg:y="7.443cm" chart:style-name="ch7">
              <text:p>MUSHRA score based on 17 ratings</text:p>
            </chart:title>
            <chart:grid chart:style-name="ch8" chart:class="major"/>
          </chart:axis>
          <chart:series chart:style-name="ch9" chart:values-cell-range-address="Tabelle3.D4:Tabelle3.D12" chart:label-cell-address="Tabelle3.D3:Tabelle3.D3" chart:class="chart:bar">
            <chart:error-indicator chart:style-name="ch10" chart:dimension="y"/>
            <chart:data-point chart:repeated="9"/>
          </chart:series>
          <chart:series chart:style-name="ch11" chart:values-cell-range-address="Tabelle3.E4:Tabelle3.E12" chart:label-cell-address="Tabelle3.E3:Tabelle3.E3" chart:class="chart:bar">
            <chart:error-indicator chart:style-name="ch10" chart:dimension="y"/>
            <chart:data-point chart:repeated="9"/>
          </chart:series>
          <chart:series chart:style-name="ch12" chart:values-cell-range-address="Tabelle3.F4:Tabelle3.F12" chart:label-cell-address="Tabelle3.F3:Tabelle3.F3" chart:class="chart:bar">
            <chart:error-indicator chart:style-name="ch10" chart:dimension="y"/>
            <chart:data-point chart:repeated="9"/>
          </chart:series>
          <chart:series chart:style-name="ch13" chart:values-cell-range-address="Tabelle3.G4:Tabelle3.G12" chart:label-cell-address="Tabelle3.G3:Tabelle3.G3" chart:class="chart:bar">
            <chart:error-indicator chart:style-name="ch10" chart:dimension="y"/>
            <chart:data-point chart:repeated="9"/>
          </chart:series>
          <chart:series chart:style-name="ch14" chart:values-cell-range-address="Tabelle3.H4:Tabelle3.H12" chart:label-cell-address="Tabelle3.H3:Tabelle3.H3" chart:class="chart:bar">
            <chart:error-indicator chart:style-name="ch10" chart:dimension="y"/>
            <chart:data-point chart:repeated="9"/>
          </chart:series>
          <chart:wall chart:style-name="ch15"/>
          <chart:floor chart:style-name="ch16"/>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one voice stereo</text:p>
                <draw:g>
                  <svg:desc>Tabelle3.D3:Tabelle3.D3</svg:desc>
                </draw:g>
              </table:table-cell>
              <table:table-cell office:value-type="string">
                <text:p>Spalte J Spalte K Spalte L Spalte M Spalte N</text:p>
              </table:table-cell>
              <table:table-cell office:value-type="string">
                <text:p>Spalte J Spalte K Spalte L Spalte M Spalte N</text:p>
              </table:table-cell>
              <table:table-cell office:value-type="string">
                <text:p>two voices stereo</text:p>
                <draw:g>
                  <svg:desc>Tabelle3.E3:Tabelle3.E3</svg:desc>
                </draw:g>
              </table:table-cell>
              <table:table-cell office:value-type="string">
                <text:p>Spalte J Spalte K Spalte L Spalte M Spalte N</text:p>
              </table:table-cell>
              <table:table-cell office:value-type="string">
                <text:p>Spalte J Spalte K Spalte L Spalte M Spalte N</text:p>
              </table:table-cell>
              <table:table-cell office:value-type="string">
                <text:p>one voice binaural</text:p>
                <draw:g>
                  <svg:desc>Tabelle3.F3:Tabelle3.F3</svg:desc>
                </draw:g>
              </table:table-cell>
              <table:table-cell office:value-type="string">
                <text:p>Spalte J Spalte K Spalte L Spalte M Spalte N</text:p>
              </table:table-cell>
              <table:table-cell office:value-type="string">
                <text:p>Spalte J Spalte K Spalte L Spalte M Spalte N</text:p>
              </table:table-cell>
              <table:table-cell office:value-type="string">
                <text:p>two voices binaural</text:p>
                <draw:g>
                  <svg:desc>Tabelle3.G3:Tabelle3.G3</svg:desc>
                </draw:g>
              </table:table-cell>
              <table:table-cell office:value-type="string">
                <text:p>Spalte J Spalte K Spalte L Spalte M Spalte N</text:p>
              </table:table-cell>
              <table:table-cell office:value-type="string">
                <text:p>Spalte J Spalte K Spalte L Spalte M Spalte N</text:p>
              </table:table-cell>
              <table:table-cell office:value-type="string">
                <text:p>acappella</text:p>
                <draw:g>
                  <svg:desc>Tabelle3.H3:Tabelle3.H3</svg:desc>
                </draw:g>
              </table:table-cell>
              <table:table-cell office:value-type="string">
                <text:p>Spalte J Spalte K Spalte L Spalte M Spalte N</text:p>
              </table:table-cell>
              <table:table-cell office:value-type="string">
                <text:p>Spalte J Spalte K Spalte L Spalte M Spalte N</text:p>
              </table:table-cell>
            </table:table-row>
          </table:table-header-rows>
          <table:table-rows>
            <table:table-row>
              <table:table-cell office:value-type="string">
                <text:p>opus.12k</text:p>
                <draw:g>
                  <svg:desc>Tabelle3.C4:Tabelle3.C12</svg:desc>
                </draw:g>
              </table:table-cell>
              <table:table-cell office:value-type="float" office:value="21.6470588235294">
                <text:p>21.6470588235294</text:p>
                <draw:g>
                  <svg:desc>Tabelle3.D4:Tabelle3.D12</svg:desc>
                </draw:g>
              </table:table-cell>
              <table:table-cell office:value-type="float" office:value="8.45694338100244">
                <text:p>8.45694338100244</text:p>
                <draw:g>
                  <svg:desc>Tabelle3.J4:Tabelle3.N12</svg:desc>
                </draw:g>
              </table:table-cell>
              <table:table-cell office:value-type="float" office:value="8.45694338100244">
                <text:p>8.45694338100244</text:p>
                <draw:g>
                  <svg:desc>Tabelle3.J4:Tabelle3.N12</svg:desc>
                </draw:g>
              </table:table-cell>
              <table:table-cell office:value-type="float" office:value="28.2352941176471">
                <text:p>28.2352941176471</text:p>
                <draw:g>
                  <svg:desc>Tabelle3.E4:Tabelle3.E12</svg:desc>
                </draw:g>
              </table:table-cell>
              <table:table-cell office:value-type="float" office:value="8.45694338100244">
                <text:p>8.45694338100244</text:p>
                <draw:g>
                  <svg:desc>Tabelle3.J4:Tabelle3.N12</svg:desc>
                </draw:g>
              </table:table-cell>
              <table:table-cell office:value-type="float" office:value="8.45694338100244">
                <text:p>8.45694338100244</text:p>
                <draw:g>
                  <svg:desc>Tabelle3.J4:Tabelle3.N12</svg:desc>
                </draw:g>
              </table:table-cell>
              <table:table-cell office:value-type="float" office:value="11.0588235294118">
                <text:p>11.0588235294118</text:p>
                <draw:g>
                  <svg:desc>Tabelle3.F4:Tabelle3.F12</svg:desc>
                </draw:g>
              </table:table-cell>
              <table:table-cell office:value-type="float" office:value="8.45694338100244">
                <text:p>8.45694338100244</text:p>
                <draw:g>
                  <svg:desc>Tabelle3.J4:Tabelle3.N12</svg:desc>
                </draw:g>
              </table:table-cell>
              <table:table-cell office:value-type="float" office:value="8.45694338100244">
                <text:p>8.45694338100244</text:p>
                <draw:g>
                  <svg:desc>Tabelle3.J4:Tabelle3.N12</svg:desc>
                </draw:g>
              </table:table-cell>
              <table:table-cell office:value-type="float" office:value="15.3529411764706">
                <text:p>15.3529411764706</text:p>
                <draw:g>
                  <svg:desc>Tabelle3.G4:Tabelle3.G12</svg:desc>
                </draw:g>
              </table:table-cell>
              <table:table-cell office:value-type="float" office:value="8.45694338100244">
                <text:p>8.45694338100244</text:p>
                <draw:g>
                  <svg:desc>Tabelle3.J4:Tabelle3.N12</svg:desc>
                </draw:g>
              </table:table-cell>
              <table:table-cell office:value-type="float" office:value="8.45694338100244">
                <text:p>8.45694338100244</text:p>
                <draw:g>
                  <svg:desc>Tabelle3.J4:Tabelle3.N12</svg:desc>
                </draw:g>
              </table:table-cell>
              <table:table-cell office:value-type="float" office:value="8.64705882352941">
                <text:p>8.64705882352941</text:p>
                <draw:g>
                  <svg:desc>Tabelle3.H4:Tabelle3.H12</svg:desc>
                </draw:g>
              </table:table-cell>
              <table:table-cell office:value-type="float" office:value="8.45694338100244">
                <text:p>8.45694338100244</text:p>
                <draw:g>
                  <svg:desc>Tabelle3.J4:Tabelle3.N12</svg:desc>
                </draw:g>
              </table:table-cell>
              <table:table-cell office:value-type="float" office:value="8.45694338100244">
                <text:p>8.45694338100244</text:p>
                <draw:g>
                  <svg:desc>Tabelle3.J4:Tabelle3.N12</svg:desc>
                </draw:g>
              </table:table-cell>
            </table:table-row>
            <table:table-row>
              <table:table-cell office:value-type="string">
                <text:p>amrwbp.12k</text:p>
              </table:table-cell>
              <table:table-cell office:value-type="float" office:value="44.1176470588235">
                <text:p>44.1176470588235</text:p>
              </table:table-cell>
              <table:table-cell office:value-type="float" office:value="14.4703878274023">
                <text:p>14.4703878274023</text:p>
              </table:table-cell>
              <table:table-cell office:value-type="float" office:value="14.4703878274023">
                <text:p>14.4703878274023</text:p>
              </table:table-cell>
              <table:table-cell office:value-type="float" office:value="29.6470588235294">
                <text:p>29.6470588235294</text:p>
              </table:table-cell>
              <table:table-cell office:value-type="float" office:value="14.4703878274023">
                <text:p>14.4703878274023</text:p>
              </table:table-cell>
              <table:table-cell office:value-type="float" office:value="14.4703878274023">
                <text:p>14.4703878274023</text:p>
              </table:table-cell>
              <table:table-cell office:value-type="float" office:value="26.9411764705882">
                <text:p>26.9411764705882</text:p>
              </table:table-cell>
              <table:table-cell office:value-type="float" office:value="14.4703878274023">
                <text:p>14.4703878274023</text:p>
              </table:table-cell>
              <table:table-cell office:value-type="float" office:value="14.4703878274023">
                <text:p>14.4703878274023</text:p>
              </table:table-cell>
              <table:table-cell office:value-type="float" office:value="22.5294117647059">
                <text:p>22.5294117647059</text:p>
              </table:table-cell>
              <table:table-cell office:value-type="float" office:value="14.4703878274023">
                <text:p>14.4703878274023</text:p>
              </table:table-cell>
              <table:table-cell office:value-type="float" office:value="14.4703878274023">
                <text:p>14.4703878274023</text:p>
              </table:table-cell>
              <table:table-cell office:value-type="float" office:value="53.7647058823529">
                <text:p>53.7647058823529</text:p>
              </table:table-cell>
              <table:table-cell office:value-type="float" office:value="14.4703878274023">
                <text:p>14.4703878274023</text:p>
              </table:table-cell>
              <table:table-cell office:value-type="float" office:value="14.4703878274023">
                <text:p>14.4703878274023</text:p>
              </table:table-cell>
            </table:table-row>
            <table:table-row>
              <table:table-cell office:value-type="string">
                <text:p>opus.16k</text:p>
              </table:table-cell>
              <table:table-cell office:value-type="float" office:value="51.6470588235294">
                <text:p>51.6470588235294</text:p>
              </table:table-cell>
              <table:table-cell office:value-type="float" office:value="11.9800519318848">
                <text:p>11.9800519318848</text:p>
              </table:table-cell>
              <table:table-cell office:value-type="float" office:value="11.9800519318848">
                <text:p>11.9800519318848</text:p>
              </table:table-cell>
              <table:table-cell office:value-type="float" office:value="43.4117647058824">
                <text:p>43.4117647058824</text:p>
              </table:table-cell>
              <table:table-cell office:value-type="float" office:value="11.9800519318848">
                <text:p>11.9800519318848</text:p>
              </table:table-cell>
              <table:table-cell office:value-type="float" office:value="11.9800519318848">
                <text:p>11.9800519318848</text:p>
              </table:table-cell>
              <table:table-cell office:value-type="float" office:value="28.4117647058823">
                <text:p>28.4117647058823</text:p>
              </table:table-cell>
              <table:table-cell office:value-type="float" office:value="11.9800519318848">
                <text:p>11.9800519318848</text:p>
              </table:table-cell>
              <table:table-cell office:value-type="float" office:value="11.9800519318848">
                <text:p>11.9800519318848</text:p>
              </table:table-cell>
              <table:table-cell office:value-type="float" office:value="38.1176470588235">
                <text:p>38.1176470588235</text:p>
              </table:table-cell>
              <table:table-cell office:value-type="float" office:value="11.9800519318848">
                <text:p>11.9800519318848</text:p>
              </table:table-cell>
              <table:table-cell office:value-type="float" office:value="11.9800519318848">
                <text:p>11.9800519318848</text:p>
              </table:table-cell>
              <table:table-cell office:value-type="float" office:value="34.9411764705882">
                <text:p>34.9411764705882</text:p>
              </table:table-cell>
              <table:table-cell office:value-type="float" office:value="11.9800519318848">
                <text:p>11.9800519318848</text:p>
              </table:table-cell>
              <table:table-cell office:value-type="float" office:value="11.9800519318848">
                <text:p>11.9800519318848</text:p>
              </table:table-cell>
            </table:table-row>
            <table:table-row>
              <table:table-cell office:value-type="string">
                <text:p>anchor</text:p>
              </table:table-cell>
              <table:table-cell office:value-type="float" office:value="57.8235294117647">
                <text:p>57.8235294117647</text:p>
              </table:table-cell>
              <table:table-cell office:value-type="float" office:value="10.9053548320924">
                <text:p>10.9053548320924</text:p>
              </table:table-cell>
              <table:table-cell office:value-type="float" office:value="10.9053548320924">
                <text:p>10.9053548320924</text:p>
              </table:table-cell>
              <table:table-cell office:value-type="float" office:value="55.1176470588235">
                <text:p>55.1176470588235</text:p>
              </table:table-cell>
              <table:table-cell office:value-type="float" office:value="10.9053548320924">
                <text:p>10.9053548320924</text:p>
              </table:table-cell>
              <table:table-cell office:value-type="float" office:value="10.9053548320924">
                <text:p>10.9053548320924</text:p>
              </table:table-cell>
              <table:table-cell office:value-type="float" office:value="46.4705882352941">
                <text:p>46.4705882352941</text:p>
              </table:table-cell>
              <table:table-cell office:value-type="float" office:value="10.9053548320924">
                <text:p>10.9053548320924</text:p>
              </table:table-cell>
              <table:table-cell office:value-type="float" office:value="10.9053548320924">
                <text:p>10.9053548320924</text:p>
              </table:table-cell>
              <table:table-cell office:value-type="float" office:value="43.9411764705882">
                <text:p>43.9411764705882</text:p>
              </table:table-cell>
              <table:table-cell office:value-type="float" office:value="10.9053548320924">
                <text:p>10.9053548320924</text:p>
              </table:table-cell>
              <table:table-cell office:value-type="float" office:value="10.9053548320924">
                <text:p>10.9053548320924</text:p>
              </table:table-cell>
              <table:table-cell office:value-type="float" office:value="38.4117647058824">
                <text:p>38.4117647058824</text:p>
              </table:table-cell>
              <table:table-cell office:value-type="float" office:value="10.9053548320924">
                <text:p>10.9053548320924</text:p>
              </table:table-cell>
              <table:table-cell office:value-type="float" office:value="10.9053548320924">
                <text:p>10.9053548320924</text:p>
              </table:table-cell>
            </table:table-row>
            <table:table-row>
              <table:table-cell office:value-type="string">
                <text:p>amrwbp.16k</text:p>
              </table:table-cell>
              <table:table-cell office:value-type="float" office:value="56.4117647058824">
                <text:p>56.4117647058824</text:p>
              </table:table-cell>
              <table:table-cell office:value-type="float" office:value="13.2828005707931">
                <text:p>13.2828005707931</text:p>
              </table:table-cell>
              <table:table-cell office:value-type="float" office:value="13.2828005707931">
                <text:p>13.2828005707931</text:p>
              </table:table-cell>
              <table:table-cell office:value-type="float" office:value="34">
                <text:p>34</text:p>
              </table:table-cell>
              <table:table-cell office:value-type="float" office:value="13.2828005707931">
                <text:p>13.2828005707931</text:p>
              </table:table-cell>
              <table:table-cell office:value-type="float" office:value="13.2828005707931">
                <text:p>13.2828005707931</text:p>
              </table:table-cell>
              <table:table-cell office:value-type="float" office:value="37.5882352941176">
                <text:p>37.5882352941176</text:p>
              </table:table-cell>
              <table:table-cell office:value-type="float" office:value="13.2828005707931">
                <text:p>13.2828005707931</text:p>
              </table:table-cell>
              <table:table-cell office:value-type="float" office:value="13.2828005707931">
                <text:p>13.2828005707931</text:p>
              </table:table-cell>
              <table:table-cell office:value-type="float" office:value="49.2352941176471">
                <text:p>49.2352941176471</text:p>
              </table:table-cell>
              <table:table-cell office:value-type="float" office:value="13.2828005707931">
                <text:p>13.2828005707931</text:p>
              </table:table-cell>
              <table:table-cell office:value-type="float" office:value="13.2828005707931">
                <text:p>13.2828005707931</text:p>
              </table:table-cell>
              <table:table-cell office:value-type="float" office:value="71.2352941176471">
                <text:p>71.2352941176471</text:p>
              </table:table-cell>
              <table:table-cell office:value-type="float" office:value="13.2828005707931">
                <text:p>13.2828005707931</text:p>
              </table:table-cell>
              <table:table-cell office:value-type="float" office:value="13.2828005707931">
                <text:p>13.2828005707931</text:p>
              </table:table-cell>
            </table:table-row>
            <table:table-row>
              <table:table-cell office:value-type="string">
                <text:p>opus.32k</text:p>
              </table:table-cell>
              <table:table-cell office:value-type="float" office:value="57.6470588235294">
                <text:p>57.6470588235294</text:p>
              </table:table-cell>
              <table:table-cell office:value-type="float" office:value="16.0053401987865">
                <text:p>16.0053401987865</text:p>
              </table:table-cell>
              <table:table-cell office:value-type="float" office:value="16.0053401987865">
                <text:p>16.0053401987865</text:p>
              </table:table-cell>
              <table:table-cell office:value-type="float" office:value="65.4117647058824">
                <text:p>65.4117647058824</text:p>
              </table:table-cell>
              <table:table-cell office:value-type="float" office:value="16.0053401987865">
                <text:p>16.0053401987865</text:p>
              </table:table-cell>
              <table:table-cell office:value-type="float" office:value="16.0053401987865">
                <text:p>16.0053401987865</text:p>
              </table:table-cell>
              <table:table-cell office:value-type="float" office:value="48.9411764705882">
                <text:p>48.9411764705882</text:p>
              </table:table-cell>
              <table:table-cell office:value-type="float" office:value="16.0053401987865">
                <text:p>16.0053401987865</text:p>
              </table:table-cell>
              <table:table-cell office:value-type="float" office:value="16.0053401987865">
                <text:p>16.0053401987865</text:p>
              </table:table-cell>
              <table:table-cell office:value-type="float" office:value="42.1176470588235">
                <text:p>42.1176470588235</text:p>
              </table:table-cell>
              <table:table-cell office:value-type="float" office:value="16.0053401987865">
                <text:p>16.0053401987865</text:p>
              </table:table-cell>
              <table:table-cell office:value-type="float" office:value="16.0053401987865">
                <text:p>16.0053401987865</text:p>
              </table:table-cell>
              <table:table-cell office:value-type="float" office:value="63">
                <text:p>63</text:p>
              </table:table-cell>
              <table:table-cell office:value-type="float" office:value="16.0053401987865">
                <text:p>16.0053401987865</text:p>
              </table:table-cell>
              <table:table-cell office:value-type="float" office:value="16.0053401987865">
                <text:p>16.0053401987865</text:p>
              </table:table-cell>
            </table:table-row>
            <table:table-row>
              <table:table-cell office:value-type="string">
                <text:p>amrwbp.32k</text:p>
              </table:table-cell>
              <table:table-cell office:value-type="float" office:value="91.6470588235294">
                <text:p>91.6470588235294</text:p>
              </table:table-cell>
              <table:table-cell office:value-type="float" office:value="6.08524712119003">
                <text:p>6.08524712119003</text:p>
              </table:table-cell>
              <table:table-cell office:value-type="float" office:value="6.08524712119003">
                <text:p>6.08524712119003</text:p>
              </table:table-cell>
              <table:table-cell office:value-type="float" office:value="89.6470588235294">
                <text:p>89.6470588235294</text:p>
              </table:table-cell>
              <table:table-cell office:value-type="float" office:value="6.08524712119003">
                <text:p>6.08524712119003</text:p>
              </table:table-cell>
              <table:table-cell office:value-type="float" office:value="6.08524712119003">
                <text:p>6.08524712119003</text:p>
              </table:table-cell>
              <table:table-cell office:value-type="float" office:value="56.4117647058824">
                <text:p>56.4117647058824</text:p>
              </table:table-cell>
              <table:table-cell office:value-type="float" office:value="6.08524712119003">
                <text:p>6.08524712119003</text:p>
              </table:table-cell>
              <table:table-cell office:value-type="float" office:value="6.08524712119003">
                <text:p>6.08524712119003</text:p>
              </table:table-cell>
              <table:table-cell office:value-type="float" office:value="70.5882352941177">
                <text:p>70.5882352941177</text:p>
              </table:table-cell>
              <table:table-cell office:value-type="float" office:value="6.08524712119003">
                <text:p>6.08524712119003</text:p>
              </table:table-cell>
              <table:table-cell office:value-type="float" office:value="6.08524712119003">
                <text:p>6.08524712119003</text:p>
              </table:table-cell>
              <table:table-cell office:value-type="float" office:value="92.2352941176471">
                <text:p>92.2352941176471</text:p>
              </table:table-cell>
              <table:table-cell office:value-type="float" office:value="6.08524712119003">
                <text:p>6.08524712119003</text:p>
              </table:table-cell>
              <table:table-cell office:value-type="float" office:value="6.08524712119003">
                <text:p>6.08524712119003</text:p>
              </table:table-cell>
            </table:table-row>
            <table:table-row>
              <table:table-cell office:value-type="string">
                <text:p>opus.64k</text:p>
              </table:table-cell>
              <table:table-cell office:value-type="float" office:value="97.4117647058823">
                <text:p>97.4117647058823</text:p>
              </table:table-cell>
              <table:table-cell office:value-type="float" office:value="2.93065990419367">
                <text:p>2.93065990419367</text:p>
              </table:table-cell>
              <table:table-cell office:value-type="float" office:value="2.93065990419367">
                <text:p>2.93065990419367</text:p>
              </table:table-cell>
              <table:table-cell office:value-type="float" office:value="93.6470588235294">
                <text:p>93.6470588235294</text:p>
              </table:table-cell>
              <table:table-cell office:value-type="float" office:value="2.93065990419367">
                <text:p>2.93065990419367</text:p>
              </table:table-cell>
              <table:table-cell office:value-type="float" office:value="2.93065990419367">
                <text:p>2.93065990419367</text:p>
              </table:table-cell>
              <table:table-cell office:value-type="float" office:value="93.8235294117647">
                <text:p>93.8235294117647</text:p>
              </table:table-cell>
              <table:table-cell office:value-type="float" office:value="2.93065990419367">
                <text:p>2.93065990419367</text:p>
              </table:table-cell>
              <table:table-cell office:value-type="float" office:value="2.93065990419367">
                <text:p>2.93065990419367</text:p>
              </table:table-cell>
              <table:table-cell office:value-type="float" office:value="97.8823529411765">
                <text:p>97.8823529411765</text:p>
              </table:table-cell>
              <table:table-cell office:value-type="float" office:value="2.93065990419367">
                <text:p>2.93065990419367</text:p>
              </table:table-cell>
              <table:table-cell office:value-type="float" office:value="2.93065990419367">
                <text:p>2.93065990419367</text:p>
              </table:table-cell>
              <table:table-cell office:value-type="float" office:value="95.1176470588235">
                <text:p>95.1176470588235</text:p>
              </table:table-cell>
              <table:table-cell office:value-type="float" office:value="2.93065990419367">
                <text:p>2.93065990419367</text:p>
              </table:table-cell>
              <table:table-cell office:value-type="float" office:value="2.93065990419367">
                <text:p>2.93065990419367</text:p>
              </table:table-cell>
            </table:table-row>
            <table:table-row>
              <table:table-cell office:value-type="string">
                <text:p>reference</text:p>
              </table:table-cell>
              <table:table-cell office:value-type="float" office:value="97.2941176470588">
                <text:p>97.2941176470588</text:p>
              </table:table-cell>
              <table:table-cell office:value-type="float" office:value="2.42254863078371">
                <text:p>2.42254863078371</text:p>
              </table:table-cell>
              <table:table-cell office:value-type="float" office:value="2.42254863078371">
                <text:p>2.42254863078371</text:p>
              </table:table-cell>
              <table:table-cell office:value-type="float" office:value="95.5294117647059">
                <text:p>95.5294117647059</text:p>
              </table:table-cell>
              <table:table-cell office:value-type="float" office:value="2.42254863078371">
                <text:p>2.42254863078371</text:p>
              </table:table-cell>
              <table:table-cell office:value-type="float" office:value="2.42254863078371">
                <text:p>2.42254863078371</text:p>
              </table:table-cell>
              <table:table-cell office:value-type="float" office:value="98.6470588235294">
                <text:p>98.6470588235294</text:p>
              </table:table-cell>
              <table:table-cell office:value-type="float" office:value="2.42254863078371">
                <text:p>2.42254863078371</text:p>
              </table:table-cell>
              <table:table-cell office:value-type="float" office:value="2.42254863078371">
                <text:p>2.42254863078371</text:p>
              </table:table-cell>
              <table:table-cell office:value-type="float" office:value="98.3529411764706">
                <text:p>98.3529411764706</text:p>
              </table:table-cell>
              <table:table-cell office:value-type="float" office:value="2.42254863078371">
                <text:p>2.42254863078371</text:p>
              </table:table-cell>
              <table:table-cell office:value-type="float" office:value="2.42254863078371">
                <text:p>2.42254863078371</text:p>
              </table:table-cell>
              <table:table-cell office:value-type="float" office:value="97">
                <text:p>97</text:p>
              </table:table-cell>
              <table:table-cell office:value-type="float" office:value="2.42254863078371">
                <text:p>2.42254863078371</text:p>
              </table:table-cell>
              <table:table-cell office:value-type="float" office:value="2.42254863078371">
                <text:p>2.42254863078371</text:p>
              </table:table-cell>
            </table:table-row>
            <table:table-row>
              <table:table-cell office:value-type="string"/>
              <table:table-cell office:value-type="float" office:value="NaN">
                <text:p>NaN</text:p>
              </table:table-cell>
              <table:table-cell office:value-type="float" office:value="10.7452633163187">
                <text:p>10.7452633163187</text:p>
              </table:table-cell>
              <table:table-cell office:value-type="float" office:value="10.7452633163187">
                <text:p>10.7452633163187</text:p>
              </table:table-cell>
              <table:table-cell office:value-type="float" office:value="NaN">
                <text:p>NaN</text:p>
              </table:table-cell>
              <table:table-cell office:value-type="float" office:value="10.7452633163187">
                <text:p>10.7452633163187</text:p>
              </table:table-cell>
              <table:table-cell office:value-type="float" office:value="10.7452633163187">
                <text:p>10.7452633163187</text:p>
              </table:table-cell>
              <table:table-cell office:value-type="float" office:value="NaN">
                <text:p>NaN</text:p>
              </table:table-cell>
              <table:table-cell office:value-type="float" office:value="10.7452633163187">
                <text:p>10.7452633163187</text:p>
              </table:table-cell>
              <table:table-cell office:value-type="float" office:value="10.7452633163187">
                <text:p>10.7452633163187</text:p>
              </table:table-cell>
              <table:table-cell office:value-type="float" office:value="NaN">
                <text:p>NaN</text:p>
              </table:table-cell>
              <table:table-cell office:value-type="float" office:value="10.7452633163187">
                <text:p>10.7452633163187</text:p>
              </table:table-cell>
              <table:table-cell office:value-type="float" office:value="10.7452633163187">
                <text:p>10.7452633163187</text:p>
              </table:table-cell>
              <table:table-cell office:value-type="float" office:value="NaN">
                <text:p>NaN</text:p>
              </table:table-cell>
              <table:table-cell office:value-type="float" office:value="10.7452633163187">
                <text:p>10.7452633163187</text:p>
              </table:table-cell>
              <table:table-cell office:value-type="float" office:value="10.7452633163187">
                <text:p>10.7452633163187</text:p>
              </table:table-cell>
            </table:table-row>
            <table:table-row>
              <table:table-cell office:value-type="string"/>
              <table:table-cell office:value-type="float" office:value="NaN">
                <text:p>NaN</text:p>
              </table:table-cell>
              <table:table-cell office:value-type="float" office:value="8.90119870625887">
                <text:p>8.90119870625887</text:p>
              </table:table-cell>
              <table:table-cell office:value-type="float" office:value="8.90119870625887">
                <text:p>8.90119870625887</text:p>
              </table:table-cell>
              <table:table-cell office:value-type="float" office:value="NaN">
                <text:p>NaN</text:p>
              </table:table-cell>
              <table:table-cell office:value-type="float" office:value="8.90119870625887">
                <text:p>8.90119870625887</text:p>
              </table:table-cell>
              <table:table-cell office:value-type="float" office:value="8.90119870625887">
                <text:p>8.90119870625887</text:p>
              </table:table-cell>
              <table:table-cell office:value-type="float" office:value="NaN">
                <text:p>NaN</text:p>
              </table:table-cell>
              <table:table-cell office:value-type="float" office:value="8.90119870625887">
                <text:p>8.90119870625887</text:p>
              </table:table-cell>
              <table:table-cell office:value-type="float" office:value="8.90119870625887">
                <text:p>8.90119870625887</text:p>
              </table:table-cell>
              <table:table-cell office:value-type="float" office:value="NaN">
                <text:p>NaN</text:p>
              </table:table-cell>
              <table:table-cell office:value-type="float" office:value="8.90119870625887">
                <text:p>8.90119870625887</text:p>
              </table:table-cell>
              <table:table-cell office:value-type="float" office:value="8.90119870625887">
                <text:p>8.90119870625887</text:p>
              </table:table-cell>
              <table:table-cell office:value-type="float" office:value="NaN">
                <text:p>NaN</text:p>
              </table:table-cell>
              <table:table-cell office:value-type="float" office:value="8.90119870625887">
                <text:p>8.90119870625887</text:p>
              </table:table-cell>
              <table:table-cell office:value-type="float" office:value="8.90119870625887">
                <text:p>8.90119870625887</text:p>
              </table:table-cell>
            </table:table-row>
            <table:table-row>
              <table:table-cell office:value-type="string"/>
              <table:table-cell office:value-type="float" office:value="NaN">
                <text:p>NaN</text:p>
              </table:table-cell>
              <table:table-cell office:value-type="float" office:value="9.77555428565028">
                <text:p>9.77555428565028</text:p>
              </table:table-cell>
              <table:table-cell office:value-type="float" office:value="9.77555428565028">
                <text:p>9.77555428565028</text:p>
              </table:table-cell>
              <table:table-cell office:value-type="float" office:value="NaN">
                <text:p>NaN</text:p>
              </table:table-cell>
              <table:table-cell office:value-type="float" office:value="9.77555428565028">
                <text:p>9.77555428565028</text:p>
              </table:table-cell>
              <table:table-cell office:value-type="float" office:value="9.77555428565028">
                <text:p>9.77555428565028</text:p>
              </table:table-cell>
              <table:table-cell office:value-type="float" office:value="NaN">
                <text:p>NaN</text:p>
              </table:table-cell>
              <table:table-cell office:value-type="float" office:value="9.77555428565028">
                <text:p>9.77555428565028</text:p>
              </table:table-cell>
              <table:table-cell office:value-type="float" office:value="9.77555428565028">
                <text:p>9.77555428565028</text:p>
              </table:table-cell>
              <table:table-cell office:value-type="float" office:value="NaN">
                <text:p>NaN</text:p>
              </table:table-cell>
              <table:table-cell office:value-type="float" office:value="9.77555428565028">
                <text:p>9.77555428565028</text:p>
              </table:table-cell>
              <table:table-cell office:value-type="float" office:value="9.77555428565028">
                <text:p>9.77555428565028</text:p>
              </table:table-cell>
              <table:table-cell office:value-type="float" office:value="NaN">
                <text:p>NaN</text:p>
              </table:table-cell>
              <table:table-cell office:value-type="float" office:value="9.77555428565028">
                <text:p>9.77555428565028</text:p>
              </table:table-cell>
              <table:table-cell office:value-type="float" office:value="9.77555428565028">
                <text:p>9.77555428565028</text:p>
              </table:table-cell>
            </table:table-row>
            <table:table-row>
              <table:table-cell office:value-type="string"/>
              <table:table-cell office:value-type="float" office:value="NaN">
                <text:p>NaN</text:p>
              </table:table-cell>
              <table:table-cell office:value-type="float" office:value="8.69400978998607">
                <text:p>8.69400978998607</text:p>
              </table:table-cell>
              <table:table-cell office:value-type="float" office:value="8.69400978998607">
                <text:p>8.69400978998607</text:p>
              </table:table-cell>
              <table:table-cell office:value-type="float" office:value="NaN">
                <text:p>NaN</text:p>
              </table:table-cell>
              <table:table-cell office:value-type="float" office:value="8.69400978998607">
                <text:p>8.69400978998607</text:p>
              </table:table-cell>
              <table:table-cell office:value-type="float" office:value="8.69400978998607">
                <text:p>8.69400978998607</text:p>
              </table:table-cell>
              <table:table-cell office:value-type="float" office:value="NaN">
                <text:p>NaN</text:p>
              </table:table-cell>
              <table:table-cell office:value-type="float" office:value="8.69400978998607">
                <text:p>8.69400978998607</text:p>
              </table:table-cell>
              <table:table-cell office:value-type="float" office:value="8.69400978998607">
                <text:p>8.69400978998607</text:p>
              </table:table-cell>
              <table:table-cell office:value-type="float" office:value="NaN">
                <text:p>NaN</text:p>
              </table:table-cell>
              <table:table-cell office:value-type="float" office:value="8.69400978998607">
                <text:p>8.69400978998607</text:p>
              </table:table-cell>
              <table:table-cell office:value-type="float" office:value="8.69400978998607">
                <text:p>8.69400978998607</text:p>
              </table:table-cell>
              <table:table-cell office:value-type="float" office:value="NaN">
                <text:p>NaN</text:p>
              </table:table-cell>
              <table:table-cell office:value-type="float" office:value="8.69400978998607">
                <text:p>8.69400978998607</text:p>
              </table:table-cell>
              <table:table-cell office:value-type="float" office:value="8.69400978998607">
                <text:p>8.69400978998607</text:p>
              </table:table-cell>
            </table:table-row>
            <table:table-row>
              <table:table-cell office:value-type="string"/>
              <table:table-cell office:value-type="float" office:value="NaN">
                <text:p>NaN</text:p>
              </table:table-cell>
              <table:table-cell office:value-type="float" office:value="11.2994117493944">
                <text:p>11.2994117493944</text:p>
              </table:table-cell>
              <table:table-cell office:value-type="float" office:value="11.2994117493944">
                <text:p>11.2994117493944</text:p>
              </table:table-cell>
              <table:table-cell office:value-type="float" office:value="NaN">
                <text:p>NaN</text:p>
              </table:table-cell>
              <table:table-cell office:value-type="float" office:value="11.2994117493944">
                <text:p>11.2994117493944</text:p>
              </table:table-cell>
              <table:table-cell office:value-type="float" office:value="11.2994117493944">
                <text:p>11.2994117493944</text:p>
              </table:table-cell>
              <table:table-cell office:value-type="float" office:value="NaN">
                <text:p>NaN</text:p>
              </table:table-cell>
              <table:table-cell office:value-type="float" office:value="11.2994117493944">
                <text:p>11.2994117493944</text:p>
              </table:table-cell>
              <table:table-cell office:value-type="float" office:value="11.2994117493944">
                <text:p>11.2994117493944</text:p>
              </table:table-cell>
              <table:table-cell office:value-type="float" office:value="NaN">
                <text:p>NaN</text:p>
              </table:table-cell>
              <table:table-cell office:value-type="float" office:value="11.2994117493944">
                <text:p>11.2994117493944</text:p>
              </table:table-cell>
              <table:table-cell office:value-type="float" office:value="11.2994117493944">
                <text:p>11.2994117493944</text:p>
              </table:table-cell>
              <table:table-cell office:value-type="float" office:value="NaN">
                <text:p>NaN</text:p>
              </table:table-cell>
              <table:table-cell office:value-type="float" office:value="11.2994117493944">
                <text:p>11.2994117493944</text:p>
              </table:table-cell>
              <table:table-cell office:value-type="float" office:value="11.2994117493944">
                <text:p>11.2994117493944</text:p>
              </table:table-cell>
            </table:table-row>
            <table:table-row>
              <table:table-cell office:value-type="string"/>
              <table:table-cell office:value-type="float" office:value="NaN">
                <text:p>NaN</text:p>
              </table:table-cell>
              <table:table-cell office:value-type="float" office:value="11.1015124752781">
                <text:p>11.1015124752781</text:p>
              </table:table-cell>
              <table:table-cell office:value-type="float" office:value="11.1015124752781">
                <text:p>11.1015124752781</text:p>
              </table:table-cell>
              <table:table-cell office:value-type="float" office:value="NaN">
                <text:p>NaN</text:p>
              </table:table-cell>
              <table:table-cell office:value-type="float" office:value="11.1015124752781">
                <text:p>11.1015124752781</text:p>
              </table:table-cell>
              <table:table-cell office:value-type="float" office:value="11.1015124752781">
                <text:p>11.1015124752781</text:p>
              </table:table-cell>
              <table:table-cell office:value-type="float" office:value="NaN">
                <text:p>NaN</text:p>
              </table:table-cell>
              <table:table-cell office:value-type="float" office:value="11.1015124752781">
                <text:p>11.1015124752781</text:p>
              </table:table-cell>
              <table:table-cell office:value-type="float" office:value="11.1015124752781">
                <text:p>11.1015124752781</text:p>
              </table:table-cell>
              <table:table-cell office:value-type="float" office:value="NaN">
                <text:p>NaN</text:p>
              </table:table-cell>
              <table:table-cell office:value-type="float" office:value="11.1015124752781">
                <text:p>11.1015124752781</text:p>
              </table:table-cell>
              <table:table-cell office:value-type="float" office:value="11.1015124752781">
                <text:p>11.1015124752781</text:p>
              </table:table-cell>
              <table:table-cell office:value-type="float" office:value="NaN">
                <text:p>NaN</text:p>
              </table:table-cell>
              <table:table-cell office:value-type="float" office:value="11.1015124752781">
                <text:p>11.1015124752781</text:p>
              </table:table-cell>
              <table:table-cell office:value-type="float" office:value="11.1015124752781">
                <text:p>11.1015124752781</text:p>
              </table:table-cell>
            </table:table-row>
            <table:table-row>
              <table:table-cell office:value-type="string"/>
              <table:table-cell office:value-type="float" office:value="NaN">
                <text:p>NaN</text:p>
              </table:table-cell>
              <table:table-cell office:value-type="float" office:value="5.6445567373573">
                <text:p>5.6445567373573</text:p>
              </table:table-cell>
              <table:table-cell office:value-type="float" office:value="5.6445567373573">
                <text:p>5.6445567373573</text:p>
              </table:table-cell>
              <table:table-cell office:value-type="float" office:value="NaN">
                <text:p>NaN</text:p>
              </table:table-cell>
              <table:table-cell office:value-type="float" office:value="5.6445567373573">
                <text:p>5.6445567373573</text:p>
              </table:table-cell>
              <table:table-cell office:value-type="float" office:value="5.6445567373573">
                <text:p>5.6445567373573</text:p>
              </table:table-cell>
              <table:table-cell office:value-type="float" office:value="NaN">
                <text:p>NaN</text:p>
              </table:table-cell>
              <table:table-cell office:value-type="float" office:value="5.6445567373573">
                <text:p>5.6445567373573</text:p>
              </table:table-cell>
              <table:table-cell office:value-type="float" office:value="5.6445567373573">
                <text:p>5.6445567373573</text:p>
              </table:table-cell>
              <table:table-cell office:value-type="float" office:value="NaN">
                <text:p>NaN</text:p>
              </table:table-cell>
              <table:table-cell office:value-type="float" office:value="5.6445567373573">
                <text:p>5.6445567373573</text:p>
              </table:table-cell>
              <table:table-cell office:value-type="float" office:value="5.6445567373573">
                <text:p>5.6445567373573</text:p>
              </table:table-cell>
              <table:table-cell office:value-type="float" office:value="NaN">
                <text:p>NaN</text:p>
              </table:table-cell>
              <table:table-cell office:value-type="float" office:value="5.6445567373573">
                <text:p>5.6445567373573</text:p>
              </table:table-cell>
              <table:table-cell office:value-type="float" office:value="5.6445567373573">
                <text:p>5.6445567373573</text:p>
              </table:table-cell>
            </table:table-row>
            <table:table-row>
              <table:table-cell office:value-type="string"/>
              <table:table-cell office:value-type="float" office:value="NaN">
                <text:p>NaN</text:p>
              </table:table-cell>
              <table:table-cell office:value-type="float" office:value="5.88945894319662">
                <text:p>5.88945894319662</text:p>
              </table:table-cell>
              <table:table-cell office:value-type="float" office:value="5.88945894319662">
                <text:p>5.88945894319662</text:p>
              </table:table-cell>
              <table:table-cell office:value-type="float" office:value="NaN">
                <text:p>NaN</text:p>
              </table:table-cell>
              <table:table-cell office:value-type="float" office:value="5.88945894319662">
                <text:p>5.88945894319662</text:p>
              </table:table-cell>
              <table:table-cell office:value-type="float" office:value="5.88945894319662">
                <text:p>5.88945894319662</text:p>
              </table:table-cell>
              <table:table-cell office:value-type="float" office:value="NaN">
                <text:p>NaN</text:p>
              </table:table-cell>
              <table:table-cell office:value-type="float" office:value="5.88945894319662">
                <text:p>5.88945894319662</text:p>
              </table:table-cell>
              <table:table-cell office:value-type="float" office:value="5.88945894319662">
                <text:p>5.88945894319662</text:p>
              </table:table-cell>
              <table:table-cell office:value-type="float" office:value="NaN">
                <text:p>NaN</text:p>
              </table:table-cell>
              <table:table-cell office:value-type="float" office:value="5.88945894319662">
                <text:p>5.88945894319662</text:p>
              </table:table-cell>
              <table:table-cell office:value-type="float" office:value="5.88945894319662">
                <text:p>5.88945894319662</text:p>
              </table:table-cell>
              <table:table-cell office:value-type="float" office:value="NaN">
                <text:p>NaN</text:p>
              </table:table-cell>
              <table:table-cell office:value-type="float" office:value="5.88945894319662">
                <text:p>5.88945894319662</text:p>
              </table:table-cell>
              <table:table-cell office:value-type="float" office:value="5.88945894319662">
                <text:p>5.88945894319662</text:p>
              </table:table-cell>
            </table:table-row>
            <table:table-row>
              <table:table-cell office:value-type="string"/>
              <table:table-cell office:value-type="float" office:value="NaN">
                <text:p>NaN</text:p>
              </table:table-cell>
              <table:table-cell office:value-type="float" office:value="5.32837848702944">
                <text:p>5.32837848702944</text:p>
              </table:table-cell>
              <table:table-cell office:value-type="float" office:value="5.32837848702944">
                <text:p>5.32837848702944</text:p>
              </table:table-cell>
              <table:table-cell office:value-type="float" office:value="NaN">
                <text:p>NaN</text:p>
              </table:table-cell>
              <table:table-cell office:value-type="float" office:value="5.32837848702944">
                <text:p>5.32837848702944</text:p>
              </table:table-cell>
              <table:table-cell office:value-type="float" office:value="5.32837848702944">
                <text:p>5.32837848702944</text:p>
              </table:table-cell>
              <table:table-cell office:value-type="float" office:value="NaN">
                <text:p>NaN</text:p>
              </table:table-cell>
              <table:table-cell office:value-type="float" office:value="5.32837848702944">
                <text:p>5.32837848702944</text:p>
              </table:table-cell>
              <table:table-cell office:value-type="float" office:value="5.32837848702944">
                <text:p>5.32837848702944</text:p>
              </table:table-cell>
              <table:table-cell office:value-type="float" office:value="NaN">
                <text:p>NaN</text:p>
              </table:table-cell>
              <table:table-cell office:value-type="float" office:value="5.32837848702944">
                <text:p>5.32837848702944</text:p>
              </table:table-cell>
              <table:table-cell office:value-type="float" office:value="5.32837848702944">
                <text:p>5.32837848702944</text:p>
              </table:table-cell>
              <table:table-cell office:value-type="float" office:value="NaN">
                <text:p>NaN</text:p>
              </table:table-cell>
              <table:table-cell office:value-type="float" office:value="5.32837848702944">
                <text:p>5.32837848702944</text:p>
              </table:table-cell>
              <table:table-cell office:value-type="float" office:value="5.32837848702944">
                <text:p>5.32837848702944</text:p>
              </table:table-cell>
            </table:table-row>
            <table:table-row>
              <table:table-cell office:value-type="string"/>
              <table:table-cell office:value-type="float" office:value="NaN">
                <text:p>NaN</text:p>
              </table:table-cell>
              <table:table-cell office:value-type="float" office:value="5.26800764030102">
                <text:p>5.26800764030102</text:p>
              </table:table-cell>
              <table:table-cell office:value-type="float" office:value="5.26800764030102">
                <text:p>5.26800764030102</text:p>
              </table:table-cell>
              <table:table-cell office:value-type="float" office:value="NaN">
                <text:p>NaN</text:p>
              </table:table-cell>
              <table:table-cell office:value-type="float" office:value="5.26800764030102">
                <text:p>5.26800764030102</text:p>
              </table:table-cell>
              <table:table-cell office:value-type="float" office:value="5.26800764030102">
                <text:p>5.26800764030102</text:p>
              </table:table-cell>
              <table:table-cell office:value-type="float" office:value="NaN">
                <text:p>NaN</text:p>
              </table:table-cell>
              <table:table-cell office:value-type="float" office:value="5.26800764030102">
                <text:p>5.26800764030102</text:p>
              </table:table-cell>
              <table:table-cell office:value-type="float" office:value="5.26800764030102">
                <text:p>5.26800764030102</text:p>
              </table:table-cell>
              <table:table-cell office:value-type="float" office:value="NaN">
                <text:p>NaN</text:p>
              </table:table-cell>
              <table:table-cell office:value-type="float" office:value="5.26800764030102">
                <text:p>5.26800764030102</text:p>
              </table:table-cell>
              <table:table-cell office:value-type="float" office:value="5.26800764030102">
                <text:p>5.26800764030102</text:p>
              </table:table-cell>
              <table:table-cell office:value-type="float" office:value="NaN">
                <text:p>NaN</text:p>
              </table:table-cell>
              <table:table-cell office:value-type="float" office:value="5.26800764030102">
                <text:p>5.26800764030102</text:p>
              </table:table-cell>
              <table:table-cell office:value-type="float" office:value="5.26800764030102">
                <text:p>5.26800764030102</text:p>
              </table:table-cell>
            </table:table-row>
            <table:table-row>
              <table:table-cell office:value-type="string"/>
              <table:table-cell office:value-type="float" office:value="NaN">
                <text:p>NaN</text:p>
              </table:table-cell>
              <table:table-cell office:value-type="float" office:value="12.5405210898173">
                <text:p>12.5405210898173</text:p>
              </table:table-cell>
              <table:table-cell office:value-type="float" office:value="12.5405210898173">
                <text:p>12.5405210898173</text:p>
              </table:table-cell>
              <table:table-cell office:value-type="float" office:value="NaN">
                <text:p>NaN</text:p>
              </table:table-cell>
              <table:table-cell office:value-type="float" office:value="12.5405210898173">
                <text:p>12.5405210898173</text:p>
              </table:table-cell>
              <table:table-cell office:value-type="float" office:value="12.5405210898173">
                <text:p>12.5405210898173</text:p>
              </table:table-cell>
              <table:table-cell office:value-type="float" office:value="NaN">
                <text:p>NaN</text:p>
              </table:table-cell>
              <table:table-cell office:value-type="float" office:value="12.5405210898173">
                <text:p>12.5405210898173</text:p>
              </table:table-cell>
              <table:table-cell office:value-type="float" office:value="12.5405210898173">
                <text:p>12.5405210898173</text:p>
              </table:table-cell>
              <table:table-cell office:value-type="float" office:value="NaN">
                <text:p>NaN</text:p>
              </table:table-cell>
              <table:table-cell office:value-type="float" office:value="12.5405210898173">
                <text:p>12.5405210898173</text:p>
              </table:table-cell>
              <table:table-cell office:value-type="float" office:value="12.5405210898173">
                <text:p>12.5405210898173</text:p>
              </table:table-cell>
              <table:table-cell office:value-type="float" office:value="NaN">
                <text:p>NaN</text:p>
              </table:table-cell>
              <table:table-cell office:value-type="float" office:value="12.5405210898173">
                <text:p>12.5405210898173</text:p>
              </table:table-cell>
              <table:table-cell office:value-type="float" office:value="12.5405210898173">
                <text:p>12.5405210898173</text:p>
              </table:table-cell>
            </table:table-row>
            <table:table-row>
              <table:table-cell office:value-type="string"/>
              <table:table-cell office:value-type="float" office:value="NaN">
                <text:p>NaN</text:p>
              </table:table-cell>
              <table:table-cell office:value-type="float" office:value="10.9309981435926">
                <text:p>10.9309981435926</text:p>
              </table:table-cell>
              <table:table-cell office:value-type="float" office:value="10.9309981435926">
                <text:p>10.9309981435926</text:p>
              </table:table-cell>
              <table:table-cell office:value-type="float" office:value="NaN">
                <text:p>NaN</text:p>
              </table:table-cell>
              <table:table-cell office:value-type="float" office:value="10.9309981435926">
                <text:p>10.9309981435926</text:p>
              </table:table-cell>
              <table:table-cell office:value-type="float" office:value="10.9309981435926">
                <text:p>10.9309981435926</text:p>
              </table:table-cell>
              <table:table-cell office:value-type="float" office:value="NaN">
                <text:p>NaN</text:p>
              </table:table-cell>
              <table:table-cell office:value-type="float" office:value="10.9309981435926">
                <text:p>10.9309981435926</text:p>
              </table:table-cell>
              <table:table-cell office:value-type="float" office:value="10.9309981435926">
                <text:p>10.9309981435926</text:p>
              </table:table-cell>
              <table:table-cell office:value-type="float" office:value="NaN">
                <text:p>NaN</text:p>
              </table:table-cell>
              <table:table-cell office:value-type="float" office:value="10.9309981435926">
                <text:p>10.9309981435926</text:p>
              </table:table-cell>
              <table:table-cell office:value-type="float" office:value="10.9309981435926">
                <text:p>10.9309981435926</text:p>
              </table:table-cell>
              <table:table-cell office:value-type="float" office:value="NaN">
                <text:p>NaN</text:p>
              </table:table-cell>
              <table:table-cell office:value-type="float" office:value="10.9309981435926">
                <text:p>10.9309981435926</text:p>
              </table:table-cell>
              <table:table-cell office:value-type="float" office:value="10.9309981435926">
                <text:p>10.9309981435926</text:p>
              </table:table-cell>
            </table:table-row>
            <table:table-row>
              <table:table-cell office:value-type="string"/>
              <table:table-cell office:value-type="float" office:value="NaN">
                <text:p>NaN</text:p>
              </table:table-cell>
              <table:table-cell office:value-type="float" office:value="10.9800623970092">
                <text:p>10.9800623970092</text:p>
              </table:table-cell>
              <table:table-cell office:value-type="float" office:value="10.9800623970092">
                <text:p>10.9800623970092</text:p>
              </table:table-cell>
              <table:table-cell office:value-type="float" office:value="NaN">
                <text:p>NaN</text:p>
              </table:table-cell>
              <table:table-cell office:value-type="float" office:value="10.9800623970092">
                <text:p>10.9800623970092</text:p>
              </table:table-cell>
              <table:table-cell office:value-type="float" office:value="10.9800623970092">
                <text:p>10.9800623970092</text:p>
              </table:table-cell>
              <table:table-cell office:value-type="float" office:value="NaN">
                <text:p>NaN</text:p>
              </table:table-cell>
              <table:table-cell office:value-type="float" office:value="10.9800623970092">
                <text:p>10.9800623970092</text:p>
              </table:table-cell>
              <table:table-cell office:value-type="float" office:value="10.9800623970092">
                <text:p>10.9800623970092</text:p>
              </table:table-cell>
              <table:table-cell office:value-type="float" office:value="NaN">
                <text:p>NaN</text:p>
              </table:table-cell>
              <table:table-cell office:value-type="float" office:value="10.9800623970092">
                <text:p>10.9800623970092</text:p>
              </table:table-cell>
              <table:table-cell office:value-type="float" office:value="10.9800623970092">
                <text:p>10.9800623970092</text:p>
              </table:table-cell>
              <table:table-cell office:value-type="float" office:value="NaN">
                <text:p>NaN</text:p>
              </table:table-cell>
              <table:table-cell office:value-type="float" office:value="10.9800623970092">
                <text:p>10.9800623970092</text:p>
              </table:table-cell>
              <table:table-cell office:value-type="float" office:value="10.9800623970092">
                <text:p>10.9800623970092</text:p>
              </table:table-cell>
            </table:table-row>
            <table:table-row>
              <table:table-cell office:value-type="string"/>
              <table:table-cell office:value-type="float" office:value="NaN">
                <text:p>NaN</text:p>
              </table:table-cell>
              <table:table-cell office:value-type="float" office:value="12.905282655379">
                <text:p>12.905282655379</text:p>
              </table:table-cell>
              <table:table-cell office:value-type="float" office:value="12.905282655379">
                <text:p>12.905282655379</text:p>
              </table:table-cell>
              <table:table-cell office:value-type="float" office:value="NaN">
                <text:p>NaN</text:p>
              </table:table-cell>
              <table:table-cell office:value-type="float" office:value="12.905282655379">
                <text:p>12.905282655379</text:p>
              </table:table-cell>
              <table:table-cell office:value-type="float" office:value="12.905282655379">
                <text:p>12.905282655379</text:p>
              </table:table-cell>
              <table:table-cell office:value-type="float" office:value="NaN">
                <text:p>NaN</text:p>
              </table:table-cell>
              <table:table-cell office:value-type="float" office:value="12.905282655379">
                <text:p>12.905282655379</text:p>
              </table:table-cell>
              <table:table-cell office:value-type="float" office:value="12.905282655379">
                <text:p>12.905282655379</text:p>
              </table:table-cell>
              <table:table-cell office:value-type="float" office:value="NaN">
                <text:p>NaN</text:p>
              </table:table-cell>
              <table:table-cell office:value-type="float" office:value="12.905282655379">
                <text:p>12.905282655379</text:p>
              </table:table-cell>
              <table:table-cell office:value-type="float" office:value="12.905282655379">
                <text:p>12.905282655379</text:p>
              </table:table-cell>
              <table:table-cell office:value-type="float" office:value="NaN">
                <text:p>NaN</text:p>
              </table:table-cell>
              <table:table-cell office:value-type="float" office:value="12.905282655379">
                <text:p>12.905282655379</text:p>
              </table:table-cell>
              <table:table-cell office:value-type="float" office:value="12.905282655379">
                <text:p>12.905282655379</text:p>
              </table:table-cell>
            </table:table-row>
            <table:table-row>
              <table:table-cell office:value-type="string"/>
              <table:table-cell office:value-type="float" office:value="NaN">
                <text:p>NaN</text:p>
              </table:table-cell>
              <table:table-cell office:value-type="float" office:value="11.0893074532356">
                <text:p>11.0893074532356</text:p>
              </table:table-cell>
              <table:table-cell office:value-type="float" office:value="11.0893074532356">
                <text:p>11.0893074532356</text:p>
              </table:table-cell>
              <table:table-cell office:value-type="float" office:value="NaN">
                <text:p>NaN</text:p>
              </table:table-cell>
              <table:table-cell office:value-type="float" office:value="11.0893074532356">
                <text:p>11.0893074532356</text:p>
              </table:table-cell>
              <table:table-cell office:value-type="float" office:value="11.0893074532356">
                <text:p>11.0893074532356</text:p>
              </table:table-cell>
              <table:table-cell office:value-type="float" office:value="NaN">
                <text:p>NaN</text:p>
              </table:table-cell>
              <table:table-cell office:value-type="float" office:value="11.0893074532356">
                <text:p>11.0893074532356</text:p>
              </table:table-cell>
              <table:table-cell office:value-type="float" office:value="11.0893074532356">
                <text:p>11.0893074532356</text:p>
              </table:table-cell>
              <table:table-cell office:value-type="float" office:value="NaN">
                <text:p>NaN</text:p>
              </table:table-cell>
              <table:table-cell office:value-type="float" office:value="11.0893074532356">
                <text:p>11.0893074532356</text:p>
              </table:table-cell>
              <table:table-cell office:value-type="float" office:value="11.0893074532356">
                <text:p>11.0893074532356</text:p>
              </table:table-cell>
              <table:table-cell office:value-type="float" office:value="NaN">
                <text:p>NaN</text:p>
              </table:table-cell>
              <table:table-cell office:value-type="float" office:value="11.0893074532356">
                <text:p>11.0893074532356</text:p>
              </table:table-cell>
              <table:table-cell office:value-type="float" office:value="11.0893074532356">
                <text:p>11.0893074532356</text:p>
              </table:table-cell>
            </table:table-row>
            <table:table-row>
              <table:table-cell office:value-type="string"/>
              <table:table-cell office:value-type="float" office:value="NaN">
                <text:p>NaN</text:p>
              </table:table-cell>
              <table:table-cell office:value-type="float" office:value="12.7223153808778">
                <text:p>12.7223153808778</text:p>
              </table:table-cell>
              <table:table-cell office:value-type="float" office:value="12.7223153808778">
                <text:p>12.7223153808778</text:p>
              </table:table-cell>
              <table:table-cell office:value-type="float" office:value="NaN">
                <text:p>NaN</text:p>
              </table:table-cell>
              <table:table-cell office:value-type="float" office:value="12.7223153808778">
                <text:p>12.7223153808778</text:p>
              </table:table-cell>
              <table:table-cell office:value-type="float" office:value="12.7223153808778">
                <text:p>12.7223153808778</text:p>
              </table:table-cell>
              <table:table-cell office:value-type="float" office:value="NaN">
                <text:p>NaN</text:p>
              </table:table-cell>
              <table:table-cell office:value-type="float" office:value="12.7223153808778">
                <text:p>12.7223153808778</text:p>
              </table:table-cell>
              <table:table-cell office:value-type="float" office:value="12.7223153808778">
                <text:p>12.7223153808778</text:p>
              </table:table-cell>
              <table:table-cell office:value-type="float" office:value="NaN">
                <text:p>NaN</text:p>
              </table:table-cell>
              <table:table-cell office:value-type="float" office:value="12.7223153808778">
                <text:p>12.7223153808778</text:p>
              </table:table-cell>
              <table:table-cell office:value-type="float" office:value="12.7223153808778">
                <text:p>12.7223153808778</text:p>
              </table:table-cell>
              <table:table-cell office:value-type="float" office:value="NaN">
                <text:p>NaN</text:p>
              </table:table-cell>
              <table:table-cell office:value-type="float" office:value="12.7223153808778">
                <text:p>12.7223153808778</text:p>
              </table:table-cell>
              <table:table-cell office:value-type="float" office:value="12.7223153808778">
                <text:p>12.7223153808778</text:p>
              </table:table-cell>
            </table:table-row>
            <table:table-row>
              <table:table-cell office:value-type="string"/>
              <table:table-cell office:value-type="float" office:value="NaN">
                <text:p>NaN</text:p>
              </table:table-cell>
              <table:table-cell office:value-type="float" office:value="4.62489674438185">
                <text:p>4.62489674438185</text:p>
              </table:table-cell>
              <table:table-cell office:value-type="float" office:value="4.62489674438185">
                <text:p>4.62489674438185</text:p>
              </table:table-cell>
              <table:table-cell office:value-type="float" office:value="NaN">
                <text:p>NaN</text:p>
              </table:table-cell>
              <table:table-cell office:value-type="float" office:value="4.62489674438185">
                <text:p>4.62489674438185</text:p>
              </table:table-cell>
              <table:table-cell office:value-type="float" office:value="4.62489674438185">
                <text:p>4.62489674438185</text:p>
              </table:table-cell>
              <table:table-cell office:value-type="float" office:value="NaN">
                <text:p>NaN</text:p>
              </table:table-cell>
              <table:table-cell office:value-type="float" office:value="4.62489674438185">
                <text:p>4.62489674438185</text:p>
              </table:table-cell>
              <table:table-cell office:value-type="float" office:value="4.62489674438185">
                <text:p>4.62489674438185</text:p>
              </table:table-cell>
              <table:table-cell office:value-type="float" office:value="NaN">
                <text:p>NaN</text:p>
              </table:table-cell>
              <table:table-cell office:value-type="float" office:value="4.62489674438185">
                <text:p>4.62489674438185</text:p>
              </table:table-cell>
              <table:table-cell office:value-type="float" office:value="4.62489674438185">
                <text:p>4.62489674438185</text:p>
              </table:table-cell>
              <table:table-cell office:value-type="float" office:value="NaN">
                <text:p>NaN</text:p>
              </table:table-cell>
              <table:table-cell office:value-type="float" office:value="4.62489674438185">
                <text:p>4.62489674438185</text:p>
              </table:table-cell>
              <table:table-cell office:value-type="float" office:value="4.62489674438185">
                <text:p>4.62489674438185</text:p>
              </table:table-cell>
            </table:table-row>
            <table:table-row>
              <table:table-cell office:value-type="string"/>
              <table:table-cell office:value-type="float" office:value="NaN">
                <text:p>NaN</text:p>
              </table:table-cell>
              <table:table-cell office:value-type="float" office:value="1.37509685094576">
                <text:p>1.37509685094576</text:p>
              </table:table-cell>
              <table:table-cell office:value-type="float" office:value="1.37509685094576">
                <text:p>1.37509685094576</text:p>
              </table:table-cell>
              <table:table-cell office:value-type="float" office:value="NaN">
                <text:p>NaN</text:p>
              </table:table-cell>
              <table:table-cell office:value-type="float" office:value="1.37509685094576">
                <text:p>1.37509685094576</text:p>
              </table:table-cell>
              <table:table-cell office:value-type="float" office:value="1.37509685094576">
                <text:p>1.37509685094576</text:p>
              </table:table-cell>
              <table:table-cell office:value-type="float" office:value="NaN">
                <text:p>NaN</text:p>
              </table:table-cell>
              <table:table-cell office:value-type="float" office:value="1.37509685094576">
                <text:p>1.37509685094576</text:p>
              </table:table-cell>
              <table:table-cell office:value-type="float" office:value="1.37509685094576">
                <text:p>1.37509685094576</text:p>
              </table:table-cell>
              <table:table-cell office:value-type="float" office:value="NaN">
                <text:p>NaN</text:p>
              </table:table-cell>
              <table:table-cell office:value-type="float" office:value="1.37509685094576">
                <text:p>1.37509685094576</text:p>
              </table:table-cell>
              <table:table-cell office:value-type="float" office:value="1.37509685094576">
                <text:p>1.37509685094576</text:p>
              </table:table-cell>
              <table:table-cell office:value-type="float" office:value="NaN">
                <text:p>NaN</text:p>
              </table:table-cell>
              <table:table-cell office:value-type="float" office:value="1.37509685094576">
                <text:p>1.37509685094576</text:p>
              </table:table-cell>
              <table:table-cell office:value-type="float" office:value="1.37509685094576">
                <text:p>1.37509685094576</text:p>
              </table:table-cell>
            </table:table-row>
            <table:table-row>
              <table:table-cell office:value-type="string"/>
              <table:table-cell office:value-type="float" office:value="NaN">
                <text:p>NaN</text:p>
              </table:table-cell>
              <table:table-cell office:value-type="float" office:value="5.11420716034194">
                <text:p>5.11420716034194</text:p>
              </table:table-cell>
              <table:table-cell office:value-type="float" office:value="5.11420716034194">
                <text:p>5.11420716034194</text:p>
              </table:table-cell>
              <table:table-cell office:value-type="float" office:value="NaN">
                <text:p>NaN</text:p>
              </table:table-cell>
              <table:table-cell office:value-type="float" office:value="5.11420716034194">
                <text:p>5.11420716034194</text:p>
              </table:table-cell>
              <table:table-cell office:value-type="float" office:value="5.11420716034194">
                <text:p>5.11420716034194</text:p>
              </table:table-cell>
              <table:table-cell office:value-type="float" office:value="NaN">
                <text:p>NaN</text:p>
              </table:table-cell>
              <table:table-cell office:value-type="float" office:value="5.11420716034194">
                <text:p>5.11420716034194</text:p>
              </table:table-cell>
              <table:table-cell office:value-type="float" office:value="5.11420716034194">
                <text:p>5.11420716034194</text:p>
              </table:table-cell>
              <table:table-cell office:value-type="float" office:value="NaN">
                <text:p>NaN</text:p>
              </table:table-cell>
              <table:table-cell office:value-type="float" office:value="5.11420716034194">
                <text:p>5.11420716034194</text:p>
              </table:table-cell>
              <table:table-cell office:value-type="float" office:value="5.11420716034194">
                <text:p>5.11420716034194</text:p>
              </table:table-cell>
              <table:table-cell office:value-type="float" office:value="NaN">
                <text:p>NaN</text:p>
              </table:table-cell>
              <table:table-cell office:value-type="float" office:value="5.11420716034194">
                <text:p>5.11420716034194</text:p>
              </table:table-cell>
              <table:table-cell office:value-type="float" office:value="5.11420716034194">
                <text:p>5.11420716034194</text:p>
              </table:table-cell>
            </table:table-row>
            <table:table-row>
              <table:table-cell office:value-type="string"/>
              <table:table-cell office:value-type="float" office:value="NaN">
                <text:p>NaN</text:p>
              </table:table-cell>
              <table:table-cell office:value-type="float" office:value="8.91416286893947">
                <text:p>8.91416286893947</text:p>
              </table:table-cell>
              <table:table-cell office:value-type="float" office:value="8.91416286893947">
                <text:p>8.91416286893947</text:p>
              </table:table-cell>
              <table:table-cell office:value-type="float" office:value="NaN">
                <text:p>NaN</text:p>
              </table:table-cell>
              <table:table-cell office:value-type="float" office:value="8.91416286893947">
                <text:p>8.91416286893947</text:p>
              </table:table-cell>
              <table:table-cell office:value-type="float" office:value="8.91416286893947">
                <text:p>8.91416286893947</text:p>
              </table:table-cell>
              <table:table-cell office:value-type="float" office:value="NaN">
                <text:p>NaN</text:p>
              </table:table-cell>
              <table:table-cell office:value-type="float" office:value="8.91416286893947">
                <text:p>8.91416286893947</text:p>
              </table:table-cell>
              <table:table-cell office:value-type="float" office:value="8.91416286893947">
                <text:p>8.91416286893947</text:p>
              </table:table-cell>
              <table:table-cell office:value-type="float" office:value="NaN">
                <text:p>NaN</text:p>
              </table:table-cell>
              <table:table-cell office:value-type="float" office:value="8.91416286893947">
                <text:p>8.91416286893947</text:p>
              </table:table-cell>
              <table:table-cell office:value-type="float" office:value="8.91416286893947">
                <text:p>8.91416286893947</text:p>
              </table:table-cell>
              <table:table-cell office:value-type="float" office:value="NaN">
                <text:p>NaN</text:p>
              </table:table-cell>
              <table:table-cell office:value-type="float" office:value="8.91416286893947">
                <text:p>8.91416286893947</text:p>
              </table:table-cell>
              <table:table-cell office:value-type="float" office:value="8.91416286893947">
                <text:p>8.91416286893947</text:p>
              </table:table-cell>
            </table:table-row>
            <table:table-row>
              <table:table-cell office:value-type="string"/>
              <table:table-cell office:value-type="float" office:value="NaN">
                <text:p>NaN</text:p>
              </table:table-cell>
              <table:table-cell office:value-type="float" office:value="8.82141280495548">
                <text:p>8.82141280495548</text:p>
              </table:table-cell>
              <table:table-cell office:value-type="float" office:value="8.82141280495548">
                <text:p>8.82141280495548</text:p>
              </table:table-cell>
              <table:table-cell office:value-type="float" office:value="NaN">
                <text:p>NaN</text:p>
              </table:table-cell>
              <table:table-cell office:value-type="float" office:value="8.82141280495548">
                <text:p>8.82141280495548</text:p>
              </table:table-cell>
              <table:table-cell office:value-type="float" office:value="8.82141280495548">
                <text:p>8.82141280495548</text:p>
              </table:table-cell>
              <table:table-cell office:value-type="float" office:value="NaN">
                <text:p>NaN</text:p>
              </table:table-cell>
              <table:table-cell office:value-type="float" office:value="8.82141280495548">
                <text:p>8.82141280495548</text:p>
              </table:table-cell>
              <table:table-cell office:value-type="float" office:value="8.82141280495548">
                <text:p>8.82141280495548</text:p>
              </table:table-cell>
              <table:table-cell office:value-type="float" office:value="NaN">
                <text:p>NaN</text:p>
              </table:table-cell>
              <table:table-cell office:value-type="float" office:value="8.82141280495548">
                <text:p>8.82141280495548</text:p>
              </table:table-cell>
              <table:table-cell office:value-type="float" office:value="8.82141280495548">
                <text:p>8.82141280495548</text:p>
              </table:table-cell>
              <table:table-cell office:value-type="float" office:value="NaN">
                <text:p>NaN</text:p>
              </table:table-cell>
              <table:table-cell office:value-type="float" office:value="8.82141280495548">
                <text:p>8.82141280495548</text:p>
              </table:table-cell>
              <table:table-cell office:value-type="float" office:value="8.82141280495548">
                <text:p>8.82141280495548</text:p>
              </table:table-cell>
            </table:table-row>
            <table:table-row>
              <table:table-cell office:value-type="string"/>
              <table:table-cell office:value-type="float" office:value="NaN">
                <text:p>NaN</text:p>
              </table:table-cell>
              <table:table-cell office:value-type="float" office:value="9.4455018129409">
                <text:p>9.4455018129409</text:p>
              </table:table-cell>
              <table:table-cell office:value-type="float" office:value="9.4455018129409">
                <text:p>9.4455018129409</text:p>
              </table:table-cell>
              <table:table-cell office:value-type="float" office:value="NaN">
                <text:p>NaN</text:p>
              </table:table-cell>
              <table:table-cell office:value-type="float" office:value="9.4455018129409">
                <text:p>9.4455018129409</text:p>
              </table:table-cell>
              <table:table-cell office:value-type="float" office:value="9.4455018129409">
                <text:p>9.4455018129409</text:p>
              </table:table-cell>
              <table:table-cell office:value-type="float" office:value="NaN">
                <text:p>NaN</text:p>
              </table:table-cell>
              <table:table-cell office:value-type="float" office:value="9.4455018129409">
                <text:p>9.4455018129409</text:p>
              </table:table-cell>
              <table:table-cell office:value-type="float" office:value="9.4455018129409">
                <text:p>9.4455018129409</text:p>
              </table:table-cell>
              <table:table-cell office:value-type="float" office:value="NaN">
                <text:p>NaN</text:p>
              </table:table-cell>
              <table:table-cell office:value-type="float" office:value="9.4455018129409">
                <text:p>9.4455018129409</text:p>
              </table:table-cell>
              <table:table-cell office:value-type="float" office:value="9.4455018129409">
                <text:p>9.4455018129409</text:p>
              </table:table-cell>
              <table:table-cell office:value-type="float" office:value="NaN">
                <text:p>NaN</text:p>
              </table:table-cell>
              <table:table-cell office:value-type="float" office:value="9.4455018129409">
                <text:p>9.4455018129409</text:p>
              </table:table-cell>
              <table:table-cell office:value-type="float" office:value="9.4455018129409">
                <text:p>9.4455018129409</text:p>
              </table:table-cell>
            </table:table-row>
            <table:table-row>
              <table:table-cell office:value-type="string"/>
              <table:table-cell office:value-type="float" office:value="NaN">
                <text:p>NaN</text:p>
              </table:table-cell>
              <table:table-cell office:value-type="float" office:value="12.1120572487025">
                <text:p>12.1120572487025</text:p>
              </table:table-cell>
              <table:table-cell office:value-type="float" office:value="12.1120572487025">
                <text:p>12.1120572487025</text:p>
              </table:table-cell>
              <table:table-cell office:value-type="float" office:value="NaN">
                <text:p>NaN</text:p>
              </table:table-cell>
              <table:table-cell office:value-type="float" office:value="12.1120572487025">
                <text:p>12.1120572487025</text:p>
              </table:table-cell>
              <table:table-cell office:value-type="float" office:value="12.1120572487025">
                <text:p>12.1120572487025</text:p>
              </table:table-cell>
              <table:table-cell office:value-type="float" office:value="NaN">
                <text:p>NaN</text:p>
              </table:table-cell>
              <table:table-cell office:value-type="float" office:value="12.1120572487025">
                <text:p>12.1120572487025</text:p>
              </table:table-cell>
              <table:table-cell office:value-type="float" office:value="12.1120572487025">
                <text:p>12.1120572487025</text:p>
              </table:table-cell>
              <table:table-cell office:value-type="float" office:value="NaN">
                <text:p>NaN</text:p>
              </table:table-cell>
              <table:table-cell office:value-type="float" office:value="12.1120572487025">
                <text:p>12.1120572487025</text:p>
              </table:table-cell>
              <table:table-cell office:value-type="float" office:value="12.1120572487025">
                <text:p>12.1120572487025</text:p>
              </table:table-cell>
              <table:table-cell office:value-type="float" office:value="NaN">
                <text:p>NaN</text:p>
              </table:table-cell>
              <table:table-cell office:value-type="float" office:value="12.1120572487025">
                <text:p>12.1120572487025</text:p>
              </table:table-cell>
              <table:table-cell office:value-type="float" office:value="12.1120572487025">
                <text:p>12.1120572487025</text:p>
              </table:table-cell>
            </table:table-row>
            <table:table-row>
              <table:table-cell office:value-type="string"/>
              <table:table-cell office:value-type="float" office:value="NaN">
                <text:p>NaN</text:p>
              </table:table-cell>
              <table:table-cell office:value-type="float" office:value="12.4675675864417">
                <text:p>12.4675675864417</text:p>
              </table:table-cell>
              <table:table-cell office:value-type="float" office:value="12.4675675864417">
                <text:p>12.4675675864417</text:p>
              </table:table-cell>
              <table:table-cell office:value-type="float" office:value="NaN">
                <text:p>NaN</text:p>
              </table:table-cell>
              <table:table-cell office:value-type="float" office:value="12.4675675864417">
                <text:p>12.4675675864417</text:p>
              </table:table-cell>
              <table:table-cell office:value-type="float" office:value="12.4675675864417">
                <text:p>12.4675675864417</text:p>
              </table:table-cell>
              <table:table-cell office:value-type="float" office:value="NaN">
                <text:p>NaN</text:p>
              </table:table-cell>
              <table:table-cell office:value-type="float" office:value="12.4675675864417">
                <text:p>12.4675675864417</text:p>
              </table:table-cell>
              <table:table-cell office:value-type="float" office:value="12.4675675864417">
                <text:p>12.4675675864417</text:p>
              </table:table-cell>
              <table:table-cell office:value-type="float" office:value="NaN">
                <text:p>NaN</text:p>
              </table:table-cell>
              <table:table-cell office:value-type="float" office:value="12.4675675864417">
                <text:p>12.4675675864417</text:p>
              </table:table-cell>
              <table:table-cell office:value-type="float" office:value="12.4675675864417">
                <text:p>12.4675675864417</text:p>
              </table:table-cell>
              <table:table-cell office:value-type="float" office:value="NaN">
                <text:p>NaN</text:p>
              </table:table-cell>
              <table:table-cell office:value-type="float" office:value="12.4675675864417">
                <text:p>12.4675675864417</text:p>
              </table:table-cell>
              <table:table-cell office:value-type="float" office:value="12.4675675864417">
                <text:p>12.4675675864417</text:p>
              </table:table-cell>
            </table:table-row>
            <table:table-row>
              <table:table-cell office:value-type="string"/>
              <table:table-cell office:value-type="float" office:value="NaN">
                <text:p>NaN</text:p>
              </table:table-cell>
              <table:table-cell office:value-type="float" office:value="10.2729096830646">
                <text:p>10.2729096830646</text:p>
              </table:table-cell>
              <table:table-cell office:value-type="float" office:value="10.2729096830646">
                <text:p>10.2729096830646</text:p>
              </table:table-cell>
              <table:table-cell office:value-type="float" office:value="NaN">
                <text:p>NaN</text:p>
              </table:table-cell>
              <table:table-cell office:value-type="float" office:value="10.2729096830646">
                <text:p>10.2729096830646</text:p>
              </table:table-cell>
              <table:table-cell office:value-type="float" office:value="10.2729096830646">
                <text:p>10.2729096830646</text:p>
              </table:table-cell>
              <table:table-cell office:value-type="float" office:value="NaN">
                <text:p>NaN</text:p>
              </table:table-cell>
              <table:table-cell office:value-type="float" office:value="10.2729096830646">
                <text:p>10.2729096830646</text:p>
              </table:table-cell>
              <table:table-cell office:value-type="float" office:value="10.2729096830646">
                <text:p>10.2729096830646</text:p>
              </table:table-cell>
              <table:table-cell office:value-type="float" office:value="NaN">
                <text:p>NaN</text:p>
              </table:table-cell>
              <table:table-cell office:value-type="float" office:value="10.2729096830646">
                <text:p>10.2729096830646</text:p>
              </table:table-cell>
              <table:table-cell office:value-type="float" office:value="10.2729096830646">
                <text:p>10.2729096830646</text:p>
              </table:table-cell>
              <table:table-cell office:value-type="float" office:value="NaN">
                <text:p>NaN</text:p>
              </table:table-cell>
              <table:table-cell office:value-type="float" office:value="10.2729096830646">
                <text:p>10.2729096830646</text:p>
              </table:table-cell>
              <table:table-cell office:value-type="float" office:value="10.2729096830646">
                <text:p>10.2729096830646</text:p>
              </table:table-cell>
            </table:table-row>
            <table:table-row>
              <table:table-cell office:value-type="string"/>
              <table:table-cell office:value-type="float" office:value="NaN">
                <text:p>NaN</text:p>
              </table:table-cell>
              <table:table-cell office:value-type="float" office:value="2.13177233474806">
                <text:p>2.13177233474806</text:p>
              </table:table-cell>
              <table:table-cell office:value-type="float" office:value="2.13177233474806">
                <text:p>2.13177233474806</text:p>
              </table:table-cell>
              <table:table-cell office:value-type="float" office:value="NaN">
                <text:p>NaN</text:p>
              </table:table-cell>
              <table:table-cell office:value-type="float" office:value="2.13177233474806">
                <text:p>2.13177233474806</text:p>
              </table:table-cell>
              <table:table-cell office:value-type="float" office:value="2.13177233474806">
                <text:p>2.13177233474806</text:p>
              </table:table-cell>
              <table:table-cell office:value-type="float" office:value="NaN">
                <text:p>NaN</text:p>
              </table:table-cell>
              <table:table-cell office:value-type="float" office:value="2.13177233474806">
                <text:p>2.13177233474806</text:p>
              </table:table-cell>
              <table:table-cell office:value-type="float" office:value="2.13177233474806">
                <text:p>2.13177233474806</text:p>
              </table:table-cell>
              <table:table-cell office:value-type="float" office:value="NaN">
                <text:p>NaN</text:p>
              </table:table-cell>
              <table:table-cell office:value-type="float" office:value="2.13177233474806">
                <text:p>2.13177233474806</text:p>
              </table:table-cell>
              <table:table-cell office:value-type="float" office:value="2.13177233474806">
                <text:p>2.13177233474806</text:p>
              </table:table-cell>
              <table:table-cell office:value-type="float" office:value="NaN">
                <text:p>NaN</text:p>
              </table:table-cell>
              <table:table-cell office:value-type="float" office:value="2.13177233474806">
                <text:p>2.13177233474806</text:p>
              </table:table-cell>
              <table:table-cell office:value-type="float" office:value="2.13177233474806">
                <text:p>2.13177233474806</text:p>
              </table:table-cell>
            </table:table-row>
            <table:table-row>
              <table:table-cell office:value-type="string"/>
              <table:table-cell office:value-type="float" office:value="NaN">
                <text:p>NaN</text:p>
              </table:table-cell>
              <table:table-cell office:value-type="float" office:value="1.56710960878668">
                <text:p>1.56710960878668</text:p>
              </table:table-cell>
              <table:table-cell office:value-type="float" office:value="1.56710960878668">
                <text:p>1.56710960878668</text:p>
              </table:table-cell>
              <table:table-cell office:value-type="float" office:value="NaN">
                <text:p>NaN</text:p>
              </table:table-cell>
              <table:table-cell office:value-type="float" office:value="1.56710960878668">
                <text:p>1.56710960878668</text:p>
              </table:table-cell>
              <table:table-cell office:value-type="float" office:value="1.56710960878668">
                <text:p>1.56710960878668</text:p>
              </table:table-cell>
              <table:table-cell office:value-type="float" office:value="NaN">
                <text:p>NaN</text:p>
              </table:table-cell>
              <table:table-cell office:value-type="float" office:value="1.56710960878668">
                <text:p>1.56710960878668</text:p>
              </table:table-cell>
              <table:table-cell office:value-type="float" office:value="1.56710960878668">
                <text:p>1.56710960878668</text:p>
              </table:table-cell>
              <table:table-cell office:value-type="float" office:value="NaN">
                <text:p>NaN</text:p>
              </table:table-cell>
              <table:table-cell office:value-type="float" office:value="1.56710960878668">
                <text:p>1.56710960878668</text:p>
              </table:table-cell>
              <table:table-cell office:value-type="float" office:value="1.56710960878668">
                <text:p>1.56710960878668</text:p>
              </table:table-cell>
              <table:table-cell office:value-type="float" office:value="NaN">
                <text:p>NaN</text:p>
              </table:table-cell>
              <table:table-cell office:value-type="float" office:value="1.56710960878668">
                <text:p>1.56710960878668</text:p>
              </table:table-cell>
              <table:table-cell office:value-type="float" office:value="1.56710960878668">
                <text:p>1.56710960878668</text:p>
              </table:table-cell>
            </table:table-row>
            <table:table-row>
              <table:table-cell office:value-type="string"/>
              <table:table-cell office:value-type="float" office:value="NaN">
                <text:p>NaN</text:p>
              </table:table-cell>
              <table:table-cell office:value-type="float" office:value="4.1337403155665">
                <text:p>4.1337403155665</text:p>
              </table:table-cell>
              <table:table-cell office:value-type="float" office:value="4.1337403155665">
                <text:p>4.1337403155665</text:p>
              </table:table-cell>
              <table:table-cell office:value-type="float" office:value="NaN">
                <text:p>NaN</text:p>
              </table:table-cell>
              <table:table-cell office:value-type="float" office:value="4.1337403155665">
                <text:p>4.1337403155665</text:p>
              </table:table-cell>
              <table:table-cell office:value-type="float" office:value="4.1337403155665">
                <text:p>4.1337403155665</text:p>
              </table:table-cell>
              <table:table-cell office:value-type="float" office:value="NaN">
                <text:p>NaN</text:p>
              </table:table-cell>
              <table:table-cell office:value-type="float" office:value="4.1337403155665">
                <text:p>4.1337403155665</text:p>
              </table:table-cell>
              <table:table-cell office:value-type="float" office:value="4.1337403155665">
                <text:p>4.1337403155665</text:p>
              </table:table-cell>
              <table:table-cell office:value-type="float" office:value="NaN">
                <text:p>NaN</text:p>
              </table:table-cell>
              <table:table-cell office:value-type="float" office:value="4.1337403155665">
                <text:p>4.1337403155665</text:p>
              </table:table-cell>
              <table:table-cell office:value-type="float" office:value="4.1337403155665">
                <text:p>4.1337403155665</text:p>
              </table:table-cell>
              <table:table-cell office:value-type="float" office:value="NaN">
                <text:p>NaN</text:p>
              </table:table-cell>
              <table:table-cell office:value-type="float" office:value="4.1337403155665">
                <text:p>4.1337403155665</text:p>
              </table:table-cell>
              <table:table-cell office:value-type="float" office:value="4.1337403155665">
                <text:p>4.1337403155665</text:p>
              </table:table-cell>
            </table:table-row>
            <table:table-row>
              <table:table-cell office:value-type="string"/>
              <table:table-cell office:value-type="float" office:value="NaN">
                <text:p>NaN</text:p>
              </table:table-cell>
              <table:table-cell office:value-type="float" office:value="13.819011251617">
                <text:p>13.819011251617</text:p>
              </table:table-cell>
              <table:table-cell office:value-type="float" office:value="13.819011251617">
                <text:p>13.819011251617</text:p>
              </table:table-cell>
              <table:table-cell office:value-type="float" office:value="NaN">
                <text:p>NaN</text:p>
              </table:table-cell>
              <table:table-cell office:value-type="float" office:value="13.819011251617">
                <text:p>13.819011251617</text:p>
              </table:table-cell>
              <table:table-cell office:value-type="float" office:value="13.819011251617">
                <text:p>13.819011251617</text:p>
              </table:table-cell>
              <table:table-cell office:value-type="float" office:value="NaN">
                <text:p>NaN</text:p>
              </table:table-cell>
              <table:table-cell office:value-type="float" office:value="13.819011251617">
                <text:p>13.819011251617</text:p>
              </table:table-cell>
              <table:table-cell office:value-type="float" office:value="13.819011251617">
                <text:p>13.819011251617</text:p>
              </table:table-cell>
              <table:table-cell office:value-type="float" office:value="NaN">
                <text:p>NaN</text:p>
              </table:table-cell>
              <table:table-cell office:value-type="float" office:value="13.819011251617">
                <text:p>13.819011251617</text:p>
              </table:table-cell>
              <table:table-cell office:value-type="float" office:value="13.819011251617">
                <text:p>13.819011251617</text:p>
              </table:table-cell>
              <table:table-cell office:value-type="float" office:value="NaN">
                <text:p>NaN</text:p>
              </table:table-cell>
              <table:table-cell office:value-type="float" office:value="13.819011251617">
                <text:p>13.819011251617</text:p>
              </table:table-cell>
              <table:table-cell office:value-type="float" office:value="13.819011251617">
                <text:p>13.819011251617</text:p>
              </table:table-cell>
            </table:table-row>
            <table:table-row>
              <table:table-cell office:value-type="string"/>
              <table:table-cell office:value-type="float" office:value="NaN">
                <text:p>NaN</text:p>
              </table:table-cell>
              <table:table-cell office:value-type="float" office:value="9.74286458802661">
                <text:p>9.74286458802661</text:p>
              </table:table-cell>
              <table:table-cell office:value-type="float" office:value="9.74286458802661">
                <text:p>9.74286458802661</text:p>
              </table:table-cell>
              <table:table-cell office:value-type="float" office:value="NaN">
                <text:p>NaN</text:p>
              </table:table-cell>
              <table:table-cell office:value-type="float" office:value="9.74286458802661">
                <text:p>9.74286458802661</text:p>
              </table:table-cell>
              <table:table-cell office:value-type="float" office:value="9.74286458802661">
                <text:p>9.74286458802661</text:p>
              </table:table-cell>
              <table:table-cell office:value-type="float" office:value="NaN">
                <text:p>NaN</text:p>
              </table:table-cell>
              <table:table-cell office:value-type="float" office:value="9.74286458802661">
                <text:p>9.74286458802661</text:p>
              </table:table-cell>
              <table:table-cell office:value-type="float" office:value="9.74286458802661">
                <text:p>9.74286458802661</text:p>
              </table:table-cell>
              <table:table-cell office:value-type="float" office:value="NaN">
                <text:p>NaN</text:p>
              </table:table-cell>
              <table:table-cell office:value-type="float" office:value="9.74286458802661">
                <text:p>9.74286458802661</text:p>
              </table:table-cell>
              <table:table-cell office:value-type="float" office:value="9.74286458802661">
                <text:p>9.74286458802661</text:p>
              </table:table-cell>
              <table:table-cell office:value-type="float" office:value="NaN">
                <text:p>NaN</text:p>
              </table:table-cell>
              <table:table-cell office:value-type="float" office:value="9.74286458802661">
                <text:p>9.74286458802661</text:p>
              </table:table-cell>
              <table:table-cell office:value-type="float" office:value="9.74286458802661">
                <text:p>9.74286458802661</text:p>
              </table:table-cell>
            </table:table-row>
            <table:table-row>
              <table:table-cell office:value-type="string"/>
              <table:table-cell office:value-type="float" office:value="NaN">
                <text:p>NaN</text:p>
              </table:table-cell>
              <table:table-cell office:value-type="float" office:value="8.0918690019449">
                <text:p>8.0918690019449</text:p>
              </table:table-cell>
              <table:table-cell office:value-type="float" office:value="8.0918690019449">
                <text:p>8.0918690019449</text:p>
              </table:table-cell>
              <table:table-cell office:value-type="float" office:value="NaN">
                <text:p>NaN</text:p>
              </table:table-cell>
              <table:table-cell office:value-type="float" office:value="8.0918690019449">
                <text:p>8.0918690019449</text:p>
              </table:table-cell>
              <table:table-cell office:value-type="float" office:value="8.0918690019449">
                <text:p>8.0918690019449</text:p>
              </table:table-cell>
              <table:table-cell office:value-type="float" office:value="NaN">
                <text:p>NaN</text:p>
              </table:table-cell>
              <table:table-cell office:value-type="float" office:value="8.0918690019449">
                <text:p>8.0918690019449</text:p>
              </table:table-cell>
              <table:table-cell office:value-type="float" office:value="8.0918690019449">
                <text:p>8.0918690019449</text:p>
              </table:table-cell>
              <table:table-cell office:value-type="float" office:value="NaN">
                <text:p>NaN</text:p>
              </table:table-cell>
              <table:table-cell office:value-type="float" office:value="8.0918690019449">
                <text:p>8.0918690019449</text:p>
              </table:table-cell>
              <table:table-cell office:value-type="float" office:value="8.0918690019449">
                <text:p>8.0918690019449</text:p>
              </table:table-cell>
              <table:table-cell office:value-type="float" office:value="NaN">
                <text:p>NaN</text:p>
              </table:table-cell>
              <table:table-cell office:value-type="float" office:value="8.0918690019449">
                <text:p>8.0918690019449</text:p>
              </table:table-cell>
              <table:table-cell office:value-type="float" office:value="8.0918690019449">
                <text:p>8.0918690019449</text:p>
              </table:table-cell>
            </table:table-row>
            <table:table-row>
              <table:table-cell office:value-type="string"/>
              <table:table-cell office:value-type="float" office:value="NaN">
                <text:p>NaN</text:p>
              </table:table-cell>
              <table:table-cell office:value-type="float" office:value="11.300073460275">
                <text:p>11.300073460275</text:p>
              </table:table-cell>
              <table:table-cell office:value-type="float" office:value="11.300073460275">
                <text:p>11.300073460275</text:p>
              </table:table-cell>
              <table:table-cell office:value-type="float" office:value="NaN">
                <text:p>NaN</text:p>
              </table:table-cell>
              <table:table-cell office:value-type="float" office:value="11.300073460275">
                <text:p>11.300073460275</text:p>
              </table:table-cell>
              <table:table-cell office:value-type="float" office:value="11.300073460275">
                <text:p>11.300073460275</text:p>
              </table:table-cell>
              <table:table-cell office:value-type="float" office:value="NaN">
                <text:p>NaN</text:p>
              </table:table-cell>
              <table:table-cell office:value-type="float" office:value="11.300073460275">
                <text:p>11.300073460275</text:p>
              </table:table-cell>
              <table:table-cell office:value-type="float" office:value="11.300073460275">
                <text:p>11.300073460275</text:p>
              </table:table-cell>
              <table:table-cell office:value-type="float" office:value="NaN">
                <text:p>NaN</text:p>
              </table:table-cell>
              <table:table-cell office:value-type="float" office:value="11.300073460275">
                <text:p>11.300073460275</text:p>
              </table:table-cell>
              <table:table-cell office:value-type="float" office:value="11.300073460275">
                <text:p>11.300073460275</text:p>
              </table:table-cell>
              <table:table-cell office:value-type="float" office:value="NaN">
                <text:p>NaN</text:p>
              </table:table-cell>
              <table:table-cell office:value-type="float" office:value="11.300073460275">
                <text:p>11.300073460275</text:p>
              </table:table-cell>
              <table:table-cell office:value-type="float" office:value="11.300073460275">
                <text:p>11.300073460275</text:p>
              </table:table-cell>
            </table:table-row>
            <table:table-row>
              <table:table-cell office:value-type="string"/>
              <table:table-cell office:value-type="float" office:value="NaN">
                <text:p>NaN</text:p>
              </table:table-cell>
              <table:table-cell office:value-type="float" office:value="13.568873549848">
                <text:p>13.568873549848</text:p>
              </table:table-cell>
              <table:table-cell office:value-type="float" office:value="13.568873549848">
                <text:p>13.568873549848</text:p>
              </table:table-cell>
              <table:table-cell office:value-type="float" office:value="NaN">
                <text:p>NaN</text:p>
              </table:table-cell>
              <table:table-cell office:value-type="float" office:value="13.568873549848">
                <text:p>13.568873549848</text:p>
              </table:table-cell>
              <table:table-cell office:value-type="float" office:value="13.568873549848">
                <text:p>13.568873549848</text:p>
              </table:table-cell>
              <table:table-cell office:value-type="float" office:value="NaN">
                <text:p>NaN</text:p>
              </table:table-cell>
              <table:table-cell office:value-type="float" office:value="13.568873549848">
                <text:p>13.568873549848</text:p>
              </table:table-cell>
              <table:table-cell office:value-type="float" office:value="13.568873549848">
                <text:p>13.568873549848</text:p>
              </table:table-cell>
              <table:table-cell office:value-type="float" office:value="NaN">
                <text:p>NaN</text:p>
              </table:table-cell>
              <table:table-cell office:value-type="float" office:value="13.568873549848">
                <text:p>13.568873549848</text:p>
              </table:table-cell>
              <table:table-cell office:value-type="float" office:value="13.568873549848">
                <text:p>13.568873549848</text:p>
              </table:table-cell>
              <table:table-cell office:value-type="float" office:value="NaN">
                <text:p>NaN</text:p>
              </table:table-cell>
              <table:table-cell office:value-type="float" office:value="13.568873549848">
                <text:p>13.568873549848</text:p>
              </table:table-cell>
              <table:table-cell office:value-type="float" office:value="13.568873549848">
                <text:p>13.568873549848</text:p>
              </table:table-cell>
            </table:table-row>
            <table:table-row>
              <table:table-cell office:value-type="string"/>
              <table:table-cell office:value-type="float" office:value="NaN">
                <text:p>NaN</text:p>
              </table:table-cell>
              <table:table-cell office:value-type="float" office:value="4.52079394074438">
                <text:p>4.52079394074438</text:p>
              </table:table-cell>
              <table:table-cell office:value-type="float" office:value="4.52079394074438">
                <text:p>4.52079394074438</text:p>
              </table:table-cell>
              <table:table-cell office:value-type="float" office:value="NaN">
                <text:p>NaN</text:p>
              </table:table-cell>
              <table:table-cell office:value-type="float" office:value="4.52079394074438">
                <text:p>4.52079394074438</text:p>
              </table:table-cell>
              <table:table-cell office:value-type="float" office:value="4.52079394074438">
                <text:p>4.52079394074438</text:p>
              </table:table-cell>
              <table:table-cell office:value-type="float" office:value="NaN">
                <text:p>NaN</text:p>
              </table:table-cell>
              <table:table-cell office:value-type="float" office:value="4.52079394074438">
                <text:p>4.52079394074438</text:p>
              </table:table-cell>
              <table:table-cell office:value-type="float" office:value="4.52079394074438">
                <text:p>4.52079394074438</text:p>
              </table:table-cell>
              <table:table-cell office:value-type="float" office:value="NaN">
                <text:p>NaN</text:p>
              </table:table-cell>
              <table:table-cell office:value-type="float" office:value="4.52079394074438">
                <text:p>4.52079394074438</text:p>
              </table:table-cell>
              <table:table-cell office:value-type="float" office:value="4.52079394074438">
                <text:p>4.52079394074438</text:p>
              </table:table-cell>
              <table:table-cell office:value-type="float" office:value="NaN">
                <text:p>NaN</text:p>
              </table:table-cell>
              <table:table-cell office:value-type="float" office:value="4.52079394074438">
                <text:p>4.52079394074438</text:p>
              </table:table-cell>
              <table:table-cell office:value-type="float" office:value="4.52079394074438">
                <text:p>4.52079394074438</text:p>
              </table:table-cell>
            </table:table-row>
            <table:table-row>
              <table:table-cell office:value-type="string"/>
              <table:table-cell office:value-type="float" office:value="NaN">
                <text:p>NaN</text:p>
              </table:table-cell>
              <table:table-cell office:value-type="float" office:value="2.86152474660494">
                <text:p>2.86152474660494</text:p>
              </table:table-cell>
              <table:table-cell office:value-type="float" office:value="2.86152474660494">
                <text:p>2.86152474660494</text:p>
              </table:table-cell>
              <table:table-cell office:value-type="float" office:value="NaN">
                <text:p>NaN</text:p>
              </table:table-cell>
              <table:table-cell office:value-type="float" office:value="2.86152474660494">
                <text:p>2.86152474660494</text:p>
              </table:table-cell>
              <table:table-cell office:value-type="float" office:value="2.86152474660494">
                <text:p>2.86152474660494</text:p>
              </table:table-cell>
              <table:table-cell office:value-type="float" office:value="NaN">
                <text:p>NaN</text:p>
              </table:table-cell>
              <table:table-cell office:value-type="float" office:value="2.86152474660494">
                <text:p>2.86152474660494</text:p>
              </table:table-cell>
              <table:table-cell office:value-type="float" office:value="2.86152474660494">
                <text:p>2.86152474660494</text:p>
              </table:table-cell>
              <table:table-cell office:value-type="float" office:value="NaN">
                <text:p>NaN</text:p>
              </table:table-cell>
              <table:table-cell office:value-type="float" office:value="2.86152474660494">
                <text:p>2.86152474660494</text:p>
              </table:table-cell>
              <table:table-cell office:value-type="float" office:value="2.86152474660494">
                <text:p>2.86152474660494</text:p>
              </table:table-cell>
              <table:table-cell office:value-type="float" office:value="NaN">
                <text:p>NaN</text:p>
              </table:table-cell>
              <table:table-cell office:value-type="float" office:value="2.86152474660494">
                <text:p>2.86152474660494</text:p>
              </table:table-cell>
              <table:table-cell office:value-type="float" office:value="2.86152474660494">
                <text:p>2.86152474660494</text:p>
              </table:table-cell>
            </table:table-row>
            <table:table-row>
              <table:table-cell office:value-type="string"/>
              <table:table-cell office:value-type="float" office:value="NaN">
                <text:p>NaN</text:p>
              </table:table-cell>
              <table:table-cell office:value-type="float" office:value="2.22333877178392">
                <text:p>2.22333877178392</text:p>
              </table:table-cell>
              <table:table-cell office:value-type="float" office:value="2.22333877178392">
                <text:p>2.22333877178392</text:p>
              </table:table-cell>
              <table:table-cell office:value-type="float" office:value="NaN">
                <text:p>NaN</text:p>
              </table:table-cell>
              <table:table-cell office:value-type="float" office:value="2.22333877178392">
                <text:p>2.22333877178392</text:p>
              </table:table-cell>
              <table:table-cell office:value-type="float" office:value="2.22333877178392">
                <text:p>2.22333877178392</text:p>
              </table:table-cell>
              <table:table-cell office:value-type="float" office:value="NaN">
                <text:p>NaN</text:p>
              </table:table-cell>
              <table:table-cell office:value-type="float" office:value="2.22333877178392">
                <text:p>2.22333877178392</text:p>
              </table:table-cell>
              <table:table-cell office:value-type="float" office:value="2.22333877178392">
                <text:p>2.22333877178392</text:p>
              </table:table-cell>
              <table:table-cell office:value-type="float" office:value="NaN">
                <text:p>NaN</text:p>
              </table:table-cell>
              <table:table-cell office:value-type="float" office:value="2.22333877178392">
                <text:p>2.22333877178392</text:p>
              </table:table-cell>
              <table:table-cell office:value-type="float" office:value="2.22333877178392">
                <text:p>2.22333877178392</text:p>
              </table:table-cell>
              <table:table-cell office:value-type="float" office:value="NaN">
                <text:p>NaN</text:p>
              </table:table-cell>
              <table:table-cell office:value-type="float" office:value="2.22333877178392">
                <text:p>2.22333877178392</text:p>
              </table:table-cell>
              <table:table-cell office:value-type="float" office:value="2.22333877178392">
                <text:p>2.2233387717839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20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